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6008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4075in"/>
    </style:style>
    <style:style style:name="co12" style:family="table-column">
      <style:table-column-properties fo:break-before="auto" style:column-width="1.3972in"/>
    </style:style>
    <style:style style:name="co13" style:family="table-column">
      <style:table-column-properties fo:break-before="auto" style:column-width="1.386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Dgait3" table:style-name="ta1">
        <table:shapes>
          <draw:frame draw:z-index="0" draw:style-name="gr1" draw:text-style-name="P1" svg:width="6.2988in" svg:height="3.5429in" svg:x="2.5209in" svg:y="3.1768in">
            <draw:object draw:notify-on-update-of-ranges="flatDgait3.B1:flatDgait3.KI1 flatDgait3.B1:flatDgait3.KI1 flatDgait3.A6:flatDgait3.A6 flatDgait3.B6:flatDgait3.KI6 flatDgait3.B1:flatDgait3.KI1 flatDgait3.A8:flatDgait3.A8 flatDgait3.B8:flatDgait3.KI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2" table:default-cell-style-name="Default"/>
        <table:table-column table:style-name="co11" table:number-columns-repeated="8" table:default-cell-style-name="Default"/>
        <table:table-column table:style-name="co3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number-columns-repeated="2" table:default-cell-style-name="Default"/>
        <table:table-column table:style-name="co11" table:number-columns-repeated="13" table:default-cell-style-name="Default"/>
        <table:table-column table:style-name="co12" table:default-cell-style-name="Default"/>
        <table:table-column table:style-name="co11" table:number-columns-repeated="7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number-columns-repeated="12" table:default-cell-style-name="Default"/>
        <table:table-column table:style-name="co12" table:default-cell-style-name="Default"/>
        <table:table-column table:style-name="co11" table:number-columns-repeated="41" table:default-cell-style-name="Default"/>
        <table:table-column table:style-name="co12" table:default-cell-style-name="Default"/>
        <table:table-column table:style-name="co11" table:number-columns-repeated="12" table:default-cell-style-name="Default"/>
        <table:table-column table:style-name="co3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5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1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4" table:number-columns-repeated="54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52360534668" calcext:value-type="float">
            <text:p>0.033355236053467</text:p>
          </table:table-cell>
          <table:table-cell office:value-type="float" office:value="0.0667099952697754" calcext:value-type="float">
            <text:p>0.066709995269775</text:p>
          </table:table-cell>
          <table:table-cell office:value-type="float" office:value="0.13342022895813" calcext:value-type="float">
            <text:p>0.13342022895813</text:p>
          </table:table-cell>
          <table:table-cell office:value-type="float" office:value="0.166775465011597" calcext:value-type="float">
            <text:p>0.166775465011597</text:p>
          </table:table-cell>
          <table:table-cell office:value-type="float" office:value="0.233485460281372" calcext:value-type="float">
            <text:p>0.233485460281372</text:p>
          </table:table-cell>
          <table:table-cell office:value-type="float" office:value="0.26684045791626" calcext:value-type="float">
            <text:p>0.26684045791626</text:p>
          </table:table-cell>
          <table:table-cell office:value-type="float" office:value="0.333550691604614" calcext:value-type="float">
            <text:p>0.333550691604614</text:p>
          </table:table-cell>
          <table:table-cell office:value-type="float" office:value="0.366906404495239" calcext:value-type="float">
            <text:p>0.366906404495239</text:p>
          </table:table-cell>
          <table:table-cell office:value-type="float" office:value="0.400262117385864" calcext:value-type="float">
            <text:p>0.400262117385864</text:p>
          </table:table-cell>
          <table:table-cell office:value-type="float" office:value="0.433617830276489" calcext:value-type="float">
            <text:p>0.433617830276489</text:p>
          </table:table-cell>
          <table:table-cell office:value-type="float" office:value="0.500329256057739" calcext:value-type="float">
            <text:p>0.500329256057739</text:p>
          </table:table-cell>
          <table:table-cell office:value-type="float" office:value="0.56704044342041" calcext:value-type="float">
            <text:p>0.56704044342041</text:p>
          </table:table-cell>
          <table:table-cell office:value-type="float" office:value="0.600396156311035" calcext:value-type="float">
            <text:p>0.600396156311035</text:p>
          </table:table-cell>
          <table:table-cell office:value-type="float" office:value="0.633751630783081" calcext:value-type="float">
            <text:p>0.633751630783081</text:p>
          </table:table-cell>
          <table:table-cell office:value-type="float" office:value="0.667107343673706" calcext:value-type="float">
            <text:p>0.667107343673706</text:p>
          </table:table-cell>
          <table:table-cell office:value-type="float" office:value="0.733818531036377" calcext:value-type="float">
            <text:p>0.733818531036377</text:p>
          </table:table-cell>
          <table:table-cell office:value-type="float" office:value="0.767174005508423" calcext:value-type="float">
            <text:p>0.767174005508423</text:p>
          </table:table-cell>
          <table:table-cell office:value-type="float" office:value="0.833885192871094" calcext:value-type="float">
            <text:p>0.833885192871094</text:p>
          </table:table-cell>
          <table:table-cell office:value-type="float" office:value="0.86724066734314" calcext:value-type="float">
            <text:p>0.86724066734314</text:p>
          </table:table-cell>
          <table:table-cell office:value-type="float" office:value="0.933951616287231" calcext:value-type="float">
            <text:p>0.933951616287231</text:p>
          </table:table-cell>
          <table:table-cell office:value-type="float" office:value="0.967307090759277" calcext:value-type="float">
            <text:p>0.967307090759277</text:p>
          </table:table-cell>
          <table:table-cell office:value-type="float" office:value="1.03401803970337" calcext:value-type="float">
            <text:p>1.03401803970337</text:p>
          </table:table-cell>
          <table:table-cell office:value-type="float" office:value="1.06737327575684" calcext:value-type="float">
            <text:p>1.06737327575684</text:p>
          </table:table-cell>
          <table:table-cell office:value-type="float" office:value="1.10072875022888" calcext:value-type="float">
            <text:p>1.10072875022888</text:p>
          </table:table-cell>
          <table:table-cell office:value-type="float" office:value="1.16743946075439" calcext:value-type="float">
            <text:p>1.16743946075439</text:p>
          </table:table-cell>
          <table:table-cell office:value-type="float" office:value="1.20079493522644" calcext:value-type="float">
            <text:p>1.20079493522644</text:p>
          </table:table-cell>
          <table:table-cell office:value-type="float" office:value="1.23414993286133" calcext:value-type="float">
            <text:p>1.23414993286133</text:p>
          </table:table-cell>
          <table:table-cell office:value-type="float" office:value="1.30086064338684" calcext:value-type="float">
            <text:p>1.30086064338684</text:p>
          </table:table-cell>
          <table:table-cell office:value-type="float" office:value="1.36757159233093" calcext:value-type="float">
            <text:p>1.36757159233093</text:p>
          </table:table-cell>
          <table:table-cell office:value-type="float" office:value="1.43428301811218" calcext:value-type="float">
            <text:p>1.43428301811218</text:p>
          </table:table-cell>
          <table:table-cell office:value-type="float" office:value="1.50099420547485" calcext:value-type="float">
            <text:p>1.50099420547485</text:p>
          </table:table-cell>
          <table:table-cell office:value-type="float" office:value="1.56770515441895" calcext:value-type="float">
            <text:p>1.56770515441895</text:p>
          </table:table-cell>
          <table:table-cell office:value-type="float" office:value="1.63441634178162" calcext:value-type="float">
            <text:p>1.63441634178162</text:p>
          </table:table-cell>
          <table:table-cell office:value-type="float" office:value="1.66777181625366" calcext:value-type="float">
            <text:p>1.66777181625366</text:p>
          </table:table-cell>
          <table:table-cell office:value-type="float" office:value="1.73448300361633" calcext:value-type="float">
            <text:p>1.73448300361633</text:p>
          </table:table-cell>
          <table:table-cell office:value-type="float" office:value="1.80119395256042" calcext:value-type="float">
            <text:p>1.80119395256042</text:p>
          </table:table-cell>
          <table:table-cell office:value-type="float" office:value="1.86790490150452" calcext:value-type="float">
            <text:p>1.86790490150452</text:p>
          </table:table-cell>
          <table:table-cell office:value-type="float" office:value="1.90126037597656" calcext:value-type="float">
            <text:p>1.90126037597656</text:p>
          </table:table-cell>
          <table:table-cell office:value-type="float" office:value="1.93461585044861" calcext:value-type="float">
            <text:p>1.93461585044861</text:p>
          </table:table-cell>
          <table:table-cell office:value-type="float" office:value="2.0013267993927" calcext:value-type="float">
            <text:p>2.0013267993927</text:p>
          </table:table-cell>
          <table:table-cell office:value-type="float" office:value="2.06803750991821" calcext:value-type="float">
            <text:p>2.06803750991821</text:p>
          </table:table-cell>
          <table:table-cell office:value-type="float" office:value="2.16810369491577" calcext:value-type="float">
            <text:p>2.16810369491577</text:p>
          </table:table-cell>
          <table:table-cell office:value-type="float" office:value="2.20145916938782" calcext:value-type="float">
            <text:p>2.20145916938782</text:p>
          </table:table-cell>
          <table:table-cell office:value-type="float" office:value="2.3015251159668" calcext:value-type="float">
            <text:p>2.3015251159668</text:p>
          </table:table-cell>
          <table:table-cell office:value-type="float" office:value="2.33488035202026" calcext:value-type="float">
            <text:p>2.33488035202026</text:p>
          </table:table-cell>
          <table:table-cell office:value-type="float" office:value="2.36823511123657" calcext:value-type="float">
            <text:p>2.36823511123657</text:p>
          </table:table-cell>
          <table:table-cell office:value-type="float" office:value="2.43494415283203" calcext:value-type="float">
            <text:p>2.43494415283203</text:p>
          </table:table-cell>
          <table:table-cell office:value-type="float" office:value="2.50165319442749" calcext:value-type="float">
            <text:p>2.50165319442749</text:p>
          </table:table-cell>
          <table:table-cell office:value-type="float" office:value="2.56836223602295" calcext:value-type="float">
            <text:p>2.56836223602295</text:p>
          </table:table-cell>
          <table:table-cell office:value-type="float" office:value="2.63507103919983" calcext:value-type="float">
            <text:p>2.63507103919983</text:p>
          </table:table-cell>
          <table:table-cell office:value-type="float" office:value="2.70177960395813" calcext:value-type="float">
            <text:p>2.70177960395813</text:p>
          </table:table-cell>
          <table:table-cell office:value-type="float" office:value="2.76848840713501" calcext:value-type="float">
            <text:p>2.76848840713501</text:p>
          </table:table-cell>
          <table:table-cell office:value-type="float" office:value="2.90190577507019" calcext:value-type="float">
            <text:p>2.90190577507019</text:p>
          </table:table-cell>
          <table:table-cell office:value-type="float" office:value="2.93525981903076" calcext:value-type="float">
            <text:p>2.93525981903076</text:p>
          </table:table-cell>
          <table:table-cell office:value-type="float" office:value="3.00196814537048" calcext:value-type="float">
            <text:p>3.00196814537048</text:p>
          </table:table-cell>
          <table:table-cell office:value-type="float" office:value="3.16873860359192" calcext:value-type="float">
            <text:p>3.16873860359192</text:p>
          </table:table-cell>
          <table:table-cell office:value-type="float" office:value="3.20209288597107" calcext:value-type="float">
            <text:p>3.20209288597107</text:p>
          </table:table-cell>
          <table:table-cell office:value-type="float" office:value="3.33550882339478" calcext:value-type="float">
            <text:p>3.33550882339478</text:p>
          </table:table-cell>
          <table:table-cell office:value-type="float" office:value="3.40221953392029" calcext:value-type="float">
            <text:p>3.40221953392029</text:p>
          </table:table-cell>
          <table:table-cell office:value-type="float" office:value="3.83583855628967" calcext:value-type="float">
            <text:p>3.83583855628967</text:p>
          </table:table-cell>
          <table:table-cell office:value-type="float" office:value="3.90254902839661" calcext:value-type="float">
            <text:p>3.90254902839661</text:p>
          </table:table-cell>
          <table:table-cell office:value-type="float" office:value="3.93590426445007" calcext:value-type="float">
            <text:p>3.93590426445007</text:p>
          </table:table-cell>
          <table:table-cell office:value-type="float" office:value="4.00261449813843" calcext:value-type="float">
            <text:p>4.00261449813843</text:p>
          </table:table-cell>
          <table:table-cell office:value-type="float" office:value="4.03596973419189" calcext:value-type="float">
            <text:p>4.03596973419189</text:p>
          </table:table-cell>
          <table:table-cell office:value-type="float" office:value="4.10267972946167" calcext:value-type="float">
            <text:p>4.10267972946167</text:p>
          </table:table-cell>
          <table:table-cell office:value-type="float" office:value="4.66973280906677" calcext:value-type="float">
            <text:p>4.66973280906677</text:p>
          </table:table-cell>
          <table:table-cell office:value-type="float" office:value="4.73644614219666" calcext:value-type="float">
            <text:p>4.73644614219666</text:p>
          </table:table-cell>
          <table:table-cell office:value-type="float" office:value="4.80315947532654" calcext:value-type="float">
            <text:p>4.80315947532654</text:p>
          </table:table-cell>
          <table:table-cell office:value-type="float" office:value="4.869873046875" calcext:value-type="float">
            <text:p>4.869873046875</text:p>
          </table:table-cell>
          <table:table-cell office:value-type="float" office:value="4.93658638000488" calcext:value-type="float">
            <text:p>4.93658638000488</text:p>
          </table:table-cell>
          <table:table-cell office:value-type="float" office:value="5.00329971313477" calcext:value-type="float">
            <text:p>5.00329971313477</text:p>
          </table:table-cell>
          <table:table-cell office:value-type="float" office:value="5.03665637969971" calcext:value-type="float">
            <text:p>5.03665637969971</text:p>
          </table:table-cell>
          <table:table-cell office:value-type="float" office:value="5.07001304626465" calcext:value-type="float">
            <text:p>5.07001304626465</text:p>
          </table:table-cell>
          <table:table-cell office:value-type="float" office:value="5.13672614097595" calcext:value-type="float">
            <text:p>5.13672614097595</text:p>
          </table:table-cell>
          <table:table-cell office:value-type="float" office:value="5.20343971252441" calcext:value-type="float">
            <text:p>5.20343971252441</text:p>
          </table:table-cell>
          <table:table-cell office:value-type="float" office:value="5.37022089958191" calcext:value-type="float">
            <text:p>5.37022089958191</text:p>
          </table:table-cell>
          <table:table-cell office:value-type="float" office:value="5.70376682281494" calcext:value-type="float">
            <text:p>5.70376682281494</text:p>
          </table:table-cell>
          <table:table-cell office:value-type="float" office:value="5.73712134361267" calcext:value-type="float">
            <text:p>5.73712134361267</text:p>
          </table:table-cell>
          <table:table-cell office:value-type="float" office:value="5.83718466758728" calcext:value-type="float">
            <text:p>5.83718466758728</text:p>
          </table:table-cell>
          <table:table-cell office:value-type="float" office:value="6.63771867752075" calcext:value-type="float">
            <text:p>6.63771867752075</text:p>
          </table:table-cell>
          <table:table-cell office:value-type="float" office:value="6.67107629776001" calcext:value-type="float">
            <text:p>6.67107629776001</text:p>
          </table:table-cell>
          <table:table-cell office:value-type="float" office:value="6.70443415641785" calcext:value-type="float">
            <text:p>6.70443415641785</text:p>
          </table:table-cell>
          <table:table-cell office:value-type="float" office:value="7.03801202774048" calcext:value-type="float">
            <text:p>7.03801202774048</text:p>
          </table:table-cell>
          <table:table-cell office:value-type="float" office:value="7.13808560371399" calcext:value-type="float">
            <text:p>7.13808560371399</text:p>
          </table:table-cell>
          <table:table-cell office:value-type="float" office:value="7.23815894126892" calcext:value-type="float">
            <text:p>7.23815894126892</text:p>
          </table:table-cell>
          <table:table-cell office:value-type="float" office:value="7.3048746585846" calcext:value-type="float">
            <text:p>7.3048746585846</text:p>
          </table:table-cell>
          <table:table-cell office:value-type="float" office:value="7.37159323692322" calcext:value-type="float">
            <text:p>7.37159323692322</text:p>
          </table:table-cell>
          <table:table-cell office:value-type="float" office:value="7.43831515312195" calcext:value-type="float">
            <text:p>7.43831515312195</text:p>
          </table:table-cell>
          <table:table-cell office:value-type="float" office:value="7.47167587280273" calcext:value-type="float">
            <text:p>7.47167587280273</text:p>
          </table:table-cell>
          <table:table-cell office:value-type="float" office:value="7.5050368309021" calcext:value-type="float">
            <text:p>7.5050368309021</text:p>
          </table:table-cell>
          <table:table-cell office:value-type="float" office:value="7.57175874710083" calcext:value-type="float">
            <text:p>7.57175874710083</text:p>
          </table:table-cell>
          <table:table-cell office:value-type="float" office:value="7.6051197052002" calcext:value-type="float">
            <text:p>7.6051197052002</text:p>
          </table:table-cell>
          <table:table-cell office:value-type="float" office:value="7.63848090171814" calcext:value-type="float">
            <text:p>7.63848090171814</text:p>
          </table:table-cell>
          <table:table-cell office:value-type="float" office:value="7.70520281791687" calcext:value-type="float">
            <text:p>7.70520281791687</text:p>
          </table:table-cell>
          <table:table-cell office:value-type="float" office:value="7.77192497253418" calcext:value-type="float">
            <text:p>7.77192497253418</text:p>
          </table:table-cell>
          <table:table-cell office:value-type="float" office:value="7.83864712715149" calcext:value-type="float">
            <text:p>7.83864712715149</text:p>
          </table:table-cell>
          <table:table-cell office:value-type="float" office:value="8.23898196220398" calcext:value-type="float">
            <text:p>8.23898196220398</text:p>
          </table:table-cell>
          <table:table-cell office:value-type="float" office:value="8.30570483207703" calcext:value-type="float">
            <text:p>8.30570483207703</text:p>
          </table:table-cell>
          <table:table-cell office:value-type="float" office:value="8.37242031097412" calcext:value-type="float">
            <text:p>8.37242031097412</text:p>
          </table:table-cell>
          <table:table-cell office:value-type="float" office:value="8.47248291969299" calcext:value-type="float">
            <text:p>8.47248291969299</text:p>
          </table:table-cell>
          <table:table-cell office:value-type="float" office:value="8.50583696365356" calcext:value-type="float">
            <text:p>8.50583696365356</text:p>
          </table:table-cell>
          <table:table-cell office:value-type="float" office:value="8.57254505157471" calcext:value-type="float">
            <text:p>8.57254505157471</text:p>
          </table:table-cell>
          <table:table-cell office:value-type="float" office:value="8.70596098899841" calcext:value-type="float">
            <text:p>8.70596098899841</text:p>
          </table:table-cell>
          <table:table-cell office:value-type="float" office:value="9.00614595413208" calcext:value-type="float">
            <text:p>9.00614595413208</text:p>
          </table:table-cell>
          <table:table-cell office:value-type="float" office:value="9.03949952125549" calcext:value-type="float">
            <text:p>9.03949952125549</text:p>
          </table:table-cell>
          <table:table-cell office:value-type="float" office:value="9.13956046104431" calcext:value-type="float">
            <text:p>9.13956046104431</text:p>
          </table:table-cell>
          <table:table-cell office:value-type="float" office:value="9.1729142665863" calcext:value-type="float">
            <text:p>9.1729142665863</text:p>
          </table:table-cell>
          <table:table-cell office:value-type="float" office:value="9.23962116241455" calcext:value-type="float">
            <text:p>9.23962116241455</text:p>
          </table:table-cell>
          <table:table-cell office:value-type="float" office:value="9.67324805259705" calcext:value-type="float">
            <text:p>9.67324805259705</text:p>
          </table:table-cell>
          <table:table-cell office:value-type="float" office:value="9.73996114730835" calcext:value-type="float">
            <text:p>9.73996114730835</text:p>
          </table:table-cell>
          <table:table-cell office:value-type="float" office:value="9.80667424201965" calcext:value-type="float">
            <text:p>9.80667424201965</text:p>
          </table:table-cell>
          <table:table-cell office:value-type="float" office:value="9.87338757514954" calcext:value-type="float">
            <text:p>9.87338757514954</text:p>
          </table:table-cell>
          <table:table-cell office:value-type="float" office:value="9.9067440032959" calcext:value-type="float">
            <text:p>9.9067440032959</text:p>
          </table:table-cell>
          <table:table-cell office:value-type="float" office:value="9.94010066986084" calcext:value-type="float">
            <text:p>9.94010066986084</text:p>
          </table:table-cell>
          <table:table-cell office:value-type="float" office:value="9.9734570980072" calcext:value-type="float">
            <text:p>9.9734570980072</text:p>
          </table:table-cell>
          <table:table-cell office:value-type="float" office:value="10.0401701927185" calcext:value-type="float">
            <text:p>10.0401701927185</text:p>
          </table:table-cell>
          <table:table-cell office:value-type="float" office:value="10.1068835258484" calcext:value-type="float">
            <text:p>10.1068835258484</text:p>
          </table:table-cell>
          <table:table-cell office:value-type="float" office:value="10.1402401924133" calcext:value-type="float">
            <text:p>10.1402401924133</text:p>
          </table:table-cell>
          <table:table-cell office:value-type="float" office:value="10.2069532871246" calcext:value-type="float">
            <text:p>10.2069532871246</text:p>
          </table:table-cell>
          <table:table-cell office:value-type="float" office:value="10.240309715271" calcext:value-type="float">
            <text:p>10.240309715271</text:p>
          </table:table-cell>
          <table:table-cell office:value-type="float" office:value="10.3070228099823" calcext:value-type="float">
            <text:p>10.3070228099823</text:p>
          </table:table-cell>
          <table:table-cell office:value-type="float" office:value="10.3737359046936" calcext:value-type="float">
            <text:p>10.3737359046936</text:p>
          </table:table-cell>
          <table:table-cell office:value-type="float" office:value="10.8407304286957" calcext:value-type="float">
            <text:p>10.8407304286957</text:p>
          </table:table-cell>
          <table:table-cell office:value-type="float" office:value="10.9074440002441" calcext:value-type="float">
            <text:p>10.9074440002441</text:p>
          </table:table-cell>
          <table:table-cell office:value-type="float" office:value="10.9408006668091" calcext:value-type="float">
            <text:p>10.9408006668091</text:p>
          </table:table-cell>
          <table:table-cell office:value-type="float" office:value="11.0742273330688" calcext:value-type="float">
            <text:p>11.0742273330688</text:p>
          </table:table-cell>
          <table:table-cell office:value-type="float" office:value="11.1409411430359" calcext:value-type="float">
            <text:p>11.1409411430359</text:p>
          </table:table-cell>
          <table:table-cell office:value-type="float" office:value="11.2743678092957" calcext:value-type="float">
            <text:p>11.2743678092957</text:p>
          </table:table-cell>
          <table:table-cell office:value-type="float" office:value="11.3410813808441" calcext:value-type="float">
            <text:p>11.3410813808441</text:p>
          </table:table-cell>
          <table:table-cell office:value-type="float" office:value="11.4077970981598" calcext:value-type="float">
            <text:p>11.4077970981598</text:p>
          </table:table-cell>
          <table:table-cell office:value-type="float" office:value="11.5745868682861" calcext:value-type="float">
            <text:p>11.5745868682861</text:p>
          </table:table-cell>
          <table:table-cell office:value-type="float" office:value="11.6413028240204" calcext:value-type="float">
            <text:p>11.6413028240204</text:p>
          </table:table-cell>
          <table:table-cell office:value-type="float" office:value="11.7080190181732" calcext:value-type="float">
            <text:p>11.7080190181732</text:p>
          </table:table-cell>
          <table:table-cell office:value-type="float" office:value="11.7413771152496" calcext:value-type="float">
            <text:p>11.7413771152496</text:p>
          </table:table-cell>
          <table:table-cell office:value-type="float" office:value="11.8080933094025" calcext:value-type="float">
            <text:p>11.8080933094025</text:p>
          </table:table-cell>
          <table:table-cell office:value-type="float" office:value="11.8748097419739" calcext:value-type="float">
            <text:p>11.8748097419739</text:p>
          </table:table-cell>
          <table:table-cell office:value-type="float" office:value="12.2417507171631" calcext:value-type="float">
            <text:p>12.2417507171631</text:p>
          </table:table-cell>
          <table:table-cell office:value-type="float" office:value="12.3418257236481" calcext:value-type="float">
            <text:p>12.3418257236481</text:p>
          </table:table-cell>
          <table:table-cell office:value-type="float" office:value="12.4085350036621" calcext:value-type="float">
            <text:p>12.4085350036621</text:p>
          </table:table-cell>
          <table:table-cell office:value-type="float" office:value="12.4418897628784" calcext:value-type="float">
            <text:p>12.4418897628784</text:p>
          </table:table-cell>
          <table:table-cell office:value-type="float" office:value="12.5085988044739" calcext:value-type="float">
            <text:p>12.5085988044739</text:p>
          </table:table-cell>
          <table:table-cell office:value-type="float" office:value="12.5419535636902" calcext:value-type="float">
            <text:p>12.5419535636902</text:p>
          </table:table-cell>
          <table:table-cell office:value-type="float" office:value="12.6086626052856" calcext:value-type="float">
            <text:p>12.6086626052856</text:p>
          </table:table-cell>
          <table:table-cell office:value-type="float" office:value="12.6420168876648" calcext:value-type="float">
            <text:p>12.6420168876648</text:p>
          </table:table-cell>
          <table:table-cell office:value-type="float" office:value="12.7087256908417" calcext:value-type="float">
            <text:p>12.7087256908417</text:p>
          </table:table-cell>
          <table:table-cell office:value-type="float" office:value="12.8087890148163" calcext:value-type="float">
            <text:p>12.8087890148163</text:p>
          </table:table-cell>
          <table:table-cell office:value-type="float" office:value="12.8421432971954" calcext:value-type="float">
            <text:p>12.8421432971954</text:p>
          </table:table-cell>
          <table:table-cell office:value-type="float" office:value="12.9088518619537" calcext:value-type="float">
            <text:p>12.9088518619537</text:p>
          </table:table-cell>
          <table:table-cell office:value-type="float" office:value="12.9422061443329" calcext:value-type="float">
            <text:p>12.9422061443329</text:p>
          </table:table-cell>
          <table:table-cell office:value-type="float" office:value="12.975560426712" calcext:value-type="float">
            <text:p>12.975560426712</text:p>
          </table:table-cell>
          <table:table-cell office:value-type="float" office:value="13.0422689914703" calcext:value-type="float">
            <text:p>13.0422689914703</text:p>
          </table:table-cell>
          <table:table-cell office:value-type="float" office:value="13.1089770793915" calcext:value-type="float">
            <text:p>13.1089770793915</text:p>
          </table:table-cell>
          <table:table-cell office:value-type="float" office:value="13.2090396881104" calcext:value-type="float">
            <text:p>13.2090396881104</text:p>
          </table:table-cell>
          <table:table-cell office:value-type="float" office:value="13.2757477760315" calcext:value-type="float">
            <text:p>13.2757477760315</text:p>
          </table:table-cell>
          <table:table-cell office:value-type="float" office:value="13.3424558639526" calcext:value-type="float">
            <text:p>13.3424558639526</text:p>
          </table:table-cell>
          <table:table-cell office:value-type="float" office:value="13.4425280094147" calcext:value-type="float">
            <text:p>13.4425280094147</text:p>
          </table:table-cell>
          <table:table-cell office:value-type="float" office:value="13.4758851528168" calcext:value-type="float">
            <text:p>13.4758851528168</text:p>
          </table:table-cell>
          <table:table-cell office:value-type="float" office:value="13.5425999164581" calcext:value-type="float">
            <text:p>13.5425999164581</text:p>
          </table:table-cell>
          <table:table-cell office:value-type="float" office:value="13.6426720619202" calcext:value-type="float">
            <text:p>13.6426720619202</text:p>
          </table:table-cell>
          <table:table-cell office:value-type="float" office:value="13.6760292053223" calcext:value-type="float">
            <text:p>13.6760292053223</text:p>
          </table:table-cell>
          <table:table-cell office:value-type="float" office:value="13.9095306396484" calcext:value-type="float">
            <text:p>13.9095306396484</text:p>
          </table:table-cell>
          <table:table-cell office:value-type="float" office:value="13.9762454032898" calcext:value-type="float">
            <text:p>13.9762454032898</text:p>
          </table:table-cell>
          <table:table-cell office:value-type="float" office:value="14.1430320739746" calcext:value-type="float">
            <text:p>14.1430320739746</text:p>
          </table:table-cell>
          <table:table-cell office:value-type="float" office:value="14.209746837616" calcext:value-type="float">
            <text:p>14.209746837616</text:p>
          </table:table-cell>
          <table:table-cell office:value-type="float" office:value="14.2764616012573" calcext:value-type="float">
            <text:p>14.2764616012573</text:p>
          </table:table-cell>
          <table:table-cell office:value-type="float" office:value="14.3431761264801" calcext:value-type="float">
            <text:p>14.3431761264801</text:p>
          </table:table-cell>
          <table:table-cell office:value-type="float" office:value="14.443265914917" calcext:value-type="float">
            <text:p>14.443265914917</text:p>
          </table:table-cell>
          <table:table-cell office:value-type="float" office:value="14.5433566570282" calcext:value-type="float">
            <text:p>14.5433566570282</text:p>
          </table:table-cell>
          <table:table-cell office:value-type="float" office:value="14.8102672100067" calcext:value-type="float">
            <text:p>14.8102672100067</text:p>
          </table:table-cell>
          <table:table-cell office:value-type="float" office:value="14.8769955635071" calcext:value-type="float">
            <text:p>14.8769955635071</text:p>
          </table:table-cell>
          <table:table-cell office:value-type="float" office:value="14.9437239170074" calcext:value-type="float">
            <text:p>14.9437239170074</text:p>
          </table:table-cell>
          <table:table-cell office:value-type="float" office:value="15.0104529857636" calcext:value-type="float">
            <text:p>15.0104529857636</text:p>
          </table:table-cell>
          <table:table-cell office:value-type="float" office:value="15.0438175201416" calcext:value-type="float">
            <text:p>15.0438175201416</text:p>
          </table:table-cell>
          <table:table-cell office:value-type="float" office:value="15.1105468273163" calcext:value-type="float">
            <text:p>15.1105468273163</text:p>
          </table:table-cell>
          <table:table-cell office:value-type="float" office:value="15.1772763729095" calcext:value-type="float">
            <text:p>15.1772763729095</text:p>
          </table:table-cell>
          <table:table-cell office:value-type="float" office:value="15.2440059185028" calcext:value-type="float">
            <text:p>15.2440059185028</text:p>
          </table:table-cell>
          <table:table-cell office:value-type="float" office:value="15.3107359409332" calcext:value-type="float">
            <text:p>15.3107359409332</text:p>
          </table:table-cell>
          <table:table-cell office:value-type="float" office:value="15.3774573802948" calcext:value-type="float">
            <text:p>15.3774573802948</text:p>
          </table:table-cell>
          <table:table-cell office:value-type="float" office:value="15.4108140468597" calcext:value-type="float">
            <text:p>15.4108140468597</text:p>
          </table:table-cell>
          <table:table-cell office:value-type="float" office:value="15.4775269031525" calcext:value-type="float">
            <text:p>15.4775269031525</text:p>
          </table:table-cell>
          <table:table-cell office:value-type="float" office:value="15.510883808136" calcext:value-type="float">
            <text:p>15.510883808136</text:p>
          </table:table-cell>
          <table:table-cell office:value-type="float" office:value="15.6109533309937" calcext:value-type="float">
            <text:p>15.6109533309937</text:p>
          </table:table-cell>
          <table:table-cell office:value-type="float" office:value="15.6776661872864" calcext:value-type="float">
            <text:p>15.6776661872864</text:p>
          </table:table-cell>
          <table:table-cell office:value-type="float" office:value="15.8110921382904" calcext:value-type="float">
            <text:p>15.8110921382904</text:p>
          </table:table-cell>
          <table:table-cell office:value-type="float" office:value="15.8778049945831" calcext:value-type="float">
            <text:p>15.8778049945831</text:p>
          </table:table-cell>
          <table:table-cell office:value-type="float" office:value="15.9778745174408" calcext:value-type="float">
            <text:p>15.9778745174408</text:p>
          </table:table-cell>
          <table:table-cell office:value-type="float" office:value="16.0445873737335" calcext:value-type="float">
            <text:p>16.0445873737335</text:p>
          </table:table-cell>
          <table:table-cell office:value-type="float" office:value="16.0779438018799" calcext:value-type="float">
            <text:p>16.0779438018799</text:p>
          </table:table-cell>
          <table:table-cell office:value-type="float" office:value="16.2447257041931" calcext:value-type="float">
            <text:p>16.2447257041931</text:p>
          </table:table-cell>
          <table:table-cell office:value-type="float" office:value="16.4782183170319" calcext:value-type="float">
            <text:p>16.4782183170319</text:p>
          </table:table-cell>
          <table:table-cell office:value-type="float" office:value="16.5449299812317" calcext:value-type="float">
            <text:p>16.5449299812317</text:p>
          </table:table-cell>
          <table:table-cell office:value-type="float" office:value="16.5782856941223" calcext:value-type="float">
            <text:p>16.5782856941223</text:p>
          </table:table-cell>
          <table:table-cell office:value-type="float" office:value="16.6449973583221" calcext:value-type="float">
            <text:p>16.6449973583221</text:p>
          </table:table-cell>
          <table:table-cell office:value-type="float" office:value="16.7450647354126" calcext:value-type="float">
            <text:p>16.7450647354126</text:p>
          </table:table-cell>
          <table:table-cell office:value-type="float" office:value="16.7784206867218" calcext:value-type="float">
            <text:p>16.7784206867218</text:p>
          </table:table-cell>
          <table:table-cell office:value-type="float" office:value="17.3788273334503" calcext:value-type="float">
            <text:p>17.3788273334503</text:p>
          </table:table-cell>
          <table:table-cell office:value-type="float" office:value="17.4789063930511" calcext:value-type="float">
            <text:p>17.4789063930511</text:p>
          </table:table-cell>
          <table:table-cell office:value-type="float" office:value="17.5122661590576" calcext:value-type="float">
            <text:p>17.5122661590576</text:p>
          </table:table-cell>
          <table:table-cell office:value-type="float" office:value="17.5789856910706" calcext:value-type="float">
            <text:p>17.5789856910706</text:p>
          </table:table-cell>
          <table:table-cell office:value-type="float" office:value="17.6457052230835" calcext:value-type="float">
            <text:p>17.6457052230835</text:p>
          </table:table-cell>
          <table:table-cell office:value-type="float" office:value="17.67906498909" calcext:value-type="float">
            <text:p>17.67906498909</text:p>
          </table:table-cell>
          <table:table-cell office:value-type="float" office:value="17.7124247550964" calcext:value-type="float">
            <text:p>17.7124247550964</text:p>
          </table:table-cell>
          <table:table-cell office:value-type="float" office:value="17.779144525528" calcext:value-type="float">
            <text:p>17.779144525528</text:p>
          </table:table-cell>
          <table:table-cell office:value-type="float" office:value="17.8125042915344" calcext:value-type="float">
            <text:p>17.8125042915344</text:p>
          </table:table-cell>
          <table:table-cell office:value-type="float" office:value="17.8458640575409" calcext:value-type="float">
            <text:p>17.8458640575409</text:p>
          </table:table-cell>
          <table:table-cell office:value-type="float" office:value="17.8792240619659" calcext:value-type="float">
            <text:p>17.8792240619659</text:p>
          </table:table-cell>
          <table:table-cell office:value-type="float" office:value="17.9459438323975" calcext:value-type="float">
            <text:p>17.9459438323975</text:p>
          </table:table-cell>
          <table:table-cell office:value-type="float" office:value="18.012663602829" calcext:value-type="float">
            <text:p>18.012663602829</text:p>
          </table:table-cell>
          <table:table-cell office:value-type="float" office:value="18.046023607254" calcext:value-type="float">
            <text:p>18.046023607254</text:p>
          </table:table-cell>
          <table:table-cell office:value-type="float" office:value="18.1127436161041" calcext:value-type="float">
            <text:p>18.1127436161041</text:p>
          </table:table-cell>
          <table:table-cell office:value-type="float" office:value="18.1461033821106" calcext:value-type="float">
            <text:p>18.1461033821106</text:p>
          </table:table-cell>
          <table:table-cell office:value-type="float" office:value="18.2128233909607" calcext:value-type="float">
            <text:p>18.2128233909607</text:p>
          </table:table-cell>
          <table:table-cell office:value-type="float" office:value="18.2461833953857" calcext:value-type="float">
            <text:p>18.2461833953857</text:p>
          </table:table-cell>
          <table:table-cell office:value-type="float" office:value="18.2795436382294" calcext:value-type="float">
            <text:p>18.2795436382294</text:p>
          </table:table-cell>
          <table:table-cell office:value-type="float" office:value="18.3462636470795" calcext:value-type="float">
            <text:p>18.3462636470795</text:p>
          </table:table-cell>
          <table:table-cell office:value-type="float" office:value="18.3796181678772" calcext:value-type="float">
            <text:p>18.3796181678772</text:p>
          </table:table-cell>
          <table:table-cell office:value-type="float" office:value="18.4463269710541" calcext:value-type="float">
            <text:p>18.4463269710541</text:p>
          </table:table-cell>
          <table:table-cell office:value-type="float" office:value="18.513035774231" calcext:value-type="float">
            <text:p>18.513035774231</text:p>
          </table:table-cell>
          <table:table-cell office:value-type="float" office:value="18.5463902950287" calcext:value-type="float">
            <text:p>18.5463902950287</text:p>
          </table:table-cell>
          <table:table-cell office:value-type="float" office:value="18.6130990982056" calcext:value-type="float">
            <text:p>18.6130990982056</text:p>
          </table:table-cell>
          <table:table-cell office:value-type="float" office:value="18.6798076629639" calcext:value-type="float">
            <text:p>18.6798076629639</text:p>
          </table:table-cell>
          <table:table-cell office:value-type="float" office:value="18.7465162277222" calcext:value-type="float">
            <text:p>18.7465162277222</text:p>
          </table:table-cell>
          <table:table-cell office:value-type="float" office:value="18.8132247924805" calcext:value-type="float">
            <text:p>18.8132247924805</text:p>
          </table:table-cell>
          <table:table-cell office:value-type="float" office:value="18.846578836441" calcext:value-type="float">
            <text:p>18.846578836441</text:p>
          </table:table-cell>
          <table:table-cell office:value-type="float" office:value="18.8799331188202" calcext:value-type="float">
            <text:p>18.8799331188202</text:p>
          </table:table-cell>
          <table:table-cell office:value-type="float" office:value="18.9466412067413" calcext:value-type="float">
            <text:p>18.9466412067413</text:p>
          </table:table-cell>
          <table:table-cell office:value-type="float" office:value="19.0133495330811" calcext:value-type="float">
            <text:p>19.0133495330811</text:p>
          </table:table-cell>
          <table:table-cell office:value-type="float" office:value="19.0467035770416" calcext:value-type="float">
            <text:p>19.0467035770416</text:p>
          </table:table-cell>
          <table:table-cell office:value-type="float" office:value="19.1134114265442" calcext:value-type="float">
            <text:p>19.1134114265442</text:p>
          </table:table-cell>
          <table:table-cell office:value-type="float" office:value="19.1467654705048" calcext:value-type="float">
            <text:p>19.1467654705048</text:p>
          </table:table-cell>
          <table:table-cell office:value-type="float" office:value="19.1801195144653" calcext:value-type="float">
            <text:p>19.1801195144653</text:p>
          </table:table-cell>
          <table:table-cell office:value-type="float" office:value="19.2468273639679" calcext:value-type="float">
            <text:p>19.2468273639679</text:p>
          </table:table-cell>
          <table:table-cell office:value-type="float" office:value="19.3135349750519" calcext:value-type="float">
            <text:p>19.3135349750519</text:p>
          </table:table-cell>
          <table:table-cell office:value-type="float" office:value="19.3468890190125" calcext:value-type="float">
            <text:p>19.3468890190125</text:p>
          </table:table-cell>
          <table:table-cell office:value-type="float" office:value="19.3802440166473" calcext:value-type="float">
            <text:p>19.3802440166473</text:p>
          </table:table-cell>
          <table:table-cell office:value-type="float" office:value="19.44695353508" calcext:value-type="float">
            <text:p>19.44695353508</text:p>
          </table:table-cell>
          <table:table-cell office:value-type="float" office:value="19.5136630535126" calcext:value-type="float">
            <text:p>19.5136630535126</text:p>
          </table:table-cell>
          <table:table-cell office:value-type="float" office:value="19.5803725719452" calcext:value-type="float">
            <text:p>19.5803725719452</text:p>
          </table:table-cell>
          <table:table-cell office:value-type="float" office:value="19.6137270927429" calcext:value-type="float">
            <text:p>19.6137270927429</text:p>
          </table:table-cell>
          <table:table-cell office:value-type="float" office:value="19.6470816135406" calcext:value-type="float">
            <text:p>19.6470816135406</text:p>
          </table:table-cell>
          <table:table-cell office:value-type="float" office:value="19.7137911319733" calcext:value-type="float">
            <text:p>19.7137911319733</text:p>
          </table:table-cell>
          <table:table-cell office:value-type="float" office:value="19.747145652771" calcext:value-type="float">
            <text:p>19.747145652771</text:p>
          </table:table-cell>
          <table:table-cell office:value-type="float" office:value="19.7805001735687" calcext:value-type="float">
            <text:p>19.7805001735687</text:p>
          </table:table-cell>
          <table:table-cell office:value-type="float" office:value="19.8472094535828" calcext:value-type="float">
            <text:p>19.8472094535828</text:p>
          </table:table-cell>
          <table:table-cell office:value-type="float" office:value="19.8805639743805" calcext:value-type="float">
            <text:p>19.8805639743805</text:p>
          </table:table-cell>
          <table:table-cell office:value-type="float" office:value="19.9139182567596" calcext:value-type="float">
            <text:p>19.9139182567596</text:p>
          </table:table-cell>
          <table:table-cell office:value-type="float" office:value="19.9472727775574" calcext:value-type="float">
            <text:p>19.9472727775574</text:p>
          </table:table-cell>
          <table:table-cell office:value-type="float" office:value="20.0139818191528" calcext:value-type="float">
            <text:p>20.0139818191528</text:p>
          </table:table-cell>
          <table:table-cell office:value-type="float" office:value="20.047336101532" calcext:value-type="float">
            <text:p>20.047336101532</text:p>
          </table:table-cell>
          <table:table-cell office:value-type="float" office:value="20.1140449047089" calcext:value-type="float">
            <text:p>20.1140449047089</text:p>
          </table:table-cell>
          <table:table-cell office:value-type="float" office:value="20.1807534694672" calcext:value-type="float">
            <text:p>20.1807534694672</text:p>
          </table:table-cell>
          <table:table-cell office:value-type="float" office:value="20.2141079902649" calcext:value-type="float">
            <text:p>20.2141079902649</text:p>
          </table:table-cell>
          <table:table-cell office:value-type="float" office:value="20.247462272644" calcext:value-type="float">
            <text:p>20.247462272644</text:p>
          </table:table-cell>
          <table:table-cell office:value-type="float" office:value="20.2808165550232" calcext:value-type="float">
            <text:p>20.2808165550232</text:p>
          </table:table-cell>
          <table:table-cell office:value-type="float" office:value="20.3475251197815" calcext:value-type="float">
            <text:p>20.3475251197815</text:p>
          </table:table-cell>
          <table:table-cell office:value-type="float" office:value="20.3808808326721" calcext:value-type="float">
            <text:p>20.3808808326721</text:p>
          </table:table-cell>
          <table:table-cell office:value-type="float" office:value="20.4142365455627" calcext:value-type="float">
            <text:p>20.4142365455627</text:p>
          </table:table-cell>
          <table:table-cell office:value-type="float" office:value="20.480947971344" calcext:value-type="float">
            <text:p>20.480947971344</text:p>
          </table:table-cell>
          <table:table-cell office:value-type="float" office:value="20.514303445816" calcext:value-type="float">
            <text:p>20.514303445816</text:p>
          </table:table-cell>
          <table:table-cell office:value-type="float" office:value="20.5810148715973" calcext:value-type="float">
            <text:p>20.5810148715973</text:p>
          </table:table-cell>
          <table:table-cell office:value-type="float" office:value="20.6143705844879" calcext:value-type="float">
            <text:p>20.6143705844879</text:p>
          </table:table-cell>
          <table:table-cell office:value-type="float" office:value="20.6810817718506" calcext:value-type="float">
            <text:p>20.6810817718506</text:p>
          </table:table-cell>
          <table:table-cell office:value-type="float" office:value="20.7144372463226" calcext:value-type="float">
            <text:p>20.7144372463226</text:p>
          </table:table-cell>
          <table:table-cell office:value-type="float" office:value="20.7811486721039" calcext:value-type="float">
            <text:p>20.7811486721039</text:p>
          </table:table-cell>
          <table:table-cell office:value-type="float" office:value="20.8145041465759" calcext:value-type="float">
            <text:p>20.8145041465759</text:p>
          </table:table-cell>
          <table:table-cell office:value-type="float" office:value="20.8812153339386" calcext:value-type="float">
            <text:p>20.8812153339386</text:p>
          </table:table-cell>
          <table:table-cell office:value-type="float" office:value="20.9145708084106" calcext:value-type="float">
            <text:p>20.9145708084106</text:p>
          </table:table-cell>
          <table:table-cell office:value-type="float" office:value="20.9812819957733" calcext:value-type="float">
            <text:p>20.9812819957733</text:p>
          </table:table-cell>
          <table:table-cell office:value-type="float" office:value="21.0479927062988" calcext:value-type="float">
            <text:p>21.0479927062988</text:p>
          </table:table-cell>
          <table:table-cell office:value-type="float" office:value="21.1147038936615" calcext:value-type="float">
            <text:p>21.1147038936615</text:p>
          </table:table-cell>
          <table:table-cell office:value-type="float" office:value="21.1814148426056" calcext:value-type="float">
            <text:p>21.1814148426056</text:p>
          </table:table-cell>
          <table:table-cell office:value-type="float" office:value="21.2147703170776" calcext:value-type="float">
            <text:p>21.2147703170776</text:p>
          </table:table-cell>
          <table:table-cell office:value-type="float" office:value="21.2814812660217" calcext:value-type="float">
            <text:p>21.2814812660217</text:p>
          </table:table-cell>
          <table:table-cell office:value-type="float" office:value="21.3481922149658" calcext:value-type="float">
            <text:p>21.3481922149658</text:p>
          </table:table-cell>
          <table:table-cell office:value-type="float" office:value="21.3815472126007" calcext:value-type="float">
            <text:p>21.3815472126007</text:p>
          </table:table-cell>
          <table:table-cell office:value-type="float" office:value="21.4482572078705" calcext:value-type="float">
            <text:p>21.4482572078705</text:p>
          </table:table-cell>
          <table:table-cell office:value-type="float" office:value="21.4816122055054" calcext:value-type="float">
            <text:p>21.4816122055054</text:p>
          </table:table-cell>
          <table:table-cell office:value-type="float" office:value="21.5483222007751" calcext:value-type="float">
            <text:p>21.5483222007751</text:p>
          </table:table-cell>
          <table:table-cell office:value-type="float" office:value="21.5816769599915" calcext:value-type="float">
            <text:p>21.5816769599915</text:p>
          </table:table-cell>
          <table:table-cell office:value-type="float" office:value="21.6483869552612" calcext:value-type="float">
            <text:p>21.6483869552612</text:p>
          </table:table-cell>
          <table:table-cell office:value-type="float" office:value="21.6817417144775" calcext:value-type="float">
            <text:p>21.6817417144775</text:p>
          </table:table-cell>
          <table:table-cell office:value-type="float" office:value="21.7484512329102" calcext:value-type="float">
            <text:p>21.7484512329102</text:p>
          </table:table-cell>
          <table:table-cell office:value-type="float" office:value="21.7818059921265" calcext:value-type="float">
            <text:p>21.7818059921265</text:p>
          </table:table-cell>
          <table:table-cell office:value-type="float" office:value="21.8151609897613" calcext:value-type="float">
            <text:p>21.8151609897613</text:p>
          </table:table-cell>
          <table:table-cell office:value-type="float" office:value="21.881870508194" calcext:value-type="float">
            <text:p>21.881870508194</text:p>
          </table:table-cell>
          <table:table-cell office:value-type="float" office:value="21.9152252674103" calcext:value-type="float">
            <text:p>21.9152252674103</text:p>
          </table:table-cell>
          <table:table-cell office:value-type="float" office:value="21.9485800266266" calcext:value-type="float">
            <text:p>21.9485800266266</text:p>
          </table:table-cell>
          <table:table-cell office:value-type="float" office:value="22.0152893066406" calcext:value-type="float">
            <text:p>22.0152893066406</text:p>
          </table:table-cell>
          <table:table-cell office:value-type="float" office:value="22.0486438274384" calcext:value-type="float">
            <text:p>22.0486438274384</text:p>
          </table:table-cell>
          <table:table-cell office:value-type="float" office:value="22.1153531074524" calcext:value-type="float">
            <text:p>22.1153531074524</text:p>
          </table:table-cell>
          <table:table-cell office:value-type="float" office:value="22.1820621490478" calcext:value-type="float">
            <text:p>22.1820621490478</text:p>
          </table:table-cell>
          <table:table-cell office:value-type="float" office:value="22.2154169082642" calcext:value-type="float">
            <text:p>22.2154169082642</text:p>
          </table:table-cell>
          <table:table-cell office:value-type="float" office:value="22.2487714290619" calcext:value-type="float">
            <text:p>22.2487714290619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77788493399304" calcext:value-type="float">
            <text:p>0.177788493399304</text:p>
          </table:table-cell>
          <table:table-cell office:value-type="float" office:value="0.177615070091805" calcext:value-type="float">
            <text:p>0.177615070091805</text:p>
          </table:table-cell>
          <table:table-cell office:value-type="float" office:value="0.17774780298751" calcext:value-type="float">
            <text:p>0.17774780298751</text:p>
          </table:table-cell>
          <table:table-cell office:value-type="float" office:value="0.177534630665361" calcext:value-type="float">
            <text:p>0.177534630665361</text:p>
          </table:table-cell>
          <table:table-cell office:value-type="float" office:value="0.177672141168824" calcext:value-type="float">
            <text:p>0.177672141168824</text:p>
          </table:table-cell>
          <table:table-cell office:value-type="float" office:value="0.177741844558633" calcext:value-type="float">
            <text:p>0.177741844558633</text:p>
          </table:table-cell>
          <table:table-cell office:value-type="float" office:value="0.177533161883126" calcext:value-type="float">
            <text:p>0.177533161883126</text:p>
          </table:table-cell>
          <table:table-cell office:value-type="float" office:value="0.177571372320977" calcext:value-type="float">
            <text:p>0.177571372320977</text:p>
          </table:table-cell>
          <table:table-cell office:value-type="float" office:value="0.177652104696746" calcext:value-type="float">
            <text:p>0.177652104696746</text:p>
          </table:table-cell>
          <table:table-cell office:value-type="float" office:value="0.177723550005028" calcext:value-type="float">
            <text:p>0.177723550005028</text:p>
          </table:table-cell>
          <table:table-cell office:value-type="float" office:value="0.177700328870851" calcext:value-type="float">
            <text:p>0.177700328870851</text:p>
          </table:table-cell>
          <table:table-cell office:value-type="float" office:value="0.177668747335596" calcext:value-type="float">
            <text:p>0.177668747335596</text:p>
          </table:table-cell>
          <table:table-cell office:value-type="float" office:value="0.177672294856047" calcext:value-type="float">
            <text:p>0.177672294856047</text:p>
          </table:table-cell>
          <table:table-cell office:value-type="float" office:value="0.177490295955341" calcext:value-type="float">
            <text:p>0.177490295955341</text:p>
          </table:table-cell>
          <table:table-cell office:value-type="float" office:value="0.177605217513983" calcext:value-type="float">
            <text:p>0.177605217513983</text:p>
          </table:table-cell>
          <table:table-cell office:value-type="float" office:value="0.177806575055122" calcext:value-type="float">
            <text:p>0.177806575055122</text:p>
          </table:table-cell>
          <table:table-cell office:value-type="float" office:value="0.177599505092508" calcext:value-type="float">
            <text:p>0.177599505092508</text:p>
          </table:table-cell>
          <table:table-cell office:value-type="float" office:value="0.177589187010378" calcext:value-type="float">
            <text:p>0.177589187010378</text:p>
          </table:table-cell>
          <table:table-cell office:value-type="float" office:value="0.177571121324825" calcext:value-type="float">
            <text:p>0.177571121324825</text:p>
          </table:table-cell>
          <table:table-cell office:value-type="float" office:value="0.177691201047567" calcext:value-type="float">
            <text:p>0.177691201047567</text:p>
          </table:table-cell>
          <table:table-cell office:value-type="float" office:value="0.177791739722474" calcext:value-type="float">
            <text:p>0.177791739722474</text:p>
          </table:table-cell>
          <table:table-cell office:value-type="float" office:value="0.177757767210348" calcext:value-type="float">
            <text:p>0.177757767210348</text:p>
          </table:table-cell>
          <table:table-cell office:value-type="float" office:value="0.177582352818958" calcext:value-type="float">
            <text:p>0.177582352818958</text:p>
          </table:table-cell>
          <table:table-cell office:value-type="float" office:value="0.177691616710122" calcext:value-type="float">
            <text:p>0.177691616710122</text:p>
          </table:table-cell>
          <table:table-cell office:value-type="float" office:value="0.177688943186175" calcext:value-type="float">
            <text:p>0.177688943186175</text:p>
          </table:table-cell>
          <table:table-cell office:value-type="float" office:value="0.177634331101086" calcext:value-type="float">
            <text:p>0.177634331101086</text:p>
          </table:table-cell>
          <table:table-cell office:value-type="float" office:value="0.177765692024675" calcext:value-type="float">
            <text:p>0.177765692024675</text:p>
          </table:table-cell>
          <table:table-cell office:value-type="float" office:value="0.177709991193092" calcext:value-type="float">
            <text:p>0.177709991193092</text:p>
          </table:table-cell>
          <table:table-cell office:value-type="float" office:value="0.1776088267739" calcext:value-type="float">
            <text:p>0.1776088267739</text:p>
          </table:table-cell>
          <table:table-cell office:value-type="float" office:value="0.177588514011493" calcext:value-type="float">
            <text:p>0.177588514011493</text:p>
          </table:table-cell>
          <table:table-cell office:value-type="float" office:value="0.177646202522939" calcext:value-type="float">
            <text:p>0.177646202522939</text:p>
          </table:table-cell>
          <table:table-cell office:value-type="float" office:value="0.177628953952119" calcext:value-type="float">
            <text:p>0.177628953952119</text:p>
          </table:table-cell>
          <table:table-cell office:value-type="float" office:value="0.177734893106829" calcext:value-type="float">
            <text:p>0.177734893106829</text:p>
          </table:table-cell>
          <table:table-cell office:value-type="float" office:value="0.177813763828155" calcext:value-type="float">
            <text:p>0.177813763828155</text:p>
          </table:table-cell>
          <table:table-cell office:value-type="float" office:value="0.177851954146009" calcext:value-type="float">
            <text:p>0.177851954146009</text:p>
          </table:table-cell>
          <table:table-cell office:value-type="float" office:value="0.177665175855179" calcext:value-type="float">
            <text:p>0.177665175855179</text:p>
          </table:table-cell>
          <table:table-cell office:value-type="float" office:value="0.177581401073785" calcext:value-type="float">
            <text:p>0.177581401073785</text:p>
          </table:table-cell>
          <table:table-cell office:value-type="float" office:value="0.17770391604122" calcext:value-type="float">
            <text:p>0.17770391604122</text:p>
          </table:table-cell>
          <table:table-cell office:value-type="float" office:value="0.177780172269787" calcext:value-type="float">
            <text:p>0.177780172269787</text:p>
          </table:table-cell>
          <table:table-cell office:value-type="float" office:value="0.177638047881732" calcext:value-type="float">
            <text:p>0.177638047881732</text:p>
          </table:table-cell>
          <table:table-cell office:value-type="float" office:value="0.177632818274249" calcext:value-type="float">
            <text:p>0.177632818274249</text:p>
          </table:table-cell>
          <table:table-cell office:value-type="float" office:value="0.177854337966932" calcext:value-type="float">
            <text:p>0.177854337966932</text:p>
          </table:table-cell>
          <table:table-cell office:value-type="float" office:value="0.177096448387909" calcext:value-type="float">
            <text:p>0.177096448387909</text:p>
          </table:table-cell>
          <table:table-cell office:value-type="float" office:value="0.177330551991305" calcext:value-type="float">
            <text:p>0.177330551991305</text:p>
          </table:table-cell>
          <table:table-cell office:value-type="float" office:value="0.177201323768883" calcext:value-type="float">
            <text:p>0.177201323768883</text:p>
          </table:table-cell>
          <table:table-cell office:value-type="float" office:value="0.177470338534868" calcext:value-type="float">
            <text:p>0.177470338534868</text:p>
          </table:table-cell>
          <table:table-cell office:value-type="float" office:value="0.17750687954803" calcext:value-type="float">
            <text:p>0.17750687954803</text:p>
          </table:table-cell>
          <table:table-cell office:value-type="float" office:value="0.17739326391961" calcext:value-type="float">
            <text:p>0.17739326391961</text:p>
          </table:table-cell>
          <table:table-cell office:value-type="float" office:value="0.177778701594623" calcext:value-type="float">
            <text:p>0.177778701594623</text:p>
          </table:table-cell>
          <table:table-cell office:value-type="float" office:value="0.175223948960358" calcext:value-type="float">
            <text:p>0.175223948960358</text:p>
          </table:table-cell>
          <table:table-cell office:value-type="float" office:value="0.167002667243756" calcext:value-type="float">
            <text:p>0.167002667243756</text:p>
          </table:table-cell>
          <table:table-cell office:value-type="float" office:value="0.160141476041503" calcext:value-type="float">
            <text:p>0.160141476041503</text:p>
          </table:table-cell>
          <table:table-cell office:value-type="float" office:value="0.162899398613445" calcext:value-type="float">
            <text:p>0.162899398613445</text:p>
          </table:table-cell>
          <table:table-cell office:value-type="float" office:value="0.191873016810767" calcext:value-type="float">
            <text:p>0.191873016810767</text:p>
          </table:table-cell>
          <table:table-cell office:value-type="float" office:value="0.194702382946556" calcext:value-type="float">
            <text:p>0.194702382946556</text:p>
          </table:table-cell>
          <table:table-cell office:value-type="float" office:value="0.202489698991878" calcext:value-type="float">
            <text:p>0.202489698991878</text:p>
          </table:table-cell>
          <table:table-cell office:value-type="float" office:value="0.196102405767545" calcext:value-type="float">
            <text:p>0.196102405767545</text:p>
          </table:table-cell>
          <table:table-cell office:value-type="float" office:value="0.195031998663391" calcext:value-type="float">
            <text:p>0.195031998663391</text:p>
          </table:table-cell>
          <table:table-cell office:value-type="float" office:value="0.189765604551501" calcext:value-type="float">
            <text:p>0.189765604551501</text:p>
          </table:table-cell>
          <table:table-cell office:value-type="float" office:value="0.192410126772637" calcext:value-type="float">
            <text:p>0.192410126772637</text:p>
          </table:table-cell>
          <table:table-cell office:value-type="float" office:value="0.19733332739797" calcext:value-type="float">
            <text:p>0.19733332739797</text:p>
          </table:table-cell>
          <table:table-cell office:value-type="float" office:value="0.207204035355166" calcext:value-type="float">
            <text:p>0.207204035355166</text:p>
          </table:table-cell>
          <table:table-cell office:value-type="float" office:value="0.21376393470295" calcext:value-type="float">
            <text:p>0.21376393470295</text:p>
          </table:table-cell>
          <table:table-cell office:value-type="float" office:value="0.211177269393717" calcext:value-type="float">
            <text:p>0.211177269393717</text:p>
          </table:table-cell>
          <table:table-cell office:value-type="float" office:value="0.209229326678968" calcext:value-type="float">
            <text:p>0.209229326678968</text:p>
          </table:table-cell>
          <table:table-cell office:value-type="float" office:value="0.210359111991166" calcext:value-type="float">
            <text:p>0.210359111991166</text:p>
          </table:table-cell>
          <table:table-cell office:value-type="float" office:value="0.103136089385369" calcext:value-type="float">
            <text:p>0.103136089385369</text:p>
          </table:table-cell>
          <table:table-cell office:value-type="float" office:value="0.106127007427688" calcext:value-type="float">
            <text:p>0.106127007427688</text:p>
          </table:table-cell>
          <table:table-cell office:value-type="float" office:value="0.113591368471401" calcext:value-type="float">
            <text:p>0.113591368471401</text:p>
          </table:table-cell>
          <table:table-cell office:value-type="float" office:value="0.126871299662529" calcext:value-type="float">
            <text:p>0.126871299662529</text:p>
          </table:table-cell>
          <table:table-cell office:value-type="float" office:value="0.132033504261818" calcext:value-type="float">
            <text:p>0.132033504261818</text:p>
          </table:table-cell>
          <table:table-cell office:value-type="float" office:value="0.133383723968626" calcext:value-type="float">
            <text:p>0.133383723968626</text:p>
          </table:table-cell>
          <table:table-cell office:value-type="float" office:value="0.129251296269217" calcext:value-type="float">
            <text:p>0.129251296269217</text:p>
          </table:table-cell>
          <table:table-cell office:value-type="float" office:value="0.129811551212866" calcext:value-type="float">
            <text:p>0.129811551212866</text:p>
          </table:table-cell>
          <table:table-cell office:value-type="float" office:value="0.127752005674398" calcext:value-type="float">
            <text:p>0.127752005674398</text:p>
          </table:table-cell>
          <table:table-cell office:value-type="float" office:value="0.122552857244562" calcext:value-type="float">
            <text:p>0.122552857244562</text:p>
          </table:table-cell>
          <table:table-cell office:value-type="float" office:value="0.0985482992194585" calcext:value-type="float">
            <text:p>0.098548299219459</text:p>
          </table:table-cell>
          <table:table-cell office:value-type="float" office:value="0.186144273859944" calcext:value-type="float">
            <text:p>0.186144273859944</text:p>
          </table:table-cell>
          <table:table-cell office:value-type="float" office:value="0.190130960729242" calcext:value-type="float">
            <text:p>0.190130960729242</text:p>
          </table:table-cell>
          <table:table-cell office:value-type="float" office:value="0.196727396116187" calcext:value-type="float">
            <text:p>0.196727396116187</text:p>
          </table:table-cell>
          <table:table-cell office:value-type="float" office:value="0.210790527198292" calcext:value-type="float">
            <text:p>0.210790527198292</text:p>
          </table:table-cell>
          <table:table-cell office:value-type="float" office:value="0.206413785042372" calcext:value-type="float">
            <text:p>0.206413785042372</text:p>
          </table:table-cell>
          <table:table-cell office:value-type="float" office:value="0.20825966531314" calcext:value-type="float">
            <text:p>0.20825966531314</text:p>
          </table:table-cell>
          <table:table-cell office:value-type="float" office:value="0.115372290153842" calcext:value-type="float">
            <text:p>0.115372290153842</text:p>
          </table:table-cell>
          <table:table-cell office:value-type="float" office:value="0.0983622280952998" calcext:value-type="float">
            <text:p>0.0983622280953</text:p>
          </table:table-cell>
          <table:table-cell office:value-type="float" office:value="0.103860384927012" calcext:value-type="float">
            <text:p>0.103860384927012</text:p>
          </table:table-cell>
          <table:table-cell office:value-type="float" office:value="0.107192906458047" calcext:value-type="float">
            <text:p>0.107192906458047</text:p>
          </table:table-cell>
          <table:table-cell office:value-type="float" office:value="0.116001134257117" calcext:value-type="float">
            <text:p>0.116001134257117</text:p>
          </table:table-cell>
          <table:table-cell office:value-type="float" office:value="0.129319658406315" calcext:value-type="float">
            <text:p>0.129319658406315</text:p>
          </table:table-cell>
          <table:table-cell office:value-type="float" office:value="0.13041728815372" calcext:value-type="float">
            <text:p>0.13041728815372</text:p>
          </table:table-cell>
          <table:table-cell office:value-type="float" office:value="0.131962072843484" calcext:value-type="float">
            <text:p>0.131962072843484</text:p>
          </table:table-cell>
          <table:table-cell office:value-type="float" office:value="0.130094008450737" calcext:value-type="float">
            <text:p>0.130094008450737</text:p>
          </table:table-cell>
          <table:table-cell office:value-type="float" office:value="0.129932683662755" calcext:value-type="float">
            <text:p>0.129932683662755</text:p>
          </table:table-cell>
          <table:table-cell office:value-type="float" office:value="0.129423665884728" calcext:value-type="float">
            <text:p>0.129423665884728</text:p>
          </table:table-cell>
          <table:table-cell office:value-type="float" office:value="0.125961566517357" calcext:value-type="float">
            <text:p>0.125961566517357</text:p>
          </table:table-cell>
          <table:table-cell office:value-type="float" office:value="0.1204989850405" calcext:value-type="float">
            <text:p>0.1204989850405</text:p>
          </table:table-cell>
          <table:table-cell office:value-type="float" office:value="0.107825838764791" calcext:value-type="float">
            <text:p>0.107825838764791</text:p>
          </table:table-cell>
          <table:table-cell office:value-type="float" office:value="0.176099117058754" calcext:value-type="float">
            <text:p>0.176099117058754</text:p>
          </table:table-cell>
          <table:table-cell office:value-type="float" office:value="0.187939421696725" calcext:value-type="float">
            <text:p>0.187939421696725</text:p>
          </table:table-cell>
          <table:table-cell office:value-type="float" office:value="0.189665968009191" calcext:value-type="float">
            <text:p>0.189665968009191</text:p>
          </table:table-cell>
          <table:table-cell office:value-type="float" office:value="0.189924827233436" calcext:value-type="float">
            <text:p>0.189924827233436</text:p>
          </table:table-cell>
          <table:table-cell office:value-type="float" office:value="0.190901208300705" calcext:value-type="float">
            <text:p>0.190901208300705</text:p>
          </table:table-cell>
          <table:table-cell office:value-type="float" office:value="0.201343508238838" calcext:value-type="float">
            <text:p>0.201343508238838</text:p>
          </table:table-cell>
          <table:table-cell office:value-type="float" office:value="0.20596432682963" calcext:value-type="float">
            <text:p>0.20596432682963</text:p>
          </table:table-cell>
          <table:table-cell office:value-type="float" office:value="0.194383631975086" calcext:value-type="float">
            <text:p>0.194383631975086</text:p>
          </table:table-cell>
          <table:table-cell office:value-type="float" office:value="0.195612639980845" calcext:value-type="float">
            <text:p>0.195612639980845</text:p>
          </table:table-cell>
          <table:table-cell office:value-type="float" office:value="0.201970037395499" calcext:value-type="float">
            <text:p>0.201970037395499</text:p>
          </table:table-cell>
          <table:table-cell office:value-type="float" office:value="0.203618685019212" calcext:value-type="float">
            <text:p>0.203618685019212</text:p>
          </table:table-cell>
          <table:table-cell office:value-type="float" office:value="0.208595572722026" calcext:value-type="float">
            <text:p>0.208595572722026</text:p>
          </table:table-cell>
          <table:table-cell office:value-type="float" office:value="0.0945844095978715" calcext:value-type="float">
            <text:p>0.094584409597872</text:p>
          </table:table-cell>
          <table:table-cell office:value-type="float" office:value="0.0980801962559242" calcext:value-type="float">
            <text:p>0.098080196255924</text:p>
          </table:table-cell>
          <table:table-cell office:value-type="float" office:value="0.102517688745501" calcext:value-type="float">
            <text:p>0.102517688745501</text:p>
          </table:table-cell>
          <table:table-cell office:value-type="float" office:value="0.105365336471855" calcext:value-type="float">
            <text:p>0.105365336471855</text:p>
          </table:table-cell>
          <table:table-cell office:value-type="float" office:value="0.10555837826325" calcext:value-type="float">
            <text:p>0.10555837826325</text:p>
          </table:table-cell>
          <table:table-cell office:value-type="float" office:value="0.113600482654685" calcext:value-type="float">
            <text:p>0.113600482654685</text:p>
          </table:table-cell>
          <table:table-cell office:value-type="float" office:value="0.114598690553271" calcext:value-type="float">
            <text:p>0.114598690553271</text:p>
          </table:table-cell>
          <table:table-cell office:value-type="float" office:value="0.126491269623434" calcext:value-type="float">
            <text:p>0.126491269623434</text:p>
          </table:table-cell>
          <table:table-cell office:value-type="float" office:value="0.133024650403295" calcext:value-type="float">
            <text:p>0.133024650403295</text:p>
          </table:table-cell>
          <table:table-cell office:value-type="float" office:value="0.133142665111282" calcext:value-type="float">
            <text:p>0.133142665111282</text:p>
          </table:table-cell>
          <table:table-cell office:value-type="float" office:value="0.130427553690356" calcext:value-type="float">
            <text:p>0.130427553690356</text:p>
          </table:table-cell>
          <table:table-cell office:value-type="float" office:value="0.130354456864837" calcext:value-type="float">
            <text:p>0.130354456864837</text:p>
          </table:table-cell>
          <table:table-cell office:value-type="float" office:value="0.126917921275621" calcext:value-type="float">
            <text:p>0.126917921275621</text:p>
          </table:table-cell>
          <table:table-cell office:value-type="float" office:value="0.120804933993949" calcext:value-type="float">
            <text:p>0.120804933993949</text:p>
          </table:table-cell>
          <table:table-cell office:value-type="float" office:value="0.182306744213699" calcext:value-type="float">
            <text:p>0.182306744213699</text:p>
          </table:table-cell>
          <table:table-cell office:value-type="float" office:value="0.195237106420549" calcext:value-type="float">
            <text:p>0.195237106420549</text:p>
          </table:table-cell>
          <table:table-cell office:value-type="float" office:value="0.200969127149644" calcext:value-type="float">
            <text:p>0.200969127149644</text:p>
          </table:table-cell>
          <table:table-cell office:value-type="float" office:value="0.198937675617557" calcext:value-type="float">
            <text:p>0.198937675617557</text:p>
          </table:table-cell>
          <table:table-cell office:value-type="float" office:value="0.201962046416533" calcext:value-type="float">
            <text:p>0.201962046416533</text:p>
          </table:table-cell>
          <table:table-cell office:value-type="float" office:value="0.213341002087615" calcext:value-type="float">
            <text:p>0.213341002087615</text:p>
          </table:table-cell>
          <table:table-cell office:value-type="float" office:value="0.202120296879509" calcext:value-type="float">
            <text:p>0.202120296879509</text:p>
          </table:table-cell>
          <table:table-cell office:value-type="float" office:value="0.193714816510252" calcext:value-type="float">
            <text:p>0.193714816510252</text:p>
          </table:table-cell>
          <table:table-cell office:value-type="float" office:value="0.203326319672518" calcext:value-type="float">
            <text:p>0.203326319672518</text:p>
          </table:table-cell>
          <table:table-cell office:value-type="float" office:value="0.207044292896069" calcext:value-type="float">
            <text:p>0.207044292896069</text:p>
          </table:table-cell>
          <table:table-cell office:value-type="float" office:value="0.208268271387512" calcext:value-type="float">
            <text:p>0.208268271387512</text:p>
          </table:table-cell>
          <table:table-cell office:value-type="float" office:value="0.209996631830363" calcext:value-type="float">
            <text:p>0.209996631830363</text:p>
          </table:table-cell>
          <table:table-cell office:value-type="float" office:value="0.211795611422282" calcext:value-type="float">
            <text:p>0.211795611422282</text:p>
          </table:table-cell>
          <table:table-cell office:value-type="float" office:value="0.2131995274293" calcext:value-type="float">
            <text:p>0.2131995274293</text:p>
          </table:table-cell>
          <table:table-cell office:value-type="float" office:value="0.115102765107883" calcext:value-type="float">
            <text:p>0.115102765107883</text:p>
          </table:table-cell>
          <table:table-cell office:value-type="float" office:value="0.103912249861404" calcext:value-type="float">
            <text:p>0.103912249861404</text:p>
          </table:table-cell>
          <table:table-cell office:value-type="float" office:value="0.104361310052606" calcext:value-type="float">
            <text:p>0.104361310052606</text:p>
          </table:table-cell>
          <table:table-cell office:value-type="float" office:value="0.109054847983078" calcext:value-type="float">
            <text:p>0.109054847983078</text:p>
          </table:table-cell>
          <table:table-cell office:value-type="float" office:value="0.116934520231817" calcext:value-type="float">
            <text:p>0.116934520231817</text:p>
          </table:table-cell>
          <table:table-cell office:value-type="float" office:value="0.119520615815781" calcext:value-type="float">
            <text:p>0.119520615815781</text:p>
          </table:table-cell>
          <table:table-cell office:value-type="float" office:value="0.128369786664472" calcext:value-type="float">
            <text:p>0.128369786664472</text:p>
          </table:table-cell>
          <table:table-cell office:value-type="float" office:value="0.129436687080229" calcext:value-type="float">
            <text:p>0.129436687080229</text:p>
          </table:table-cell>
          <table:table-cell office:value-type="float" office:value="0.128021110817337" calcext:value-type="float">
            <text:p>0.128021110817337</text:p>
          </table:table-cell>
          <table:table-cell office:value-type="float" office:value="0.126173230480239" calcext:value-type="float">
            <text:p>0.126173230480239</text:p>
          </table:table-cell>
          <table:table-cell office:value-type="float" office:value="0.124207323345521" calcext:value-type="float">
            <text:p>0.124207323345521</text:p>
          </table:table-cell>
          <table:table-cell office:value-type="float" office:value="0.117780250041612" calcext:value-type="float">
            <text:p>0.117780250041612</text:p>
          </table:table-cell>
          <table:table-cell office:value-type="float" office:value="0.116068280268177" calcext:value-type="float">
            <text:p>0.116068280268177</text:p>
          </table:table-cell>
          <table:table-cell office:value-type="float" office:value="0.10918889072378" calcext:value-type="float">
            <text:p>0.10918889072378</text:p>
          </table:table-cell>
          <table:table-cell office:value-type="float" office:value="0.0964670773014702" calcext:value-type="float">
            <text:p>0.09646707730147</text:p>
          </table:table-cell>
          <table:table-cell office:value-type="float" office:value="0.1036591105553" calcext:value-type="float">
            <text:p>0.1036591105553</text:p>
          </table:table-cell>
          <table:table-cell office:value-type="float" office:value="0.123551613450079" calcext:value-type="float">
            <text:p>0.123551613450079</text:p>
          </table:table-cell>
          <table:table-cell office:value-type="float" office:value="0.139134431673974" calcext:value-type="float">
            <text:p>0.139134431673974</text:p>
          </table:table-cell>
          <table:table-cell office:value-type="float" office:value="0.158644855453633" calcext:value-type="float">
            <text:p>0.158644855453633</text:p>
          </table:table-cell>
          <table:table-cell office:value-type="float" office:value="0.182450755805028" calcext:value-type="float">
            <text:p>0.182450755805028</text:p>
          </table:table-cell>
          <table:table-cell office:value-type="float" office:value="0.187152848964537" calcext:value-type="float">
            <text:p>0.187152848964537</text:p>
          </table:table-cell>
          <table:table-cell office:value-type="float" office:value="0.19017299579895" calcext:value-type="float">
            <text:p>0.19017299579895</text:p>
          </table:table-cell>
          <table:table-cell office:value-type="float" office:value="0.193186039461695" calcext:value-type="float">
            <text:p>0.193186039461695</text:p>
          </table:table-cell>
          <table:table-cell office:value-type="float" office:value="0.195335366246935" calcext:value-type="float">
            <text:p>0.195335366246935</text:p>
          </table:table-cell>
          <table:table-cell office:value-type="float" office:value="0.2114445046621" calcext:value-type="float">
            <text:p>0.2114445046621</text:p>
          </table:table-cell>
          <table:table-cell office:value-type="float" office:value="0.200981753864209" calcext:value-type="float">
            <text:p>0.200981753864209</text:p>
          </table:table-cell>
          <table:table-cell office:value-type="float" office:value="0.196351506652201" calcext:value-type="float">
            <text:p>0.196351506652201</text:p>
          </table:table-cell>
          <table:table-cell office:value-type="float" office:value="0.200962853910392" calcext:value-type="float">
            <text:p>0.200962853910392</text:p>
          </table:table-cell>
          <table:table-cell office:value-type="float" office:value="0.203400806337711" calcext:value-type="float">
            <text:p>0.203400806337711</text:p>
          </table:table-cell>
          <table:table-cell office:value-type="float" office:value="0.203200322072365" calcext:value-type="float">
            <text:p>0.203200322072365</text:p>
          </table:table-cell>
          <table:table-cell office:value-type="float" office:value="0.206531155205258" calcext:value-type="float">
            <text:p>0.206531155205258</text:p>
          </table:table-cell>
          <table:table-cell office:value-type="float" office:value="0.195652395116319" calcext:value-type="float">
            <text:p>0.195652395116319</text:p>
          </table:table-cell>
          <table:table-cell office:value-type="float" office:value="0.10335333604334" calcext:value-type="float">
            <text:p>0.10335333604334</text:p>
          </table:table-cell>
          <table:table-cell office:value-type="float" office:value="0.0966135547976647" calcext:value-type="float">
            <text:p>0.096613554797665</text:p>
          </table:table-cell>
          <table:table-cell office:value-type="float" office:value="0.101562904319483" calcext:value-type="float">
            <text:p>0.101562904319483</text:p>
          </table:table-cell>
          <table:table-cell office:value-type="float" office:value="0.104376015460832" calcext:value-type="float">
            <text:p>0.104376015460832</text:p>
          </table:table-cell>
          <table:table-cell office:value-type="float" office:value="0.108309287789065" calcext:value-type="float">
            <text:p>0.108309287789065</text:p>
          </table:table-cell>
          <table:table-cell office:value-type="float" office:value="0.116427826387243" calcext:value-type="float">
            <text:p>0.116427826387243</text:p>
          </table:table-cell>
          <table:table-cell office:value-type="float" office:value="0.128160403462315" calcext:value-type="float">
            <text:p>0.128160403462315</text:p>
          </table:table-cell>
          <table:table-cell office:value-type="float" office:value="0.132822235579432" calcext:value-type="float">
            <text:p>0.132822235579432</text:p>
          </table:table-cell>
          <table:table-cell office:value-type="float" office:value="0.129344620985699" calcext:value-type="float">
            <text:p>0.129344620985699</text:p>
          </table:table-cell>
          <table:table-cell office:value-type="float" office:value="0.128628068242225" calcext:value-type="float">
            <text:p>0.128628068242225</text:p>
          </table:table-cell>
          <table:table-cell office:value-type="float" office:value="0.127423357724986" calcext:value-type="float">
            <text:p>0.127423357724986</text:p>
          </table:table-cell>
          <table:table-cell office:value-type="float" office:value="0.121955184167398" calcext:value-type="float">
            <text:p>0.121955184167398</text:p>
          </table:table-cell>
          <table:table-cell office:value-type="float" office:value="0.119492107271625" calcext:value-type="float">
            <text:p>0.119492107271625</text:p>
          </table:table-cell>
          <table:table-cell office:value-type="float" office:value="0.0982480845983175" calcext:value-type="float">
            <text:p>0.098248084598318</text:p>
          </table:table-cell>
          <table:table-cell office:value-type="float" office:value="0.102595304203365" calcext:value-type="float">
            <text:p>0.102595304203365</text:p>
          </table:table-cell>
          <table:table-cell office:value-type="float" office:value="0.131153854523175" calcext:value-type="float">
            <text:p>0.131153854523175</text:p>
          </table:table-cell>
          <table:table-cell office:value-type="float" office:value="0.154432002394816" calcext:value-type="float">
            <text:p>0.154432002394816</text:p>
          </table:table-cell>
          <table:table-cell office:value-type="float" office:value="0.181319524811937" calcext:value-type="float">
            <text:p>0.181319524811937</text:p>
          </table:table-cell>
          <table:table-cell office:value-type="float" office:value="0.192708014616516" calcext:value-type="float">
            <text:p>0.192708014616516</text:p>
          </table:table-cell>
          <table:table-cell office:value-type="float" office:value="0.194778621156141" calcext:value-type="float">
            <text:p>0.194778621156141</text:p>
          </table:table-cell>
          <table:table-cell office:value-type="float" office:value="0.198888993545171" calcext:value-type="float">
            <text:p>0.198888993545171</text:p>
          </table:table-cell>
          <table:table-cell office:value-type="float" office:value="0.209534985349529" calcext:value-type="float">
            <text:p>0.209534985349529</text:p>
          </table:table-cell>
          <table:table-cell office:value-type="float" office:value="0.194781875483732" calcext:value-type="float">
            <text:p>0.194781875483732</text:p>
          </table:table-cell>
          <table:table-cell office:value-type="float" office:value="0.191610317209941" calcext:value-type="float">
            <text:p>0.191610317209941</text:p>
          </table:table-cell>
          <table:table-cell office:value-type="float" office:value="0.192531901048482" calcext:value-type="float">
            <text:p>0.192531901048482</text:p>
          </table:table-cell>
          <table:table-cell office:value-type="float" office:value="0.205309299430617" calcext:value-type="float">
            <text:p>0.205309299430617</text:p>
          </table:table-cell>
          <table:table-cell office:value-type="float" office:value="0.209588978342711" calcext:value-type="float">
            <text:p>0.209588978342711</text:p>
          </table:table-cell>
          <table:table-cell office:value-type="float" office:value="0.107317947353725" calcext:value-type="float">
            <text:p>0.107317947353725</text:p>
          </table:table-cell>
          <table:table-cell office:value-type="float" office:value="0.0996701754417891" calcext:value-type="float">
            <text:p>0.099670175441789</text:p>
          </table:table-cell>
          <table:table-cell office:value-type="float" office:value="0.10246224089966" calcext:value-type="float">
            <text:p>0.10246224089966</text:p>
          </table:table-cell>
          <table:table-cell office:value-type="float" office:value="0.110050535856442" calcext:value-type="float">
            <text:p>0.110050535856442</text:p>
          </table:table-cell>
          <table:table-cell office:value-type="float" office:value="0.120171477966232" calcext:value-type="float">
            <text:p>0.120171477966232</text:p>
          </table:table-cell>
          <table:table-cell office:value-type="float" office:value="0.115644083848542" calcext:value-type="float">
            <text:p>0.115644083848542</text:p>
          </table:table-cell>
          <table:table-cell office:value-type="float" office:value="0.122696540131348" calcext:value-type="float">
            <text:p>0.122696540131348</text:p>
          </table:table-cell>
          <table:table-cell office:value-type="float" office:value="0.13468871909306" calcext:value-type="float">
            <text:p>0.13468871909306</text:p>
          </table:table-cell>
          <table:table-cell office:value-type="float" office:value="0.136075772754828" calcext:value-type="float">
            <text:p>0.136075772754828</text:p>
          </table:table-cell>
          <table:table-cell office:value-type="float" office:value="0.137909077161146" calcext:value-type="float">
            <text:p>0.137909077161146</text:p>
          </table:table-cell>
          <table:table-cell office:value-type="float" office:value="0.135417631601001" calcext:value-type="float">
            <text:p>0.135417631601001</text:p>
          </table:table-cell>
          <table:table-cell office:value-type="float" office:value="0.132584422709835" calcext:value-type="float">
            <text:p>0.132584422709835</text:p>
          </table:table-cell>
          <table:table-cell office:value-type="float" office:value="0.130485575875772" calcext:value-type="float">
            <text:p>0.130485575875772</text:p>
          </table:table-cell>
          <table:table-cell office:value-type="float" office:value="0.129522522450503" calcext:value-type="float">
            <text:p>0.129522522450503</text:p>
          </table:table-cell>
          <table:table-cell office:value-type="float" office:value="0.11897862738945" calcext:value-type="float">
            <text:p>0.11897862738945</text:p>
          </table:table-cell>
          <table:table-cell office:value-type="float" office:value="0.114118216793528" calcext:value-type="float">
            <text:p>0.114118216793528</text:p>
          </table:table-cell>
          <table:table-cell office:value-type="float" office:value="0.100800405054396" calcext:value-type="float">
            <text:p>0.100800405054396</text:p>
          </table:table-cell>
          <table:table-cell office:value-type="float" office:value="0.0936247776781987" calcext:value-type="float">
            <text:p>0.093624777678199</text:p>
          </table:table-cell>
          <table:table-cell office:value-type="float" office:value="0.0952415769332275" calcext:value-type="float">
            <text:p>0.095241576933228</text:p>
          </table:table-cell>
          <table:table-cell office:value-type="float" office:value="0.101980160903782" calcext:value-type="float">
            <text:p>0.101980160903782</text:p>
          </table:table-cell>
          <table:table-cell office:value-type="float" office:value="0.102269622749686" calcext:value-type="float">
            <text:p>0.102269622749686</text:p>
          </table:table-cell>
          <table:table-cell office:value-type="float" office:value="0.103409735623446" calcext:value-type="float">
            <text:p>0.103409735623446</text:p>
          </table:table-cell>
          <table:table-cell office:value-type="float" office:value="0.100969504907134" calcext:value-type="float">
            <text:p>0.100969504907134</text:p>
          </table:table-cell>
          <table:table-cell office:value-type="float" office:value="0.0991090384788351" calcext:value-type="float">
            <text:p>0.099109038478835</text:p>
          </table:table-cell>
          <table:table-cell office:value-type="float" office:value="0.0997403742812787" calcext:value-type="float">
            <text:p>0.099740374281279</text:p>
          </table:table-cell>
          <table:table-cell office:value-type="float" office:value="0.100084496054924" calcext:value-type="float">
            <text:p>0.100084496054924</text:p>
          </table:table-cell>
          <table:table-cell office:value-type="float" office:value="0.0998404911062243" calcext:value-type="float">
            <text:p>0.099840491106224</text:p>
          </table:table-cell>
          <table:table-cell office:value-type="float" office:value="0.0999073159027355" calcext:value-type="float">
            <text:p>0.099907315902736</text:p>
          </table:table-cell>
          <table:table-cell office:value-type="float" office:value="0.0999600843170161" calcext:value-type="float">
            <text:p>0.099960084317016</text:p>
          </table:table-cell>
          <table:table-cell office:value-type="float" office:value="0.0999431775939212" calcext:value-type="float">
            <text:p>0.099943177593921</text:p>
          </table:table-cell>
          <table:table-cell office:value-type="float" office:value="0.0999556085679048" calcext:value-type="float">
            <text:p>0.099955608567905</text:p>
          </table:table-cell>
          <table:table-cell office:value-type="float" office:value="0.0999815126218186" calcext:value-type="float">
            <text:p>0.099981512621819</text:p>
          </table:table-cell>
          <table:table-cell office:value-type="float" office:value="0.0998332013507084" calcext:value-type="float">
            <text:p>0.099833201350708</text:p>
          </table:table-cell>
          <table:table-cell office:value-type="float" office:value="0.0998633228665651" calcext:value-type="float">
            <text:p>0.099863322866565</text:p>
          </table:table-cell>
          <table:table-cell office:value-type="float" office:value="0.099962273464154" calcext:value-type="float">
            <text:p>0.099962273464154</text:p>
          </table:table-cell>
          <table:table-cell office:value-type="float" office:value="0.0998780551914533" calcext:value-type="float">
            <text:p>0.099878055191453</text:p>
          </table:table-cell>
          <table:table-cell office:value-type="float" office:value="0.0998938465478192" calcext:value-type="float">
            <text:p>0.099893846547819</text:p>
          </table:table-cell>
          <table:table-cell office:value-type="float" office:value="0.0998444404940634" calcext:value-type="float">
            <text:p>0.099844440494063</text:p>
          </table:table-cell>
          <table:table-cell office:value-type="float" office:value="0.0999358988387019" calcext:value-type="float">
            <text:p>0.099935898838702</text:p>
          </table:table-cell>
          <table:table-cell office:value-type="float" office:value="0.0998330726059012" calcext:value-type="float">
            <text:p>0.099833072605901</text:p>
          </table:table-cell>
          <table:table-cell office:value-type="float" office:value="0.0999022590023457" calcext:value-type="float">
            <text:p>0.099902259002346</text:p>
          </table:table-cell>
          <table:table-cell office:value-type="float" office:value="0.0999122802854939" calcext:value-type="float">
            <text:p>0.099912280285494</text:p>
          </table:table-cell>
          <table:table-cell office:value-type="float" office:value="0.0998963443102136" calcext:value-type="float">
            <text:p>0.099896344310214</text:p>
          </table:table-cell>
          <table:table-cell office:value-type="float" office:value="0.0998762965100261" calcext:value-type="float">
            <text:p>0.099876296510026</text:p>
          </table:table-cell>
          <table:table-cell office:value-type="float" office:value="0.0999032120721136" calcext:value-type="float">
            <text:p>0.099903212072114</text:p>
          </table:table-cell>
          <table:table-cell office:value-type="float" office:value="0.0999262620042513" calcext:value-type="float">
            <text:p>0.099926262004251</text:p>
          </table:table-cell>
          <table:table-cell office:value-type="float" office:value="0.0999041061595976" calcext:value-type="float">
            <text:p>0.099904106159598</text:p>
          </table:table-cell>
          <table:table-cell office:value-type="float" office:value="0.0998048132529617" calcext:value-type="float">
            <text:p>0.099804813252962</text:p>
          </table:table-cell>
          <table:table-cell office:value-type="float" office:value="0.0998543838637174" calcext:value-type="float">
            <text:p>0.099854383863717</text:p>
          </table:table-cell>
          <table:table-cell office:value-type="float" office:value="0.0999162873333942" calcext:value-type="float">
            <text:p>0.099916287333394</text:p>
          </table:table-cell>
          <table:table-cell office:value-type="float" office:value="0.0998952455054767" calcext:value-type="float">
            <text:p>0.099895245505477</text:p>
          </table:table-cell>
          <table:table-cell office:value-type="float" office:value="0.0998305189754536" calcext:value-type="float">
            <text:p>0.099830518975454</text:p>
          </table:table-cell>
          <table:table-cell office:value-type="float" office:value="0.0998644486894422" calcext:value-type="float">
            <text:p>0.099864448689442</text:p>
          </table:table-cell>
          <table:table-cell office:value-type="float" office:value="0.0999561339127331" calcext:value-type="float">
            <text:p>0.099956133912733</text:p>
          </table:table-cell>
          <table:table-cell office:value-type="float" office:value="0.0998258735207328" calcext:value-type="float">
            <text:p>0.099825873520733</text:p>
          </table:table-cell>
          <table:table-cell office:value-type="float" office:value="0.0998550442303018" calcext:value-type="float">
            <text:p>0.099855044230302</text:p>
          </table:table-cell>
          <table:table-cell office:value-type="float" office:value="0.100005377485998" calcext:value-type="float">
            <text:p>0.100005377485998</text:p>
          </table:table-cell>
          <table:table-cell office:value-type="float" office:value="0.0998453801618364" calcext:value-type="float">
            <text:p>0.099845380161836</text:p>
          </table:table-cell>
          <table:table-cell office:value-type="float" office:value="0.0998120876575346" calcext:value-type="float">
            <text:p>0.099812087657535</text:p>
          </table:table-cell>
          <table:table-cell office:value-type="float" office:value="0.0999380712087364" calcext:value-type="float">
            <text:p>0.099938071208736</text:p>
          </table:table-cell>
          <table:table-cell office:value-type="float" office:value="0.0998881669599194" calcext:value-type="float">
            <text:p>0.099888166959919</text:p>
          </table:table-cell>
          <table:table-cell office:value-type="float" office:value="0.0997925732578291" calcext:value-type="float">
            <text:p>0.099792573257829</text:p>
          </table:table-cell>
          <table:table-cell office:value-type="float" office:value="0.0998859506101975" calcext:value-type="float">
            <text:p>0.099885950610198</text:p>
          </table:table-cell>
          <table:table-cell office:value-type="float" office:value="0.0998484632615386" calcext:value-type="float">
            <text:p>0.099848463261539</text:p>
          </table:table-cell>
          <table:table-cell office:value-type="float" office:value="0.0999547238024605" calcext:value-type="float">
            <text:p>0.099954723802461</text:p>
          </table:table-cell>
          <table:table-cell office:value-type="float" office:value="0.0998101195511154" calcext:value-type="float">
            <text:p>0.099810119551115</text:p>
          </table:table-cell>
          <table:table-cell office:value-type="float" office:value="0.0999132148672002" calcext:value-type="float">
            <text:p>0.0999132148672</text:p>
          </table:table-cell>
          <table:table-cell office:value-type="float" office:value="0.0997898123100456" calcext:value-type="float">
            <text:p>0.099789812310046</text:p>
          </table:table-cell>
          <table:table-cell office:value-type="float" office:value="0.0999001671423833" calcext:value-type="float">
            <text:p>0.099900167142383</text:p>
          </table:table-cell>
          <table:table-cell office:value-type="float" office:value="0.09988546193089" calcext:value-type="float">
            <text:p>0.09988546193089</text:p>
          </table:table-cell>
          <table:table-cell office:value-type="float" office:value="0.0999038622501957" calcext:value-type="float">
            <text:p>0.099903862250196</text:p>
          </table:table-cell>
          <table:table-cell office:value-type="float" office:value="0.0999155364180824" calcext:value-type="float">
            <text:p>0.099915536418082</text:p>
          </table:table-cell>
          <table:table-cell office:value-type="float" office:value="0.0998854779835077" calcext:value-type="float">
            <text:p>0.099885477983508</text:p>
          </table:table-cell>
          <table:table-cell office:value-type="float" office:value="0.099833688461897" calcext:value-type="float">
            <text:p>0.099833688461897</text:p>
          </table:table-cell>
          <table:table-cell office:value-type="float" office:value="0.0998947788306551" calcext:value-type="float">
            <text:p>0.099894778830655</text:p>
          </table:table-cell>
          <table:table-cell office:value-type="float" office:value="0.0998634470701747" calcext:value-type="float">
            <text:p>0.099863447070175</text:p>
          </table:table-cell>
          <table:table-cell office:value-type="float" office:value="0.0999167231286297" calcext:value-type="float">
            <text:p>0.09991672312863</text:p>
          </table:table-cell>
          <table:table-cell office:value-type="float" office:value="0.0997954630268246" calcext:value-type="float">
            <text:p>0.099795463026825</text:p>
          </table:table-cell>
          <table:table-cell office:value-type="float" office:value="0.0998043055543968" calcext:value-type="float">
            <text:p>0.099804305554397</text:p>
          </table:table-cell>
          <table:table-cell office:value-type="float" office:value="0.0998893330747633" calcext:value-type="float">
            <text:p>0.099889333074763</text:p>
          </table:table-cell>
          <table:table-cell office:value-type="float" office:value="0.0999094121619079" calcext:value-type="float">
            <text:p>0.099909412161908</text:p>
          </table:table-cell>
          <table:table-cell office:value-type="float" office:value="0.0998292982481906" calcext:value-type="float">
            <text:p>0.099829298248191</text:p>
          </table:table-cell>
          <table:table-cell office:value-type="float" office:value="0.0998174290329404" calcext:value-type="float">
            <text:p>0.09981742903294</text:p>
          </table:table-cell>
          <table:table-cell office:value-type="float" office:value="0.0998955229208072" calcext:value-type="float">
            <text:p>0.099895522920807</text:p>
          </table:table-cell>
          <table:table-cell office:value-type="float" office:value="0.0998431388668813" calcext:value-type="float">
            <text:p>0.099843138866881</text:p>
          </table:table-cell>
          <table:table-cell office:value-type="float" office:value="0.0998843425859334" calcext:value-type="float">
            <text:p>0.099884342585933</text:p>
          </table:table-cell>
          <table:table-cell office:value-type="float" office:value="0.099796814115373" calcext:value-type="float">
            <text:p>0.099796814115373</text:p>
          </table:table-cell>
          <table:table-cell office:value-type="float" office:value="0.099930248720385" calcext:value-type="float">
            <text:p>0.099930248720385</text:p>
          </table:table-cell>
          <table:table-cell office:value-type="float" office:value="0.0998580074224818" calcext:value-type="float">
            <text:p>0.099858007422482</text:p>
          </table:table-cell>
          <table:table-cell office:value-type="float" office:value="0.0999231007302884" calcext:value-type="float">
            <text:p>0.099923100730288</text:p>
          </table:table-cell>
          <table:table-cell office:value-type="float" office:value="0.0998454164008938" calcext:value-type="float">
            <text:p>0.099845416400894</text:p>
          </table:table-cell>
          <table:table-cell office:value-type="float" office:value="0.0998491835946401" calcext:value-type="float">
            <text:p>0.09984918359464</text:p>
          </table:table-cell>
          <table:table-cell office:value-type="float" office:value="0.0998740703540294" calcext:value-type="float">
            <text:p>0.099874070354029</text:p>
          </table:table-cell>
          <table:table-cell office:value-type="float" office:value="0.0999105836713359" calcext:value-type="float">
            <text:p>0.099910583671336</text:p>
          </table:table-cell>
          <table:table-cell office:value-type="float" office:value="0.0998316096813417" calcext:value-type="float">
            <text:p>0.099831609681342</text:p>
          </table:table-cell>
          <table:table-cell office:value-type="float" office:value="0.0998243418602184" calcext:value-type="float">
            <text:p>0.099824341860218</text:p>
          </table:table-cell>
          <table:table-cell office:value-type="float" office:value="0.0999106779003298" calcext:value-type="float">
            <text:p>0.09991067790033</text:p>
          </table:table-cell>
          <table:table-cell office:value-type="float" office:value="0.0998838114723538" calcext:value-type="float">
            <text:p>0.099883811472354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0701257590359151" calcext:value-type="float">
            <text:p>-0.007012575903592</text:p>
          </table:table-cell>
          <table:table-cell office:value-type="float" office:value="-0.00700798192490533" calcext:value-type="float">
            <text:p>-0.007007981924905</text:p>
          </table:table-cell>
          <table:table-cell office:value-type="float" office:value="-0.00700739169930456" calcext:value-type="float">
            <text:p>-0.007007391699305</text:p>
          </table:table-cell>
          <table:table-cell office:value-type="float" office:value="-0.00700924657980573" calcext:value-type="float">
            <text:p>-0.007009246579806</text:p>
          </table:table-cell>
          <table:table-cell office:value-type="float" office:value="-0.00701735645477485" calcext:value-type="float">
            <text:p>-0.007017356454775</text:p>
          </table:table-cell>
          <table:table-cell office:value-type="float" office:value="-0.00701682898518822" calcext:value-type="float">
            <text:p>-0.007016828985188</text:p>
          </table:table-cell>
          <table:table-cell office:value-type="float" office:value="-0.0070177754747852" calcext:value-type="float">
            <text:p>-0.007017775474785</text:p>
          </table:table-cell>
          <table:table-cell office:value-type="float" office:value="-0.00701212442301449" calcext:value-type="float">
            <text:p>-0.007012124423014</text:p>
          </table:table-cell>
          <table:table-cell office:value-type="float" office:value="-0.00702385265221073" calcext:value-type="float">
            <text:p>-0.007023852652211</text:p>
          </table:table-cell>
          <table:table-cell office:value-type="float" office:value="-0.00701116247664932" calcext:value-type="float">
            <text:p>-0.007011162476649</text:p>
          </table:table-cell>
          <table:table-cell office:value-type="float" office:value="-0.00700938208666196" calcext:value-type="float">
            <text:p>-0.007009382086662</text:p>
          </table:table-cell>
          <table:table-cell office:value-type="float" office:value="-0.00700345593970981" calcext:value-type="float">
            <text:p>-0.00700345593971</text:p>
          </table:table-cell>
          <table:table-cell office:value-type="float" office:value="-0.00701512518790956" calcext:value-type="float">
            <text:p>-0.00701512518791</text:p>
          </table:table-cell>
          <table:table-cell office:value-type="float" office:value="-0.0070051024157101" calcext:value-type="float">
            <text:p>-0.00700510241571</text:p>
          </table:table-cell>
          <table:table-cell office:value-type="float" office:value="-0.00701180543289302" calcext:value-type="float">
            <text:p>-0.007011805432893</text:p>
          </table:table-cell>
          <table:table-cell office:value-type="float" office:value="-0.00702578327357397" calcext:value-type="float">
            <text:p>-0.007025783273574</text:p>
          </table:table-cell>
          <table:table-cell office:value-type="float" office:value="-0.00701332923291344" calcext:value-type="float">
            <text:p>-0.007013329232913</text:p>
          </table:table-cell>
          <table:table-cell office:value-type="float" office:value="-0.00701585850110048" calcext:value-type="float">
            <text:p>-0.0070158585011</text:p>
          </table:table-cell>
          <table:table-cell office:value-type="float" office:value="-0.00701594631387838" calcext:value-type="float">
            <text:p>-0.007015946313878</text:p>
          </table:table-cell>
          <table:table-cell office:value-type="float" office:value="-0.00701919214711375" calcext:value-type="float">
            <text:p>-0.007019192147114</text:p>
          </table:table-cell>
          <table:table-cell office:value-type="float" office:value="-0.00701540425163445" calcext:value-type="float">
            <text:p>-0.007015404251634</text:p>
          </table:table-cell>
          <table:table-cell office:value-type="float" office:value="-0.00701498970105214" calcext:value-type="float">
            <text:p>-0.007014989701052</text:p>
          </table:table-cell>
          <table:table-cell office:value-type="float" office:value="-0.00700020152232011" calcext:value-type="float">
            <text:p>-0.00700020152232</text:p>
          </table:table-cell>
          <table:table-cell office:value-type="float" office:value="-0.00701452030725144" calcext:value-type="float">
            <text:p>-0.007014520307251</text:p>
          </table:table-cell>
          <table:table-cell office:value-type="float" office:value="-0.00700911073108331" calcext:value-type="float">
            <text:p>-0.007009110731083</text:p>
          </table:table-cell>
          <table:table-cell office:value-type="float" office:value="-0.00701452110135819" calcext:value-type="float">
            <text:p>-0.007014521101358</text:p>
          </table:table-cell>
          <table:table-cell office:value-type="float" office:value="-0.00702260772624834" calcext:value-type="float">
            <text:p>-0.007022607726248</text:p>
          </table:table-cell>
          <table:table-cell office:value-type="float" office:value="-0.00701317455654595" calcext:value-type="float">
            <text:p>-0.007013174556546</text:p>
          </table:table-cell>
          <table:table-cell office:value-type="float" office:value="-0.00700860226599557" calcext:value-type="float">
            <text:p>-0.007008602265996</text:p>
          </table:table-cell>
          <table:table-cell office:value-type="float" office:value="-0.00701011140611986" calcext:value-type="float">
            <text:p>-0.00701011140612</text:p>
          </table:table-cell>
          <table:table-cell office:value-type="float" office:value="-0.00701707287179886" calcext:value-type="float">
            <text:p>-0.007017072871799</text:p>
          </table:table-cell>
          <table:table-cell office:value-type="float" office:value="-0.00701213523091698" calcext:value-type="float">
            <text:p>-0.007012135230917</text:p>
          </table:table-cell>
          <table:table-cell office:value-type="float" office:value="-0.0070079468359368" calcext:value-type="float">
            <text:p>-0.007007946835937</text:p>
          </table:table-cell>
          <table:table-cell office:value-type="float" office:value="-0.00701597828190007" calcext:value-type="float">
            <text:p>-0.0070159782819</text:p>
          </table:table-cell>
          <table:table-cell office:value-type="float" office:value="-0.00700957936260219" calcext:value-type="float">
            <text:p>-0.007009579362602</text:p>
          </table:table-cell>
          <table:table-cell office:value-type="float" office:value="-0.00700264371314568" calcext:value-type="float">
            <text:p>-0.007002643713146</text:p>
          </table:table-cell>
          <table:table-cell office:value-type="float" office:value="-0.00699970124782851" calcext:value-type="float">
            <text:p>-0.006999701247829</text:p>
          </table:table-cell>
          <table:table-cell office:value-type="float" office:value="-0.0070049519348411" calcext:value-type="float">
            <text:p>-0.007004951934841</text:p>
          </table:table-cell>
          <table:table-cell office:value-type="float" office:value="-0.00700178316827264" calcext:value-type="float">
            <text:p>-0.007001783168273</text:p>
          </table:table-cell>
          <table:table-cell office:value-type="float" office:value="-0.00699856616304293" calcext:value-type="float">
            <text:p>-0.006998566163043</text:p>
          </table:table-cell>
          <table:table-cell office:value-type="float" office:value="-0.00700527770877741" calcext:value-type="float">
            <text:p>-0.007005277708777</text:p>
          </table:table-cell>
          <table:table-cell office:value-type="float" office:value="-0.00697121153596009" calcext:value-type="float">
            <text:p>-0.00697121153596</text:p>
          </table:table-cell>
          <table:table-cell office:value-type="float" office:value="-0.00607365903735318" calcext:value-type="float">
            <text:p>-0.006073659037353</text:p>
          </table:table-cell>
          <table:table-cell office:value-type="float" office:value="-0.00607763984813833" calcext:value-type="float">
            <text:p>-0.006077639848138</text:p>
          </table:table-cell>
          <table:table-cell office:value-type="float" office:value="-0.00610133912356778" calcext:value-type="float">
            <text:p>-0.006101339123568</text:p>
          </table:table-cell>
          <table:table-cell office:value-type="float" office:value="-0.00627299231952421" calcext:value-type="float">
            <text:p>-0.006272992319524</text:p>
          </table:table-cell>
          <table:table-cell office:value-type="float" office:value="-0.00650223890790997" calcext:value-type="float">
            <text:p>-0.00650223890791</text:p>
          </table:table-cell>
          <table:table-cell office:value-type="float" office:value="-0.0065334577841852" calcext:value-type="float">
            <text:p>-0.006533457784185</text:p>
          </table:table-cell>
          <table:table-cell office:value-type="float" office:value="-0.0073131251574667" calcext:value-type="float">
            <text:p>-0.007313125157467</text:p>
          </table:table-cell>
          <table:table-cell office:value-type="float" office:value="-0.00857718419949671" calcext:value-type="float">
            <text:p>-0.008577184199497</text:p>
          </table:table-cell>
          <table:table-cell office:value-type="float" office:value="-0.0114640129794935" calcext:value-type="float">
            <text:p>-0.011464012979494</text:p>
          </table:table-cell>
          <table:table-cell office:value-type="float" office:value="-0.0172692115346892" calcext:value-type="float">
            <text:p>-0.017269211534689</text:p>
          </table:table-cell>
          <table:table-cell office:value-type="float" office:value="-0.0289808736301394" calcext:value-type="float">
            <text:p>-0.028980873630139</text:p>
          </table:table-cell>
          <table:table-cell office:value-type="float" office:value="-0.0341859303457927" calcext:value-type="float">
            <text:p>-0.034185930345793</text:p>
          </table:table-cell>
          <table:table-cell office:value-type="float" office:value="-0.0329440744305787" calcext:value-type="float">
            <text:p>-0.032944074430579</text:p>
          </table:table-cell>
          <table:table-cell office:value-type="float" office:value="-0.0438936104946794" calcext:value-type="float">
            <text:p>-0.043893610494679</text:p>
          </table:table-cell>
          <table:table-cell office:value-type="float" office:value="-0.048822667279149" calcext:value-type="float">
            <text:p>-0.048822667279149</text:p>
          </table:table-cell>
          <table:table-cell office:value-type="float" office:value="-0.0481922779242198" calcext:value-type="float">
            <text:p>-0.04819227792422</text:p>
          </table:table-cell>
          <table:table-cell office:value-type="float" office:value="-0.0484705213262611" calcext:value-type="float">
            <text:p>-0.048470521326261</text:p>
          </table:table-cell>
          <table:table-cell office:value-type="float" office:value="-0.0435107497693909" calcext:value-type="float">
            <text:p>-0.043510749769391</text:p>
          </table:table-cell>
          <table:table-cell office:value-type="float" office:value="-0.010122093695894" calcext:value-type="float">
            <text:p>-0.010122093695894</text:p>
          </table:table-cell>
          <table:table-cell office:value-type="float" office:value="-0.0115117534122602" calcext:value-type="float">
            <text:p>-0.01151175341226</text:p>
          </table:table-cell>
          <table:table-cell office:value-type="float" office:value="-0.0131206158625513" calcext:value-type="float">
            <text:p>-0.013120615862551</text:p>
          </table:table-cell>
          <table:table-cell office:value-type="float" office:value="-0.0165148284943254" calcext:value-type="float">
            <text:p>-0.016514828494325</text:p>
          </table:table-cell>
          <table:table-cell office:value-type="float" office:value="-0.0174477119601599" calcext:value-type="float">
            <text:p>-0.01744771196016</text:p>
          </table:table-cell>
          <table:table-cell office:value-type="float" office:value="-0.0168099833811967" calcext:value-type="float">
            <text:p>-0.016809983381197</text:p>
          </table:table-cell>
          <table:table-cell office:value-type="float" office:value="-0.00123586846789809" calcext:value-type="float">
            <text:p>-0.001235868467898</text:p>
          </table:table-cell>
          <table:table-cell office:value-type="float" office:value="0.000777487684663169" calcext:value-type="float">
            <text:p>0.000777487684663</text:p>
          </table:table-cell>
          <table:table-cell office:value-type="float" office:value="-0.00744158195124272" calcext:value-type="float">
            <text:p>-0.007441581951243</text:p>
          </table:table-cell>
          <table:table-cell office:value-type="float" office:value="-0.0112238623360874" calcext:value-type="float">
            <text:p>-0.011223862336087</text:p>
          </table:table-cell>
          <table:table-cell office:value-type="float" office:value="-0.0121951018885335" calcext:value-type="float">
            <text:p>-0.012195101888534</text:p>
          </table:table-cell>
          <table:table-cell office:value-type="float" office:value="-0.0109309404922823" calcext:value-type="float">
            <text:p>-0.010930940492282</text:p>
          </table:table-cell>
          <table:table-cell office:value-type="float" office:value="-0.00980900547603263" calcext:value-type="float">
            <text:p>-0.009809005476033</text:p>
          </table:table-cell>
          <table:table-cell office:value-type="float" office:value="-0.00983972385424131" calcext:value-type="float">
            <text:p>-0.009839723854241</text:p>
          </table:table-cell>
          <table:table-cell office:value-type="float" office:value="-0.0118631320163798" calcext:value-type="float">
            <text:p>-0.01186313201638</text:p>
          </table:table-cell>
          <table:table-cell office:value-type="float" office:value="-0.0174400749446414" calcext:value-type="float">
            <text:p>-0.017440074944641</text:p>
          </table:table-cell>
          <table:table-cell office:value-type="float" office:value="-0.0313582528976048" calcext:value-type="float">
            <text:p>-0.031358252897605</text:p>
          </table:table-cell>
          <table:table-cell office:value-type="float" office:value="-0.0386261580134404" calcext:value-type="float">
            <text:p>-0.03862615801344</text:p>
          </table:table-cell>
          <table:table-cell office:value-type="float" office:value="-0.0373152061862347" calcext:value-type="float">
            <text:p>-0.037315206186235</text:p>
          </table:table-cell>
          <table:table-cell office:value-type="float" office:value="-0.0336586136328782" calcext:value-type="float">
            <text:p>-0.033658613632878</text:p>
          </table:table-cell>
          <table:table-cell office:value-type="float" office:value="-0.00202127995631796" calcext:value-type="float">
            <text:p>-0.002021279956318</text:p>
          </table:table-cell>
          <table:table-cell office:value-type="float" office:value="0.000236134550790815" calcext:value-type="float">
            <text:p>0.000236134550791</text:p>
          </table:table-cell>
          <table:table-cell office:value-type="float" office:value="0.000274823523336778" calcext:value-type="float">
            <text:p>0.000274823523337</text:p>
          </table:table-cell>
          <table:table-cell office:value-type="float" office:value="-0.0264322838896897" calcext:value-type="float">
            <text:p>-0.02643228388969</text:p>
          </table:table-cell>
          <table:table-cell office:value-type="float" office:value="-0.0035777295682012" calcext:value-type="float">
            <text:p>-0.003577729568201</text:p>
          </table:table-cell>
          <table:table-cell office:value-type="float" office:value="-0.000690837735180189" calcext:value-type="float">
            <text:p>-0.00069083773518</text:p>
          </table:table-cell>
          <table:table-cell office:value-type="float" office:value="0.000298550695751206" calcext:value-type="float">
            <text:p>0.000298550695751</text:p>
          </table:table-cell>
          <table:table-cell office:value-type="float" office:value="-0.00784769172492702" calcext:value-type="float">
            <text:p>-0.007847691724927</text:p>
          </table:table-cell>
          <table:table-cell office:value-type="float" office:value="-0.0131452581157708" calcext:value-type="float">
            <text:p>-0.013145258115771</text:p>
          </table:table-cell>
          <table:table-cell office:value-type="float" office:value="-0.0137117052914597" calcext:value-type="float">
            <text:p>-0.01371170529146</text:p>
          </table:table-cell>
          <table:table-cell office:value-type="float" office:value="-0.0134688088793181" calcext:value-type="float">
            <text:p>-0.013468808879318</text:p>
          </table:table-cell>
          <table:table-cell office:value-type="float" office:value="-0.01206758158126" calcext:value-type="float">
            <text:p>-0.01206758158126</text:p>
          </table:table-cell>
          <table:table-cell office:value-type="float" office:value="-0.0116231411263509" calcext:value-type="float">
            <text:p>-0.011623141126351</text:p>
          </table:table-cell>
          <table:table-cell office:value-type="float" office:value="-0.0111418658142263" calcext:value-type="float">
            <text:p>-0.011141865814226</text:p>
          </table:table-cell>
          <table:table-cell office:value-type="float" office:value="-0.0126445989182323" calcext:value-type="float">
            <text:p>-0.012644598918232</text:p>
          </table:table-cell>
          <table:table-cell office:value-type="float" office:value="-0.0172559180240884" calcext:value-type="float">
            <text:p>-0.017255918024088</text:p>
          </table:table-cell>
          <table:table-cell office:value-type="float" office:value="-0.0225605477863767" calcext:value-type="float">
            <text:p>-0.022560547786377</text:p>
          </table:table-cell>
          <table:table-cell office:value-type="float" office:value="-0.0449350499849091" calcext:value-type="float">
            <text:p>-0.044935049984909</text:p>
          </table:table-cell>
          <table:table-cell office:value-type="float" office:value="-0.0432157439497177" calcext:value-type="float">
            <text:p>-0.043215743949718</text:p>
          </table:table-cell>
          <table:table-cell office:value-type="float" office:value="-0.0414675748630604" calcext:value-type="float">
            <text:p>-0.04146757486306</text:p>
          </table:table-cell>
          <table:table-cell office:value-type="float" office:value="-0.0452131515593792" calcext:value-type="float">
            <text:p>-0.045213151559379</text:p>
          </table:table-cell>
          <table:table-cell office:value-type="float" office:value="-0.0445890992207502" calcext:value-type="float">
            <text:p>-0.04458909922075</text:p>
          </table:table-cell>
          <table:table-cell office:value-type="float" office:value="-0.0382829812528923" calcext:value-type="float">
            <text:p>-0.038282981252892</text:p>
          </table:table-cell>
          <table:table-cell office:value-type="float" office:value="-0.020519803741522" calcext:value-type="float">
            <text:p>-0.020519803741522</text:p>
          </table:table-cell>
          <table:table-cell office:value-type="float" office:value="-0.0137406851681742" calcext:value-type="float">
            <text:p>-0.013740685168174</text:p>
          </table:table-cell>
          <table:table-cell office:value-type="float" office:value="-0.0147026198819158" calcext:value-type="float">
            <text:p>-0.014702619881916</text:p>
          </table:table-cell>
          <table:table-cell office:value-type="float" office:value="-0.0177970334818461" calcext:value-type="float">
            <text:p>-0.017797033481846</text:p>
          </table:table-cell>
          <table:table-cell office:value-type="float" office:value="-0.0180821542011639" calcext:value-type="float">
            <text:p>-0.018082154201164</text:p>
          </table:table-cell>
          <table:table-cell office:value-type="float" office:value="-0.016362698127215" calcext:value-type="float">
            <text:p>-0.016362698127215</text:p>
          </table:table-cell>
          <table:table-cell office:value-type="float" office:value="-0.0177418927290042" calcext:value-type="float">
            <text:p>-0.017741892729004</text:p>
          </table:table-cell>
          <table:table-cell office:value-type="float" office:value="-0.00630086654401596" calcext:value-type="float">
            <text:p>-0.006300866544016</text:p>
          </table:table-cell>
          <table:table-cell office:value-type="float" office:value="-0.00545529017856738" calcext:value-type="float">
            <text:p>-0.005455290178567</text:p>
          </table:table-cell>
          <table:table-cell office:value-type="float" office:value="-0.00286196793832967" calcext:value-type="float">
            <text:p>-0.00286196793833</text:p>
          </table:table-cell>
          <table:table-cell office:value-type="float" office:value="-0.00467090777701726" calcext:value-type="float">
            <text:p>-0.004670907777017</text:p>
          </table:table-cell>
          <table:table-cell office:value-type="float" office:value="-0.00749608772359456" calcext:value-type="float">
            <text:p>-0.007496087723595</text:p>
          </table:table-cell>
          <table:table-cell office:value-type="float" office:value="-0.0113699351202386" calcext:value-type="float">
            <text:p>-0.011369935120239</text:p>
          </table:table-cell>
          <table:table-cell office:value-type="float" office:value="-0.0131645714163259" calcext:value-type="float">
            <text:p>-0.013164571416326</text:p>
          </table:table-cell>
          <table:table-cell office:value-type="float" office:value="-0.0128994054857111" calcext:value-type="float">
            <text:p>-0.012899405485711</text:p>
          </table:table-cell>
          <table:table-cell office:value-type="float" office:value="-0.0126025882741101" calcext:value-type="float">
            <text:p>-0.01260258827411</text:p>
          </table:table-cell>
          <table:table-cell office:value-type="float" office:value="-0.011276513664018" calcext:value-type="float">
            <text:p>-0.011276513664018</text:p>
          </table:table-cell>
          <table:table-cell office:value-type="float" office:value="-0.0115728832837924" calcext:value-type="float">
            <text:p>-0.011572883283792</text:p>
          </table:table-cell>
          <table:table-cell office:value-type="float" office:value="-0.014647481842428" calcext:value-type="float">
            <text:p>-0.014647481842428</text:p>
          </table:table-cell>
          <table:table-cell office:value-type="float" office:value="-0.020836205715513" calcext:value-type="float">
            <text:p>-0.020836205715513</text:p>
          </table:table-cell>
          <table:table-cell office:value-type="float" office:value="-0.0443999027671066" calcext:value-type="float">
            <text:p>-0.044399902767107</text:p>
          </table:table-cell>
          <table:table-cell office:value-type="float" office:value="-0.0433400521561078" calcext:value-type="float">
            <text:p>-0.043340052156108</text:p>
          </table:table-cell>
          <table:table-cell office:value-type="float" office:value="-0.0426181029286407" calcext:value-type="float">
            <text:p>-0.042618102928641</text:p>
          </table:table-cell>
          <table:table-cell office:value-type="float" office:value="-0.0436854358563936" calcext:value-type="float">
            <text:p>-0.043685435856394</text:p>
          </table:table-cell>
          <table:table-cell office:value-type="float" office:value="-0.0364085677378953" calcext:value-type="float">
            <text:p>-0.036408567737895</text:p>
          </table:table-cell>
          <table:table-cell office:value-type="float" office:value="-0.0220238248369405" calcext:value-type="float">
            <text:p>-0.022023824836941</text:p>
          </table:table-cell>
          <table:table-cell office:value-type="float" office:value="-0.0174596620463292" calcext:value-type="float">
            <text:p>-0.017459662046329</text:p>
          </table:table-cell>
          <table:table-cell office:value-type="float" office:value="-0.0154286327797705" calcext:value-type="float">
            <text:p>-0.015428632779771</text:p>
          </table:table-cell>
          <table:table-cell office:value-type="float" office:value="-0.0164101897280326" calcext:value-type="float">
            <text:p>-0.016410189728033</text:p>
          </table:table-cell>
          <table:table-cell office:value-type="float" office:value="-0.0182034166052905" calcext:value-type="float">
            <text:p>-0.018203416605291</text:p>
          </table:table-cell>
          <table:table-cell office:value-type="float" office:value="-0.0211088244429759" calcext:value-type="float">
            <text:p>-0.021108824442976</text:p>
          </table:table-cell>
          <table:table-cell office:value-type="float" office:value="-0.021805985240563" calcext:value-type="float">
            <text:p>-0.021805985240563</text:p>
          </table:table-cell>
          <table:table-cell office:value-type="float" office:value="-0.0198700442502684" calcext:value-type="float">
            <text:p>-0.019870044250268</text:p>
          </table:table-cell>
          <table:table-cell office:value-type="float" office:value="-0.0140591045741465" calcext:value-type="float">
            <text:p>-0.014059104574147</text:p>
          </table:table-cell>
          <table:table-cell office:value-type="float" office:value="-0.0160974679397418" calcext:value-type="float">
            <text:p>-0.016097467939742</text:p>
          </table:table-cell>
          <table:table-cell office:value-type="float" office:value="0.00452440564489573" calcext:value-type="float">
            <text:p>0.004524405644896</text:p>
          </table:table-cell>
          <table:table-cell office:value-type="float" office:value="0.00669643611197068" calcext:value-type="float">
            <text:p>0.006696436111971</text:p>
          </table:table-cell>
          <table:table-cell office:value-type="float" office:value="0.00552365498327491" calcext:value-type="float">
            <text:p>0.005523654983275</text:p>
          </table:table-cell>
          <table:table-cell office:value-type="float" office:value="-0.00736594607761802" calcext:value-type="float">
            <text:p>-0.007365946077618</text:p>
          </table:table-cell>
          <table:table-cell office:value-type="float" office:value="-0.00953704420622962" calcext:value-type="float">
            <text:p>-0.00953704420623</text:p>
          </table:table-cell>
          <table:table-cell office:value-type="float" office:value="-0.0122009053126352" calcext:value-type="float">
            <text:p>-0.012200905312635</text:p>
          </table:table-cell>
          <table:table-cell office:value-type="float" office:value="-0.0126184189648532" calcext:value-type="float">
            <text:p>-0.012618418964853</text:p>
          </table:table-cell>
          <table:table-cell office:value-type="float" office:value="-0.0104755759926733" calcext:value-type="float">
            <text:p>-0.010475575992673</text:p>
          </table:table-cell>
          <table:table-cell office:value-type="float" office:value="-0.00925509187449934" calcext:value-type="float">
            <text:p>-0.009255091874499</text:p>
          </table:table-cell>
          <table:table-cell office:value-type="float" office:value="-0.00972647808107423" calcext:value-type="float">
            <text:p>-0.009726478081074</text:p>
          </table:table-cell>
          <table:table-cell office:value-type="float" office:value="-0.0128122729649637" calcext:value-type="float">
            <text:p>-0.012812272964964</text:p>
          </table:table-cell>
          <table:table-cell office:value-type="float" office:value="-0.014931953153899" calcext:value-type="float">
            <text:p>-0.014931953153899</text:p>
          </table:table-cell>
          <table:table-cell office:value-type="float" office:value="-0.016980413002592" calcext:value-type="float">
            <text:p>-0.016980413002592</text:p>
          </table:table-cell>
          <table:table-cell office:value-type="float" office:value="-0.0218903284578203" calcext:value-type="float">
            <text:p>-0.02189032845782</text:p>
          </table:table-cell>
          <table:table-cell office:value-type="float" office:value="-0.0339868792881839" calcext:value-type="float">
            <text:p>-0.033986879288184</text:p>
          </table:table-cell>
          <table:table-cell office:value-type="float" office:value="-0.0323943901808706" calcext:value-type="float">
            <text:p>-0.032394390180871</text:p>
          </table:table-cell>
          <table:table-cell office:value-type="float" office:value="-0.0357135957637973" calcext:value-type="float">
            <text:p>-0.035713595763797</text:p>
          </table:table-cell>
          <table:table-cell office:value-type="float" office:value="-0.043959728292085" calcext:value-type="float">
            <text:p>-0.043959728292085</text:p>
          </table:table-cell>
          <table:table-cell office:value-type="float" office:value="-0.045236097548517" calcext:value-type="float">
            <text:p>-0.045236097548517</text:p>
          </table:table-cell>
          <table:table-cell office:value-type="float" office:value="-0.0441963003049572" calcext:value-type="float">
            <text:p>-0.044196300304957</text:p>
          </table:table-cell>
          <table:table-cell office:value-type="float" office:value="-0.0431608495678308" calcext:value-type="float">
            <text:p>-0.043160849567831</text:p>
          </table:table-cell>
          <table:table-cell office:value-type="float" office:value="-0.0453219238616633" calcext:value-type="float">
            <text:p>-0.045321923861663</text:p>
          </table:table-cell>
          <table:table-cell office:value-type="float" office:value="-0.0428296017753288" calcext:value-type="float">
            <text:p>-0.042829601775329</text:p>
          </table:table-cell>
          <table:table-cell office:value-type="float" office:value="-0.0189492886820036" calcext:value-type="float">
            <text:p>-0.018949288682004</text:p>
          </table:table-cell>
          <table:table-cell office:value-type="float" office:value="-0.015207848027145" calcext:value-type="float">
            <text:p>-0.015207848027145</text:p>
          </table:table-cell>
          <table:table-cell office:value-type="float" office:value="-0.0133270740947392" calcext:value-type="float">
            <text:p>-0.013327074094739</text:p>
          </table:table-cell>
          <table:table-cell office:value-type="float" office:value="-0.0149776198302488" calcext:value-type="float">
            <text:p>-0.014977619830249</text:p>
          </table:table-cell>
          <table:table-cell office:value-type="float" office:value="-0.0176496140053389" calcext:value-type="float">
            <text:p>-0.017649614005339</text:p>
          </table:table-cell>
          <table:table-cell office:value-type="float" office:value="-0.0178421026684547" calcext:value-type="float">
            <text:p>-0.017842102668455</text:p>
          </table:table-cell>
          <table:table-cell office:value-type="float" office:value="-0.00982653013978128" calcext:value-type="float">
            <text:p>-0.009826530139781</text:p>
          </table:table-cell>
          <table:table-cell office:value-type="float" office:value="-0.0285962533476822" calcext:value-type="float">
            <text:p>-0.028596253347682</text:p>
          </table:table-cell>
          <table:table-cell office:value-type="float" office:value="-0.0177084228814427" calcext:value-type="float">
            <text:p>-0.017708422881443</text:p>
          </table:table-cell>
          <table:table-cell office:value-type="float" office:value="-0.00233494735691458" calcext:value-type="float">
            <text:p>-0.002334947356915</text:p>
          </table:table-cell>
          <table:table-cell office:value-type="float" office:value="0.00115776557769926" calcext:value-type="float">
            <text:p>0.001157765577699</text:p>
          </table:table-cell>
          <table:table-cell office:value-type="float" office:value="0.00318620063971036" calcext:value-type="float">
            <text:p>0.00318620063971</text:p>
          </table:table-cell>
          <table:table-cell office:value-type="float" office:value="0.000768691315860672" calcext:value-type="float">
            <text:p>0.000768691315861</text:p>
          </table:table-cell>
          <table:table-cell office:value-type="float" office:value="-0.00870485303752765" calcext:value-type="float">
            <text:p>-0.008704853037528</text:p>
          </table:table-cell>
          <table:table-cell office:value-type="float" office:value="-0.0114402860278158" calcext:value-type="float">
            <text:p>-0.011440286027816</text:p>
          </table:table-cell>
          <table:table-cell office:value-type="float" office:value="-0.0109467704694042" calcext:value-type="float">
            <text:p>-0.010946770469404</text:p>
          </table:table-cell>
          <table:table-cell office:value-type="float" office:value="-0.00942573807038274" calcext:value-type="float">
            <text:p>-0.009425738070383</text:p>
          </table:table-cell>
          <table:table-cell office:value-type="float" office:value="-0.00918576864686133" calcext:value-type="float">
            <text:p>-0.009185768646861</text:p>
          </table:table-cell>
          <table:table-cell office:value-type="float" office:value="-0.00956408772225979" calcext:value-type="float">
            <text:p>-0.00956408772226</text:p>
          </table:table-cell>
          <table:table-cell office:value-type="float" office:value="-0.0129146420618315" calcext:value-type="float">
            <text:p>-0.012914642061832</text:p>
          </table:table-cell>
          <table:table-cell office:value-type="float" office:value="-0.0161619239679714" calcext:value-type="float">
            <text:p>-0.016161923967971</text:p>
          </table:table-cell>
          <table:table-cell office:value-type="float" office:value="-0.0206257777783453" calcext:value-type="float">
            <text:p>-0.020625777778345</text:p>
          </table:table-cell>
          <table:table-cell office:value-type="float" office:value="-0.0332860400517522" calcext:value-type="float">
            <text:p>-0.033286040051752</text:p>
          </table:table-cell>
          <table:table-cell office:value-type="float" office:value="-0.0292476510733683" calcext:value-type="float">
            <text:p>-0.029247651073368</text:p>
          </table:table-cell>
          <table:table-cell office:value-type="float" office:value="-0.0389022751421548" calcext:value-type="float">
            <text:p>-0.038902275142155</text:p>
          </table:table-cell>
          <table:table-cell office:value-type="float" office:value="-0.0428913758140209" calcext:value-type="float">
            <text:p>-0.042891375814021</text:p>
          </table:table-cell>
          <table:table-cell office:value-type="float" office:value="-0.0409951593654711" calcext:value-type="float">
            <text:p>-0.040995159365471</text:p>
          </table:table-cell>
          <table:table-cell office:value-type="float" office:value="-0.040957713958188" calcext:value-type="float">
            <text:p>-0.040957713958188</text:p>
          </table:table-cell>
          <table:table-cell office:value-type="float" office:value="-0.0393030758879818" calcext:value-type="float">
            <text:p>-0.039303075887982</text:p>
          </table:table-cell>
          <table:table-cell office:value-type="float" office:value="-0.0188313271573277" calcext:value-type="float">
            <text:p>-0.018831327157328</text:p>
          </table:table-cell>
          <table:table-cell office:value-type="float" office:value="-0.0172003656585166" calcext:value-type="float">
            <text:p>-0.017200365658517</text:p>
          </table:table-cell>
          <table:table-cell office:value-type="float" office:value="-0.0165536180507052" calcext:value-type="float">
            <text:p>-0.016553618050705</text:p>
          </table:table-cell>
          <table:table-cell office:value-type="float" office:value="-0.0160358221166962" calcext:value-type="float">
            <text:p>-0.016035822116696</text:p>
          </table:table-cell>
          <table:table-cell office:value-type="float" office:value="-0.0163156816782001" calcext:value-type="float">
            <text:p>-0.0163156816782</text:p>
          </table:table-cell>
          <table:table-cell office:value-type="float" office:value="-0.0170026513641354" calcext:value-type="float">
            <text:p>-0.017002651364135</text:p>
          </table:table-cell>
          <table:table-cell office:value-type="float" office:value="-0.0147118702698556" calcext:value-type="float">
            <text:p>-0.014711870269856</text:p>
          </table:table-cell>
          <table:table-cell office:value-type="float" office:value="0.00192569374836888" calcext:value-type="float">
            <text:p>0.001925693748369</text:p>
          </table:table-cell>
          <table:table-cell office:value-type="float" office:value="0.00174656817248797" calcext:value-type="float">
            <text:p>0.001746568172488</text:p>
          </table:table-cell>
          <table:table-cell office:value-type="float" office:value="0.00232000579249998" calcext:value-type="float">
            <text:p>0.0023200057925</text:p>
          </table:table-cell>
          <table:table-cell office:value-type="float" office:value="-0.00379066804202052" calcext:value-type="float">
            <text:p>-0.003790668042021</text:p>
          </table:table-cell>
          <table:table-cell office:value-type="float" office:value="-0.00882029197975592" calcext:value-type="float">
            <text:p>-0.008820291979756</text:p>
          </table:table-cell>
          <table:table-cell office:value-type="float" office:value="-0.0121403346531065" calcext:value-type="float">
            <text:p>-0.012140334653107</text:p>
          </table:table-cell>
          <table:table-cell office:value-type="float" office:value="-0.0141188526842623" calcext:value-type="float">
            <text:p>-0.014118852684262</text:p>
          </table:table-cell>
          <table:table-cell office:value-type="float" office:value="-0.0134684570599087" calcext:value-type="float">
            <text:p>-0.013468457059909</text:p>
          </table:table-cell>
          <table:table-cell office:value-type="float" office:value="-0.0129675620086645" calcext:value-type="float">
            <text:p>-0.012967562008665</text:p>
          </table:table-cell>
          <table:table-cell office:value-type="float" office:value="-0.0120021729443248" calcext:value-type="float">
            <text:p>-0.012002172944325</text:p>
          </table:table-cell>
          <table:table-cell office:value-type="float" office:value="-0.0118562725172596" calcext:value-type="float">
            <text:p>-0.01185627251726</text:p>
          </table:table-cell>
          <table:table-cell office:value-type="float" office:value="-0.0142189850510044" calcext:value-type="float">
            <text:p>-0.014218985051004</text:p>
          </table:table-cell>
          <table:table-cell office:value-type="float" office:value="-0.0172384254176483" calcext:value-type="float">
            <text:p>-0.017238425417648</text:p>
          </table:table-cell>
          <table:table-cell office:value-type="float" office:value="-0.0195295979174076" calcext:value-type="float">
            <text:p>-0.019529597917408</text:p>
          </table:table-cell>
          <table:table-cell office:value-type="float" office:value="-0.0178164038814629" calcext:value-type="float">
            <text:p>-0.017816403881463</text:p>
          </table:table-cell>
          <table:table-cell office:value-type="float" office:value="-0.0109459065073476" calcext:value-type="float">
            <text:p>-0.010945906507348</text:p>
          </table:table-cell>
          <table:table-cell office:value-type="float" office:value="-0.00696599235885717" calcext:value-type="float">
            <text:p>-0.006965992358857</text:p>
          </table:table-cell>
          <table:table-cell office:value-type="float" office:value="-0.0065532645534523" calcext:value-type="float">
            <text:p>-0.006553264553452</text:p>
          </table:table-cell>
          <table:table-cell office:value-type="float" office:value="-0.00579492636014918" calcext:value-type="float">
            <text:p>-0.005794926360149</text:p>
          </table:table-cell>
          <table:table-cell office:value-type="float" office:value="-0.00561860510626348" calcext:value-type="float">
            <text:p>-0.005618605106263</text:p>
          </table:table-cell>
          <table:table-cell office:value-type="float" office:value="-0.00631569595915414" calcext:value-type="float">
            <text:p>-0.006315695959154</text:p>
          </table:table-cell>
          <table:table-cell office:value-type="float" office:value="-0.00664215400106926" calcext:value-type="float">
            <text:p>-0.006642154001069</text:p>
          </table:table-cell>
          <table:table-cell office:value-type="float" office:value="-0.00658566677513305" calcext:value-type="float">
            <text:p>-0.006585666775133</text:p>
          </table:table-cell>
          <table:table-cell office:value-type="float" office:value="-0.00627734978405034" calcext:value-type="float">
            <text:p>-0.00627734978405</text:p>
          </table:table-cell>
          <table:table-cell office:value-type="float" office:value="-0.00631118763884786" calcext:value-type="float">
            <text:p>-0.006311187638848</text:p>
          </table:table-cell>
          <table:table-cell office:value-type="float" office:value="-0.00644241680576183" calcext:value-type="float">
            <text:p>-0.006442416805762</text:p>
          </table:table-cell>
          <table:table-cell office:value-type="float" office:value="-0.00636035384460369" calcext:value-type="float">
            <text:p>-0.006360353844604</text:p>
          </table:table-cell>
          <table:table-cell office:value-type="float" office:value="-0.00635547421892656" calcext:value-type="float">
            <text:p>-0.006355474218927</text:p>
          </table:table-cell>
          <table:table-cell office:value-type="float" office:value="-0.00648080731407222" calcext:value-type="float">
            <text:p>-0.006480807314072</text:p>
          </table:table-cell>
          <table:table-cell office:value-type="float" office:value="-0.00639028443724275" calcext:value-type="float">
            <text:p>-0.006390284437243</text:p>
          </table:table-cell>
          <table:table-cell office:value-type="float" office:value="-0.006373009044731" calcext:value-type="float">
            <text:p>-0.006373009044731</text:p>
          </table:table-cell>
          <table:table-cell office:value-type="float" office:value="-0.00636851605763394" calcext:value-type="float">
            <text:p>-0.006368516057634</text:p>
          </table:table-cell>
          <table:table-cell office:value-type="float" office:value="-0.00637313189091078" calcext:value-type="float">
            <text:p>-0.006373131890911</text:p>
          </table:table-cell>
          <table:table-cell office:value-type="float" office:value="-0.00638957030704583" calcext:value-type="float">
            <text:p>-0.006389570307046</text:p>
          </table:table-cell>
          <table:table-cell office:value-type="float" office:value="-0.00638106257832547" calcext:value-type="float">
            <text:p>-0.006381062578325</text:p>
          </table:table-cell>
          <table:table-cell office:value-type="float" office:value="-0.00638511994394231" calcext:value-type="float">
            <text:p>-0.006385119943942</text:p>
          </table:table-cell>
          <table:table-cell office:value-type="float" office:value="-0.00637184697202389" calcext:value-type="float">
            <text:p>-0.006371846972024</text:p>
          </table:table-cell>
          <table:table-cell office:value-type="float" office:value="-0.00639620079868925" calcext:value-type="float">
            <text:p>-0.006396200798689</text:p>
          </table:table-cell>
          <table:table-cell office:value-type="float" office:value="-0.00638023955976632" calcext:value-type="float">
            <text:p>-0.006380239559766</text:p>
          </table:table-cell>
          <table:table-cell office:value-type="float" office:value="-0.00651227664019768" calcext:value-type="float">
            <text:p>-0.006512276640198</text:p>
          </table:table-cell>
          <table:table-cell office:value-type="float" office:value="-0.00637728743438704" calcext:value-type="float">
            <text:p>-0.006377287434387</text:p>
          </table:table-cell>
          <table:table-cell office:value-type="float" office:value="-0.00638338799353167" calcext:value-type="float">
            <text:p>-0.006383387993532</text:p>
          </table:table-cell>
          <table:table-cell office:value-type="float" office:value="-0.00638681887724437" calcext:value-type="float">
            <text:p>-0.006386818877244</text:p>
          </table:table-cell>
          <table:table-cell office:value-type="float" office:value="-0.00639079625343949" calcext:value-type="float">
            <text:p>-0.006390796253439</text:p>
          </table:table-cell>
          <table:table-cell office:value-type="float" office:value="-0.00638957331197727" calcext:value-type="float">
            <text:p>-0.006389573311977</text:p>
          </table:table-cell>
          <table:table-cell office:value-type="float" office:value="-0.00638333157573039" calcext:value-type="float">
            <text:p>-0.00638333157573</text:p>
          </table:table-cell>
          <table:table-cell office:value-type="float" office:value="-0.00637438913321644" calcext:value-type="float">
            <text:p>-0.006374389133216</text:p>
          </table:table-cell>
          <table:table-cell office:value-type="float" office:value="-0.00638717430993834" calcext:value-type="float">
            <text:p>-0.006387174309938</text:p>
          </table:table-cell>
          <table:table-cell office:value-type="float" office:value="-0.00649601386490978" calcext:value-type="float">
            <text:p>-0.00649601386491</text:p>
          </table:table-cell>
          <table:table-cell office:value-type="float" office:value="-0.00636315856519446" calcext:value-type="float">
            <text:p>-0.006363158565194</text:p>
          </table:table-cell>
          <table:table-cell office:value-type="float" office:value="-0.00638344647976431" calcext:value-type="float">
            <text:p>-0.006383446479764</text:p>
          </table:table-cell>
          <table:table-cell office:value-type="float" office:value="-0.0063796015263769" calcext:value-type="float">
            <text:p>-0.006379601526377</text:p>
          </table:table-cell>
          <table:table-cell office:value-type="float" office:value="-0.00639643110654153" calcext:value-type="float">
            <text:p>-0.006396431106542</text:p>
          </table:table-cell>
          <table:table-cell office:value-type="float" office:value="-0.00637943795379001" calcext:value-type="float">
            <text:p>-0.00637943795379</text:p>
          </table:table-cell>
          <table:table-cell office:value-type="float" office:value="-0.0063994784492886" calcext:value-type="float">
            <text:p>-0.006399478449289</text:p>
          </table:table-cell>
          <table:table-cell office:value-type="float" office:value="-0.00649677093142733" calcext:value-type="float">
            <text:p>-0.006496770931427</text:p>
          </table:table-cell>
          <table:table-cell office:value-type="float" office:value="-0.00637353238024196" calcext:value-type="float">
            <text:p>-0.006373532380242</text:p>
          </table:table-cell>
          <table:table-cell office:value-type="float" office:value="-0.00638874544988994" calcext:value-type="float">
            <text:p>-0.00638874544989</text:p>
          </table:table-cell>
          <table:table-cell office:value-type="float" office:value="-0.00638179919539098" calcext:value-type="float">
            <text:p>-0.006381799195391</text:p>
          </table:table-cell>
          <table:table-cell office:value-type="float" office:value="-0.0063802320472923" calcext:value-type="float">
            <text:p>-0.006380232047292</text:p>
          </table:table-cell>
          <table:table-cell office:value-type="float" office:value="-0.00637753740993457" calcext:value-type="float">
            <text:p>-0.006377537409935</text:p>
          </table:table-cell>
          <table:table-cell office:value-type="float" office:value="-0.00638219699553557" calcext:value-type="float">
            <text:p>-0.006382196995536</text:p>
          </table:table-cell>
          <table:table-cell office:value-type="float" office:value="-0.0063808674947503" calcext:value-type="float">
            <text:p>-0.00638086749475</text:p>
          </table:table-cell>
          <table:table-cell office:value-type="float" office:value="-0.00638419157447613" calcext:value-type="float">
            <text:p>-0.006384191574476</text:p>
          </table:table-cell>
          <table:table-cell office:value-type="float" office:value="-0.00636963503568487" calcext:value-type="float">
            <text:p>-0.006369635035685</text:p>
          </table:table-cell>
          <table:table-cell office:value-type="float" office:value="-0.00639396748518761" calcext:value-type="float">
            <text:p>-0.006393967485188</text:p>
          </table:table-cell>
          <table:table-cell office:value-type="float" office:value="-0.00638377986493386" calcext:value-type="float">
            <text:p>-0.006383779864934</text:p>
          </table:table-cell>
          <table:table-cell office:value-type="float" office:value="-0.00651197150420538" calcext:value-type="float">
            <text:p>-0.006511971504205</text:p>
          </table:table-cell>
          <table:table-cell office:value-type="float" office:value="-0.00637339632111583" calcext:value-type="float">
            <text:p>-0.006373396321116</text:p>
          </table:table-cell>
          <table:table-cell office:value-type="float" office:value="-0.0063954002206404" calcext:value-type="float">
            <text:p>-0.00639540022064</text:p>
          </table:table-cell>
          <table:table-cell office:value-type="float" office:value="-0.00637954456911224" calcext:value-type="float">
            <text:p>-0.006379544569112</text:p>
          </table:table-cell>
          <table:table-cell office:value-type="float" office:value="-0.00639243533739848" calcext:value-type="float">
            <text:p>-0.006392435337398</text:p>
          </table:table-cell>
          <table:table-cell office:value-type="float" office:value="-0.00637822270585487" calcext:value-type="float">
            <text:p>-0.006378222705855</text:p>
          </table:table-cell>
          <table:table-cell office:value-type="float" office:value="-0.00639814016304603" calcext:value-type="float">
            <text:p>-0.006398140163046</text:p>
          </table:table-cell>
          <table:table-cell office:value-type="float" office:value="-0.00638389276800322" calcext:value-type="float">
            <text:p>-0.006383892768003</text:p>
          </table:table-cell>
          <table:table-cell office:value-type="float" office:value="-0.00649868078140682" calcext:value-type="float">
            <text:p>-0.006498680781407</text:p>
          </table:table-cell>
          <table:table-cell office:value-type="float" office:value="-0.00637903820492764" calcext:value-type="float">
            <text:p>-0.006379038204928</text:p>
          </table:table-cell>
          <table:table-cell office:value-type="float" office:value="-0.00638054419907666" calcext:value-type="float">
            <text:p>-0.006380544199077</text:p>
          </table:table-cell>
          <table:table-cell office:value-type="float" office:value="-0.00638291165741198" calcext:value-type="float">
            <text:p>-0.006382911657412</text:p>
          </table:table-cell>
          <table:table-cell office:value-type="float" office:value="-0.00638675359186353" calcext:value-type="float">
            <text:p>-0.006386753591864</text:p>
          </table:table-cell>
          <table:table-cell office:value-type="float" office:value="-0.00637779897013796" calcext:value-type="float">
            <text:p>-0.006377798970138</text:p>
          </table:table-cell>
          <table:table-cell office:value-type="float" office:value="-0.00637925677029719" calcext:value-type="float">
            <text:p>-0.006379256770297</text:p>
          </table:table-cell>
          <table:table-cell office:value-type="float" office:value="-0.00639442859694273" calcext:value-type="float">
            <text:p>-0.006394428596943</text:p>
          </table:table-cell>
          <table:table-cell office:value-type="float" office:value="-0.00638447255396328" calcext:value-type="float">
            <text:p>-0.006384472553963</text:p>
          </table:table-cell>
          <table:table-cell office:value-type="float" office:value="-0.00638159152492719" calcext:value-type="float">
            <text:p>-0.006381591524927</text:p>
          </table:table-cell>
          <table:table-cell office:value-type="float" office:value="-0.00636375563723673" calcext:value-type="float">
            <text:p>-0.006363755637237</text:p>
          </table:table-cell>
          <table:table-cell office:value-type="float" office:value="-0.00639543277170505" calcext:value-type="float">
            <text:p>-0.006395432771705</text:p>
          </table:table-cell>
          <table:table-cell office:value-type="float" office:value="-0.00637681005849526" calcext:value-type="float">
            <text:p>-0.006376810058495</text:p>
          </table:table-cell>
          <table:table-cell office:value-type="float" office:value="-0.00637992086996618" calcext:value-type="float">
            <text:p>-0.006379920869966</text:p>
          </table:table-cell>
          <table:table-cell office:value-type="float" office:value="-0.00649233171097989" calcext:value-type="float">
            <text:p>-0.00649233171098</text:p>
          </table:table-cell>
          <table:table-cell office:value-type="float" office:value="-0.00638391675045135" calcext:value-type="float">
            <text:p>-0.006383916750451</text:p>
          </table:table-cell>
          <table:table-cell office:value-type="float" office:value="-0.00636911572389587" calcext:value-type="float">
            <text:p>-0.006369115723896</text:p>
          </table:table-cell>
          <table:table-cell office:value-type="float" office:value="-0.00650154305336021" calcext:value-type="float">
            <text:p>-0.00650154305336</text:p>
          </table:table-cell>
          <table:table-cell office:value-type="float" office:value="-0.00638681293851078" calcext:value-type="float">
            <text:p>-0.006386812938511</text:p>
          </table:table-cell>
          <table:table-cell office:value-type="float" office:value="-0.00637214819613368" calcext:value-type="float">
            <text:p>-0.006372148196134</text:p>
          </table:table-cell>
          <table:table-cell office:value-type="float" office:value="-0.00639601979020775" calcext:value-type="float">
            <text:p>-0.006396019790208</text:p>
          </table:table-cell>
          <table:table-cell office:value-type="float" office:value="-0.00638831195939807" calcext:value-type="float">
            <text:p>-0.006388311959398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21235683112126" calcext:value-type="float">
            <text:p>0.621235683112126</text:p>
          </table:table-cell>
          <table:table-cell office:value-type="float" office:value="0.620596818942395" calcext:value-type="float">
            <text:p>0.620596818942395</text:p>
          </table:table-cell>
          <table:table-cell office:value-type="float" office:value="0.621139809237553" calcext:value-type="float">
            <text:p>0.621139809237553</text:p>
          </table:table-cell>
          <table:table-cell office:value-type="float" office:value="0.62035339112934" calcext:value-type="float">
            <text:p>0.62035339112934</text:p>
          </table:table-cell>
          <table:table-cell office:value-type="float" office:value="0.620870862939971" calcext:value-type="float">
            <text:p>0.620870862939971</text:p>
          </table:table-cell>
          <table:table-cell office:value-type="float" office:value="0.62106301218394" calcext:value-type="float">
            <text:p>0.62106301218394</text:p>
          </table:table-cell>
          <table:table-cell office:value-type="float" office:value="0.620348253137861" calcext:value-type="float">
            <text:p>0.620348253137861</text:p>
          </table:table-cell>
          <table:table-cell office:value-type="float" office:value="0.620506957084652" calcext:value-type="float">
            <text:p>0.620506957084652</text:p>
          </table:table-cell>
          <table:table-cell office:value-type="float" office:value="0.62081959687221" calcext:value-type="float">
            <text:p>0.62081959687221</text:p>
          </table:table-cell>
          <table:table-cell office:value-type="float" office:value="0.621005202069142" calcext:value-type="float">
            <text:p>0.621005202069142</text:p>
          </table:table-cell>
          <table:table-cell office:value-type="float" office:value="0.620944226409146" calcext:value-type="float">
            <text:p>0.620944226409146</text:p>
          </table:table-cell>
          <table:table-cell office:value-type="float" office:value="0.620759507106083" calcext:value-type="float">
            <text:p>0.620759507106083</text:p>
          </table:table-cell>
          <table:table-cell office:value-type="float" office:value="0.620870131876463" calcext:value-type="float">
            <text:p>0.620870131876463</text:p>
          </table:table-cell>
          <table:table-cell office:value-type="float" office:value="0.620199010535476" calcext:value-type="float">
            <text:p>0.620199010535476</text:p>
          </table:table-cell>
          <table:table-cell office:value-type="float" office:value="0.620571819420736" calcext:value-type="float">
            <text:p>0.620571819420736</text:p>
          </table:table-cell>
          <table:table-cell office:value-type="float" office:value="0.621294516318424" calcext:value-type="float">
            <text:p>0.621294516318424</text:p>
          </table:table-cell>
          <table:table-cell office:value-type="float" office:value="0.620566351495351" calcext:value-type="float">
            <text:p>0.620566351495351</text:p>
          </table:table-cell>
          <table:table-cell office:value-type="float" office:value="0.620552096788634" calcext:value-type="float">
            <text:p>0.620552096788634</text:p>
          </table:table-cell>
          <table:table-cell office:value-type="float" office:value="0.620503297114998" calcext:value-type="float">
            <text:p>0.620503297114998</text:p>
          </table:table-cell>
          <table:table-cell office:value-type="float" office:value="0.620952649903667" calcext:value-type="float">
            <text:p>0.620952649903667</text:p>
          </table:table-cell>
          <table:table-cell office:value-type="float" office:value="0.621271453339378" calcext:value-type="float">
            <text:p>0.621271453339378</text:p>
          </table:table-cell>
          <table:table-cell office:value-type="float" office:value="0.621087543577153" calcext:value-type="float">
            <text:p>0.621087543577153</text:p>
          </table:table-cell>
          <table:table-cell office:value-type="float" office:value="0.620495145665389" calcext:value-type="float">
            <text:p>0.620495145665389</text:p>
          </table:table-cell>
          <table:table-cell office:value-type="float" office:value="0.620926614814128" calcext:value-type="float">
            <text:p>0.620926614814128</text:p>
          </table:table-cell>
          <table:table-cell office:value-type="float" office:value="0.620887978723883" calcext:value-type="float">
            <text:p>0.620887978723883</text:p>
          </table:table-cell>
          <table:table-cell office:value-type="float" office:value="0.620702397021307" calcext:value-type="float">
            <text:p>0.620702397021307</text:p>
          </table:table-cell>
          <table:table-cell office:value-type="float" office:value="0.621125017583888" calcext:value-type="float">
            <text:p>0.621125017583888</text:p>
          </table:table-cell>
          <table:table-cell office:value-type="float" office:value="0.620987525803143" calcext:value-type="float">
            <text:p>0.620987525803143</text:p>
          </table:table-cell>
          <table:table-cell office:value-type="float" office:value="0.620607661622404" calcext:value-type="float">
            <text:p>0.620607661622404</text:p>
          </table:table-cell>
          <table:table-cell office:value-type="float" office:value="0.620524301027132" calcext:value-type="float">
            <text:p>0.620524301027132</text:p>
          </table:table-cell>
          <table:table-cell office:value-type="float" office:value="0.620725185481553" calcext:value-type="float">
            <text:p>0.620725185481553</text:p>
          </table:table-cell>
          <table:table-cell office:value-type="float" office:value="0.620674377555307" calcext:value-type="float">
            <text:p>0.620674377555307</text:p>
          </table:table-cell>
          <table:table-cell office:value-type="float" office:value="0.621055012804749" calcext:value-type="float">
            <text:p>0.621055012804749</text:p>
          </table:table-cell>
          <table:table-cell office:value-type="float" office:value="0.621319954353404" calcext:value-type="float">
            <text:p>0.621319954353404</text:p>
          </table:table-cell>
          <table:table-cell office:value-type="float" office:value="0.621473573473111" calcext:value-type="float">
            <text:p>0.621473573473111</text:p>
          </table:table-cell>
          <table:table-cell office:value-type="float" office:value="0.620848519305596" calcext:value-type="float">
            <text:p>0.620848519305596</text:p>
          </table:table-cell>
          <table:table-cell office:value-type="float" office:value="0.620554378475304" calcext:value-type="float">
            <text:p>0.620554378475304</text:p>
          </table:table-cell>
          <table:table-cell office:value-type="float" office:value="0.62098172208207" calcext:value-type="float">
            <text:p>0.62098172208207</text:p>
          </table:table-cell>
          <table:table-cell office:value-type="float" office:value="0.621296328613074" calcext:value-type="float">
            <text:p>0.621296328613074</text:p>
          </table:table-cell>
          <table:table-cell office:value-type="float" office:value="0.620761955770104" calcext:value-type="float">
            <text:p>0.620761955770104</text:p>
          </table:table-cell>
          <table:table-cell office:value-type="float" office:value="0.620731702279482" calcext:value-type="float">
            <text:p>0.620731702279482</text:p>
          </table:table-cell>
          <table:table-cell office:value-type="float" office:value="0.621661794099048" calcext:value-type="float">
            <text:p>0.621661794099048</text:p>
          </table:table-cell>
          <table:table-cell office:value-type="float" office:value="0.620924190214778" calcext:value-type="float">
            <text:p>0.620924190214778</text:p>
          </table:table-cell>
          <table:table-cell office:value-type="float" office:value="0.621371404796587" calcext:value-type="float">
            <text:p>0.621371404796587</text:p>
          </table:table-cell>
          <table:table-cell office:value-type="float" office:value="0.621046746740697" calcext:value-type="float">
            <text:p>0.621046746740697</text:p>
          </table:table-cell>
          <table:table-cell office:value-type="float" office:value="0.622171149924157" calcext:value-type="float">
            <text:p>0.622171149924157</text:p>
          </table:table-cell>
          <table:table-cell office:value-type="float" office:value="0.62215133104848" calcext:value-type="float">
            <text:p>0.62215133104848</text:p>
          </table:table-cell>
          <table:table-cell office:value-type="float" office:value="0.621628296050667" calcext:value-type="float">
            <text:p>0.621628296050667</text:p>
          </table:table-cell>
          <table:table-cell office:value-type="float" office:value="0.62114805716945" calcext:value-type="float">
            <text:p>0.62114805716945</text:p>
          </table:table-cell>
          <table:table-cell office:value-type="float" office:value="0.617916183449579" calcext:value-type="float">
            <text:p>0.617916183449579</text:p>
          </table:table-cell>
          <table:table-cell office:value-type="float" office:value="0.600043381133863" calcext:value-type="float">
            <text:p>0.600043381133863</text:p>
          </table:table-cell>
          <table:table-cell office:value-type="float" office:value="0.593669832209526" calcext:value-type="float">
            <text:p>0.593669832209526</text:p>
          </table:table-cell>
          <table:table-cell office:value-type="float" office:value="0.599960568865973" calcext:value-type="float">
            <text:p>0.599960568865973</text:p>
          </table:table-cell>
          <table:table-cell office:value-type="float" office:value="0.597618334391306" calcext:value-type="float">
            <text:p>0.597618334391306</text:p>
          </table:table-cell>
          <table:table-cell office:value-type="float" office:value="0.59812858913943" calcext:value-type="float">
            <text:p>0.59812858913943</text:p>
          </table:table-cell>
          <table:table-cell office:value-type="float" office:value="0.638959818596806" calcext:value-type="float">
            <text:p>0.638959818596806</text:p>
          </table:table-cell>
          <table:table-cell office:value-type="float" office:value="0.694037391622063" calcext:value-type="float">
            <text:p>0.694037391622063</text:p>
          </table:table-cell>
          <table:table-cell office:value-type="float" office:value="0.692514676734145" calcext:value-type="float">
            <text:p>0.692514676734145</text:p>
          </table:table-cell>
          <table:table-cell office:value-type="float" office:value="0.687609408069847" calcext:value-type="float">
            <text:p>0.687609408069847</text:p>
          </table:table-cell>
          <table:table-cell office:value-type="float" office:value="0.689261253641621" calcext:value-type="float">
            <text:p>0.689261253641621</text:p>
          </table:table-cell>
          <table:table-cell office:value-type="float" office:value="0.616127892056799" calcext:value-type="float">
            <text:p>0.616127892056799</text:p>
          </table:table-cell>
          <table:table-cell office:value-type="float" office:value="0.62235769611482" calcext:value-type="float">
            <text:p>0.62235769611482</text:p>
          </table:table-cell>
          <table:table-cell office:value-type="float" office:value="0.632619964993501" calcext:value-type="float">
            <text:p>0.632619964993501</text:p>
          </table:table-cell>
          <table:table-cell office:value-type="float" office:value="0.619936582765246" calcext:value-type="float">
            <text:p>0.619936582765246</text:p>
          </table:table-cell>
          <table:table-cell office:value-type="float" office:value="0.61397374105725" calcext:value-type="float">
            <text:p>0.61397374105725</text:p>
          </table:table-cell>
          <table:table-cell office:value-type="float" office:value="0.612852586893837" calcext:value-type="float">
            <text:p>0.612852586893837</text:p>
          </table:table-cell>
          <table:table-cell office:value-type="float" office:value="0.562488443453532" calcext:value-type="float">
            <text:p>0.562488443453532</text:p>
          </table:table-cell>
          <table:table-cell office:value-type="float" office:value="0.562557726001203" calcext:value-type="float">
            <text:p>0.562557726001203</text:p>
          </table:table-cell>
          <table:table-cell office:value-type="float" office:value="0.574989704068213" calcext:value-type="float">
            <text:p>0.574989704068213</text:p>
          </table:table-cell>
          <table:table-cell office:value-type="float" office:value="0.60656320233918" calcext:value-type="float">
            <text:p>0.60656320233918</text:p>
          </table:table-cell>
          <table:table-cell office:value-type="float" office:value="0.610078549614401" calcext:value-type="float">
            <text:p>0.610078549614401</text:p>
          </table:table-cell>
          <table:table-cell office:value-type="float" office:value="0.631521165420496" calcext:value-type="float">
            <text:p>0.631521165420496</text:p>
          </table:table-cell>
          <table:table-cell office:value-type="float" office:value="0.619310091656234" calcext:value-type="float">
            <text:p>0.619310091656234</text:p>
          </table:table-cell>
          <table:table-cell office:value-type="float" office:value="0.627670431897654" calcext:value-type="float">
            <text:p>0.627670431897654</text:p>
          </table:table-cell>
          <table:table-cell office:value-type="float" office:value="0.630618809669783" calcext:value-type="float">
            <text:p>0.630618809669783</text:p>
          </table:table-cell>
          <table:table-cell office:value-type="float" office:value="0.636206902232016" calcext:value-type="float">
            <text:p>0.636206902232016</text:p>
          </table:table-cell>
          <table:table-cell office:value-type="float" office:value="0.621622683918935" calcext:value-type="float">
            <text:p>0.621622683918935</text:p>
          </table:table-cell>
          <table:table-cell office:value-type="float" office:value="0.649460136170406" calcext:value-type="float">
            <text:p>0.649460136170406</text:p>
          </table:table-cell>
          <table:table-cell office:value-type="float" office:value="0.659344295102686" calcext:value-type="float">
            <text:p>0.659344295102686</text:p>
          </table:table-cell>
          <table:table-cell office:value-type="float" office:value="0.671691455328357" calcext:value-type="float">
            <text:p>0.671691455328357</text:p>
          </table:table-cell>
          <table:table-cell office:value-type="float" office:value="0.599558299926928" calcext:value-type="float">
            <text:p>0.599558299926928</text:p>
          </table:table-cell>
          <table:table-cell office:value-type="float" office:value="0.59576387751225" calcext:value-type="float">
            <text:p>0.59576387751225</text:p>
          </table:table-cell>
          <table:table-cell office:value-type="float" office:value="0.608268130771786" calcext:value-type="float">
            <text:p>0.608268130771786</text:p>
          </table:table-cell>
          <table:table-cell office:value-type="float" office:value="0.650284544610056" calcext:value-type="float">
            <text:p>0.650284544610056</text:p>
          </table:table-cell>
          <table:table-cell office:value-type="float" office:value="0.594489252412865" calcext:value-type="float">
            <text:p>0.594489252412865</text:p>
          </table:table-cell>
          <table:table-cell office:value-type="float" office:value="0.576413343598543" calcext:value-type="float">
            <text:p>0.576413343598543</text:p>
          </table:table-cell>
          <table:table-cell office:value-type="float" office:value="0.576140117515624" calcext:value-type="float">
            <text:p>0.576140117515624</text:p>
          </table:table-cell>
          <table:table-cell office:value-type="float" office:value="0.594185099927498" calcext:value-type="float">
            <text:p>0.594185099927498</text:p>
          </table:table-cell>
          <table:table-cell office:value-type="float" office:value="0.621688139242831" calcext:value-type="float">
            <text:p>0.621688139242831</text:p>
          </table:table-cell>
          <table:table-cell office:value-type="float" office:value="0.619144322131525" calcext:value-type="float">
            <text:p>0.619144322131525</text:p>
          </table:table-cell>
          <table:table-cell office:value-type="float" office:value="0.625331512989188" calcext:value-type="float">
            <text:p>0.625331512989188</text:p>
          </table:table-cell>
          <table:table-cell office:value-type="float" office:value="0.631858204134087" calcext:value-type="float">
            <text:p>0.631858204134087</text:p>
          </table:table-cell>
          <table:table-cell office:value-type="float" office:value="0.63938919061196" calcext:value-type="float">
            <text:p>0.63938919061196</text:p>
          </table:table-cell>
          <table:table-cell office:value-type="float" office:value="0.635402691662264" calcext:value-type="float">
            <text:p>0.635402691662264</text:p>
          </table:table-cell>
          <table:table-cell office:value-type="float" office:value="0.631220971762191" calcext:value-type="float">
            <text:p>0.631220971762191</text:p>
          </table:table-cell>
          <table:table-cell office:value-type="float" office:value="0.63756229175988" calcext:value-type="float">
            <text:p>0.63756229175988</text:p>
          </table:table-cell>
          <table:table-cell office:value-type="float" office:value="0.631702164487952" calcext:value-type="float">
            <text:p>0.631702164487952</text:p>
          </table:table-cell>
          <table:table-cell office:value-type="float" office:value="0.656086494785406" calcext:value-type="float">
            <text:p>0.656086494785406</text:p>
          </table:table-cell>
          <table:table-cell office:value-type="float" office:value="0.681031633712781" calcext:value-type="float">
            <text:p>0.681031633712781</text:p>
          </table:table-cell>
          <table:table-cell office:value-type="float" office:value="0.69406341498977" calcext:value-type="float">
            <text:p>0.69406341498977</text:p>
          </table:table-cell>
          <table:table-cell office:value-type="float" office:value="0.689644199606808" calcext:value-type="float">
            <text:p>0.689644199606808</text:p>
          </table:table-cell>
          <table:table-cell office:value-type="float" office:value="0.686390321035881" calcext:value-type="float">
            <text:p>0.686390321035881</text:p>
          </table:table-cell>
          <table:table-cell office:value-type="float" office:value="0.707865710341562" calcext:value-type="float">
            <text:p>0.707865710341562</text:p>
          </table:table-cell>
          <table:table-cell office:value-type="float" office:value="0.659900081212853" calcext:value-type="float">
            <text:p>0.659900081212853</text:p>
          </table:table-cell>
          <table:table-cell office:value-type="float" office:value="0.627020164948266" calcext:value-type="float">
            <text:p>0.627020164948266</text:p>
          </table:table-cell>
          <table:table-cell office:value-type="float" office:value="0.624411764310952" calcext:value-type="float">
            <text:p>0.624411764310952</text:p>
          </table:table-cell>
          <table:table-cell office:value-type="float" office:value="0.622949283611011" calcext:value-type="float">
            <text:p>0.622949283611011</text:p>
          </table:table-cell>
          <table:table-cell office:value-type="float" office:value="0.618996162970571" calcext:value-type="float">
            <text:p>0.618996162970571</text:p>
          </table:table-cell>
          <table:table-cell office:value-type="float" office:value="0.624574055546496" calcext:value-type="float">
            <text:p>0.624574055546496</text:p>
          </table:table-cell>
          <table:table-cell office:value-type="float" office:value="0.623009952306253" calcext:value-type="float">
            <text:p>0.623009952306253</text:p>
          </table:table-cell>
          <table:table-cell office:value-type="float" office:value="0.620207506032759" calcext:value-type="float">
            <text:p>0.620207506032759</text:p>
          </table:table-cell>
          <table:table-cell office:value-type="float" office:value="0.591902531058221" calcext:value-type="float">
            <text:p>0.591902531058221</text:p>
          </table:table-cell>
          <table:table-cell office:value-type="float" office:value="0.581885550950101" calcext:value-type="float">
            <text:p>0.581885550950101</text:p>
          </table:table-cell>
          <table:table-cell office:value-type="float" office:value="0.579948766988196" calcext:value-type="float">
            <text:p>0.579948766988196</text:p>
          </table:table-cell>
          <table:table-cell office:value-type="float" office:value="0.603482471832755" calcext:value-type="float">
            <text:p>0.603482471832755</text:p>
          </table:table-cell>
          <table:table-cell office:value-type="float" office:value="0.596537912905201" calcext:value-type="float">
            <text:p>0.596537912905201</text:p>
          </table:table-cell>
          <table:table-cell office:value-type="float" office:value="0.619875929658347" calcext:value-type="float">
            <text:p>0.619875929658347</text:p>
          </table:table-cell>
          <table:table-cell office:value-type="float" office:value="0.632487548249818" calcext:value-type="float">
            <text:p>0.632487548249818</text:p>
          </table:table-cell>
          <table:table-cell office:value-type="float" office:value="0.636104815453182" calcext:value-type="float">
            <text:p>0.636104815453182</text:p>
          </table:table-cell>
          <table:table-cell office:value-type="float" office:value="0.640183587914903" calcext:value-type="float">
            <text:p>0.640183587914903</text:p>
          </table:table-cell>
          <table:table-cell office:value-type="float" office:value="0.647080131216463" calcext:value-type="float">
            <text:p>0.647080131216463</text:p>
          </table:table-cell>
          <table:table-cell office:value-type="float" office:value="0.651025553173529" calcext:value-type="float">
            <text:p>0.651025553173529</text:p>
          </table:table-cell>
          <table:table-cell office:value-type="float" office:value="0.657106999766849" calcext:value-type="float">
            <text:p>0.657106999766849</text:p>
          </table:table-cell>
          <table:table-cell office:value-type="float" office:value="0.669467784943949" calcext:value-type="float">
            <text:p>0.669467784943949</text:p>
          </table:table-cell>
          <table:table-cell office:value-type="float" office:value="0.700304819904637" calcext:value-type="float">
            <text:p>0.700304819904637</text:p>
          </table:table-cell>
          <table:table-cell office:value-type="float" office:value="0.714862679830847" calcext:value-type="float">
            <text:p>0.714862679830847</text:p>
          </table:table-cell>
          <table:table-cell office:value-type="float" office:value="0.683717808755286" calcext:value-type="float">
            <text:p>0.683717808755286</text:p>
          </table:table-cell>
          <table:table-cell office:value-type="float" office:value="0.67522760022639" calcext:value-type="float">
            <text:p>0.67522760022639</text:p>
          </table:table-cell>
          <table:table-cell office:value-type="float" office:value="0.653149287274158" calcext:value-type="float">
            <text:p>0.653149287274158</text:p>
          </table:table-cell>
          <table:table-cell office:value-type="float" office:value="0.638036677667249" calcext:value-type="float">
            <text:p>0.638036677667249</text:p>
          </table:table-cell>
          <table:table-cell office:value-type="float" office:value="0.629340177303684" calcext:value-type="float">
            <text:p>0.629340177303684</text:p>
          </table:table-cell>
          <table:table-cell office:value-type="float" office:value="0.639280915558093" calcext:value-type="float">
            <text:p>0.639280915558093</text:p>
          </table:table-cell>
          <table:table-cell office:value-type="float" office:value="0.635747475289141" calcext:value-type="float">
            <text:p>0.635747475289141</text:p>
          </table:table-cell>
          <table:table-cell office:value-type="float" office:value="0.62525256383994" calcext:value-type="float">
            <text:p>0.62525256383994</text:p>
          </table:table-cell>
          <table:table-cell office:value-type="float" office:value="0.6229614509864" calcext:value-type="float">
            <text:p>0.6229614509864</text:p>
          </table:table-cell>
          <table:table-cell office:value-type="float" office:value="0.613608315351337" calcext:value-type="float">
            <text:p>0.613608315351337</text:p>
          </table:table-cell>
          <table:table-cell office:value-type="float" office:value="0.611784956774813" calcext:value-type="float">
            <text:p>0.611784956774813</text:p>
          </table:table-cell>
          <table:table-cell office:value-type="float" office:value="0.636212290395427" calcext:value-type="float">
            <text:p>0.636212290395427</text:p>
          </table:table-cell>
          <table:table-cell office:value-type="float" office:value="0.57922823152277" calcext:value-type="float">
            <text:p>0.57922823152277</text:p>
          </table:table-cell>
          <table:table-cell office:value-type="float" office:value="0.574929866588255" calcext:value-type="float">
            <text:p>0.574929866588255</text:p>
          </table:table-cell>
          <table:table-cell office:value-type="float" office:value="0.59171281695331" calcext:value-type="float">
            <text:p>0.59171281695331</text:p>
          </table:table-cell>
          <table:table-cell office:value-type="float" office:value="0.611178652618728" calcext:value-type="float">
            <text:p>0.611178652618728</text:p>
          </table:table-cell>
          <table:table-cell office:value-type="float" office:value="0.600442710986507" calcext:value-type="float">
            <text:p>0.600442710986507</text:p>
          </table:table-cell>
          <table:table-cell office:value-type="float" office:value="0.612077263949356" calcext:value-type="float">
            <text:p>0.612077263949356</text:p>
          </table:table-cell>
          <table:table-cell office:value-type="float" office:value="0.623962729379542" calcext:value-type="float">
            <text:p>0.623962729379542</text:p>
          </table:table-cell>
          <table:table-cell office:value-type="float" office:value="0.639926272673438" calcext:value-type="float">
            <text:p>0.639926272673438</text:p>
          </table:table-cell>
          <table:table-cell office:value-type="float" office:value="0.643192591275358" calcext:value-type="float">
            <text:p>0.643192591275358</text:p>
          </table:table-cell>
          <table:table-cell office:value-type="float" office:value="0.640286655819246" calcext:value-type="float">
            <text:p>0.640286655819246</text:p>
          </table:table-cell>
          <table:table-cell office:value-type="float" office:value="0.635857562122895" calcext:value-type="float">
            <text:p>0.635857562122895</text:p>
          </table:table-cell>
          <table:table-cell office:value-type="float" office:value="0.641304135723738" calcext:value-type="float">
            <text:p>0.641304135723738</text:p>
          </table:table-cell>
          <table:table-cell office:value-type="float" office:value="0.629969038187679" calcext:value-type="float">
            <text:p>0.629969038187679</text:p>
          </table:table-cell>
          <table:table-cell office:value-type="float" office:value="0.609030624063658" calcext:value-type="float">
            <text:p>0.609030624063658</text:p>
          </table:table-cell>
          <table:table-cell office:value-type="float" office:value="0.620228275058296" calcext:value-type="float">
            <text:p>0.620228275058296</text:p>
          </table:table-cell>
          <table:table-cell office:value-type="float" office:value="0.608105222676955" calcext:value-type="float">
            <text:p>0.608105222676955</text:p>
          </table:table-cell>
          <table:table-cell office:value-type="float" office:value="0.628528806166296" calcext:value-type="float">
            <text:p>0.628528806166296</text:p>
          </table:table-cell>
          <table:table-cell office:value-type="float" office:value="0.64125761313911" calcext:value-type="float">
            <text:p>0.64125761313911</text:p>
          </table:table-cell>
          <table:table-cell office:value-type="float" office:value="0.67446742601291" calcext:value-type="float">
            <text:p>0.67446742601291</text:p>
          </table:table-cell>
          <table:table-cell office:value-type="float" office:value="0.687337191966005" calcext:value-type="float">
            <text:p>0.687337191966005</text:p>
          </table:table-cell>
          <table:table-cell office:value-type="float" office:value="0.693261106085637" calcext:value-type="float">
            <text:p>0.693261106085637</text:p>
          </table:table-cell>
          <table:table-cell office:value-type="float" office:value="0.685800665539497" calcext:value-type="float">
            <text:p>0.685800665539497</text:p>
          </table:table-cell>
          <table:table-cell office:value-type="float" office:value="0.688397509190289" calcext:value-type="float">
            <text:p>0.688397509190289</text:p>
          </table:table-cell>
          <table:table-cell office:value-type="float" office:value="0.636288458961501" calcext:value-type="float">
            <text:p>0.636288458961501</text:p>
          </table:table-cell>
          <table:table-cell office:value-type="float" office:value="0.620485650491645" calcext:value-type="float">
            <text:p>0.620485650491645</text:p>
          </table:table-cell>
          <table:table-cell office:value-type="float" office:value="0.608641658252199" calcext:value-type="float">
            <text:p>0.608641658252199</text:p>
          </table:table-cell>
          <table:table-cell office:value-type="float" office:value="0.610638411116492" calcext:value-type="float">
            <text:p>0.610638411116492</text:p>
          </table:table-cell>
          <table:table-cell office:value-type="float" office:value="0.610627521192394" calcext:value-type="float">
            <text:p>0.610627521192394</text:p>
          </table:table-cell>
          <table:table-cell office:value-type="float" office:value="0.60100274723093" calcext:value-type="float">
            <text:p>0.60100274723093</text:p>
          </table:table-cell>
          <table:table-cell office:value-type="float" office:value="0.588580968955947" calcext:value-type="float">
            <text:p>0.588580968955947</text:p>
          </table:table-cell>
          <table:table-cell office:value-type="float" office:value="0.610332054422665" calcext:value-type="float">
            <text:p>0.610332054422665</text:p>
          </table:table-cell>
          <table:table-cell office:value-type="float" office:value="0.607990696985807" calcext:value-type="float">
            <text:p>0.607990696985807</text:p>
          </table:table-cell>
          <table:table-cell office:value-type="float" office:value="0.574819236702797" calcext:value-type="float">
            <text:p>0.574819236702797</text:p>
          </table:table-cell>
          <table:table-cell office:value-type="float" office:value="0.568598937133302" calcext:value-type="float">
            <text:p>0.568598937133302</text:p>
          </table:table-cell>
          <table:table-cell office:value-type="float" office:value="0.561102254540272" calcext:value-type="float">
            <text:p>0.561102254540272</text:p>
          </table:table-cell>
          <table:table-cell office:value-type="float" office:value="0.569715310365683" calcext:value-type="float">
            <text:p>0.569715310365683</text:p>
          </table:table-cell>
          <table:table-cell office:value-type="float" office:value="0.586217905193168" calcext:value-type="float">
            <text:p>0.586217905193168</text:p>
          </table:table-cell>
          <table:table-cell office:value-type="float" office:value="0.606327934071651" calcext:value-type="float">
            <text:p>0.606327934071651</text:p>
          </table:table-cell>
          <table:table-cell office:value-type="float" office:value="0.623549709288516" calcext:value-type="float">
            <text:p>0.623549709288516</text:p>
          </table:table-cell>
          <table:table-cell office:value-type="float" office:value="0.626686655787275" calcext:value-type="float">
            <text:p>0.626686655787275</text:p>
          </table:table-cell>
          <table:table-cell office:value-type="float" office:value="0.631059877719849" calcext:value-type="float">
            <text:p>0.631059877719849</text:p>
          </table:table-cell>
          <table:table-cell office:value-type="float" office:value="0.627762870792877" calcext:value-type="float">
            <text:p>0.627762870792877</text:p>
          </table:table-cell>
          <table:table-cell office:value-type="float" office:value="0.624228430745389" calcext:value-type="float">
            <text:p>0.624228430745389</text:p>
          </table:table-cell>
          <table:table-cell office:value-type="float" office:value="0.631062412277644" calcext:value-type="float">
            <text:p>0.631062412277644</text:p>
          </table:table-cell>
          <table:table-cell office:value-type="float" office:value="0.600889528232966" calcext:value-type="float">
            <text:p>0.600889528232966</text:p>
          </table:table-cell>
          <table:table-cell office:value-type="float" office:value="0.608436617180978" calcext:value-type="float">
            <text:p>0.608436617180978</text:p>
          </table:table-cell>
          <table:table-cell office:value-type="float" office:value="0.571249823977004" calcext:value-type="float">
            <text:p>0.571249823977004</text:p>
          </table:table-cell>
          <table:table-cell office:value-type="float" office:value="0.615717015918336" calcext:value-type="float">
            <text:p>0.615717015918336</text:p>
          </table:table-cell>
          <table:table-cell office:value-type="float" office:value="0.638252747508835" calcext:value-type="float">
            <text:p>0.638252747508835</text:p>
          </table:table-cell>
          <table:table-cell office:value-type="float" office:value="0.661030366528379" calcext:value-type="float">
            <text:p>0.661030366528379</text:p>
          </table:table-cell>
          <table:table-cell office:value-type="float" office:value="0.676981939670857" calcext:value-type="float">
            <text:p>0.676981939670857</text:p>
          </table:table-cell>
          <table:table-cell office:value-type="float" office:value="0.667680323804254" calcext:value-type="float">
            <text:p>0.667680323804254</text:p>
          </table:table-cell>
          <table:table-cell office:value-type="float" office:value="0.633734246093586" calcext:value-type="float">
            <text:p>0.633734246093586</text:p>
          </table:table-cell>
          <table:table-cell office:value-type="float" office:value="0.625776922970546" calcext:value-type="float">
            <text:p>0.625776922970546</text:p>
          </table:table-cell>
          <table:table-cell office:value-type="float" office:value="0.62393614506435" calcext:value-type="float">
            <text:p>0.62393614506435</text:p>
          </table:table-cell>
          <table:table-cell office:value-type="float" office:value="0.628315254028722" calcext:value-type="float">
            <text:p>0.628315254028722</text:p>
          </table:table-cell>
          <table:table-cell office:value-type="float" office:value="0.638649652362612" calcext:value-type="float">
            <text:p>0.638649652362612</text:p>
          </table:table-cell>
          <table:table-cell office:value-type="float" office:value="0.639793266845033" calcext:value-type="float">
            <text:p>0.639793266845033</text:p>
          </table:table-cell>
          <table:table-cell office:value-type="float" office:value="0.640213566537572" calcext:value-type="float">
            <text:p>0.640213566537572</text:p>
          </table:table-cell>
          <table:table-cell office:value-type="float" office:value="0.587125445367358" calcext:value-type="float">
            <text:p>0.587125445367358</text:p>
          </table:table-cell>
          <table:table-cell office:value-type="float" office:value="0.576030648722008" calcext:value-type="float">
            <text:p>0.576030648722008</text:p>
          </table:table-cell>
          <table:table-cell office:value-type="float" office:value="0.580579545625935" calcext:value-type="float">
            <text:p>0.580579545625935</text:p>
          </table:table-cell>
          <table:table-cell office:value-type="float" office:value="0.601059338319721" calcext:value-type="float">
            <text:p>0.601059338319721</text:p>
          </table:table-cell>
          <table:table-cell office:value-type="float" office:value="0.574572844327974" calcext:value-type="float">
            <text:p>0.574572844327974</text:p>
          </table:table-cell>
          <table:table-cell office:value-type="float" office:value="0.598993090363308" calcext:value-type="float">
            <text:p>0.598993090363308</text:p>
          </table:table-cell>
          <table:table-cell office:value-type="float" office:value="0.619214232513404" calcext:value-type="float">
            <text:p>0.619214232513404</text:p>
          </table:table-cell>
          <table:table-cell office:value-type="float" office:value="0.611895450886142" calcext:value-type="float">
            <text:p>0.611895450886142</text:p>
          </table:table-cell>
          <table:table-cell office:value-type="float" office:value="0.625321166407994" calcext:value-type="float">
            <text:p>0.625321166407994</text:p>
          </table:table-cell>
          <table:table-cell office:value-type="float" office:value="0.622427824618996" calcext:value-type="float">
            <text:p>0.622427824618996</text:p>
          </table:table-cell>
          <table:table-cell office:value-type="float" office:value="0.620365038989198" calcext:value-type="float">
            <text:p>0.620365038989198</text:p>
          </table:table-cell>
          <table:table-cell office:value-type="float" office:value="0.619821238962183" calcext:value-type="float">
            <text:p>0.619821238962183</text:p>
          </table:table-cell>
          <table:table-cell office:value-type="float" office:value="0.629714169819712" calcext:value-type="float">
            <text:p>0.629714169819712</text:p>
          </table:table-cell>
          <table:table-cell office:value-type="float" office:value="0.616010742474519" calcext:value-type="float">
            <text:p>0.616010742474519</text:p>
          </table:table-cell>
          <table:table-cell office:value-type="float" office:value="0.615398866882143" calcext:value-type="float">
            <text:p>0.615398866882143</text:p>
          </table:table-cell>
          <table:table-cell office:value-type="float" office:value="0.606583346255652" calcext:value-type="float">
            <text:p>0.606583346255652</text:p>
          </table:table-cell>
          <table:table-cell office:value-type="float" office:value="0.580833731505365" calcext:value-type="float">
            <text:p>0.580833731505365</text:p>
          </table:table-cell>
          <table:table-cell office:value-type="float" office:value="0.581041820399846" calcext:value-type="float">
            <text:p>0.581041820399846</text:p>
          </table:table-cell>
          <table:table-cell office:value-type="float" office:value="0.574401428700725" calcext:value-type="float">
            <text:p>0.574401428700725</text:p>
          </table:table-cell>
          <table:table-cell office:value-type="float" office:value="0.564901984778233" calcext:value-type="float">
            <text:p>0.564901984778233</text:p>
          </table:table-cell>
          <table:table-cell office:value-type="float" office:value="0.568531912955301" calcext:value-type="float">
            <text:p>0.568531912955301</text:p>
          </table:table-cell>
          <table:table-cell office:value-type="float" office:value="0.571840232141677" calcext:value-type="float">
            <text:p>0.571840232141677</text:p>
          </table:table-cell>
          <table:table-cell office:value-type="float" office:value="0.566446907218049" calcext:value-type="float">
            <text:p>0.566446907218049</text:p>
          </table:table-cell>
          <table:table-cell office:value-type="float" office:value="0.56705295466533" calcext:value-type="float">
            <text:p>0.56705295466533</text:p>
          </table:table-cell>
          <table:table-cell office:value-type="float" office:value="0.565642833700646" calcext:value-type="float">
            <text:p>0.565642833700646</text:p>
          </table:table-cell>
          <table:table-cell office:value-type="float" office:value="0.565490622279648" calcext:value-type="float">
            <text:p>0.565490622279648</text:p>
          </table:table-cell>
          <table:table-cell office:value-type="float" office:value="0.566020176943068" calcext:value-type="float">
            <text:p>0.566020176943068</text:p>
          </table:table-cell>
          <table:table-cell office:value-type="float" office:value="0.565628220833256" calcext:value-type="float">
            <text:p>0.565628220833256</text:p>
          </table:table-cell>
          <table:table-cell office:value-type="float" office:value="0.565800951230762" calcext:value-type="float">
            <text:p>0.565800951230762</text:p>
          </table:table-cell>
          <table:table-cell office:value-type="float" office:value="0.566018388719662" calcext:value-type="float">
            <text:p>0.566018388719662</text:p>
          </table:table-cell>
          <table:table-cell office:value-type="float" office:value="0.56594258406777" calcext:value-type="float">
            <text:p>0.56594258406777</text:p>
          </table:table-cell>
          <table:table-cell office:value-type="float" office:value="0.565441266135542" calcext:value-type="float">
            <text:p>0.565441266135542</text:p>
          </table:table-cell>
          <table:table-cell office:value-type="float" office:value="0.565577495209227" calcext:value-type="float">
            <text:p>0.565577495209227</text:p>
          </table:table-cell>
          <table:table-cell office:value-type="float" office:value="0.565846325873305" calcext:value-type="float">
            <text:p>0.565846325873305</text:p>
          </table:table-cell>
          <table:table-cell office:value-type="float" office:value="0.565667805606329" calcext:value-type="float">
            <text:p>0.565667805606329</text:p>
          </table:table-cell>
          <table:table-cell office:value-type="float" office:value="0.565681635165093" calcext:value-type="float">
            <text:p>0.565681635165093</text:p>
          </table:table-cell>
          <table:table-cell office:value-type="float" office:value="0.565425662548841" calcext:value-type="float">
            <text:p>0.565425662548841</text:p>
          </table:table-cell>
          <table:table-cell office:value-type="float" office:value="0.565834820385177" calcext:value-type="float">
            <text:p>0.565834820385177</text:p>
          </table:table-cell>
          <table:table-cell office:value-type="float" office:value="0.565331654720575" calcext:value-type="float">
            <text:p>0.565331654720575</text:p>
          </table:table-cell>
          <table:table-cell office:value-type="float" office:value="0.565585780873427" calcext:value-type="float">
            <text:p>0.565585780873427</text:p>
          </table:table-cell>
          <table:table-cell office:value-type="float" office:value="0.565627188743313" calcext:value-type="float">
            <text:p>0.565627188743313</text:p>
          </table:table-cell>
          <table:table-cell office:value-type="float" office:value="0.565577059585369" calcext:value-type="float">
            <text:p>0.565577059585369</text:p>
          </table:table-cell>
          <table:table-cell office:value-type="float" office:value="0.5656049039435" calcext:value-type="float">
            <text:p>0.5656049039435</text:p>
          </table:table-cell>
          <table:table-cell office:value-type="float" office:value="0.565627408628648" calcext:value-type="float">
            <text:p>0.565627408628648</text:p>
          </table:table-cell>
          <table:table-cell office:value-type="float" office:value="0.565728444981163" calcext:value-type="float">
            <text:p>0.565728444981163</text:p>
          </table:table-cell>
          <table:table-cell office:value-type="float" office:value="0.565725983971239" calcext:value-type="float">
            <text:p>0.565725983971239</text:p>
          </table:table-cell>
          <table:table-cell office:value-type="float" office:value="0.565178036717329" calcext:value-type="float">
            <text:p>0.565178036717329</text:p>
          </table:table-cell>
          <table:table-cell office:value-type="float" office:value="0.565406707015456" calcext:value-type="float">
            <text:p>0.565406707015456</text:p>
          </table:table-cell>
          <table:table-cell office:value-type="float" office:value="0.565767910786152" calcext:value-type="float">
            <text:p>0.565767910786152</text:p>
          </table:table-cell>
          <table:table-cell office:value-type="float" office:value="0.565659221911362" calcext:value-type="float">
            <text:p>0.565659221911362</text:p>
          </table:table-cell>
          <table:table-cell office:value-type="float" office:value="0.56519473809483" calcext:value-type="float">
            <text:p>0.56519473809483</text:p>
          </table:table-cell>
          <table:table-cell office:value-type="float" office:value="0.56545774241468" calcext:value-type="float">
            <text:p>0.56545774241468</text:p>
          </table:table-cell>
          <table:table-cell office:value-type="float" office:value="0.566003195554884" calcext:value-type="float">
            <text:p>0.566003195554884</text:p>
          </table:table-cell>
          <table:table-cell office:value-type="float" office:value="0.565216456054925" calcext:value-type="float">
            <text:p>0.565216456054925</text:p>
          </table:table-cell>
          <table:table-cell office:value-type="float" office:value="0.565434641365907" calcext:value-type="float">
            <text:p>0.565434641365907</text:p>
          </table:table-cell>
          <table:table-cell office:value-type="float" office:value="0.566200421581381" calcext:value-type="float">
            <text:p>0.566200421581381</text:p>
          </table:table-cell>
          <table:table-cell office:value-type="float" office:value="0.565365902101616" calcext:value-type="float">
            <text:p>0.565365902101616</text:p>
          </table:table-cell>
          <table:table-cell office:value-type="float" office:value="0.565179335976863" calcext:value-type="float">
            <text:p>0.565179335976863</text:p>
          </table:table-cell>
          <table:table-cell office:value-type="float" office:value="0.565869889155996" calcext:value-type="float">
            <text:p>0.565869889155996</text:p>
          </table:table-cell>
          <table:table-cell office:value-type="float" office:value="0.565563301841136" calcext:value-type="float">
            <text:p>0.565563301841136</text:p>
          </table:table-cell>
          <table:table-cell office:value-type="float" office:value="0.565111887514972" calcext:value-type="float">
            <text:p>0.565111887514972</text:p>
          </table:table-cell>
          <table:table-cell office:value-type="float" office:value="0.565659161262264" calcext:value-type="float">
            <text:p>0.565659161262264</text:p>
          </table:table-cell>
          <table:table-cell office:value-type="float" office:value="0.565317089861456" calcext:value-type="float">
            <text:p>0.565317089861456</text:p>
          </table:table-cell>
          <table:table-cell office:value-type="float" office:value="0.565926743561882" calcext:value-type="float">
            <text:p>0.565926743561882</text:p>
          </table:table-cell>
          <table:table-cell office:value-type="float" office:value="0.565202215226472" calcext:value-type="float">
            <text:p>0.565202215226472</text:p>
          </table:table-cell>
          <table:table-cell office:value-type="float" office:value="0.565720853760686" calcext:value-type="float">
            <text:p>0.565720853760686</text:p>
          </table:table-cell>
          <table:table-cell office:value-type="float" office:value="0.565098181968461" calcext:value-type="float">
            <text:p>0.565098181968461</text:p>
          </table:table-cell>
          <table:table-cell office:value-type="float" office:value="0.565608481653853" calcext:value-type="float">
            <text:p>0.565608481653853</text:p>
          </table:table-cell>
          <table:table-cell office:value-type="float" office:value="0.565554348657278" calcext:value-type="float">
            <text:p>0.565554348657278</text:p>
          </table:table-cell>
          <table:table-cell office:value-type="float" office:value="0.565670163823162" calcext:value-type="float">
            <text:p>0.565670163823162</text:p>
          </table:table-cell>
          <table:table-cell office:value-type="float" office:value="0.565764105400968" calcext:value-type="float">
            <text:p>0.565764105400968</text:p>
          </table:table-cell>
          <table:table-cell office:value-type="float" office:value="0.565595950679892" calcext:value-type="float">
            <text:p>0.565595950679892</text:p>
          </table:table-cell>
          <table:table-cell office:value-type="float" office:value="0.565280841410944" calcext:value-type="float">
            <text:p>0.565280841410944</text:p>
          </table:table-cell>
          <table:table-cell office:value-type="float" office:value="0.565624353197195" calcext:value-type="float">
            <text:p>0.565624353197195</text:p>
          </table:table-cell>
          <table:table-cell office:value-type="float" office:value="0.565459465601651" calcext:value-type="float">
            <text:p>0.565459465601651</text:p>
          </table:table-cell>
          <table:table-cell office:value-type="float" office:value="0.565779056268785" calcext:value-type="float">
            <text:p>0.565779056268785</text:p>
          </table:table-cell>
          <table:table-cell office:value-type="float" office:value="0.565138831886235" calcext:value-type="float">
            <text:p>0.565138831886235</text:p>
          </table:table-cell>
          <table:table-cell office:value-type="float" office:value="0.565208073635471" calcext:value-type="float">
            <text:p>0.565208073635471</text:p>
          </table:table-cell>
          <table:table-cell office:value-type="float" office:value="0.565604542754503" calcext:value-type="float">
            <text:p>0.565604542754503</text:p>
          </table:table-cell>
          <table:table-cell office:value-type="float" office:value="0.565687899651468" calcext:value-type="float">
            <text:p>0.565687899651468</text:p>
          </table:table-cell>
          <table:table-cell office:value-type="float" office:value="0.565231753826279" calcext:value-type="float">
            <text:p>0.565231753826279</text:p>
          </table:table-cell>
          <table:table-cell office:value-type="float" office:value="0.565300963460323" calcext:value-type="float">
            <text:p>0.565300963460323</text:p>
          </table:table-cell>
          <table:table-cell office:value-type="float" office:value="0.565607230419047" calcext:value-type="float">
            <text:p>0.565607230419047</text:p>
          </table:table-cell>
          <table:table-cell office:value-type="float" office:value="0.565410237305134" calcext:value-type="float">
            <text:p>0.565410237305134</text:p>
          </table:table-cell>
          <table:table-cell office:value-type="float" office:value="0.565572223422906" calcext:value-type="float">
            <text:p>0.565572223422906</text:p>
          </table:table-cell>
          <table:table-cell office:value-type="float" office:value="0.565110299256707" calcext:value-type="float">
            <text:p>0.565110299256707</text:p>
          </table:table-cell>
          <table:table-cell office:value-type="float" office:value="0.565874311015603" calcext:value-type="float">
            <text:p>0.565874311015603</text:p>
          </table:table-cell>
          <table:table-cell office:value-type="float" office:value="0.565470009593382" calcext:value-type="float">
            <text:p>0.565470009593382</text:p>
          </table:table-cell>
          <table:table-cell office:value-type="float" office:value="0.565782099783549" calcext:value-type="float">
            <text:p>0.565782099783549</text:p>
          </table:table-cell>
          <table:table-cell office:value-type="float" office:value="0.565354159867985" calcext:value-type="float">
            <text:p>0.565354159867985</text:p>
          </table:table-cell>
          <table:table-cell office:value-type="float" office:value="0.565401574584189" calcext:value-type="float">
            <text:p>0.565401574584189</text:p>
          </table:table-cell>
          <table:table-cell office:value-type="float" office:value="0.565475133683736" calcext:value-type="float">
            <text:p>0.565475133683736</text:p>
          </table:table-cell>
          <table:table-cell office:value-type="float" office:value="0.565631202240678" calcext:value-type="float">
            <text:p>0.565631202240678</text:p>
          </table:table-cell>
          <table:table-cell office:value-type="float" office:value="0.565314048815296" calcext:value-type="float">
            <text:p>0.565314048815296</text:p>
          </table:table-cell>
          <table:table-cell office:value-type="float" office:value="0.565298775917432" calcext:value-type="float">
            <text:p>0.565298775917432</text:p>
          </table:table-cell>
          <table:table-cell office:value-type="float" office:value="0.565697669715861" calcext:value-type="float">
            <text:p>0.565697669715861</text:p>
          </table:table-cell>
          <table:table-cell office:value-type="float" office:value="0.565522290224931" calcext:value-type="float">
            <text:p>0.565522290224931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41086208789077" calcext:value-type="float">
            <text:p>-0.241086208789077</text:p>
          </table:table-cell>
          <table:table-cell office:value-type="float" office:value="-0.240919800930576" calcext:value-type="float">
            <text:p>-0.240919800930576</text:p>
          </table:table-cell>
          <table:table-cell office:value-type="float" office:value="-0.241036956947111" calcext:value-type="float">
            <text:p>-0.241036956947111</text:p>
          </table:table-cell>
          <table:table-cell office:value-type="float" office:value="-0.240830570699653" calcext:value-type="float">
            <text:p>-0.240830570699653</text:p>
          </table:table-cell>
          <table:table-cell office:value-type="float" office:value="-0.240968253993163" calcext:value-type="float">
            <text:p>-0.240968253993163</text:p>
          </table:table-cell>
          <table:table-cell office:value-type="float" office:value="-0.241041726199692" calcext:value-type="float">
            <text:p>-0.241041726199692</text:p>
          </table:table-cell>
          <table:table-cell office:value-type="float" office:value="-0.240829435953807" calcext:value-type="float">
            <text:p>-0.240829435953807</text:p>
          </table:table-cell>
          <table:table-cell office:value-type="float" office:value="-0.240864007276553" calcext:value-type="float">
            <text:p>-0.240864007276553</text:p>
          </table:table-cell>
          <table:table-cell office:value-type="float" office:value="-0.24096556967834" calcext:value-type="float">
            <text:p>-0.24096556967834</text:p>
          </table:table-cell>
          <table:table-cell office:value-type="float" office:value="-0.241026747465851" calcext:value-type="float">
            <text:p>-0.241026747465851</text:p>
          </table:table-cell>
          <table:table-cell office:value-type="float" office:value="-0.240990675001984" calcext:value-type="float">
            <text:p>-0.240990675001984</text:p>
          </table:table-cell>
          <table:table-cell office:value-type="float" office:value="-0.240965269251823" calcext:value-type="float">
            <text:p>-0.240965269251823</text:p>
          </table:table-cell>
          <table:table-cell office:value-type="float" office:value="-0.240979795623109" calcext:value-type="float">
            <text:p>-0.240979795623109</text:p>
          </table:table-cell>
          <table:table-cell office:value-type="float" office:value="-0.240788429825213" calcext:value-type="float">
            <text:p>-0.240788429825213</text:p>
          </table:table-cell>
          <table:table-cell office:value-type="float" office:value="-0.240903017480323" calcext:value-type="float">
            <text:p>-0.240903017480323</text:p>
          </table:table-cell>
          <table:table-cell office:value-type="float" office:value="-0.241104200658831" calcext:value-type="float">
            <text:p>-0.241104200658831</text:p>
          </table:table-cell>
          <table:table-cell office:value-type="float" office:value="-0.240887391874114" calcext:value-type="float">
            <text:p>-0.240887391874114</text:p>
          </table:table-cell>
          <table:table-cell office:value-type="float" office:value="-0.240874983061013" calcext:value-type="float">
            <text:p>-0.240874983061013</text:p>
          </table:table-cell>
          <table:table-cell office:value-type="float" office:value="-0.240871973202951" calcext:value-type="float">
            <text:p>-0.240871973202951</text:p>
          </table:table-cell>
          <table:table-cell office:value-type="float" office:value="-0.240986716071959" calcext:value-type="float">
            <text:p>-0.240986716071959</text:p>
          </table:table-cell>
          <table:table-cell office:value-type="float" office:value="-0.241098960183044" calcext:value-type="float">
            <text:p>-0.241098960183044</text:p>
          </table:table-cell>
          <table:table-cell office:value-type="float" office:value="-0.241061198104553" calcext:value-type="float">
            <text:p>-0.241061198104553</text:p>
          </table:table-cell>
          <table:table-cell office:value-type="float" office:value="-0.240879426118464" calcext:value-type="float">
            <text:p>-0.240879426118464</text:p>
          </table:table-cell>
          <table:table-cell office:value-type="float" office:value="-0.240984455843087" calcext:value-type="float">
            <text:p>-0.240984455843087</text:p>
          </table:table-cell>
          <table:table-cell office:value-type="float" office:value="-0.240992605809419" calcext:value-type="float">
            <text:p>-0.240992605809419</text:p>
          </table:table-cell>
          <table:table-cell office:value-type="float" office:value="-0.240928383272137" calcext:value-type="float">
            <text:p>-0.240928383272137</text:p>
          </table:table-cell>
          <table:table-cell office:value-type="float" office:value="-0.241067678911354" calcext:value-type="float">
            <text:p>-0.241067678911354</text:p>
          </table:table-cell>
          <table:table-cell office:value-type="float" office:value="-0.241012510945477" calcext:value-type="float">
            <text:p>-0.241012510945477</text:p>
          </table:table-cell>
          <table:table-cell office:value-type="float" office:value="-0.240915737113753" calcext:value-type="float">
            <text:p>-0.240915737113753</text:p>
          </table:table-cell>
          <table:table-cell office:value-type="float" office:value="-0.240881152018515" calcext:value-type="float">
            <text:p>-0.240881152018515</text:p>
          </table:table-cell>
          <table:table-cell office:value-type="float" office:value="-0.240950567791177" calcext:value-type="float">
            <text:p>-0.240950567791177</text:p>
          </table:table-cell>
          <table:table-cell office:value-type="float" office:value="-0.240932669135244" calcext:value-type="float">
            <text:p>-0.240932669135244</text:p>
          </table:table-cell>
          <table:table-cell office:value-type="float" office:value="-0.241021397532777" calcext:value-type="float">
            <text:p>-0.241021397532777</text:p>
          </table:table-cell>
          <table:table-cell office:value-type="float" office:value="-0.241107848321222" calcext:value-type="float">
            <text:p>-0.241107848321222</text:p>
          </table:table-cell>
          <table:table-cell office:value-type="float" office:value="-0.241163655045714" calcext:value-type="float">
            <text:p>-0.241163655045714</text:p>
          </table:table-cell>
          <table:table-cell office:value-type="float" office:value="-0.240958547867043" calcext:value-type="float">
            <text:p>-0.240958547867043</text:p>
          </table:table-cell>
          <table:table-cell office:value-type="float" office:value="-0.240889272940254" calcext:value-type="float">
            <text:p>-0.240889272940254</text:p>
          </table:table-cell>
          <table:table-cell office:value-type="float" office:value="-0.241005065986267" calcext:value-type="float">
            <text:p>-0.241005065986267</text:p>
          </table:table-cell>
          <table:table-cell office:value-type="float" office:value="-0.241081322214834" calcext:value-type="float">
            <text:p>-0.241081322214834</text:p>
          </table:table-cell>
          <table:table-cell office:value-type="float" office:value="-0.240937238232875" calcext:value-type="float">
            <text:p>-0.240937238232875</text:p>
          </table:table-cell>
          <table:table-cell office:value-type="float" office:value="-0.240934094913833" calcext:value-type="float">
            <text:p>-0.240934094913833</text:p>
          </table:table-cell>
          <table:table-cell office:value-type="float" office:value="-0.241162089922643" calcext:value-type="float">
            <text:p>-0.241162089922643</text:p>
          </table:table-cell>
          <table:table-cell office:value-type="float" office:value="-0.24040878239752" calcext:value-type="float">
            <text:p>-0.24040878239752</text:p>
          </table:table-cell>
          <table:table-cell office:value-type="float" office:value="-0.240643987856743" calcext:value-type="float">
            <text:p>-0.240643987856743</text:p>
          </table:table-cell>
          <table:table-cell office:value-type="float" office:value="-0.240516857422944" calcext:value-type="float">
            <text:p>-0.240516857422944</text:p>
          </table:table-cell>
          <table:table-cell office:value-type="float" office:value="-0.240780631288459" calcext:value-type="float">
            <text:p>-0.240780631288459</text:p>
          </table:table-cell>
          <table:table-cell office:value-type="float" office:value="-0.240817172301622" calcext:value-type="float">
            <text:p>-0.240817172301622</text:p>
          </table:table-cell>
          <table:table-cell office:value-type="float" office:value="-0.240688107001247" calcext:value-type="float">
            <text:p>-0.240688107001247</text:p>
          </table:table-cell>
          <table:table-cell office:value-type="float" office:value="-0.241082065314405" calcext:value-type="float">
            <text:p>-0.241082065314405</text:p>
          </table:table-cell>
          <table:table-cell office:value-type="float" office:value="-0.238533174789178" calcext:value-type="float">
            <text:p>-0.238533174789178</text:p>
          </table:table-cell>
          <table:table-cell office:value-type="float" office:value="-0.230320541531491" calcext:value-type="float">
            <text:p>-0.230320541531491</text:p>
          </table:table-cell>
          <table:table-cell office:value-type="float" office:value="-0.223455681883515" calcext:value-type="float">
            <text:p>-0.223455681883515</text:p>
          </table:table-cell>
          <table:table-cell office:value-type="float" office:value="-0.226213426282694" calcext:value-type="float">
            <text:p>-0.226213426282694</text:p>
          </table:table-cell>
          <table:table-cell office:value-type="float" office:value="-0.255161467864859" calcext:value-type="float">
            <text:p>-0.255161467864859</text:p>
          </table:table-cell>
          <table:table-cell office:value-type="float" office:value="-0.258009811086075" calcext:value-type="float">
            <text:p>-0.258009811086075</text:p>
          </table:table-cell>
          <table:table-cell office:value-type="float" office:value="-0.265791873860006" calcext:value-type="float">
            <text:p>-0.265791873860006</text:p>
          </table:table-cell>
          <table:table-cell office:value-type="float" office:value="-0.259408246213109" calcext:value-type="float">
            <text:p>-0.259408246213109</text:p>
          </table:table-cell>
          <table:table-cell office:value-type="float" office:value="-0.258338509752816" calcext:value-type="float">
            <text:p>-0.258338509752816</text:p>
          </table:table-cell>
          <table:table-cell office:value-type="float" office:value="-0.253099798121618" calcext:value-type="float">
            <text:p>-0.253099798121618</text:p>
          </table:table-cell>
          <table:table-cell office:value-type="float" office:value="-0.255729200900289" calcext:value-type="float">
            <text:p>-0.255729200900289</text:p>
          </table:table-cell>
          <table:table-cell office:value-type="float" office:value="-0.260658762380076" calcext:value-type="float">
            <text:p>-0.260658762380076</text:p>
          </table:table-cell>
          <table:table-cell office:value-type="float" office:value="-0.270511944953769" calcext:value-type="float">
            <text:p>-0.270511944953769</text:p>
          </table:table-cell>
          <table:table-cell office:value-type="float" office:value="-0.277076598502077" calcext:value-type="float">
            <text:p>-0.277076598502077</text:p>
          </table:table-cell>
          <table:table-cell office:value-type="float" office:value="-0.274490038188457" calcext:value-type="float">
            <text:p>-0.274490038188457</text:p>
          </table:table-cell>
          <table:table-cell office:value-type="float" office:value="-0.272535958604541" calcext:value-type="float">
            <text:p>-0.272535958604541</text:p>
          </table:table-cell>
          <table:table-cell office:value-type="float" office:value="-0.273675951209894" calcext:value-type="float">
            <text:p>-0.273675951209894</text:p>
          </table:table-cell>
          <table:table-cell office:value-type="float" office:value="-0.166433087540419" calcext:value-type="float">
            <text:p>-0.166433087540419</text:p>
          </table:table-cell>
          <table:table-cell office:value-type="float" office:value="-0.16943505047417" calcext:value-type="float">
            <text:p>-0.16943505047417</text:p>
          </table:table-cell>
          <table:table-cell office:value-type="float" office:value="-0.176914978839691" calcext:value-type="float">
            <text:p>-0.176914978839691</text:p>
          </table:table-cell>
          <table:table-cell office:value-type="float" office:value="-0.190193877071673" calcext:value-type="float">
            <text:p>-0.190193877071673</text:p>
          </table:table-cell>
          <table:table-cell office:value-type="float" office:value="-0.195343016208356" calcext:value-type="float">
            <text:p>-0.195343016208356</text:p>
          </table:table-cell>
          <table:table-cell office:value-type="float" office:value="-0.196680846508752" calcext:value-type="float">
            <text:p>-0.196680846508752</text:p>
          </table:table-cell>
          <table:table-cell office:value-type="float" office:value="-0.192571985570169" calcext:value-type="float">
            <text:p>-0.192571985570169</text:p>
          </table:table-cell>
          <table:table-cell office:value-type="float" office:value="-0.19312337109573" calcext:value-type="float">
            <text:p>-0.19312337109573</text:p>
          </table:table-cell>
          <table:table-cell office:value-type="float" office:value="-0.191068401994127" calcext:value-type="float">
            <text:p>-0.191068401994127</text:p>
          </table:table-cell>
          <table:table-cell office:value-type="float" office:value="-0.185876398042595" calcext:value-type="float">
            <text:p>-0.185876398042595</text:p>
          </table:table-cell>
          <table:table-cell office:value-type="float" office:value="-0.161858970098116" calcext:value-type="float">
            <text:p>-0.161858970098116</text:p>
          </table:table-cell>
          <table:table-cell office:value-type="float" office:value="-0.249466177972823" calcext:value-type="float">
            <text:p>-0.249466177972823</text:p>
          </table:table-cell>
          <table:table-cell office:value-type="float" office:value="-0.253435284458865" calcext:value-type="float">
            <text:p>-0.253435284458865</text:p>
          </table:table-cell>
          <table:table-cell office:value-type="float" office:value="-0.26003840353009" calcext:value-type="float">
            <text:p>-0.26003840353009</text:p>
          </table:table-cell>
          <table:table-cell office:value-type="float" office:value="-0.2740926060479" calcext:value-type="float">
            <text:p>-0.2740926060479</text:p>
          </table:table-cell>
          <table:table-cell office:value-type="float" office:value="-0.269704970313941" calcext:value-type="float">
            <text:p>-0.269704970313941</text:p>
          </table:table-cell>
          <table:table-cell office:value-type="float" office:value="-0.271553528376654" calcext:value-type="float">
            <text:p>-0.271553528376654</text:p>
          </table:table-cell>
          <table:table-cell office:value-type="float" office:value="-0.178683234931653" calcext:value-type="float">
            <text:p>-0.178683234931653</text:p>
          </table:table-cell>
          <table:table-cell office:value-type="float" office:value="-0.161649442275435" calcext:value-type="float">
            <text:p>-0.161649442275435</text:p>
          </table:table-cell>
          <table:table-cell office:value-type="float" office:value="-0.167154798180253" calcext:value-type="float">
            <text:p>-0.167154798180253</text:p>
          </table:table-cell>
          <table:table-cell office:value-type="float" office:value="-0.170495078778753" calcext:value-type="float">
            <text:p>-0.170495078778753</text:p>
          </table:table-cell>
          <table:table-cell office:value-type="float" office:value="-0.179311965152376" calcext:value-type="float">
            <text:p>-0.179311965152376</text:p>
          </table:table-cell>
          <table:table-cell office:value-type="float" office:value="-0.192624949976427" calcext:value-type="float">
            <text:p>-0.192624949976427</text:p>
          </table:table-cell>
          <table:table-cell office:value-type="float" office:value="-0.193728029324267" calcext:value-type="float">
            <text:p>-0.193728029324267</text:p>
          </table:table-cell>
          <table:table-cell office:value-type="float" office:value="-0.19526669613528" calcext:value-type="float">
            <text:p>-0.19526669613528</text:p>
          </table:table-cell>
          <table:table-cell office:value-type="float" office:value="-0.193405525061429" calcext:value-type="float">
            <text:p>-0.193405525061429</text:p>
          </table:table-cell>
          <table:table-cell office:value-type="float" office:value="-0.193218731684754" calcext:value-type="float">
            <text:p>-0.193218731684754</text:p>
          </table:table-cell>
          <table:table-cell office:value-type="float" office:value="-0.192712332013928" calcext:value-type="float">
            <text:p>-0.192712332013928</text:p>
          </table:table-cell>
          <table:table-cell office:value-type="float" office:value="-0.189259218936794" calcext:value-type="float">
            <text:p>-0.189259218936794</text:p>
          </table:table-cell>
          <table:table-cell office:value-type="float" office:value="-0.18380422498698" calcext:value-type="float">
            <text:p>-0.18380422498698</text:p>
          </table:table-cell>
          <table:table-cell office:value-type="float" office:value="-0.171131078711271" calcext:value-type="float">
            <text:p>-0.171131078711271</text:p>
          </table:table-cell>
          <table:table-cell office:value-type="float" office:value="-0.23938490115915" calcext:value-type="float">
            <text:p>-0.23938490115915</text:p>
          </table:table-cell>
          <table:table-cell office:value-type="float" office:value="-0.251234775302741" calcext:value-type="float">
            <text:p>-0.251234775302741</text:p>
          </table:table-cell>
          <table:table-cell office:value-type="float" office:value="-0.252959473875132" calcext:value-type="float">
            <text:p>-0.252959473875132</text:p>
          </table:table-cell>
          <table:table-cell office:value-type="float" office:value="-0.253212763605216" calcext:value-type="float">
            <text:p>-0.253212763605216</text:p>
          </table:table-cell>
          <table:table-cell office:value-type="float" office:value="-0.254194080931439" calcext:value-type="float">
            <text:p>-0.254194080931439</text:p>
          </table:table-cell>
          <table:table-cell office:value-type="float" office:value="-0.264638153890659" calcext:value-type="float">
            <text:p>-0.264638153890659</text:p>
          </table:table-cell>
          <table:table-cell office:value-type="float" office:value="-0.269258650923267" calcext:value-type="float">
            <text:p>-0.269258650923267</text:p>
          </table:table-cell>
          <table:table-cell office:value-type="float" office:value="-0.257675085027664" calcext:value-type="float">
            <text:p>-0.257675085027664</text:p>
          </table:table-cell>
          <table:table-cell office:value-type="float" office:value="-0.258898295148899" calcext:value-type="float">
            <text:p>-0.258898295148899</text:p>
          </table:table-cell>
          <table:table-cell office:value-type="float" office:value="-0.265260072690328" calcext:value-type="float">
            <text:p>-0.265260072690328</text:p>
          </table:table-cell>
          <table:table-cell office:value-type="float" office:value="-0.266903256354404" calcext:value-type="float">
            <text:p>-0.266903256354404</text:p>
          </table:table-cell>
          <table:table-cell office:value-type="float" office:value="-0.271890158613187" calcext:value-type="float">
            <text:p>-0.271890158613187</text:p>
          </table:table-cell>
          <table:table-cell office:value-type="float" office:value="-0.157883680353287" calcext:value-type="float">
            <text:p>-0.157883680353287</text:p>
          </table:table-cell>
          <table:table-cell office:value-type="float" office:value="-0.16137092122568" calcext:value-type="float">
            <text:p>-0.16137092122568</text:p>
          </table:table-cell>
          <table:table-cell office:value-type="float" office:value="-0.165814861343388" calcext:value-type="float">
            <text:p>-0.165814861343388</text:p>
          </table:table-cell>
          <table:table-cell office:value-type="float" office:value="-0.168686505408559" calcext:value-type="float">
            <text:p>-0.168686505408559</text:p>
          </table:table-cell>
          <table:table-cell office:value-type="float" office:value="-0.168846168567729" calcext:value-type="float">
            <text:p>-0.168846168567729</text:p>
          </table:table-cell>
          <table:table-cell office:value-type="float" office:value="-0.176911388022864" calcext:value-type="float">
            <text:p>-0.176911388022864</text:p>
          </table:table-cell>
          <table:table-cell office:value-type="float" office:value="-0.177893432806105" calcext:value-type="float">
            <text:p>-0.177893432806105</text:p>
          </table:table-cell>
          <table:table-cell office:value-type="float" office:value="-0.189785705135532" calcext:value-type="float">
            <text:p>-0.189785705135532</text:p>
          </table:table-cell>
          <table:table-cell office:value-type="float" office:value="-0.196322129322024" calcext:value-type="float">
            <text:p>-0.196322129322024</text:p>
          </table:table-cell>
          <table:table-cell office:value-type="float" office:value="-0.196440585186331" calcext:value-type="float">
            <text:p>-0.196440585186331</text:p>
          </table:table-cell>
          <table:table-cell office:value-type="float" office:value="-0.193727591956093" calcext:value-type="float">
            <text:p>-0.193727591956093</text:p>
          </table:table-cell>
          <table:table-cell office:value-type="float" office:value="-0.193640543417398" calcext:value-type="float">
            <text:p>-0.193640543417398</text:p>
          </table:table-cell>
          <table:table-cell office:value-type="float" office:value="-0.190196625347679" calcext:value-type="float">
            <text:p>-0.190196625347679</text:p>
          </table:table-cell>
          <table:table-cell office:value-type="float" office:value="-0.184093004366448" calcext:value-type="float">
            <text:p>-0.184093004366448</text:p>
          </table:table-cell>
          <table:table-cell office:value-type="float" office:value="-0.245616402330546" calcext:value-type="float">
            <text:p>-0.245616402330546</text:p>
          </table:table-cell>
          <table:table-cell office:value-type="float" office:value="-0.258534000122638" calcext:value-type="float">
            <text:p>-0.258534000122638</text:p>
          </table:table-cell>
          <table:table-cell office:value-type="float" office:value="-0.264271794053715" calcext:value-type="float">
            <text:p>-0.264271794053715</text:p>
          </table:table-cell>
          <table:table-cell office:value-type="float" office:value="-0.262229819645905" calcext:value-type="float">
            <text:p>-0.262229819645905</text:p>
          </table:table-cell>
          <table:table-cell office:value-type="float" office:value="-0.26525523003309" calcext:value-type="float">
            <text:p>-0.26525523003309</text:p>
          </table:table-cell>
          <table:table-cell office:value-type="float" office:value="-0.276619785553472" calcext:value-type="float">
            <text:p>-0.276619785553472</text:p>
          </table:table-cell>
          <table:table-cell office:value-type="float" office:value="-0.265411846564568" calcext:value-type="float">
            <text:p>-0.265411846564568</text:p>
          </table:table-cell>
          <table:table-cell office:value-type="float" office:value="-0.257023445363388" calcext:value-type="float">
            <text:p>-0.257023445363388</text:p>
          </table:table-cell>
          <table:table-cell office:value-type="float" office:value="-0.266611393133474" calcext:value-type="float">
            <text:p>-0.266611393133474</text:p>
          </table:table-cell>
          <table:table-cell office:value-type="float" office:value="-0.270349879587551" calcext:value-type="float">
            <text:p>-0.270349879587551</text:p>
          </table:table-cell>
          <table:table-cell office:value-type="float" office:value="-0.27156394813378" calcext:value-type="float">
            <text:p>-0.27156394813378</text:p>
          </table:table-cell>
          <table:table-cell office:value-type="float" office:value="-0.273280847288851" calcext:value-type="float">
            <text:p>-0.273280847288851</text:p>
          </table:table-cell>
          <table:table-cell office:value-type="float" office:value="-0.275097175597462" calcext:value-type="float">
            <text:p>-0.275097175597462</text:p>
          </table:table-cell>
          <table:table-cell office:value-type="float" office:value="-0.276500552647157" calcext:value-type="float">
            <text:p>-0.276500552647157</text:p>
          </table:table-cell>
          <table:table-cell office:value-type="float" office:value="-0.17841183955849" calcext:value-type="float">
            <text:p>-0.17841183955849</text:p>
          </table:table-cell>
          <table:table-cell office:value-type="float" office:value="-0.167193078123497" calcext:value-type="float">
            <text:p>-0.167193078123497</text:p>
          </table:table-cell>
          <table:table-cell office:value-type="float" office:value="-0.167654341983444" calcext:value-type="float">
            <text:p>-0.167654341983444</text:p>
          </table:table-cell>
          <table:table-cell office:value-type="float" office:value="-0.1723494258175" calcext:value-type="float">
            <text:p>-0.1723494258175</text:p>
          </table:table-cell>
          <table:table-cell office:value-type="float" office:value="-0.180242241976247" calcext:value-type="float">
            <text:p>-0.180242241976247</text:p>
          </table:table-cell>
          <table:table-cell office:value-type="float" office:value="-0.182810198403845" calcext:value-type="float">
            <text:p>-0.182810198403845</text:p>
          </table:table-cell>
          <table:table-cell office:value-type="float" office:value="-0.191669994605372" calcext:value-type="float">
            <text:p>-0.191669994605372</text:p>
          </table:table-cell>
          <table:table-cell office:value-type="float" office:value="-0.192737510032322" calcext:value-type="float">
            <text:p>-0.192737510032322</text:p>
          </table:table-cell>
          <table:table-cell office:value-type="float" office:value="-0.191315656695477" calcext:value-type="float">
            <text:p>-0.191315656695477</text:p>
          </table:table-cell>
          <table:table-cell office:value-type="float" office:value="-0.189468250173785" calcext:value-type="float">
            <text:p>-0.189468250173785</text:p>
          </table:table-cell>
          <table:table-cell office:value-type="float" office:value="-0.187518264655836" calcext:value-type="float">
            <text:p>-0.187518264655836</text:p>
          </table:table-cell>
          <table:table-cell office:value-type="float" office:value="-0.181070169339647" calcext:value-type="float">
            <text:p>-0.181070169339647</text:p>
          </table:table-cell>
          <table:table-cell office:value-type="float" office:value="-0.179362876707466" calcext:value-type="float">
            <text:p>-0.179362876707466</text:p>
          </table:table-cell>
          <table:table-cell office:value-type="float" office:value="-0.172492021876121" calcext:value-type="float">
            <text:p>-0.172492021876121</text:p>
          </table:table-cell>
          <table:table-cell office:value-type="float" office:value="-0.159759024674264" calcext:value-type="float">
            <text:p>-0.159759024674264</text:p>
          </table:table-cell>
          <table:table-cell office:value-type="float" office:value="-0.166962940440214" calcext:value-type="float">
            <text:p>-0.166962940440214</text:p>
          </table:table-cell>
          <table:table-cell office:value-type="float" office:value="-0.186831248417422" calcext:value-type="float">
            <text:p>-0.186831248417422</text:p>
          </table:table-cell>
          <table:table-cell office:value-type="float" office:value="-0.202418266445541" calcext:value-type="float">
            <text:p>-0.202418266445541</text:p>
          </table:table-cell>
          <table:table-cell office:value-type="float" office:value="-0.221928690225201" calcext:value-type="float">
            <text:p>-0.221928690225201</text:p>
          </table:table-cell>
          <table:table-cell office:value-type="float" office:value="-0.245743514348768" calcext:value-type="float">
            <text:p>-0.245743514348768</text:p>
          </table:table-cell>
          <table:table-cell office:value-type="float" office:value="-0.250459443322609" calcext:value-type="float">
            <text:p>-0.250459443322609</text:p>
          </table:table-cell>
          <table:table-cell office:value-type="float" office:value="-0.253467775906362" calcext:value-type="float">
            <text:p>-0.253467775906362</text:p>
          </table:table-cell>
          <table:table-cell office:value-type="float" office:value="-0.256468620917868" calcext:value-type="float">
            <text:p>-0.256468620917868</text:p>
          </table:table-cell>
          <table:table-cell office:value-type="float" office:value="-0.258618437754368" calcext:value-type="float">
            <text:p>-0.258618437754368</text:p>
          </table:table-cell>
          <table:table-cell office:value-type="float" office:value="-0.274734162276573" calcext:value-type="float">
            <text:p>-0.274734162276573</text:p>
          </table:table-cell>
          <table:table-cell office:value-type="float" office:value="-0.264261800106726" calcext:value-type="float">
            <text:p>-0.264261800106726</text:p>
          </table:table-cell>
          <table:table-cell office:value-type="float" office:value="-0.25963719395835" calcext:value-type="float">
            <text:p>-0.25963719395835</text:p>
          </table:table-cell>
          <table:table-cell office:value-type="float" office:value="-0.264245570795111" calcext:value-type="float">
            <text:p>-0.264245570795111</text:p>
          </table:table-cell>
          <table:table-cell office:value-type="float" office:value="-0.266694389573573" calcext:value-type="float">
            <text:p>-0.266694389573573</text:p>
          </table:table-cell>
          <table:table-cell office:value-type="float" office:value="-0.266471345058443" calcext:value-type="float">
            <text:p>-0.266471345058443</text:p>
          </table:table-cell>
          <table:table-cell office:value-type="float" office:value="-0.269823912393974" calcext:value-type="float">
            <text:p>-0.269823912393974</text:p>
          </table:table-cell>
          <table:table-cell office:value-type="float" office:value="-0.258919202413326" calcext:value-type="float">
            <text:p>-0.258919202413326</text:p>
          </table:table-cell>
          <table:table-cell office:value-type="float" office:value="-0.166628668980794" calcext:value-type="float">
            <text:p>-0.166628668980794</text:p>
          </table:table-cell>
          <table:table-cell office:value-type="float" office:value="-0.159896835119972" calcext:value-type="float">
            <text:p>-0.159896835119972</text:p>
          </table:table-cell>
          <table:table-cell office:value-type="float" office:value="-0.164828805506248" calcext:value-type="float">
            <text:p>-0.164828805506248</text:p>
          </table:table-cell>
          <table:table-cell office:value-type="float" office:value="-0.167660247447539" calcext:value-type="float">
            <text:p>-0.167660247447539</text:p>
          </table:table-cell>
          <table:table-cell office:value-type="float" office:value="-0.171583548329269" calcext:value-type="float">
            <text:p>-0.171583548329269</text:p>
          </table:table-cell>
          <table:table-cell office:value-type="float" office:value="-0.179715471354949" calcext:value-type="float">
            <text:p>-0.179715471354949</text:p>
          </table:table-cell>
          <table:table-cell office:value-type="float" office:value="-0.191436675203773" calcext:value-type="float">
            <text:p>-0.191436675203773</text:p>
          </table:table-cell>
          <table:table-cell office:value-type="float" office:value="-0.196100364854662" calcext:value-type="float">
            <text:p>-0.196100364854662</text:p>
          </table:table-cell>
          <table:table-cell office:value-type="float" office:value="-0.19262504884783" calcext:value-type="float">
            <text:p>-0.19262504884783</text:p>
          </table:table-cell>
          <table:table-cell office:value-type="float" office:value="-0.191907278221445" calcext:value-type="float">
            <text:p>-0.191907278221445</text:p>
          </table:table-cell>
          <table:table-cell office:value-type="float" office:value="-0.190697890778242" calcext:value-type="float">
            <text:p>-0.190697890778242</text:p>
          </table:table-cell>
          <table:table-cell office:value-type="float" office:value="-0.185229996398062" calcext:value-type="float">
            <text:p>-0.185229996398062</text:p>
          </table:table-cell>
          <table:table-cell office:value-type="float" office:value="-0.182773734885533" calcext:value-type="float">
            <text:p>-0.182773734885533</text:p>
          </table:table-cell>
          <table:table-cell office:value-type="float" office:value="-0.161527198861926" calcext:value-type="float">
            <text:p>-0.161527198861926</text:p>
          </table:table-cell>
          <table:table-cell office:value-type="float" office:value="-0.165874418466974" calcext:value-type="float">
            <text:p>-0.165874418466974</text:p>
          </table:table-cell>
          <table:table-cell office:value-type="float" office:value="-0.194412356748938" calcext:value-type="float">
            <text:p>-0.194412356748938</text:p>
          </table:table-cell>
          <table:table-cell office:value-type="float" office:value="-0.217699071490378" calcext:value-type="float">
            <text:p>-0.217699071490378</text:p>
          </table:table-cell>
          <table:table-cell office:value-type="float" office:value="-0.244589664072314" calcext:value-type="float">
            <text:p>-0.244589664072314</text:p>
          </table:table-cell>
          <table:table-cell office:value-type="float" office:value="-0.255979290187403" calcext:value-type="float">
            <text:p>-0.255979290187403</text:p>
          </table:table-cell>
          <table:table-cell office:value-type="float" office:value="-0.258046046852152" calcext:value-type="float">
            <text:p>-0.258046046852152</text:p>
          </table:table-cell>
          <table:table-cell office:value-type="float" office:value="-0.262137773194554" calcext:value-type="float">
            <text:p>-0.262137773194554</text:p>
          </table:table-cell>
          <table:table-cell office:value-type="float" office:value="-0.272812775608076" calcext:value-type="float">
            <text:p>-0.272812775608076</text:p>
          </table:table-cell>
          <table:table-cell office:value-type="float" office:value="-0.258049133069483" calcext:value-type="float">
            <text:p>-0.258049133069483</text:p>
          </table:table-cell>
          <table:table-cell office:value-type="float" office:value="-0.254862870700042" calcext:value-type="float">
            <text:p>-0.254862870700042</text:p>
          </table:table-cell>
          <table:table-cell office:value-type="float" office:value="-0.255806569609228" calcext:value-type="float">
            <text:p>-0.255806569609228</text:p>
          </table:table-cell>
          <table:table-cell office:value-type="float" office:value="-0.268580784675195" calcext:value-type="float">
            <text:p>-0.268580784675195</text:p>
          </table:table-cell>
          <table:table-cell office:value-type="float" office:value="-0.272842010073863" calcext:value-type="float">
            <text:p>-0.272842010073863</text:p>
          </table:table-cell>
          <table:table-cell office:value-type="float" office:value="-0.170590865770084" calcext:value-type="float">
            <text:p>-0.170590865770084</text:p>
          </table:table-cell>
          <table:table-cell office:value-type="float" office:value="-0.162942190295591" calcext:value-type="float">
            <text:p>-0.162942190295591</text:p>
          </table:table-cell>
          <table:table-cell office:value-type="float" office:value="-0.165728631425689" calcext:value-type="float">
            <text:p>-0.165728631425689</text:p>
          </table:table-cell>
          <table:table-cell office:value-type="float" office:value="-0.173320990595134" calcext:value-type="float">
            <text:p>-0.173320990595134</text:p>
          </table:table-cell>
          <table:table-cell office:value-type="float" office:value="-0.183450177994754" calcext:value-type="float">
            <text:p>-0.183450177994754</text:p>
          </table:table-cell>
          <table:table-cell office:value-type="float" office:value="-0.178901994390712" calcext:value-type="float">
            <text:p>-0.178901994390712</text:p>
          </table:table-cell>
          <table:table-cell office:value-type="float" office:value="-0.185966649763678" calcext:value-type="float">
            <text:p>-0.185966649763678</text:p>
          </table:table-cell>
          <table:table-cell office:value-type="float" office:value="-0.197969355127349" calcext:value-type="float">
            <text:p>-0.197969355127349</text:p>
          </table:table-cell>
          <table:table-cell office:value-type="float" office:value="-0.199331094319404" calcext:value-type="float">
            <text:p>-0.199331094319404</text:p>
          </table:table-cell>
          <table:table-cell office:value-type="float" office:value="-0.201179692593802" calcext:value-type="float">
            <text:p>-0.201179692593802</text:p>
          </table:table-cell>
          <table:table-cell office:value-type="float" office:value="-0.198682892149712" calcext:value-type="float">
            <text:p>-0.198682892149712</text:p>
          </table:table-cell>
          <table:table-cell office:value-type="float" office:value="-0.195861060263203" calcext:value-type="float">
            <text:p>-0.195861060263203</text:p>
          </table:table-cell>
          <table:table-cell office:value-type="float" office:value="-0.193749839778689" calcext:value-type="float">
            <text:p>-0.193749839778689</text:p>
          </table:table-cell>
          <table:table-cell office:value-type="float" office:value="-0.19278294711319" calcext:value-type="float">
            <text:p>-0.19278294711319</text:p>
          </table:table-cell>
          <table:table-cell office:value-type="float" office:value="-0.182241221330931" calcext:value-type="float">
            <text:p>-0.182241221330931</text:p>
          </table:table-cell>
          <table:table-cell office:value-type="float" office:value="-0.177369976402709" calcext:value-type="float">
            <text:p>-0.177369976402709</text:p>
          </table:table-cell>
          <table:table-cell office:value-type="float" office:value="-0.164065230661358" calcext:value-type="float">
            <text:p>-0.164065230661358</text:p>
          </table:table-cell>
          <table:table-cell office:value-type="float" office:value="-0.156898165781277" calcext:value-type="float">
            <text:p>-0.156898165781277</text:p>
          </table:table-cell>
          <table:table-cell office:value-type="float" office:value="-0.158514281836192" calcext:value-type="float">
            <text:p>-0.158514281836192</text:p>
          </table:table-cell>
          <table:table-cell office:value-type="float" office:value="-0.165241239606758" calcext:value-type="float">
            <text:p>-0.165241239606758</text:p>
          </table:table-cell>
          <table:table-cell office:value-type="float" office:value="-0.165531179263021" calcext:value-type="float">
            <text:p>-0.165531179263021</text:p>
          </table:table-cell>
          <table:table-cell office:value-type="float" office:value="-0.166674750998943" calcext:value-type="float">
            <text:p>-0.166674750998943</text:p>
          </table:table-cell>
          <table:table-cell office:value-type="float" office:value="-0.164242196770459" calcext:value-type="float">
            <text:p>-0.164242196770459</text:p>
          </table:table-cell>
          <table:table-cell office:value-type="float" office:value="-0.162380462928096" calcext:value-type="float">
            <text:p>-0.162380462928096</text:p>
          </table:table-cell>
          <table:table-cell office:value-type="float" office:value="-0.163005597080339" calcext:value-type="float">
            <text:p>-0.163005597080339</text:p>
          </table:table-cell>
          <table:table-cell office:value-type="float" office:value="-0.163333503939406" calcext:value-type="float">
            <text:p>-0.163333503939406</text:p>
          </table:table-cell>
          <table:table-cell office:value-type="float" office:value="-0.163089498990706" calcext:value-type="float">
            <text:p>-0.163089498990706</text:p>
          </table:table-cell>
          <table:table-cell office:value-type="float" office:value="-0.163176732400179" calcext:value-type="float">
            <text:p>-0.163176732400179</text:p>
          </table:table-cell>
          <table:table-cell office:value-type="float" office:value="-0.163222819931677" calcext:value-type="float">
            <text:p>-0.163222819931677</text:p>
          </table:table-cell>
          <table:table-cell office:value-type="float" office:value="-0.163208780444118" calcext:value-type="float">
            <text:p>-0.163208780444118</text:p>
          </table:table-cell>
          <table:table-cell office:value-type="float" office:value="-0.163220993163244" calcext:value-type="float">
            <text:p>-0.163220993163244</text:p>
          </table:table-cell>
          <table:table-cell office:value-type="float" office:value="-0.163261434977565" calcext:value-type="float">
            <text:p>-0.163261434977565</text:p>
          </table:table-cell>
          <table:table-cell office:value-type="float" office:value="-0.163099376505056" calcext:value-type="float">
            <text:p>-0.163099376505056</text:p>
          </table:table-cell>
          <table:table-cell office:value-type="float" office:value="-0.163135724830251" calcext:value-type="float">
            <text:p>-0.163135724830251</text:p>
          </table:table-cell>
          <table:table-cell office:value-type="float" office:value="-0.163226829539876" calcext:value-type="float">
            <text:p>-0.163226829539876</text:p>
          </table:table-cell>
          <table:table-cell office:value-type="float" office:value="-0.163141090771165" calcext:value-type="float">
            <text:p>-0.163141090771165</text:p>
          </table:table-cell>
          <table:table-cell office:value-type="float" office:value="-0.163163650697327" calcext:value-type="float">
            <text:p>-0.163163650697327</text:p>
          </table:table-cell>
          <table:table-cell office:value-type="float" office:value="-0.163114332772791" calcext:value-type="float">
            <text:p>-0.163114332772791</text:p>
          </table:table-cell>
          <table:table-cell office:value-type="float" office:value="-0.163217467545118" calcext:value-type="float">
            <text:p>-0.163217467545118</text:p>
          </table:table-cell>
          <table:table-cell office:value-type="float" office:value="-0.163090738911494" calcext:value-type="float">
            <text:p>-0.163090738911494</text:p>
          </table:table-cell>
          <table:table-cell office:value-type="float" office:value="-0.163180654035332" calcext:value-type="float">
            <text:p>-0.163180654035332</text:p>
          </table:table-cell>
          <table:table-cell office:value-type="float" office:value="-0.163197757551828" calcext:value-type="float">
            <text:p>-0.163197757551828</text:p>
          </table:table-cell>
          <table:table-cell office:value-type="float" office:value="-0.163171620529445" calcext:value-type="float">
            <text:p>-0.163171620529445</text:p>
          </table:table-cell>
          <table:table-cell office:value-type="float" office:value="-0.163157415556022" calcext:value-type="float">
            <text:p>-0.163157415556022</text:p>
          </table:table-cell>
          <table:table-cell office:value-type="float" office:value="-0.163173447692997" calcext:value-type="float">
            <text:p>-0.163173447692997</text:p>
          </table:table-cell>
          <table:table-cell office:value-type="float" office:value="-0.163196927429379" calcext:value-type="float">
            <text:p>-0.163196927429379</text:p>
          </table:table-cell>
          <table:table-cell office:value-type="float" office:value="-0.163173990312328" calcext:value-type="float">
            <text:p>-0.163173990312328</text:p>
          </table:table-cell>
          <table:table-cell office:value-type="float" office:value="-0.163074697405692" calcext:value-type="float">
            <text:p>-0.163074697405692</text:p>
          </table:table-cell>
          <table:table-cell office:value-type="float" office:value="-0.163126835177924" calcext:value-type="float">
            <text:p>-0.163126835177924</text:p>
          </table:table-cell>
          <table:table-cell office:value-type="float" office:value="-0.163188738647601" calcext:value-type="float">
            <text:p>-0.163188738647601</text:p>
          </table:table-cell>
          <table:table-cell office:value-type="float" office:value="-0.163142014228928" calcext:value-type="float">
            <text:p>-0.163142014228928</text:p>
          </table:table-cell>
          <table:table-cell office:value-type="float" office:value="-0.163110012926677" calcext:value-type="float">
            <text:p>-0.163110012926677</text:p>
          </table:table-cell>
          <table:table-cell office:value-type="float" office:value="-0.1631391698914" calcext:value-type="float">
            <text:p>-0.1631391698914</text:p>
          </table:table-cell>
          <table:table-cell office:value-type="float" office:value="-0.16324232673932" calcext:value-type="float">
            <text:p>-0.16324232673932</text:p>
          </table:table-cell>
          <table:table-cell office:value-type="float" office:value="-0.163089410539766" calcext:value-type="float">
            <text:p>-0.163089410539766</text:p>
          </table:table-cell>
          <table:table-cell office:value-type="float" office:value="-0.163138078199096" calcext:value-type="float">
            <text:p>-0.163138078199096</text:p>
          </table:table-cell>
          <table:table-cell office:value-type="float" office:value="-0.163291426341463" calcext:value-type="float">
            <text:p>-0.163291426341463</text:p>
          </table:table-cell>
          <table:table-cell office:value-type="float" office:value="-0.163113083585754" calcext:value-type="float">
            <text:p>-0.163113083585754</text:p>
          </table:table-cell>
          <table:table-cell office:value-type="float" office:value="-0.163089666142732" calcext:value-type="float">
            <text:p>-0.163089666142732</text:p>
          </table:table-cell>
          <table:table-cell office:value-type="float" office:value="-0.163210795359108" calcext:value-type="float">
            <text:p>-0.163210795359108</text:p>
          </table:table-cell>
          <table:table-cell office:value-type="float" office:value="-0.163155387429964" calcext:value-type="float">
            <text:p>-0.163155387429964</text:p>
          </table:table-cell>
          <table:table-cell office:value-type="float" office:value="-0.163075874188573" calcext:value-type="float">
            <text:p>-0.163075874188573</text:p>
          </table:table-cell>
          <table:table-cell office:value-type="float" office:value="-0.163151276685128" calcext:value-type="float">
            <text:p>-0.163151276685128</text:p>
          </table:table-cell>
          <table:table-cell office:value-type="float" office:value="-0.163126581844846" calcext:value-type="float">
            <text:p>-0.163126581844846</text:p>
          </table:table-cell>
          <table:table-cell office:value-type="float" office:value="-0.163216163709558" calcext:value-type="float">
            <text:p>-0.163216163709558</text:p>
          </table:table-cell>
          <table:table-cell office:value-type="float" office:value="-0.163082542547731" calcext:value-type="float">
            <text:p>-0.163082542547731</text:p>
          </table:table-cell>
          <table:table-cell office:value-type="float" office:value="-0.163185637863815" calcext:value-type="float">
            <text:p>-0.163185637863815</text:p>
          </table:table-cell>
          <table:table-cell office:value-type="float" office:value="-0.163061557568323" calcext:value-type="float">
            <text:p>-0.163061557568323</text:p>
          </table:table-cell>
          <table:table-cell office:value-type="float" office:value="-0.16315613191385" calcext:value-type="float">
            <text:p>-0.16315613191385</text:p>
          </table:table-cell>
          <table:table-cell office:value-type="float" office:value="-0.163149477839623" calcext:value-type="float">
            <text:p>-0.163149477839623</text:p>
          </table:table-cell>
          <table:table-cell office:value-type="float" office:value="-0.163171569873797" calcext:value-type="float">
            <text:p>-0.163171569873797</text:p>
          </table:table-cell>
          <table:table-cell office:value-type="float" office:value="-0.163185285105417" calcext:value-type="float">
            <text:p>-0.163185285105417</text:p>
          </table:table-cell>
          <table:table-cell office:value-type="float" office:value="-0.163160781911157" calcext:value-type="float">
            <text:p>-0.163160781911157</text:p>
          </table:table-cell>
          <table:table-cell office:value-type="float" office:value="-0.163083924373609" calcext:value-type="float">
            <text:p>-0.163083924373609</text:p>
          </table:table-cell>
          <table:table-cell office:value-type="float" office:value="-0.163175084830362" calcext:value-type="float">
            <text:p>-0.163175084830362</text:p>
          </table:table-cell>
          <table:table-cell office:value-type="float" office:value="-0.163134856542376" calcext:value-type="float">
            <text:p>-0.163134856542376</text:p>
          </table:table-cell>
          <table:table-cell office:value-type="float" office:value="-0.163194368592737" calcext:value-type="float">
            <text:p>-0.163194368592737</text:p>
          </table:table-cell>
          <table:table-cell office:value-type="float" office:value="-0.1630499738884" calcext:value-type="float">
            <text:p>-0.1630499738884</text:p>
          </table:table-cell>
          <table:table-cell office:value-type="float" office:value="-0.163081517291183" calcext:value-type="float">
            <text:p>-0.163081517291183</text:p>
          </table:table-cell>
          <table:table-cell office:value-type="float" office:value="-0.163143919937733" calcext:value-type="float">
            <text:p>-0.163143919937733</text:p>
          </table:table-cell>
          <table:table-cell office:value-type="float" office:value="-0.163178065687064" calcext:value-type="float">
            <text:p>-0.163178065687064</text:p>
          </table:table-cell>
          <table:table-cell office:value-type="float" office:value="-0.163087647075071" calcext:value-type="float">
            <text:p>-0.163087647075071</text:p>
          </table:table-cell>
          <table:table-cell office:value-type="float" office:value="-0.163091990462126" calcext:value-type="float">
            <text:p>-0.163091990462126</text:p>
          </table:table-cell>
          <table:table-cell office:value-type="float" office:value="-0.163170194337957" calcext:value-type="float">
            <text:p>-0.163170194337957</text:p>
          </table:table-cell>
          <table:table-cell office:value-type="float" office:value="-0.163117810284031" calcext:value-type="float">
            <text:p>-0.163117810284031</text:p>
          </table:table-cell>
          <table:table-cell office:value-type="float" office:value="-0.163149088548215" calcext:value-type="float">
            <text:p>-0.163149088548215</text:p>
          </table:table-cell>
          <table:table-cell office:value-type="float" office:value="-0.163064796735324" calcext:value-type="float">
            <text:p>-0.163064796735324</text:p>
          </table:table-cell>
          <table:table-cell office:value-type="float" office:value="-0.163201526887302" calcext:value-type="float">
            <text:p>-0.163201526887302</text:p>
          </table:table-cell>
          <table:table-cell office:value-type="float" office:value="-0.163132545145453" calcext:value-type="float">
            <text:p>-0.163132545145453</text:p>
          </table:table-cell>
          <table:table-cell office:value-type="float" office:value="-0.16318463599265" calcext:value-type="float">
            <text:p>-0.16318463599265</text:p>
          </table:table-cell>
          <table:table-cell office:value-type="float" office:value="-0.163114012275832" calcext:value-type="float">
            <text:p>-0.163114012275832</text:p>
          </table:table-cell>
          <table:table-cell office:value-type="float" office:value="-0.163120462982358" calcext:value-type="float">
            <text:p>-0.163120462982358</text:p>
          </table:table-cell>
          <table:table-cell office:value-type="float" office:value="-0.163145349741747" calcext:value-type="float">
            <text:p>-0.163145349741747</text:p>
          </table:table-cell>
          <table:table-cell office:value-type="float" office:value="-0.163168713989427" calcext:value-type="float">
            <text:p>-0.163168713989427</text:p>
          </table:table-cell>
          <table:table-cell office:value-type="float" office:value="-0.163099158340111" calcext:value-type="float">
            <text:p>-0.163099158340111</text:p>
          </table:table-cell>
          <table:table-cell office:value-type="float" office:value="-0.163081749175401" calcext:value-type="float">
            <text:p>-0.163081749175401</text:p>
          </table:table-cell>
          <table:table-cell office:value-type="float" office:value="-0.163184773740597" calcext:value-type="float">
            <text:p>-0.163184773740597</text:p>
          </table:table-cell>
          <table:table-cell office:value-type="float" office:value="-0.163155547316629" calcext:value-type="float">
            <text:p>-0.163155547316629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3091283128323" calcext:value-type="float">
            <text:p>0.293091283128323</text:p>
          </table:table-cell>
          <table:table-cell office:value-type="float" office:value="0.293086604405753" calcext:value-type="float">
            <text:p>0.293086604405753</text:p>
          </table:table-cell>
          <table:table-cell office:value-type="float" office:value="0.293075630680309" calcext:value-type="float">
            <text:p>0.293075630680309</text:p>
          </table:table-cell>
          <table:table-cell office:value-type="float" office:value="0.293082746299477" calcext:value-type="float">
            <text:p>0.293082746299477</text:p>
          </table:table-cell>
          <table:table-cell office:value-type="float" office:value="0.293081477964315" calcext:value-type="float">
            <text:p>0.293081477964315</text:p>
          </table:table-cell>
          <table:table-cell office:value-type="float" office:value="0.293091009075826" calcext:value-type="float">
            <text:p>0.293091009075826</text:p>
          </table:table-cell>
          <table:table-cell office:value-type="float" office:value="0.293091690630454" calcext:value-type="float">
            <text:p>0.293091690630454</text:p>
          </table:table-cell>
          <table:table-cell office:value-type="float" office:value="0.293092810222975" calcext:value-type="float">
            <text:p>0.293092810222975</text:p>
          </table:table-cell>
          <table:table-cell office:value-type="float" office:value="0.293104533553287" calcext:value-type="float">
            <text:p>0.293104533553287</text:p>
          </table:table-cell>
          <table:table-cell office:value-type="float" office:value="0.293095224578669" calcext:value-type="float">
            <text:p>0.293095224578669</text:p>
          </table:table-cell>
          <table:table-cell office:value-type="float" office:value="0.293082545992065" calcext:value-type="float">
            <text:p>0.293082545992065</text:p>
          </table:table-cell>
          <table:table-cell office:value-type="float" office:value="0.293077669804629" calcext:value-type="float">
            <text:p>0.293077669804629</text:p>
          </table:table-cell>
          <table:table-cell office:value-type="float" office:value="0.293091215613691" calcext:value-type="float">
            <text:p>0.293091215613691</text:p>
          </table:table-cell>
          <table:table-cell office:value-type="float" office:value="0.293078998423706" calcext:value-type="float">
            <text:p>0.293078998423706</text:p>
          </table:table-cell>
          <table:table-cell office:value-type="float" office:value="0.293083778794775" calcext:value-type="float">
            <text:p>0.293083778794775</text:p>
          </table:table-cell>
          <table:table-cell office:value-type="float" office:value="0.293095182374067" calcext:value-type="float">
            <text:p>0.293095182374067</text:p>
          </table:table-cell>
          <table:table-cell office:value-type="float" office:value="0.293086440736996" calcext:value-type="float">
            <text:p>0.293086440736996</text:p>
          </table:table-cell>
          <table:table-cell office:value-type="float" office:value="0.293084821931963" calcext:value-type="float">
            <text:p>0.293084821931963</text:p>
          </table:table-cell>
          <table:table-cell office:value-type="float" office:value="0.293086376092022" calcext:value-type="float">
            <text:p>0.293086376092022</text:p>
          </table:table-cell>
          <table:table-cell office:value-type="float" office:value="0.293095164764519" calcext:value-type="float">
            <text:p>0.293095164764519</text:p>
          </table:table-cell>
          <table:table-cell office:value-type="float" office:value="0.293091426292533" calcext:value-type="float">
            <text:p>0.293091426292533</text:p>
          </table:table-cell>
          <table:table-cell office:value-type="float" office:value="0.293098832598404" calcext:value-type="float">
            <text:p>0.293098832598404</text:p>
          </table:table-cell>
          <table:table-cell office:value-type="float" office:value="0.293075717893532" calcext:value-type="float">
            <text:p>0.293075717893532</text:p>
          </table:table-cell>
          <table:table-cell office:value-type="float" office:value="0.29309021910248" calcext:value-type="float">
            <text:p>0.29309021910248</text:p>
          </table:table-cell>
          <table:table-cell office:value-type="float" office:value="0.293087739982943" calcext:value-type="float">
            <text:p>0.293087739982943</text:p>
          </table:table-cell>
          <table:table-cell office:value-type="float" office:value="0.293090359834666" calcext:value-type="float">
            <text:p>0.293090359834666</text:p>
          </table:table-cell>
          <table:table-cell office:value-type="float" office:value="0.293100666386176" calcext:value-type="float">
            <text:p>0.293100666386176</text:p>
          </table:table-cell>
          <table:table-cell office:value-type="float" office:value="0.293099224141697" calcext:value-type="float">
            <text:p>0.293099224141697</text:p>
          </table:table-cell>
          <table:table-cell office:value-type="float" office:value="0.293087743028598" calcext:value-type="float">
            <text:p>0.293087743028598</text:p>
          </table:table-cell>
          <table:table-cell office:value-type="float" office:value="0.293084619780096" calcext:value-type="float">
            <text:p>0.293084619780096</text:p>
          </table:table-cell>
          <table:table-cell office:value-type="float" office:value="0.293099741122603" calcext:value-type="float">
            <text:p>0.293099741122603</text:p>
          </table:table-cell>
          <table:table-cell office:value-type="float" office:value="0.293089363632624" calcext:value-type="float">
            <text:p>0.293089363632624</text:p>
          </table:table-cell>
          <table:table-cell office:value-type="float" office:value="0.293079294349018" calcext:value-type="float">
            <text:p>0.293079294349018</text:p>
          </table:table-cell>
          <table:table-cell office:value-type="float" office:value="0.29309333793969" calcext:value-type="float">
            <text:p>0.29309333793969</text:p>
          </table:table-cell>
          <table:table-cell office:value-type="float" office:value="0.293095204193384" calcext:value-type="float">
            <text:p>0.293095204193384</text:p>
          </table:table-cell>
          <table:table-cell office:value-type="float" office:value="0.293071644866967" calcext:value-type="float">
            <text:p>0.293071644866967</text:p>
          </table:table-cell>
          <table:table-cell office:value-type="float" office:value="0.293074734907001" calcext:value-type="float">
            <text:p>0.293074734907001</text:p>
          </table:table-cell>
          <table:table-cell office:value-type="float" office:value="0.29308034506" calcext:value-type="float">
            <text:p>0.29308034506</text:p>
          </table:table-cell>
          <table:table-cell office:value-type="float" office:value="0.293077176293432" calcext:value-type="float">
            <text:p>0.293077176293432</text:p>
          </table:table-cell>
          <table:table-cell office:value-type="float" office:value="0.29307622393009" calcext:value-type="float">
            <text:p>0.29307622393009</text:p>
          </table:table-cell>
          <table:table-cell office:value-type="float" office:value="0.293077062515906" calcext:value-type="float">
            <text:p>0.293077062515906</text:p>
          </table:table-cell>
          <table:table-cell office:value-type="float" office:value="0.29305004818884" calcext:value-type="float">
            <text:p>0.29305004818884</text:p>
          </table:table-cell>
          <table:table-cell office:value-type="float" office:value="0.292152910247606" calcext:value-type="float">
            <text:p>0.292152910247606</text:p>
          </table:table-cell>
          <table:table-cell office:value-type="float" office:value="0.292162867884201" calcext:value-type="float">
            <text:p>0.292162867884201</text:p>
          </table:table-cell>
          <table:table-cell office:value-type="float" office:value="0.292197639762908" calcext:value-type="float">
            <text:p>0.292197639762908</text:p>
          </table:table-cell>
          <table:table-cell office:value-type="float" office:value="0.29236579217652" calcext:value-type="float">
            <text:p>0.29236579217652</text:p>
          </table:table-cell>
          <table:table-cell office:value-type="float" office:value="0.292595038764906" calcext:value-type="float">
            <text:p>0.292595038764906</text:p>
          </table:table-cell>
          <table:table-cell office:value-type="float" office:value="0.292603076759048" calcext:value-type="float">
            <text:p>0.292603076759048</text:p>
          </table:table-cell>
          <table:table-cell office:value-type="float" office:value="0.293397817577958" calcext:value-type="float">
            <text:p>0.293397817577958</text:p>
          </table:table-cell>
          <table:table-cell office:value-type="float" office:value="0.294664545776755" calcext:value-type="float">
            <text:p>0.294664545776755</text:p>
          </table:table-cell>
          <table:table-cell office:value-type="float" office:value="0.297551657002182" calcext:value-type="float">
            <text:p>0.297551657002182</text:p>
          </table:table-cell>
          <table:table-cell office:value-type="float" office:value="0.303351390655054" calcext:value-type="float">
            <text:p>0.303351390655054</text:p>
          </table:table-cell>
          <table:table-cell office:value-type="float" office:value="0.315065647888293" calcext:value-type="float">
            <text:p>0.315065647888293</text:p>
          </table:table-cell>
          <table:table-cell office:value-type="float" office:value="0.32024286829544" calcext:value-type="float">
            <text:p>0.32024286829544</text:p>
          </table:table-cell>
          <table:table-cell office:value-type="float" office:value="0.31902236198303" calcext:value-type="float">
            <text:p>0.31902236198303</text:p>
          </table:table-cell>
          <table:table-cell office:value-type="float" office:value="0.329965425062599" calcext:value-type="float">
            <text:p>0.329965425062599</text:p>
          </table:table-cell>
          <table:table-cell office:value-type="float" office:value="0.334903159135765" calcext:value-type="float">
            <text:p>0.334903159135765</text:p>
          </table:table-cell>
          <table:table-cell office:value-type="float" office:value="0.334262728492911" calcext:value-type="float">
            <text:p>0.334262728492911</text:p>
          </table:table-cell>
          <table:table-cell office:value-type="float" office:value="0.334556717214818" calcext:value-type="float">
            <text:p>0.334556717214818</text:p>
          </table:table-cell>
          <table:table-cell office:value-type="float" office:value="0.329600569335485" calcext:value-type="float">
            <text:p>0.329600569335485</text:p>
          </table:table-cell>
          <table:table-cell office:value-type="float" office:value="0.296193378082766" calcext:value-type="float">
            <text:p>0.296193378082766</text:p>
          </table:table-cell>
          <table:table-cell office:value-type="float" office:value="0.297574865244248" calcext:value-type="float">
            <text:p>0.297574865244248</text:p>
          </table:table-cell>
          <table:table-cell office:value-type="float" office:value="0.29918994102519" calcext:value-type="float">
            <text:p>0.29918994102519</text:p>
          </table:table-cell>
          <table:table-cell office:value-type="float" office:value="0.302579012732751" calcext:value-type="float">
            <text:p>0.302579012732751</text:p>
          </table:table-cell>
          <table:table-cell office:value-type="float" office:value="0.303501362817795" calcext:value-type="float">
            <text:p>0.303501362817795</text:p>
          </table:table-cell>
          <table:table-cell office:value-type="float" office:value="0.302874606432035" calcext:value-type="float">
            <text:p>0.302874606432035</text:p>
          </table:table-cell>
          <table:table-cell office:value-type="float" office:value="0.287286858294058" calcext:value-type="float">
            <text:p>0.287286858294058</text:p>
          </table:table-cell>
          <table:table-cell office:value-type="float" office:value="0.285291135293113" calcext:value-type="float">
            <text:p>0.285291135293113</text:p>
          </table:table-cell>
          <table:table-cell office:value-type="float" office:value="0.293512903550709" calcext:value-type="float">
            <text:p>0.293512903550709</text:p>
          </table:table-cell>
          <table:table-cell office:value-type="float" office:value="0.297291523135831" calcext:value-type="float">
            <text:p>0.297291523135831</text:p>
          </table:table-cell>
          <table:table-cell office:value-type="float" office:value="0.298258887978797" calcext:value-type="float">
            <text:p>0.298258887978797</text:p>
          </table:table-cell>
          <table:table-cell office:value-type="float" office:value="0.296983101836572" calcext:value-type="float">
            <text:p>0.296983101836572</text:p>
          </table:table-cell>
          <table:table-cell office:value-type="float" office:value="0.295858038206789" calcext:value-type="float">
            <text:p>0.295858038206789</text:p>
          </table:table-cell>
          <table:table-cell office:value-type="float" office:value="0.295899301378885" calcext:value-type="float">
            <text:p>0.295899301378885</text:p>
          </table:table-cell>
          <table:table-cell office:value-type="float" office:value="0.297908327920778" calcext:value-type="float">
            <text:p>0.297908327920778</text:p>
          </table:table-cell>
          <table:table-cell office:value-type="float" office:value="0.303480981299874" calcext:value-type="float">
            <text:p>0.303480981299874</text:p>
          </table:table-cell>
          <table:table-cell office:value-type="float" office:value="0.317394312984973" calcext:value-type="float">
            <text:p>0.317394312984973</text:p>
          </table:table-cell>
          <table:table-cell office:value-type="float" office:value="0.324696751562572" calcext:value-type="float">
            <text:p>0.324696751562572</text:p>
          </table:table-cell>
          <table:table-cell office:value-type="float" office:value="0.323366963501815" calcext:value-type="float">
            <text:p>0.323366963501815</text:p>
          </table:table-cell>
          <table:table-cell office:value-type="float" office:value="0.319720487319205" calcext:value-type="float">
            <text:p>0.319720487319205</text:p>
          </table:table-cell>
          <table:table-cell office:value-type="float" office:value="0.288039660266231" calcext:value-type="float">
            <text:p>0.288039660266231</text:p>
          </table:table-cell>
          <table:table-cell office:value-type="float" office:value="0.285785297676155" calcext:value-type="float">
            <text:p>0.285785297676155</text:p>
          </table:table-cell>
          <table:table-cell office:value-type="float" office:value="0.285751610049225" calcext:value-type="float">
            <text:p>0.285751610049225</text:p>
          </table:table-cell>
          <table:table-cell office:value-type="float" office:value="0.312483166782939" calcext:value-type="float">
            <text:p>0.312483166782939</text:p>
          </table:table-cell>
          <table:table-cell office:value-type="float" office:value="0.289607328428371" calcext:value-type="float">
            <text:p>0.289607328428371</text:p>
          </table:table-cell>
          <table:table-cell office:value-type="float" office:value="0.286718456646314" calcext:value-type="float">
            <text:p>0.286718456646314</text:p>
          </table:table-cell>
          <table:table-cell office:value-type="float" office:value="0.285752868145096" calcext:value-type="float">
            <text:p>0.285752868145096</text:p>
          </table:table-cell>
          <table:table-cell office:value-type="float" office:value="0.293900763108741" calcext:value-type="float">
            <text:p>0.293900763108741</text:p>
          </table:table-cell>
          <table:table-cell office:value-type="float" office:value="0.299194382020033" calcext:value-type="float">
            <text:p>0.299194382020033</text:p>
          </table:table-cell>
          <table:table-cell office:value-type="float" office:value="0.299780432842913" calcext:value-type="float">
            <text:p>0.299780432842913</text:p>
          </table:table-cell>
          <table:table-cell office:value-type="float" office:value="0.299516681535928" calcext:value-type="float">
            <text:p>0.299516681535928</text:p>
          </table:table-cell>
          <table:table-cell office:value-type="float" office:value="0.298116899085751" calcext:value-type="float">
            <text:p>0.298116899085751</text:p>
          </table:table-cell>
          <table:table-cell office:value-type="float" office:value="0.297674984337558" calcext:value-type="float">
            <text:p>0.297674984337558</text:p>
          </table:table-cell>
          <table:table-cell office:value-type="float" office:value="0.297168637397701" calcext:value-type="float">
            <text:p>0.297168637397701</text:p>
          </table:table-cell>
          <table:table-cell office:value-type="float" office:value="0.298677090668232" calcext:value-type="float">
            <text:p>0.298677090668232</text:p>
          </table:table-cell>
          <table:table-cell office:value-type="float" office:value="0.3033030534668" calcext:value-type="float">
            <text:p>0.3033030534668</text:p>
          </table:table-cell>
          <table:table-cell office:value-type="float" office:value="0.308607683229089" calcext:value-type="float">
            <text:p>0.308607683229089</text:p>
          </table:table-cell>
          <table:table-cell office:value-type="float" office:value="0.33097533161116" calcext:value-type="float">
            <text:p>0.33097533161116</text:p>
          </table:table-cell>
          <table:table-cell office:value-type="float" office:value="0.329269933323362" calcext:value-type="float">
            <text:p>0.329269933323362</text:p>
          </table:table-cell>
          <table:table-cell office:value-type="float" office:value="0.327520256212323" calcext:value-type="float">
            <text:p>0.327520256212323</text:p>
          </table:table-cell>
          <table:table-cell office:value-type="float" office:value="0.331256905498216" calcext:value-type="float">
            <text:p>0.331256905498216</text:p>
          </table:table-cell>
          <table:table-cell office:value-type="float" office:value="0.330632783743635" calcext:value-type="float">
            <text:p>0.330632783743635</text:p>
          </table:table-cell>
          <table:table-cell office:value-type="float" office:value="0.324321341533887" calcext:value-type="float">
            <text:p>0.324321341533887</text:p>
          </table:table-cell>
          <table:table-cell office:value-type="float" office:value="0.306557059975526" calcext:value-type="float">
            <text:p>0.306557059975526</text:p>
          </table:table-cell>
          <table:table-cell office:value-type="float" office:value="0.299787353960827" calcext:value-type="float">
            <text:p>0.299787353960827</text:p>
          </table:table-cell>
          <table:table-cell office:value-type="float" office:value="0.300729753328904" calcext:value-type="float">
            <text:p>0.300729753328904</text:p>
          </table:table-cell>
          <table:table-cell office:value-type="float" office:value="0.303831566630018" calcext:value-type="float">
            <text:p>0.303831566630018</text:p>
          </table:table-cell>
          <table:table-cell office:value-type="float" office:value="0.304118639945792" calcext:value-type="float">
            <text:p>0.304118639945792</text:p>
          </table:table-cell>
          <table:table-cell office:value-type="float" office:value="0.302400364403723" calcext:value-type="float">
            <text:p>0.302400364403723</text:p>
          </table:table-cell>
          <table:table-cell office:value-type="float" office:value="0.30379338915975" calcext:value-type="float">
            <text:p>0.30379338915975</text:p>
          </table:table-cell>
          <table:table-cell office:value-type="float" office:value="0.292330799351247" calcext:value-type="float">
            <text:p>0.292330799351247</text:p>
          </table:table-cell>
          <table:table-cell office:value-type="float" office:value="0.291485298771654" calcext:value-type="float">
            <text:p>0.291485298771654</text:p>
          </table:table-cell>
          <table:table-cell office:value-type="float" office:value="0.288906151468199" calcext:value-type="float">
            <text:p>0.288906151468199</text:p>
          </table:table-cell>
          <table:table-cell office:value-type="float" office:value="0.290732434665765" calcext:value-type="float">
            <text:p>0.290732434665765</text:p>
          </table:table-cell>
          <table:table-cell office:value-type="float" office:value="0.293540831286455" calcext:value-type="float">
            <text:p>0.293540831286455</text:p>
          </table:table-cell>
          <table:table-cell office:value-type="float" office:value="0.297427539805817" calcext:value-type="float">
            <text:p>0.297427539805817</text:p>
          </table:table-cell>
          <table:table-cell office:value-type="float" office:value="0.299214647184334" calcext:value-type="float">
            <text:p>0.299214647184334</text:p>
          </table:table-cell>
          <table:table-cell office:value-type="float" office:value="0.29895838253161" calcext:value-type="float">
            <text:p>0.29895838253161</text:p>
          </table:table-cell>
          <table:table-cell office:value-type="float" office:value="0.298639947864251" calcext:value-type="float">
            <text:p>0.298639947864251</text:p>
          </table:table-cell>
          <table:table-cell office:value-type="float" office:value="0.297320587583098" calcext:value-type="float">
            <text:p>0.297320587583098</text:p>
          </table:table-cell>
          <table:table-cell office:value-type="float" office:value="0.297614922968031" calcext:value-type="float">
            <text:p>0.297614922968031</text:p>
          </table:table-cell>
          <table:table-cell office:value-type="float" office:value="0.300688979628337" calcext:value-type="float">
            <text:p>0.300688979628337</text:p>
          </table:table-cell>
          <table:table-cell office:value-type="float" office:value="0.306876473589324" calcext:value-type="float">
            <text:p>0.306876473589324</text:p>
          </table:table-cell>
          <table:table-cell office:value-type="float" office:value="0.330455982010055" calcext:value-type="float">
            <text:p>0.330455982010055</text:p>
          </table:table-cell>
          <table:table-cell office:value-type="float" office:value="0.329390332240126" calcext:value-type="float">
            <text:p>0.329390332240126</text:p>
          </table:table-cell>
          <table:table-cell office:value-type="float" office:value="0.328659101360312" calcext:value-type="float">
            <text:p>0.328659101360312</text:p>
          </table:table-cell>
          <table:table-cell office:value-type="float" office:value="0.329723667500682" calcext:value-type="float">
            <text:p>0.329723667500682</text:p>
          </table:table-cell>
          <table:table-cell office:value-type="float" office:value="0.322452791233607" calcext:value-type="float">
            <text:p>0.322452791233607</text:p>
          </table:table-cell>
          <table:table-cell office:value-type="float" office:value="0.308052264224032" calcext:value-type="float">
            <text:p>0.308052264224032</text:p>
          </table:table-cell>
          <table:table-cell office:value-type="float" office:value="0.303496192495708" calcext:value-type="float">
            <text:p>0.303496192495708</text:p>
          </table:table-cell>
          <table:table-cell office:value-type="float" office:value="0.301462452627498" calcext:value-type="float">
            <text:p>0.301462452627498</text:p>
          </table:table-cell>
          <table:table-cell office:value-type="float" office:value="0.302441382913491" calcext:value-type="float">
            <text:p>0.302441382913491</text:p>
          </table:table-cell>
          <table:table-cell office:value-type="float" office:value="0.304226326686386" calcext:value-type="float">
            <text:p>0.304226326686386</text:p>
          </table:table-cell>
          <table:table-cell office:value-type="float" office:value="0.307126137141918" calcext:value-type="float">
            <text:p>0.307126137141918</text:p>
          </table:table-cell>
          <table:table-cell office:value-type="float" office:value="0.307837719522988" calcext:value-type="float">
            <text:p>0.307837719522988</text:p>
          </table:table-cell>
          <table:table-cell office:value-type="float" office:value="0.305901547506817" calcext:value-type="float">
            <text:p>0.305901547506817</text:p>
          </table:table-cell>
          <table:table-cell office:value-type="float" office:value="0.30010050300423" calcext:value-type="float">
            <text:p>0.30010050300423</text:p>
          </table:table-cell>
          <table:table-cell office:value-type="float" office:value="0.30214614526872" calcext:value-type="float">
            <text:p>0.30214614526872</text:p>
          </table:table-cell>
          <table:table-cell office:value-type="float" office:value="0.281503954368009" calcext:value-type="float">
            <text:p>0.281503954368009</text:p>
          </table:table-cell>
          <table:table-cell office:value-type="float" office:value="0.279331716418297" calcext:value-type="float">
            <text:p>0.279331716418297</text:p>
          </table:table-cell>
          <table:table-cell office:value-type="float" office:value="0.280507726782012" calcext:value-type="float">
            <text:p>0.280507726782012</text:p>
          </table:table-cell>
          <table:table-cell office:value-type="float" office:value="0.293410019213691" calcext:value-type="float">
            <text:p>0.293410019213691</text:p>
          </table:table-cell>
          <table:table-cell office:value-type="float" office:value="0.295578422158304" calcext:value-type="float">
            <text:p>0.295578422158304</text:p>
          </table:table-cell>
          <table:table-cell office:value-type="float" office:value="0.298235569395316" calcext:value-type="float">
            <text:p>0.298235569395316</text:p>
          </table:table-cell>
          <table:table-cell office:value-type="float" office:value="0.298667767347555" calcext:value-type="float">
            <text:p>0.298667767347555</text:p>
          </table:table-cell>
          <table:table-cell office:value-type="float" office:value="0.29650780812876" calcext:value-type="float">
            <text:p>0.29650780812876</text:p>
          </table:table-cell>
          <table:table-cell office:value-type="float" office:value="0.295288984801342" calcext:value-type="float">
            <text:p>0.295288984801342</text:p>
          </table:table-cell>
          <table:table-cell office:value-type="float" office:value="0.295762351145281" calcext:value-type="float">
            <text:p>0.295762351145281</text:p>
          </table:table-cell>
          <table:table-cell office:value-type="float" office:value="0.29883466957413" calcext:value-type="float">
            <text:p>0.29883466957413</text:p>
          </table:table-cell>
          <table:table-cell office:value-type="float" office:value="0.300951776984299" calcext:value-type="float">
            <text:p>0.300951776984299</text:p>
          </table:table-cell>
          <table:table-cell office:value-type="float" office:value="0.303013436113852" calcext:value-type="float">
            <text:p>0.303013436113852</text:p>
          </table:table-cell>
          <table:table-cell office:value-type="float" office:value="0.307912641545275" calcext:value-type="float">
            <text:p>0.307912641545275</text:p>
          </table:table-cell>
          <table:table-cell office:value-type="float" office:value="0.320010369389107" calcext:value-type="float">
            <text:p>0.320010369389107</text:p>
          </table:table-cell>
          <table:table-cell office:value-type="float" office:value="0.318431504177889" calcext:value-type="float">
            <text:p>0.318431504177889</text:p>
          </table:table-cell>
          <table:table-cell office:value-type="float" office:value="0.321758442503062" calcext:value-type="float">
            <text:p>0.321758442503062</text:p>
          </table:table-cell>
          <table:table-cell office:value-type="float" office:value="0.330004575031349" calcext:value-type="float">
            <text:p>0.330004575031349</text:p>
          </table:table-cell>
          <table:table-cell office:value-type="float" office:value="0.331283267600247" calcext:value-type="float">
            <text:p>0.331283267600247</text:p>
          </table:table-cell>
          <table:table-cell office:value-type="float" office:value="0.330246090741843" calcext:value-type="float">
            <text:p>0.330246090741843</text:p>
          </table:table-cell>
          <table:table-cell office:value-type="float" office:value="0.329199202019718" calcext:value-type="float">
            <text:p>0.329199202019718</text:p>
          </table:table-cell>
          <table:table-cell office:value-type="float" office:value="0.331351947915928" calcext:value-type="float">
            <text:p>0.331351947915928</text:p>
          </table:table-cell>
          <table:table-cell office:value-type="float" office:value="0.328856519326472" calcext:value-type="float">
            <text:p>0.328856519326472</text:p>
          </table:table-cell>
          <table:table-cell office:value-type="float" office:value="0.304984926656734" calcext:value-type="float">
            <text:p>0.304984926656734</text:p>
          </table:table-cell>
          <table:table-cell office:value-type="float" office:value="0.301238639560704" calcext:value-type="float">
            <text:p>0.301238639560704</text:p>
          </table:table-cell>
          <table:table-cell office:value-type="float" office:value="0.299343023265646" calcext:value-type="float">
            <text:p>0.299343023265646</text:p>
          </table:table-cell>
          <table:table-cell office:value-type="float" office:value="0.301000684972226" calcext:value-type="float">
            <text:p>0.301000684972226</text:p>
          </table:table-cell>
          <table:table-cell office:value-type="float" office:value="0.303683311821248" calcext:value-type="float">
            <text:p>0.303683311821248</text:p>
          </table:table-cell>
          <table:table-cell office:value-type="float" office:value="0.30386132602871" calcext:value-type="float">
            <text:p>0.30386132602871</text:p>
          </table:table-cell>
          <table:table-cell office:value-type="float" office:value="0.29585931896808" calcext:value-type="float">
            <text:p>0.29585931896808</text:p>
          </table:table-cell>
          <table:table-cell office:value-type="float" office:value="0.314606060505977" calcext:value-type="float">
            <text:p>0.314606060505977</text:p>
          </table:table-cell>
          <table:table-cell office:value-type="float" office:value="0.303735811814567" calcext:value-type="float">
            <text:p>0.303735811814567</text:p>
          </table:table-cell>
          <table:table-cell office:value-type="float" office:value="0.288354017765523" calcext:value-type="float">
            <text:p>0.288354017765523</text:p>
          </table:table-cell>
          <table:table-cell office:value-type="float" office:value="0.284849101822126" calcext:value-type="float">
            <text:p>0.284849101822126</text:p>
          </table:table-cell>
          <table:table-cell office:value-type="float" office:value="0.282828480544415" calcext:value-type="float">
            <text:p>0.282828480544415</text:p>
          </table:table-cell>
          <table:table-cell office:value-type="float" office:value="0.285264383912172" calcext:value-type="float">
            <text:p>0.285264383912172</text:p>
          </table:table-cell>
          <table:table-cell office:value-type="float" office:value="0.294751919194921" calcext:value-type="float">
            <text:p>0.294751919194921</text:p>
          </table:table-cell>
          <table:table-cell office:value-type="float" office:value="0.297478495852918" calcext:value-type="float">
            <text:p>0.297478495852918</text:p>
          </table:table-cell>
          <table:table-cell office:value-type="float" office:value="0.296981267053894" calcext:value-type="float">
            <text:p>0.296981267053894</text:p>
          </table:table-cell>
          <table:table-cell office:value-type="float" office:value="0.295466738361125" calcext:value-type="float">
            <text:p>0.295466738361125</text:p>
          </table:table-cell>
          <table:table-cell office:value-type="float" office:value="0.295218789668879" calcext:value-type="float">
            <text:p>0.295218789668879</text:p>
          </table:table-cell>
          <table:table-cell office:value-type="float" office:value="0.295585286136563" calcext:value-type="float">
            <text:p>0.295585286136563</text:p>
          </table:table-cell>
          <table:table-cell office:value-type="float" office:value="0.298935462658976" calcext:value-type="float">
            <text:p>0.298935462658976</text:p>
          </table:table-cell>
          <table:table-cell office:value-type="float" office:value="0.30219583493355" calcext:value-type="float">
            <text:p>0.30219583493355</text:p>
          </table:table-cell>
          <table:table-cell office:value-type="float" office:value="0.306643408427492" calcext:value-type="float">
            <text:p>0.306643408427492</text:p>
          </table:table-cell>
          <table:table-cell office:value-type="float" office:value="0.319303670700899" calcext:value-type="float">
            <text:p>0.319303670700899</text:p>
          </table:table-cell>
          <table:table-cell office:value-type="float" office:value="0.315258707821762" calcext:value-type="float">
            <text:p>0.315258707821762</text:p>
          </table:table-cell>
          <table:table-cell office:value-type="float" office:value="0.324916270283554" calcext:value-type="float">
            <text:p>0.324916270283554</text:p>
          </table:table-cell>
          <table:table-cell office:value-type="float" office:value="0.32891206693752" calcext:value-type="float">
            <text:p>0.32891206693752</text:p>
          </table:table-cell>
          <table:table-cell office:value-type="float" office:value="0.327014655766699" calcext:value-type="float">
            <text:p>0.327014655766699</text:p>
          </table:table-cell>
          <table:table-cell office:value-type="float" office:value="0.326990756688635" calcext:value-type="float">
            <text:p>0.326990756688635</text:p>
          </table:table-cell>
          <table:table-cell office:value-type="float" office:value="0.325321367461851" calcext:value-type="float">
            <text:p>0.325321367461851</text:p>
          </table:table-cell>
          <table:table-cell office:value-type="float" office:value="0.30484364920151" calcext:value-type="float">
            <text:p>0.30484364920151</text:p>
          </table:table-cell>
          <table:table-cell office:value-type="float" office:value="0.303217541320892" calcext:value-type="float">
            <text:p>0.303217541320892</text:p>
          </table:table-cell>
          <table:table-cell office:value-type="float" office:value="0.302549012023287" calcext:value-type="float">
            <text:p>0.302549012023287</text:p>
          </table:table-cell>
          <table:table-cell office:value-type="float" office:value="0.302057691274637" calcext:value-type="float">
            <text:p>0.302057691274637</text:p>
          </table:table-cell>
          <table:table-cell office:value-type="float" office:value="0.302333289050031" calcext:value-type="float">
            <text:p>0.302333289050031</text:p>
          </table:table-cell>
          <table:table-cell office:value-type="float" office:value="0.303024007598765" calcext:value-type="float">
            <text:p>0.303024007598765</text:p>
          </table:table-cell>
          <table:table-cell office:value-type="float" office:value="0.300758970137885" calcext:value-type="float">
            <text:p>0.300758970137885</text:p>
          </table:table-cell>
          <table:table-cell office:value-type="float" office:value="0.284088200131004" calcext:value-type="float">
            <text:p>0.284088200131004</text:p>
          </table:table-cell>
          <table:table-cell office:value-type="float" office:value="0.284265344659472" calcext:value-type="float">
            <text:p>0.284265344659472</text:p>
          </table:table-cell>
          <table:table-cell office:value-type="float" office:value="0.283672607293181" calcext:value-type="float">
            <text:p>0.283672607293181</text:p>
          </table:table-cell>
          <table:table-cell office:value-type="float" office:value="0.289808029931125" calcext:value-type="float">
            <text:p>0.289808029931125</text:p>
          </table:table-cell>
          <table:table-cell office:value-type="float" office:value="0.294842273402514" calcext:value-type="float">
            <text:p>0.294842273402514</text:p>
          </table:table-cell>
          <table:table-cell office:value-type="float" office:value="0.298165263292961" calcext:value-type="float">
            <text:p>0.298165263292961</text:p>
          </table:table-cell>
          <table:table-cell office:value-type="float" office:value="0.300148006438125" calcext:value-type="float">
            <text:p>0.300148006438125</text:p>
          </table:table-cell>
          <table:table-cell office:value-type="float" office:value="0.299502178295473" calcext:value-type="float">
            <text:p>0.299502178295473</text:p>
          </table:table-cell>
          <table:table-cell office:value-type="float" office:value="0.298999751898688" calcext:value-type="float">
            <text:p>0.298999751898688</text:p>
          </table:table-cell>
          <table:table-cell office:value-type="float" office:value="0.298037579986696" calcext:value-type="float">
            <text:p>0.298037579986696</text:p>
          </table:table-cell>
          <table:table-cell office:value-type="float" office:value="0.29788652917289" calcext:value-type="float">
            <text:p>0.29788652917289</text:p>
          </table:table-cell>
          <table:table-cell office:value-type="float" office:value="0.300230100069663" calcext:value-type="float">
            <text:p>0.300230100069663</text:p>
          </table:table-cell>
          <table:table-cell office:value-type="float" office:value="0.30325223820801" calcext:value-type="float">
            <text:p>0.30325223820801</text:p>
          </table:table-cell>
          <table:table-cell office:value-type="float" office:value="0.305547564132272" calcext:value-type="float">
            <text:p>0.305547564132272</text:p>
          </table:table-cell>
          <table:table-cell office:value-type="float" office:value="0.303821670290158" calcext:value-type="float">
            <text:p>0.303821670290158</text:p>
          </table:table-cell>
          <table:table-cell office:value-type="float" office:value="0.296954341732911" calcext:value-type="float">
            <text:p>0.296954341732911</text:p>
          </table:table-cell>
          <table:table-cell office:value-type="float" office:value="0.292981586098211" calcext:value-type="float">
            <text:p>0.292981586098211</text:p>
          </table:table-cell>
          <table:table-cell office:value-type="float" office:value="0.292564264669038" calcext:value-type="float">
            <text:p>0.292564264669038</text:p>
          </table:table-cell>
          <table:table-cell office:value-type="float" office:value="0.291811453477244" calcext:value-type="float">
            <text:p>0.291811453477244</text:p>
          </table:table-cell>
          <table:table-cell office:value-type="float" office:value="0.291631607079527" calcext:value-type="float">
            <text:p>0.291631607079527</text:p>
          </table:table-cell>
          <table:table-cell office:value-type="float" office:value="0.292327338216707" calcext:value-type="float">
            <text:p>0.292327338216707</text:p>
          </table:table-cell>
          <table:table-cell office:value-type="float" office:value="0.292662285552531" calcext:value-type="float">
            <text:p>0.292662285552531</text:p>
          </table:table-cell>
          <table:table-cell office:value-type="float" office:value="0.292596270176606" calcext:value-type="float">
            <text:p>0.292596270176606</text:p>
          </table:table-cell>
          <table:table-cell office:value-type="float" office:value="0.292288225089362" calcext:value-type="float">
            <text:p>0.292288225089362</text:p>
          </table:table-cell>
          <table:table-cell office:value-type="float" office:value="0.292324261385167" calcext:value-type="float">
            <text:p>0.292324261385167</text:p>
          </table:table-cell>
          <table:table-cell office:value-type="float" office:value="0.292455490552081" calcext:value-type="float">
            <text:p>0.292455490552081</text:p>
          </table:table-cell>
          <table:table-cell office:value-type="float" office:value="0.292378863529643" calcext:value-type="float">
            <text:p>0.292378863529643</text:p>
          </table:table-cell>
          <table:table-cell office:value-type="float" office:value="0.292374939876327" calcext:value-type="float">
            <text:p>0.292374939876327</text:p>
          </table:table-cell>
          <table:table-cell office:value-type="float" office:value="0.292493161427372" calcext:value-type="float">
            <text:p>0.292493161427372</text:p>
          </table:table-cell>
          <table:table-cell office:value-type="float" office:value="0.292404514935295" calcext:value-type="float">
            <text:p>0.292404514935295</text:p>
          </table:table-cell>
          <table:table-cell office:value-type="float" office:value="0.292397338386677" calcext:value-type="float">
            <text:p>0.292397338386677</text:p>
          </table:table-cell>
          <table:table-cell office:value-type="float" office:value="0.292388451910187" calcext:value-type="float">
            <text:p>0.292388451910187</text:p>
          </table:table-cell>
          <table:table-cell office:value-type="float" office:value="0.292391110098044" calcext:value-type="float">
            <text:p>0.292391110098044</text:p>
          </table:table-cell>
          <table:table-cell office:value-type="float" office:value="0.29239999814302" calcext:value-type="float">
            <text:p>0.29239999814302</text:p>
          </table:table-cell>
          <table:table-cell office:value-type="float" office:value="0.292396409686943" calcext:value-type="float">
            <text:p>0.292396409686943</text:p>
          </table:table-cell>
          <table:table-cell office:value-type="float" office:value="0.29240613908669" calcext:value-type="float">
            <text:p>0.29240613908669</text:p>
          </table:table-cell>
          <table:table-cell office:value-type="float" office:value="0.292387798378591" calcext:value-type="float">
            <text:p>0.292387798378591</text:p>
          </table:table-cell>
          <table:table-cell office:value-type="float" office:value="0.292418819795149" calcext:value-type="float">
            <text:p>0.292418819795149</text:p>
          </table:table-cell>
          <table:table-cell office:value-type="float" office:value="0.292385533934098" calcext:value-type="float">
            <text:p>0.292385533934098</text:p>
          </table:table-cell>
          <table:table-cell office:value-type="float" office:value="0.292540697212359" calcext:value-type="float">
            <text:p>0.292540697212359</text:p>
          </table:table-cell>
          <table:table-cell office:value-type="float" office:value="0.292410340219425" calcext:value-type="float">
            <text:p>0.292410340219425</text:p>
          </table:table-cell>
          <table:table-cell office:value-type="float" office:value="0.292399353937923" calcext:value-type="float">
            <text:p>0.292399353937923</text:p>
          </table:table-cell>
          <table:table-cell office:value-type="float" office:value="0.292412515011548" calcext:value-type="float">
            <text:p>0.292412515011548</text:p>
          </table:table-cell>
          <table:table-cell office:value-type="float" office:value="0.292411122746374" calcext:value-type="float">
            <text:p>0.292411122746374</text:p>
          </table:table-cell>
          <table:table-cell office:value-type="float" office:value="0.292408663174222" calcext:value-type="float">
            <text:p>0.292408663174222</text:p>
          </table:table-cell>
          <table:table-cell office:value-type="float" office:value="0.292397593647727" calcext:value-type="float">
            <text:p>0.292397593647727</text:p>
          </table:table-cell>
          <table:table-cell office:value-type="float" office:value="0.292388651205213" calcext:value-type="float">
            <text:p>0.292388651205213</text:p>
          </table:table-cell>
          <table:table-cell office:value-type="float" office:value="0.292407176811623" calcext:value-type="float">
            <text:p>0.292407176811623</text:p>
          </table:table-cell>
          <table:table-cell office:value-type="float" office:value="0.292516016366595" calcext:value-type="float">
            <text:p>0.292516016366595</text:p>
          </table:table-cell>
          <table:table-cell office:value-type="float" office:value="0.292372940106497" calcext:value-type="float">
            <text:p>0.292372940106497</text:p>
          </table:table-cell>
          <table:table-cell office:value-type="float" office:value="0.292403509851368" calcext:value-type="float">
            <text:p>0.292403509851368</text:p>
          </table:table-cell>
          <table:table-cell office:value-type="float" office:value="0.292405392215054" calcext:value-type="float">
            <text:p>0.292405392215054</text:p>
          </table:table-cell>
          <table:table-cell office:value-type="float" office:value="0.292421568157027" calcext:value-type="float">
            <text:p>0.292421568157027</text:p>
          </table:table-cell>
          <table:table-cell office:value-type="float" office:value="0.292396390901795" calcext:value-type="float">
            <text:p>0.292396390901795</text:p>
          </table:table-cell>
          <table:table-cell office:value-type="float" office:value="0.292427874713065" calcext:value-type="float">
            <text:p>0.292427874713065</text:p>
          </table:table-cell>
          <table:table-cell office:value-type="float" office:value="0.29252842445357" calcext:value-type="float">
            <text:p>0.29252842445357</text:p>
          </table:table-cell>
          <table:table-cell office:value-type="float" office:value="0.292384425866347" calcext:value-type="float">
            <text:p>0.292384425866347</text:p>
          </table:table-cell>
          <table:table-cell office:value-type="float" office:value="0.292410112808017" calcext:value-type="float">
            <text:p>0.292410112808017</text:p>
          </table:table-cell>
          <table:table-cell office:value-type="float" office:value="0.292405019803104" calcext:value-type="float">
            <text:p>0.292405019803104</text:p>
          </table:table-cell>
          <table:table-cell office:value-type="float" office:value="0.292394298816881" calcext:value-type="float">
            <text:p>0.292394298816881</text:p>
          </table:table-cell>
          <table:table-cell office:value-type="float" office:value="0.292401971118359" calcext:value-type="float">
            <text:p>0.292401971118359</text:p>
          </table:table-cell>
          <table:table-cell office:value-type="float" office:value="0.292402112128615" calcext:value-type="float">
            <text:p>0.292402112128615</text:p>
          </table:table-cell>
          <table:table-cell office:value-type="float" office:value="0.29240476293536" calcext:value-type="float">
            <text:p>0.29240476293536</text:p>
          </table:table-cell>
          <table:table-cell office:value-type="float" office:value="0.292394749284075" calcext:value-type="float">
            <text:p>0.292394749284075</text:p>
          </table:table-cell>
          <table:table-cell office:value-type="float" office:value="0.29238927126904" calcext:value-type="float">
            <text:p>0.29238927126904</text:p>
          </table:table-cell>
          <table:table-cell office:value-type="float" office:value="0.292413603718543" calcext:value-type="float">
            <text:p>0.292413603718543</text:p>
          </table:table-cell>
          <table:table-cell office:value-type="float" office:value="0.292403070397339" calcext:value-type="float">
            <text:p>0.292403070397339</text:p>
          </table:table-cell>
          <table:table-cell office:value-type="float" office:value="0.292527065658611" calcext:value-type="float">
            <text:p>0.292527065658611</text:p>
          </table:table-cell>
          <table:table-cell office:value-type="float" office:value="0.292397627454431" calcext:value-type="float">
            <text:p>0.292397627454431</text:p>
          </table:table-cell>
          <table:table-cell office:value-type="float" office:value="0.292416021957115" calcext:value-type="float">
            <text:p>0.292416021957115</text:p>
          </table:table-cell>
          <table:table-cell office:value-type="float" office:value="0.292407164228832" calcext:value-type="float">
            <text:p>0.292407164228832</text:p>
          </table:table-cell>
          <table:table-cell office:value-type="float" office:value="0.292414425275613" calcext:value-type="float">
            <text:p>0.292414425275613</text:p>
          </table:table-cell>
          <table:table-cell office:value-type="float" office:value="0.292388836017681" calcext:value-type="float">
            <text:p>0.292388836017681</text:p>
          </table:table-cell>
          <table:table-cell office:value-type="float" office:value="0.292425088585377" calcext:value-type="float">
            <text:p>0.292425088585377</text:p>
          </table:table-cell>
          <table:table-cell office:value-type="float" office:value="0.292404978339101" calcext:value-type="float">
            <text:p>0.292404978339101</text:p>
          </table:table-cell>
          <table:table-cell office:value-type="float" office:value="0.29252021166706" calcext:value-type="float">
            <text:p>0.29252021166706</text:p>
          </table:table-cell>
          <table:table-cell office:value-type="float" office:value="0.292387805048749" calcext:value-type="float">
            <text:p>0.292387805048749</text:p>
          </table:table-cell>
          <table:table-cell office:value-type="float" office:value="0.292408416847234" calcext:value-type="float">
            <text:p>0.292408416847234</text:p>
          </table:table-cell>
          <table:table-cell office:value-type="float" office:value="0.292397730407565" calcext:value-type="float">
            <text:p>0.292397730407565</text:p>
          </table:table-cell>
          <table:table-cell office:value-type="float" office:value="0.292398899721016" calcext:value-type="float">
            <text:p>0.292398899721016</text:p>
          </table:table-cell>
          <table:table-cell office:value-type="float" office:value="0.292388407676035" calcext:value-type="float">
            <text:p>0.292388407676035</text:p>
          </table:table-cell>
          <table:table-cell office:value-type="float" office:value="0.292406911327596" calcext:value-type="float">
            <text:p>0.292406911327596</text:p>
          </table:table-cell>
          <table:table-cell office:value-type="float" office:value="0.292408427710984" calcext:value-type="float">
            <text:p>0.292408427710984</text:p>
          </table:table-cell>
          <table:table-cell office:value-type="float" office:value="0.292398471668004" calcext:value-type="float">
            <text:p>0.292398471668004</text:p>
          </table:table-cell>
          <table:table-cell office:value-type="float" office:value="0.292396816968579" calcext:value-type="float">
            <text:p>0.292396816968579</text:p>
          </table:table-cell>
          <table:table-cell office:value-type="float" office:value="0.292386744424776" calcext:value-type="float">
            <text:p>0.292386744424776</text:p>
          </table:table-cell>
          <table:table-cell office:value-type="float" office:value="0.292414847098498" calcext:value-type="float">
            <text:p>0.292414847098498</text:p>
          </table:table-cell>
          <table:table-cell office:value-type="float" office:value="0.292405434955885" calcext:value-type="float">
            <text:p>0.292405434955885</text:p>
          </table:table-cell>
          <table:table-cell office:value-type="float" office:value="0.292389282839843" calcext:value-type="float">
            <text:p>0.292389282839843</text:p>
          </table:table-cell>
          <table:table-cell office:value-type="float" office:value="0.2925056549786" calcext:value-type="float">
            <text:p>0.2925056549786</text:p>
          </table:table-cell>
          <table:table-cell office:value-type="float" office:value="0.292404116060828" calcext:value-type="float">
            <text:p>0.292404116060828</text:p>
          </table:table-cell>
          <table:table-cell office:value-type="float" office:value="0.292389315034272" calcext:value-type="float">
            <text:p>0.292389315034272</text:p>
          </table:table-cell>
          <table:table-cell office:value-type="float" office:value="0.292514514928225" calcext:value-type="float">
            <text:p>0.292514514928225</text:p>
          </table:table-cell>
          <table:table-cell office:value-type="float" office:value="0.292407438540725" calcext:value-type="float">
            <text:p>0.292407438540725</text:p>
          </table:table-cell>
          <table:table-cell office:value-type="float" office:value="0.29238650791012" calcext:value-type="float">
            <text:p>0.29238650791012</text:p>
          </table:table-cell>
          <table:table-cell office:value-type="float" office:value="0.292415790968208" calcext:value-type="float">
            <text:p>0.292415790968208</text:p>
          </table:table-cell>
          <table:table-cell office:value-type="float" office:value="0.292398495180108" calcext:value-type="float">
            <text:p>0.292398495180108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988591223338" calcext:value-type="float">
            <text:p>-0.41988591223338</text:p>
          </table:table-cell>
          <table:table-cell office:value-type="float" office:value="-0.419231466838087" calcext:value-type="float">
            <text:p>-0.419231466838087</text:p>
          </table:table-cell>
          <table:table-cell office:value-type="float" office:value="-0.41985935523918" calcext:value-type="float">
            <text:p>-0.41985935523918</text:p>
          </table:table-cell>
          <table:table-cell office:value-type="float" office:value="-0.419017385274904" calcext:value-type="float">
            <text:p>-0.419017385274904</text:p>
          </table:table-cell>
          <table:table-cell office:value-type="float" office:value="-0.419560088262717" calcext:value-type="float">
            <text:p>-0.419560088262717</text:p>
          </table:table-cell>
          <table:table-cell office:value-type="float" office:value="-0.419726891481455" calcext:value-type="float">
            <text:p>-0.419726891481455</text:p>
          </table:table-cell>
          <table:table-cell office:value-type="float" office:value="-0.419011003523527" calcext:value-type="float">
            <text:p>-0.419011003523527</text:p>
          </table:table-cell>
          <table:table-cell office:value-type="float" office:value="-0.419182920705784" calcext:value-type="float">
            <text:p>-0.419182920705784</text:p>
          </table:table-cell>
          <table:table-cell office:value-type="float" office:value="-0.419443863850296" calcext:value-type="float">
            <text:p>-0.419443863850296</text:p>
          </table:table-cell>
          <table:table-cell office:value-type="float" office:value="-0.419654211079253" calcext:value-type="float">
            <text:p>-0.419654211079253</text:p>
          </table:table-cell>
          <table:table-cell office:value-type="float" office:value="-0.41962620089865" calcext:value-type="float">
            <text:p>-0.41962620089865</text:p>
          </table:table-cell>
          <table:table-cell office:value-type="float" office:value="-0.419433165734036" calcext:value-type="float">
            <text:p>-0.419433165734036</text:p>
          </table:table-cell>
          <table:table-cell office:value-type="float" office:value="-0.419524276550736" calcext:value-type="float">
            <text:p>-0.419524276550736</text:p>
          </table:table-cell>
          <table:table-cell office:value-type="float" office:value="-0.418869504466979" calcext:value-type="float">
            <text:p>-0.418869504466979</text:p>
          </table:table-cell>
          <table:table-cell office:value-type="float" office:value="-0.419245109075438" calcext:value-type="float">
            <text:p>-0.419245109075438</text:p>
          </table:table-cell>
          <table:table-cell office:value-type="float" office:value="-0.419972528235259" calcext:value-type="float">
            <text:p>-0.419972528235259</text:p>
          </table:table-cell>
          <table:table-cell office:value-type="float" office:value="-0.419267161922845" calcext:value-type="float">
            <text:p>-0.419267161922845</text:p>
          </table:table-cell>
          <table:table-cell office:value-type="float" office:value="-0.419279154511298" calcext:value-type="float">
            <text:p>-0.419279154511298</text:p>
          </table:table-cell>
          <table:table-cell office:value-type="float" office:value="-0.41916392910243" calcext:value-type="float">
            <text:p>-0.41916392910243</text:p>
          </table:table-cell>
          <table:table-cell office:value-type="float" office:value="-0.41963000156173" calcext:value-type="float">
            <text:p>-0.41963000156173</text:p>
          </table:table-cell>
          <table:table-cell office:value-type="float" office:value="-0.419914885989842" calcext:value-type="float">
            <text:p>-0.419914885989842</text:p>
          </table:table-cell>
          <table:table-cell office:value-type="float" office:value="-0.419738548478241" calcext:value-type="float">
            <text:p>-0.419738548478241</text:p>
          </table:table-cell>
          <table:table-cell office:value-type="float" office:value="-0.419153950206052" calcext:value-type="float">
            <text:p>-0.419153950206052</text:p>
          </table:table-cell>
          <table:table-cell office:value-type="float" office:value="-0.419612042231337" calcext:value-type="float">
            <text:p>-0.419612042231337</text:p>
          </table:table-cell>
          <table:table-cell office:value-type="float" office:value="-0.419547567451145" calcext:value-type="float">
            <text:p>-0.419547567451145</text:p>
          </table:table-cell>
          <table:table-cell office:value-type="float" office:value="-0.419369855414732" calcext:value-type="float">
            <text:p>-0.419369855414732</text:p>
          </table:table-cell>
          <table:table-cell office:value-type="float" office:value="-0.419792883405426" calcext:value-type="float">
            <text:p>-0.419792883405426</text:p>
          </table:table-cell>
          <table:table-cell office:value-type="float" office:value="-0.41963396096879" calcext:value-type="float">
            <text:p>-0.41963396096879</text:p>
          </table:table-cell>
          <table:table-cell office:value-type="float" office:value="-0.419255137043518" calcext:value-type="float">
            <text:p>-0.419255137043518</text:p>
          </table:table-cell>
          <table:table-cell office:value-type="float" office:value="-0.419206728675624" calcext:value-type="float">
            <text:p>-0.419206728675624</text:p>
          </table:table-cell>
          <table:table-cell office:value-type="float" office:value="-0.419375726786631" calcext:value-type="float">
            <text:p>-0.419375726786631</text:p>
          </table:table-cell>
          <table:table-cell office:value-type="float" office:value="-0.419320086629346" calcext:value-type="float">
            <text:p>-0.419320086629346</text:p>
          </table:table-cell>
          <table:table-cell office:value-type="float" office:value="-0.41975765274607" calcext:value-type="float">
            <text:p>-0.41975765274607</text:p>
          </table:table-cell>
          <table:table-cell office:value-type="float" office:value="-0.419993400495603" calcext:value-type="float">
            <text:p>-0.419993400495603</text:p>
          </table:table-cell>
          <table:table-cell office:value-type="float" office:value="-0.420090655754432" calcext:value-type="float">
            <text:p>-0.420090655754432</text:p>
          </table:table-cell>
          <table:table-cell office:value-type="float" office:value="-0.419540659601828" calcext:value-type="float">
            <text:p>-0.419540659601828</text:p>
          </table:table-cell>
          <table:table-cell office:value-type="float" office:value="-0.41919279866831" calcext:value-type="float">
            <text:p>-0.41919279866831</text:p>
          </table:table-cell>
          <table:table-cell office:value-type="float" office:value="-0.419644650326982" calcext:value-type="float">
            <text:p>-0.419644650326982</text:p>
          </table:table-cell>
          <table:table-cell office:value-type="float" office:value="-0.419959256857986" calcext:value-type="float">
            <text:p>-0.419959256857986</text:p>
          </table:table-cell>
          <table:table-cell office:value-type="float" office:value="-0.41940298839348" calcext:value-type="float">
            <text:p>-0.41940298839348</text:p>
          </table:table-cell>
          <table:table-cell office:value-type="float" office:value="-0.419400181205844" calcext:value-type="float">
            <text:p>-0.419400181205844</text:p>
          </table:table-cell>
          <table:table-cell office:value-type="float" office:value="-0.420323421777321" calcext:value-type="float">
            <text:p>-0.420323421777321</text:p>
          </table:table-cell>
          <table:table-cell office:value-type="float" office:value="-0.419554303844722" calcext:value-type="float">
            <text:p>-0.419554303844722</text:p>
          </table:table-cell>
          <table:table-cell office:value-type="float" office:value="-0.420003364129283" calcext:value-type="float">
            <text:p>-0.420003364129283</text:p>
          </table:table-cell>
          <table:table-cell office:value-type="float" office:value="-0.41966131844974" calcext:value-type="float">
            <text:p>-0.41966131844974</text:p>
          </table:table-cell>
          <table:table-cell office:value-type="float" office:value="-0.420797926942905" calcext:value-type="float">
            <text:p>-0.420797926942905</text:p>
          </table:table-cell>
          <table:table-cell office:value-type="float" office:value="-0.420778108067227" calcext:value-type="float">
            <text:p>-0.420778108067227</text:p>
          </table:table-cell>
          <table:table-cell office:value-type="float" office:value="-0.420320174519204" calcext:value-type="float">
            <text:p>-0.420320174519204</text:p>
          </table:table-cell>
          <table:table-cell office:value-type="float" office:value="-0.419778986839606" calcext:value-type="float">
            <text:p>-0.419778986839606</text:p>
          </table:table-cell>
          <table:table-cell office:value-type="float" office:value="-0.416534834338936" calcext:value-type="float">
            <text:p>-0.416534834338936</text:p>
          </table:table-cell>
          <table:table-cell office:value-type="float" office:value="-0.39862307613229" calcext:value-type="float">
            <text:p>-0.39862307613229</text:p>
          </table:table-cell>
          <table:table-cell office:value-type="float" office:value="-0.39228026785656" calcext:value-type="float">
            <text:p>-0.39228026785656</text:p>
          </table:table-cell>
          <table:table-cell office:value-type="float" office:value="-0.398559903780084" calcext:value-type="float">
            <text:p>-0.398559903780084</text:p>
          </table:table-cell>
          <table:table-cell office:value-type="float" office:value="-0.39627440740638" calcext:value-type="float">
            <text:p>-0.39627440740638</text:p>
          </table:table-cell>
          <table:table-cell office:value-type="float" office:value="-0.396750192628557" calcext:value-type="float">
            <text:p>-0.396750192628557</text:p>
          </table:table-cell>
          <table:table-cell office:value-type="float" office:value="-0.437622645099163" calcext:value-type="float">
            <text:p>-0.437622645099163</text:p>
          </table:table-cell>
          <table:table-cell office:value-type="float" office:value="-0.492715911223843" calcext:value-type="float">
            <text:p>-0.492715911223843</text:p>
          </table:table-cell>
          <table:table-cell office:value-type="float" office:value="-0.491213094573291" calcext:value-type="float">
            <text:p>-0.491213094573291</text:p>
          </table:table-cell>
          <table:table-cell office:value-type="float" office:value="-0.486180680241132" calcext:value-type="float">
            <text:p>-0.486180680241132</text:p>
          </table:table-cell>
          <table:table-cell office:value-type="float" office:value="-0.487906608946243" calcext:value-type="float">
            <text:p>-0.487906608946243</text:p>
          </table:table-cell>
          <table:table-cell office:value-type="float" office:value="-0.414784030043072" calcext:value-type="float">
            <text:p>-0.414784030043072</text:p>
          </table:table-cell>
          <table:table-cell office:value-type="float" office:value="-0.421036811873331" calcext:value-type="float">
            <text:p>-0.421036811873331</text:p>
          </table:table-cell>
          <table:table-cell office:value-type="float" office:value="-0.431268714924193" calcext:value-type="float">
            <text:p>-0.431268714924193</text:p>
          </table:table-cell>
          <table:table-cell office:value-type="float" office:value="-0.418569521756237" calcext:value-type="float">
            <text:p>-0.418569521756237</text:p>
          </table:table-cell>
          <table:table-cell office:value-type="float" office:value="-0.412646732811074" calcext:value-type="float">
            <text:p>-0.412646732811074</text:p>
          </table:table-cell>
          <table:table-cell office:value-type="float" office:value="-0.411484818110015" calcext:value-type="float">
            <text:p>-0.411484818110015</text:p>
          </table:table-cell>
          <table:table-cell office:value-type="float" office:value="-0.36120638130299" calcext:value-type="float">
            <text:p>-0.36120638130299</text:p>
          </table:table-cell>
          <table:table-cell office:value-type="float" office:value="-0.361231742573564" calcext:value-type="float">
            <text:p>-0.361231742573564</text:p>
          </table:table-cell>
          <table:table-cell office:value-type="float" office:value="-0.373676439775226" calcext:value-type="float">
            <text:p>-0.373676439775226</text:p>
          </table:table-cell>
          <table:table-cell office:value-type="float" office:value="-0.405267561848635" calcext:value-type="float">
            <text:p>-0.405267561848635</text:p>
          </table:table-cell>
          <table:table-cell office:value-type="float" office:value="-0.408827701993886" calcext:value-type="float">
            <text:p>-0.408827701993886</text:p>
          </table:table-cell>
          <table:table-cell office:value-type="float" office:value="-0.430253701088393" calcext:value-type="float">
            <text:p>-0.430253701088393</text:p>
          </table:table-cell>
          <table:table-cell office:value-type="float" office:value="-0.418001662668682" calcext:value-type="float">
            <text:p>-0.418001662668682</text:p>
          </table:table-cell>
          <table:table-cell office:value-type="float" office:value="-0.426362132574214" calcext:value-type="float">
            <text:p>-0.426362132574214</text:p>
          </table:table-cell>
          <table:table-cell office:value-type="float" office:value="-0.429260188971365" calcext:value-type="float">
            <text:p>-0.429260188971365</text:p>
          </table:table-cell>
          <table:table-cell office:value-type="float" office:value="-0.434838079607375" calcext:value-type="float">
            <text:p>-0.434838079607375</text:p>
          </table:table-cell>
          <table:table-cell office:value-type="float" office:value="-0.420309428461271" calcext:value-type="float">
            <text:p>-0.420309428461271</text:p>
          </table:table-cell>
          <table:table-cell office:value-type="float" office:value="-0.448146991874974" calcext:value-type="float">
            <text:p>-0.448146991874974</text:p>
          </table:table-cell>
          <table:table-cell office:value-type="float" office:value="-0.458058182425397" calcext:value-type="float">
            <text:p>-0.458058182425397</text:p>
          </table:table-cell>
          <table:table-cell office:value-type="float" office:value="-0.47039000044432" calcext:value-type="float">
            <text:p>-0.47039000044432</text:p>
          </table:table-cell>
          <table:table-cell office:value-type="float" office:value="-0.398230979285319" calcext:value-type="float">
            <text:p>-0.398230979285319</text:p>
          </table:table-cell>
          <table:table-cell office:value-type="float" office:value="-0.394469200712961" calcext:value-type="float">
            <text:p>-0.394469200712961</text:p>
          </table:table-cell>
          <table:table-cell office:value-type="float" office:value="-0.406948588024196" calcext:value-type="float">
            <text:p>-0.406948588024196</text:p>
          </table:table-cell>
          <table:table-cell office:value-type="float" office:value="-0.448997406272596" calcext:value-type="float">
            <text:p>-0.448997406272596</text:p>
          </table:table-cell>
          <table:table-cell office:value-type="float" office:value="-0.393216054000007" calcext:value-type="float">
            <text:p>-0.393216054000007</text:p>
          </table:table-cell>
          <table:table-cell office:value-type="float" office:value="-0.375157334799172" calcext:value-type="float">
            <text:p>-0.375157334799172</text:p>
          </table:table-cell>
          <table:table-cell office:value-type="float" office:value="-0.374846770032368" calcext:value-type="float">
            <text:p>-0.374846770032368</text:p>
          </table:table-cell>
          <table:table-cell office:value-type="float" office:value="-0.392896456179964" calcext:value-type="float">
            <text:p>-0.392896456179964</text:p>
          </table:table-cell>
          <table:table-cell office:value-type="float" office:value="-0.420466855066781" calcext:value-type="float">
            <text:p>-0.420466855066781</text:p>
          </table:table-cell>
          <table:table-cell office:value-type="float" office:value="-0.417907466551365" calcext:value-type="float">
            <text:p>-0.417907466551365</text:p>
          </table:table-cell>
          <table:table-cell office:value-type="float" office:value="-0.424075575850625" calcext:value-type="float">
            <text:p>-0.424075575850625</text:p>
          </table:table-cell>
          <table:table-cell office:value-type="float" office:value="-0.430562847649735" calcext:value-type="float">
            <text:p>-0.430562847649735</text:p>
          </table:table-cell>
          <table:table-cell office:value-type="float" office:value="-0.438171780245189" calcext:value-type="float">
            <text:p>-0.438171780245189</text:p>
          </table:table-cell>
          <table:table-cell office:value-type="float" office:value="-0.434177806737971" calcext:value-type="float">
            <text:p>-0.434177806737971</text:p>
          </table:table-cell>
          <table:table-cell office:value-type="float" office:value="-0.429958948932383" calcext:value-type="float">
            <text:p>-0.429958948932383</text:p>
          </table:table-cell>
          <table:table-cell office:value-type="float" office:value="-0.436254832407548" calcext:value-type="float">
            <text:p>-0.436254832407548</text:p>
          </table:table-cell>
          <table:table-cell office:value-type="float" office:value="-0.43039470513562" calcext:value-type="float">
            <text:p>-0.43039470513562</text:p>
          </table:table-cell>
          <table:table-cell office:value-type="float" office:value="-0.454866321036046" calcext:value-type="float">
            <text:p>-0.454866321036046</text:p>
          </table:table-cell>
          <table:table-cell office:value-type="float" office:value="-0.47984668012326" calcext:value-type="float">
            <text:p>-0.47984668012326</text:p>
          </table:table-cell>
          <table:table-cell office:value-type="float" office:value="-0.492858419942256" calcext:value-type="float">
            <text:p>-0.492858419942256</text:p>
          </table:table-cell>
          <table:table-cell office:value-type="float" office:value="-0.48838964494422" calcext:value-type="float">
            <text:p>-0.48838964494422</text:p>
          </table:table-cell>
          <table:table-cell office:value-type="float" office:value="-0.48513911549369" calcext:value-type="float">
            <text:p>-0.48513911549369</text:p>
          </table:table-cell>
          <table:table-cell office:value-type="float" office:value="-0.506595804279179" calcext:value-type="float">
            <text:p>-0.506595804279179</text:p>
          </table:table-cell>
          <table:table-cell office:value-type="float" office:value="-0.458642045537079" calcext:value-type="float">
            <text:p>-0.458642045537079</text:p>
          </table:table-cell>
          <table:table-cell office:value-type="float" office:value="-0.425736524740892" calcext:value-type="float">
            <text:p>-0.425736524740892</text:p>
          </table:table-cell>
          <table:table-cell office:value-type="float" office:value="-0.42314322613119" calcext:value-type="float">
            <text:p>-0.42314322613119</text:p>
          </table:table-cell>
          <table:table-cell office:value-type="float" office:value="-0.421638456770075" calcext:value-type="float">
            <text:p>-0.421638456770075</text:p>
          </table:table-cell>
          <table:table-cell office:value-type="float" office:value="-0.417707666564691" calcext:value-type="float">
            <text:p>-0.417707666564691</text:p>
          </table:table-cell>
          <table:table-cell office:value-type="float" office:value="-0.423297488353415" calcext:value-type="float">
            <text:p>-0.423297488353415</text:p>
          </table:table-cell>
          <table:table-cell office:value-type="float" office:value="-0.421718998196961" calcext:value-type="float">
            <text:p>-0.421718998196961</text:p>
          </table:table-cell>
          <table:table-cell office:value-type="float" office:value="-0.418903895616421" calcext:value-type="float">
            <text:p>-0.418903895616421</text:p>
          </table:table-cell>
          <table:table-cell office:value-type="float" office:value="-0.390585318277871" calcext:value-type="float">
            <text:p>-0.390585318277871</text:p>
          </table:table-cell>
          <table:table-cell office:value-type="float" office:value="-0.380526731706479" calcext:value-type="float">
            <text:p>-0.380526731706479</text:p>
          </table:table-cell>
          <table:table-cell office:value-type="float" office:value="-0.378694610724565" calcext:value-type="float">
            <text:p>-0.378694610724565</text:p>
          </table:table-cell>
          <table:table-cell office:value-type="float" office:value="-0.402230917530733" calcext:value-type="float">
            <text:p>-0.402230917530733</text:p>
          </table:table-cell>
          <table:table-cell office:value-type="float" office:value="-0.395307072523707" calcext:value-type="float">
            <text:p>-0.395307072523707</text:p>
          </table:table-cell>
          <table:table-cell office:value-type="float" office:value="-0.418614267082749" calcext:value-type="float">
            <text:p>-0.418614267082749</text:p>
          </table:table-cell>
          <table:table-cell office:value-type="float" office:value="-0.431226658550651" calcext:value-type="float">
            <text:p>-0.431226658550651</text:p>
          </table:table-cell>
          <table:table-cell office:value-type="float" office:value="-0.434879094124296" calcext:value-type="float">
            <text:p>-0.434879094124296</text:p>
          </table:table-cell>
          <table:table-cell office:value-type="float" office:value="-0.438910094009465" calcext:value-type="float">
            <text:p>-0.438910094009465</text:p>
          </table:table-cell>
          <table:table-cell office:value-type="float" office:value="-0.44583844230105" calcext:value-type="float">
            <text:p>-0.44583844230105</text:p>
          </table:table-cell>
          <table:table-cell office:value-type="float" office:value="-0.44976500624671" calcext:value-type="float">
            <text:p>-0.44976500624671</text:p>
          </table:table-cell>
          <table:table-cell office:value-type="float" office:value="-0.455810972649659" calcext:value-type="float">
            <text:p>-0.455810972649659</text:p>
          </table:table-cell>
          <table:table-cell office:value-type="float" office:value="-0.468197144486113" calcext:value-type="float">
            <text:p>-0.468197144486113</text:p>
          </table:table-cell>
          <table:table-cell office:value-type="float" office:value="-0.499077894070899" calcext:value-type="float">
            <text:p>-0.499077894070899</text:p>
          </table:table-cell>
          <table:table-cell office:value-type="float" office:value="-0.513604290521037" calcext:value-type="float">
            <text:p>-0.513604290521037</text:p>
          </table:table-cell>
          <table:table-cell office:value-type="float" office:value="-0.482480710615705" calcext:value-type="float">
            <text:p>-0.482480710615705</text:p>
          </table:table-cell>
          <table:table-cell office:value-type="float" office:value="-0.47397144547183" calcext:value-type="float">
            <text:p>-0.47397144547183</text:p>
          </table:table-cell>
          <table:table-cell office:value-type="float" office:value="-0.451915278561034" calcext:value-type="float">
            <text:p>-0.451915278561034</text:p>
          </table:table-cell>
          <table:table-cell office:value-type="float" office:value="-0.436788262017606" calcext:value-type="float">
            <text:p>-0.436788262017606</text:p>
          </table:table-cell>
          <table:table-cell office:value-type="float" office:value="-0.42804037160867" calcext:value-type="float">
            <text:p>-0.42804037160867</text:p>
          </table:table-cell>
          <table:table-cell office:value-type="float" office:value="-0.438016511586957" calcext:value-type="float">
            <text:p>-0.438016511586957</text:p>
          </table:table-cell>
          <table:table-cell office:value-type="float" office:value="-0.434435871183178" calcext:value-type="float">
            <text:p>-0.434435871183178</text:p>
          </table:table-cell>
          <table:table-cell office:value-type="float" office:value="-0.423978307384492" calcext:value-type="float">
            <text:p>-0.423978307384492</text:p>
          </table:table-cell>
          <table:table-cell office:value-type="float" office:value="-0.421695708895954" calcext:value-type="float">
            <text:p>-0.421695708895954</text:p>
          </table:table-cell>
          <table:table-cell office:value-type="float" office:value="-0.412291003107254" calcext:value-type="float">
            <text:p>-0.412291003107254</text:p>
          </table:table-cell>
          <table:table-cell office:value-type="float" office:value="-0.410482434211967" calcext:value-type="float">
            <text:p>-0.410482434211967</text:p>
          </table:table-cell>
          <table:table-cell office:value-type="float" office:value="-0.434947587145172" calcext:value-type="float">
            <text:p>-0.434947587145172</text:p>
          </table:table-cell>
          <table:table-cell office:value-type="float" office:value="-0.378011755697093" calcext:value-type="float">
            <text:p>-0.378011755697093</text:p>
          </table:table-cell>
          <table:table-cell office:value-type="float" office:value="-0.373650572893103" calcext:value-type="float">
            <text:p>-0.373650572893103</text:p>
          </table:table-cell>
          <table:table-cell office:value-type="float" office:value="-0.390452323772151" calcext:value-type="float">
            <text:p>-0.390452323772151</text:p>
          </table:table-cell>
          <table:table-cell office:value-type="float" office:value="-0.409955062964307" calcext:value-type="float">
            <text:p>-0.409955062964307</text:p>
          </table:table-cell>
          <table:table-cell office:value-type="float" office:value="-0.39921536321733" calcext:value-type="float">
            <text:p>-0.39921536321733</text:p>
          </table:table-cell>
          <table:table-cell office:value-type="float" office:value="-0.410838427417587" calcext:value-type="float">
            <text:p>-0.410838427417587</text:p>
          </table:table-cell>
          <table:table-cell office:value-type="float" office:value="-0.422721553158361" calcext:value-type="float">
            <text:p>-0.422721553158361</text:p>
          </table:table-cell>
          <table:table-cell office:value-type="float" office:value="-0.438688485202554" calcext:value-type="float">
            <text:p>-0.438688485202554</text:p>
          </table:table-cell>
          <table:table-cell office:value-type="float" office:value="-0.441942714293884" calcext:value-type="float">
            <text:p>-0.441942714293884</text:p>
          </table:table-cell>
          <table:table-cell office:value-type="float" office:value="-0.43901119208279" calcext:value-type="float">
            <text:p>-0.43901119208279</text:p>
          </table:table-cell>
          <table:table-cell office:value-type="float" office:value="-0.43461508547807" calcext:value-type="float">
            <text:p>-0.43461508547807</text:p>
          </table:table-cell>
          <table:table-cell office:value-type="float" office:value="-0.440029492131996" calcext:value-type="float">
            <text:p>-0.440029492131996</text:p>
          </table:table-cell>
          <table:table-cell office:value-type="float" office:value="-0.428676870082018" calcext:value-type="float">
            <text:p>-0.428676870082018</text:p>
          </table:table-cell>
          <table:table-cell office:value-type="float" office:value="-0.407786857857706" calcext:value-type="float">
            <text:p>-0.407786857857706</text:p>
          </table:table-cell>
          <table:table-cell office:value-type="float" office:value="-0.418941157121403" calcext:value-type="float">
            <text:p>-0.418941157121403</text:p>
          </table:table-cell>
          <table:table-cell office:value-type="float" office:value="-0.406888506255089" calcext:value-type="float">
            <text:p>-0.406888506255089</text:p>
          </table:table-cell>
          <table:table-cell office:value-type="float" office:value="-0.42725558425775" calcext:value-type="float">
            <text:p>-0.42725558425775</text:p>
          </table:table-cell>
          <table:table-cell office:value-type="float" office:value="-0.439984391230564" calcext:value-type="float">
            <text:p>-0.439984391230564</text:p>
          </table:table-cell>
          <table:table-cell office:value-type="float" office:value="-0.473259010268807" calcext:value-type="float">
            <text:p>-0.473259010268807</text:p>
          </table:table-cell>
          <table:table-cell office:value-type="float" office:value="-0.486062609706359" calcext:value-type="float">
            <text:p>-0.486062609706359</text:p>
          </table:table-cell>
          <table:table-cell office:value-type="float" office:value="-0.492020894512822" calcext:value-type="float">
            <text:p>-0.492020894512822</text:p>
          </table:table-cell>
          <table:table-cell office:value-type="float" office:value="-0.484596762001639" calcext:value-type="float">
            <text:p>-0.484596762001639</text:p>
          </table:table-cell>
          <table:table-cell office:value-type="float" office:value="-0.487212543403661" calcext:value-type="float">
            <text:p>-0.487212543403661</text:p>
          </table:table-cell>
          <table:table-cell office:value-type="float" office:value="-0.435049396616864" calcext:value-type="float">
            <text:p>-0.435049396616864</text:p>
          </table:table-cell>
          <table:table-cell office:value-type="float" office:value="-0.419305678969792" calcext:value-type="float">
            <text:p>-0.419305678969792</text:p>
          </table:table-cell>
          <table:table-cell office:value-type="float" office:value="-0.407408960737539" calcext:value-type="float">
            <text:p>-0.407408960737539</text:p>
          </table:table-cell>
          <table:table-cell office:value-type="float" office:value="-0.409420461392272" calcext:value-type="float">
            <text:p>-0.409420461392272</text:p>
          </table:table-cell>
          <table:table-cell office:value-type="float" office:value="-0.409370069572006" calcext:value-type="float">
            <text:p>-0.409370069572006</text:p>
          </table:table-cell>
          <table:table-cell office:value-type="float" office:value="-0.399814303780702" calcext:value-type="float">
            <text:p>-0.399814303780702</text:p>
          </table:table-cell>
          <table:table-cell office:value-type="float" office:value="-0.387344738916242" calcext:value-type="float">
            <text:p>-0.387344738916242</text:p>
          </table:table-cell>
          <table:table-cell office:value-type="float" office:value="-0.409145360025245" calcext:value-type="float">
            <text:p>-0.409145360025245</text:p>
          </table:table-cell>
          <table:table-cell office:value-type="float" office:value="-0.406827881677641" calcext:value-type="float">
            <text:p>-0.406827881677641</text:p>
          </table:table-cell>
          <table:table-cell office:value-type="float" office:value="-0.373586851099564" calcext:value-type="float">
            <text:p>-0.373586851099564</text:p>
          </table:table-cell>
          <table:table-cell office:value-type="float" office:value="-0.367458315446186" calcext:value-type="float">
            <text:p>-0.367458315446186</text:p>
          </table:table-cell>
          <table:table-cell office:value-type="float" office:value="-0.359907068084031" calcext:value-type="float">
            <text:p>-0.359907068084031</text:p>
          </table:table-cell>
          <table:table-cell office:value-type="float" office:value="-0.368504164424373" calcext:value-type="float">
            <text:p>-0.368504164424373</text:p>
          </table:table-cell>
          <table:table-cell office:value-type="float" office:value="-0.385003307783605" calcext:value-type="float">
            <text:p>-0.385003307783605</text:p>
          </table:table-cell>
          <table:table-cell office:value-type="float" office:value="-0.405183345399588" calcext:value-type="float">
            <text:p>-0.405183345399588</text:p>
          </table:table-cell>
          <table:table-cell office:value-type="float" office:value="-0.422378600620157" calcext:value-type="float">
            <text:p>-0.422378600620157</text:p>
          </table:table-cell>
          <table:table-cell office:value-type="float" office:value="-0.425495588530433" calcext:value-type="float">
            <text:p>-0.425495588530433</text:p>
          </table:table-cell>
          <table:table-cell office:value-type="float" office:value="-0.429871231499837" calcext:value-type="float">
            <text:p>-0.429871231499837</text:p>
          </table:table-cell>
          <table:table-cell office:value-type="float" office:value="-0.426605400221707" calcext:value-type="float">
            <text:p>-0.426605400221707</text:p>
          </table:table-cell>
          <table:table-cell office:value-type="float" office:value="-0.423010883195365" calcext:value-type="float">
            <text:p>-0.423010883195365</text:p>
          </table:table-cell>
          <table:table-cell office:value-type="float" office:value="-0.429890604712274" calcext:value-type="float">
            <text:p>-0.429890604712274</text:p>
          </table:table-cell>
          <table:table-cell office:value-type="float" office:value="-0.39968301420803" calcext:value-type="float">
            <text:p>-0.39968301420803</text:p>
          </table:table-cell>
          <table:table-cell office:value-type="float" office:value="-0.407230103156042" calcext:value-type="float">
            <text:p>-0.407230103156042</text:p>
          </table:table-cell>
          <table:table-cell office:value-type="float" office:value="-0.370070642649023" calcext:value-type="float">
            <text:p>-0.370070642649023</text:p>
          </table:table-cell>
          <table:table-cell office:value-type="float" office:value="-0.414571216553506" calcext:value-type="float">
            <text:p>-0.414571216553506</text:p>
          </table:table-cell>
          <table:table-cell office:value-type="float" office:value="-0.437102776931334" calcext:value-type="float">
            <text:p>-0.437102776931334</text:p>
          </table:table-cell>
          <table:table-cell office:value-type="float" office:value="-0.459931432350873" calcext:value-type="float">
            <text:p>-0.459931432350873</text:p>
          </table:table-cell>
          <table:table-cell office:value-type="float" office:value="-0.475872708931449" calcext:value-type="float">
            <text:p>-0.475872708931449</text:p>
          </table:table-cell>
          <table:table-cell office:value-type="float" office:value="-0.46661010731714" calcext:value-type="float">
            <text:p>-0.46661010731714</text:p>
          </table:table-cell>
          <table:table-cell office:value-type="float" office:value="-0.432517703529916" calcext:value-type="float">
            <text:p>-0.432517703529916</text:p>
          </table:table-cell>
          <table:table-cell office:value-type="float" office:value="-0.424592550607731" calcext:value-type="float">
            <text:p>-0.424592550607731</text:p>
          </table:table-cell>
          <table:table-cell office:value-type="float" office:value="-0.422840729631634" calcext:value-type="float">
            <text:p>-0.422840729631634</text:p>
          </table:table-cell>
          <table:table-cell office:value-type="float" office:value="-0.42718306595119" calcext:value-type="float">
            <text:p>-0.42718306595119</text:p>
          </table:table-cell>
          <table:table-cell office:value-type="float" office:value="-0.437488479479887" calcext:value-type="float">
            <text:p>-0.437488479479887</text:p>
          </table:table-cell>
          <table:table-cell office:value-type="float" office:value="-0.438652652178715" calcext:value-type="float">
            <text:p>-0.438652652178715</text:p>
          </table:table-cell>
          <table:table-cell office:value-type="float" office:value="-0.439120455680779" calcext:value-type="float">
            <text:p>-0.439120455680779</text:p>
          </table:table-cell>
          <table:table-cell office:value-type="float" office:value="-0.385912898011228" calcext:value-type="float">
            <text:p>-0.385912898011228</text:p>
          </table:table-cell>
          <table:table-cell office:value-type="float" office:value="-0.374768146770917" calcext:value-type="float">
            <text:p>-0.374768146770917</text:p>
          </table:table-cell>
          <table:table-cell office:value-type="float" office:value="-0.379395582065134" calcext:value-type="float">
            <text:p>-0.379395582065134</text:p>
          </table:table-cell>
          <table:table-cell office:value-type="float" office:value="-0.399874807515698" calcext:value-type="float">
            <text:p>-0.399874807515698</text:p>
          </table:table-cell>
          <table:table-cell office:value-type="float" office:value="-0.373471975619732" calcext:value-type="float">
            <text:p>-0.373471975619732</text:p>
          </table:table-cell>
          <table:table-cell office:value-type="float" office:value="-0.397860233667302" calcext:value-type="float">
            <text:p>-0.397860233667302</text:p>
          </table:table-cell>
          <table:table-cell office:value-type="float" office:value="-0.41806760632042" calcext:value-type="float">
            <text:p>-0.41806760632042</text:p>
          </table:table-cell>
          <table:table-cell office:value-type="float" office:value="-0.410820647628294" calcext:value-type="float">
            <text:p>-0.410820647628294</text:p>
          </table:table-cell>
          <table:table-cell office:value-type="float" office:value="-0.424221755016804" calcext:value-type="float">
            <text:p>-0.424221755016804</text:p>
          </table:table-cell>
          <table:table-cell office:value-type="float" office:value="-0.421280718289876" calcext:value-type="float">
            <text:p>-0.421280718289876</text:p>
          </table:table-cell>
          <table:table-cell office:value-type="float" office:value="-0.419172264398642" calcext:value-type="float">
            <text:p>-0.419172264398642</text:p>
          </table:table-cell>
          <table:table-cell office:value-type="float" office:value="-0.418665255555336" calcext:value-type="float">
            <text:p>-0.418665255555336</text:p>
          </table:table-cell>
          <table:table-cell office:value-type="float" office:value="-0.428562085194999" calcext:value-type="float">
            <text:p>-0.428562085194999</text:p>
          </table:table-cell>
          <table:table-cell office:value-type="float" office:value="-0.414885494335814" calcext:value-type="float">
            <text:p>-0.414885494335814</text:p>
          </table:table-cell>
          <table:table-cell office:value-type="float" office:value="-0.414296941076405" calcext:value-type="float">
            <text:p>-0.414296941076405</text:p>
          </table:table-cell>
          <table:table-cell office:value-type="float" office:value="-0.405432366003299" calcext:value-type="float">
            <text:p>-0.405432366003299</text:p>
          </table:table-cell>
          <table:table-cell office:value-type="float" office:value="-0.379627720063625" calcext:value-type="float">
            <text:p>-0.379627720063625</text:p>
          </table:table-cell>
          <table:table-cell office:value-type="float" office:value="-0.379867820110262" calcext:value-type="float">
            <text:p>-0.379867820110262</text:p>
          </table:table-cell>
          <table:table-cell office:value-type="float" office:value="-0.37325208052947" calcext:value-type="float">
            <text:p>-0.37325208052947</text:p>
          </table:table-cell>
          <table:table-cell office:value-type="float" office:value="-0.363773885360684" calcext:value-type="float">
            <text:p>-0.363773885360684</text:p>
          </table:table-cell>
          <table:table-cell office:value-type="float" office:value="-0.367386490941724" calcext:value-type="float">
            <text:p>-0.367386490941724</text:p>
          </table:table-cell>
          <table:table-cell office:value-type="float" office:value="-0.370669039283632" calcext:value-type="float">
            <text:p>-0.370669039283632</text:p>
          </table:table-cell>
          <table:table-cell office:value-type="float" office:value="-0.365286691377082" calcext:value-type="float">
            <text:p>-0.365286691377082</text:p>
          </table:table-cell>
          <table:table-cell office:value-type="float" office:value="-0.365921131308313" calcext:value-type="float">
            <text:p>-0.365921131308313</text:p>
          </table:table-cell>
          <table:table-cell office:value-type="float" office:value="-0.364528889580158" calcext:value-type="float">
            <text:p>-0.364528889580158</text:p>
          </table:table-cell>
          <table:table-cell office:value-type="float" office:value="-0.36437667815916" calcext:value-type="float">
            <text:p>-0.36437667815916</text:p>
          </table:table-cell>
          <table:table-cell office:value-type="float" office:value="-0.364864134780284" calcext:value-type="float">
            <text:p>-0.364864134780284</text:p>
          </table:table-cell>
          <table:table-cell office:value-type="float" office:value="-0.364475592018484" calcext:value-type="float">
            <text:p>-0.364475592018484</text:p>
          </table:table-cell>
          <table:table-cell office:value-type="float" office:value="-0.364672671336231" calcext:value-type="float">
            <text:p>-0.364672671336231</text:p>
          </table:table-cell>
          <table:table-cell office:value-type="float" office:value="-0.364860106235863" calcext:value-type="float">
            <text:p>-0.364860106235863</text:p>
          </table:table-cell>
          <table:table-cell office:value-type="float" office:value="-0.364757609561597" calcext:value-type="float">
            <text:p>-0.364757609561597</text:p>
          </table:table-cell>
          <table:table-cell office:value-type="float" office:value="-0.364300059946253" calcext:value-type="float">
            <text:p>-0.364300059946253</text:p>
          </table:table-cell>
          <table:table-cell office:value-type="float" office:value="-0.36440855957098" calcext:value-type="float">
            <text:p>-0.36440855957098</text:p>
          </table:table-cell>
          <table:table-cell office:value-type="float" office:value="-0.364706901269261" calcext:value-type="float">
            <text:p>-0.364706901269261</text:p>
          </table:table-cell>
          <table:table-cell office:value-type="float" office:value="-0.36451981612695" calcext:value-type="float">
            <text:p>-0.36451981612695</text:p>
          </table:table-cell>
          <table:table-cell office:value-type="float" office:value="-0.364506367823098" calcext:value-type="float">
            <text:p>-0.364506367823098</text:p>
          </table:table-cell>
          <table:table-cell office:value-type="float" office:value="-0.364263234075662" calcext:value-type="float">
            <text:p>-0.364263234075662</text:p>
          </table:table-cell>
          <table:table-cell office:value-type="float" office:value="-0.36464976444547" calcext:value-type="float">
            <text:p>-0.36464976444547</text:p>
          </table:table-cell>
          <table:table-cell office:value-type="float" office:value="-0.364216648741663" calcext:value-type="float">
            <text:p>-0.364216648741663</text:p>
          </table:table-cell>
          <table:table-cell office:value-type="float" office:value="-0.36439060457901" calcext:value-type="float">
            <text:p>-0.36439060457901</text:p>
          </table:table-cell>
          <table:table-cell office:value-type="float" office:value="-0.364420398518023" calcext:value-type="float">
            <text:p>-0.364420398518023</text:p>
          </table:table-cell>
          <table:table-cell office:value-type="float" office:value="-0.364425587302043" calcext:value-type="float">
            <text:p>-0.364425587302043</text:p>
          </table:table-cell>
          <table:table-cell office:value-type="float" office:value="-0.364406966977944" calcext:value-type="float">
            <text:p>-0.364406966977944</text:p>
          </table:table-cell>
          <table:table-cell office:value-type="float" office:value="-0.364486408360481" calcext:value-type="float">
            <text:p>-0.364486408360481</text:p>
          </table:table-cell>
          <table:table-cell office:value-type="float" office:value="-0.364567814825213" calcext:value-type="float">
            <text:p>-0.364567814825213</text:p>
          </table:table-cell>
          <table:table-cell office:value-type="float" office:value="-0.364571890976393" calcext:value-type="float">
            <text:p>-0.364571890976393</text:p>
          </table:table-cell>
          <table:table-cell office:value-type="float" office:value="-0.364023943722483" calcext:value-type="float">
            <text:p>-0.364023943722483</text:p>
          </table:table-cell>
          <table:table-cell office:value-type="float" office:value="-0.364253207625807" calcext:value-type="float">
            <text:p>-0.364253207625807</text:p>
          </table:table-cell>
          <table:table-cell office:value-type="float" office:value="-0.364614411396503" calcext:value-type="float">
            <text:p>-0.364614411396503</text:p>
          </table:table-cell>
          <table:table-cell office:value-type="float" office:value="-0.364561563346654" calcext:value-type="float">
            <text:p>-0.364561563346654</text:p>
          </table:table-cell>
          <table:table-cell office:value-type="float" office:value="-0.363994278384583" calcext:value-type="float">
            <text:p>-0.363994278384583</text:p>
          </table:table-cell>
          <table:table-cell office:value-type="float" office:value="-0.364282596523734" calcext:value-type="float">
            <text:p>-0.364282596523734</text:p>
          </table:table-cell>
          <table:table-cell office:value-type="float" office:value="-0.364801417914594" calcext:value-type="float">
            <text:p>-0.364801417914594</text:p>
          </table:table-cell>
          <table:table-cell office:value-type="float" office:value="-0.364079564673644" calcext:value-type="float">
            <text:p>-0.364079564673644</text:p>
          </table:table-cell>
          <table:table-cell office:value-type="float" office:value="-0.364214729848547" calcext:value-type="float">
            <text:p>-0.364214729848547</text:p>
          </table:table-cell>
          <table:table-cell office:value-type="float" office:value="-0.364993343276363" calcext:value-type="float">
            <text:p>-0.364993343276363</text:p>
          </table:table-cell>
          <table:table-cell office:value-type="float" office:value="-0.364215743779146" calcext:value-type="float">
            <text:p>-0.364215743779146</text:p>
          </table:table-cell>
          <table:table-cell office:value-type="float" office:value="-0.36399281467216" calcext:value-type="float">
            <text:p>-0.36399281467216</text:p>
          </table:table-cell>
          <table:table-cell office:value-type="float" office:value="-0.364672613014725" calcext:value-type="float">
            <text:p>-0.364672613014725</text:p>
          </table:table-cell>
          <table:table-cell office:value-type="float" office:value="-0.364429697895215" calcext:value-type="float">
            <text:p>-0.364429697895215</text:p>
          </table:table-cell>
          <table:table-cell office:value-type="float" office:value="-0.36391099417626" calcext:value-type="float">
            <text:p>-0.36391099417626</text:p>
          </table:table-cell>
          <table:table-cell office:value-type="float" office:value="-0.364510988205183" calcext:value-type="float">
            <text:p>-0.364510988205183</text:p>
          </table:table-cell>
          <table:table-cell office:value-type="float" office:value="-0.364138275665968" calcext:value-type="float">
            <text:p>-0.364138275665968</text:p>
          </table:table-cell>
          <table:table-cell office:value-type="float" office:value="-0.364793369724589" calcext:value-type="float">
            <text:p>-0.364793369724589</text:p>
          </table:table-cell>
          <table:table-cell office:value-type="float" office:value="-0.364030472042429" calcext:value-type="float">
            <text:p>-0.364030472042429</text:p>
          </table:table-cell>
          <table:table-cell office:value-type="float" office:value="-0.364549110576643" calcext:value-type="float">
            <text:p>-0.364549110576643</text:p>
          </table:table-cell>
          <table:table-cell office:value-type="float" office:value="-0.363929706083204" calcext:value-type="float">
            <text:p>-0.363929706083204</text:p>
          </table:table-cell>
          <table:table-cell office:value-type="float" office:value="-0.364493101553225" calcext:value-type="float">
            <text:p>-0.364493101553225</text:p>
          </table:table-cell>
          <table:table-cell office:value-type="float" office:value="-0.36441516790954" calcext:value-type="float">
            <text:p>-0.36441516790954</text:p>
          </table:table-cell>
          <table:table-cell office:value-type="float" office:value="-0.364514208076479" calcext:value-type="float">
            <text:p>-0.364514208076479</text:p>
          </table:table-cell>
          <table:table-cell office:value-type="float" office:value="-0.364577004170355" calcext:value-type="float">
            <text:p>-0.364577004170355</text:p>
          </table:table-cell>
          <table:table-cell office:value-type="float" office:value="-0.364415659477814" calcext:value-type="float">
            <text:p>-0.364415659477814</text:p>
          </table:table-cell>
          <table:table-cell office:value-type="float" office:value="-0.36417043904794" calcext:value-type="float">
            <text:p>-0.36417043904794</text:p>
          </table:table-cell>
          <table:table-cell office:value-type="float" office:value="-0.364414644102415" calcext:value-type="float">
            <text:p>-0.364414644102415</text:p>
          </table:table-cell>
          <table:table-cell office:value-type="float" office:value="-0.364279853889973" calcext:value-type="float">
            <text:p>-0.364279853889973</text:p>
          </table:table-cell>
          <table:table-cell office:value-type="float" office:value="-0.364605240438229" calcext:value-type="float">
            <text:p>-0.364605240438229</text:p>
          </table:table-cell>
          <table:table-cell office:value-type="float" office:value="-0.364025185020725" calcext:value-type="float">
            <text:p>-0.364025185020725</text:p>
          </table:table-cell>
          <table:table-cell office:value-type="float" office:value="-0.364015351520408" calcext:value-type="float">
            <text:p>-0.364015351520408</text:p>
          </table:table-cell>
          <table:table-cell office:value-type="float" office:value="-0.364471881242458" calcext:value-type="float">
            <text:p>-0.364471881242458</text:p>
          </table:table-cell>
          <table:table-cell office:value-type="float" office:value="-0.364547075585115" calcext:value-type="float">
            <text:p>-0.364547075585115</text:p>
          </table:table-cell>
          <table:table-cell office:value-type="float" office:value="-0.364099804144642" calcext:value-type="float">
            <text:p>-0.364099804144642</text:p>
          </table:table-cell>
          <table:table-cell office:value-type="float" office:value="-0.364114698435399" calcext:value-type="float">
            <text:p>-0.364114698435399</text:p>
          </table:table-cell>
          <table:table-cell office:value-type="float" office:value="-0.364429423237442" calcext:value-type="float">
            <text:p>-0.364429423237442</text:p>
          </table:table-cell>
          <table:table-cell office:value-type="float" office:value="-0.36423243012353" calcext:value-type="float">
            <text:p>-0.36423243012353</text:p>
          </table:table-cell>
          <table:table-cell office:value-type="float" office:value="-0.364449918223478" calcext:value-type="float">
            <text:p>-0.364449918223478</text:p>
          </table:table-cell>
          <table:table-cell office:value-type="float" office:value="-0.363948121801123" calcext:value-type="float">
            <text:p>-0.363948121801123</text:p>
          </table:table-cell>
          <table:table-cell office:value-type="float" office:value="-0.364688807030277" calcext:value-type="float">
            <text:p>-0.364688807030277</text:p>
          </table:table-cell>
          <table:table-cell office:value-type="float" office:value="-0.364285444723254" calcext:value-type="float">
            <text:p>-0.364285444723254</text:p>
          </table:table-cell>
          <table:table-cell office:value-type="float" office:value="-0.364637123768374" calcext:value-type="float">
            <text:p>-0.364637123768374</text:p>
          </table:table-cell>
          <table:table-cell office:value-type="float" office:value="-0.364192355678585" calcext:value-type="float">
            <text:p>-0.364192355678585</text:p>
          </table:table-cell>
          <table:table-cell office:value-type="float" office:value="-0.364228157100405" calcext:value-type="float">
            <text:p>-0.364228157100405</text:p>
          </table:table-cell>
          <table:table-cell office:value-type="float" office:value="-0.364301716199952" calcext:value-type="float">
            <text:p>-0.364301716199952</text:p>
          </table:table-cell>
          <table:table-cell office:value-type="float" office:value="-0.364516215123542" calcext:value-type="float">
            <text:p>-0.364516215123542</text:p>
          </table:table-cell>
          <table:table-cell office:value-type="float" office:value="-0.364150858143702" calcext:value-type="float">
            <text:p>-0.364150858143702</text:p>
          </table:table-cell>
          <table:table-cell office:value-type="float" office:value="-0.364165564998234" calcext:value-type="float">
            <text:p>-0.364165564998234</text:p>
          </table:table-cell>
          <table:table-cell office:value-type="float" office:value="-0.364518757784796" calcext:value-type="float">
            <text:p>-0.364518757784796</text:p>
          </table:table-cell>
          <table:table-cell office:value-type="float" office:value="-0.364380125938964" calcext:value-type="float">
            <text:p>-0.364380125938964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703282770742053" calcext:value-type="float">
            <text:p>7.03282770742053E-06</text:p>
          </table:table-cell>
          <table:table-cell office:value-type="float" office:value="-0.00000467872256992852" calcext:value-type="float">
            <text:p>-4.67872256992852E-06</text:p>
          </table:table-cell>
          <table:table-cell office:value-type="float" office:value="-0.0000109737254441744" calcext:value-type="float">
            <text:p>-1.09737254441744E-05</text:p>
          </table:table-cell>
          <table:table-cell office:value-type="float" office:value="0.00000711561916827419" calcext:value-type="float">
            <text:p>7.11561916827419E-06</text:p>
          </table:table-cell>
          <table:table-cell office:value-type="float" office:value="-0.00000126833516211899" calcext:value-type="float">
            <text:p>-1.26833516211899E-06</text:p>
          </table:table-cell>
          <table:table-cell office:value-type="float" office:value="0.00000953111151125174" calcext:value-type="float">
            <text:p>9.53111151125174E-06</text:p>
          </table:table-cell>
          <table:table-cell office:value-type="float" office:value="0.000000681554627957049" calcext:value-type="float">
            <text:p>6.81554627957049E-07</text:p>
          </table:table-cell>
          <table:table-cell office:value-type="float" office:value="0.00000111959252041549" calcext:value-type="float">
            <text:p>1.11959252041549E-06</text:p>
          </table:table-cell>
          <table:table-cell office:value-type="float" office:value="0.0000117233303123521" calcext:value-type="float">
            <text:p>1.17233303123521E-05</text:p>
          </table:table-cell>
          <table:table-cell office:value-type="float" office:value="-0.00000930897461814961" calcext:value-type="float">
            <text:p>-9.30897461814961E-06</text:p>
          </table:table-cell>
          <table:table-cell office:value-type="float" office:value="-0.0000126785866042534" calcext:value-type="float">
            <text:p>-1.26785866042534E-05</text:p>
          </table:table-cell>
          <table:table-cell office:value-type="float" office:value="-0.0000048761874357206" calcext:value-type="float">
            <text:p>-4.8761874357206E-06</text:p>
          </table:table-cell>
          <table:table-cell office:value-type="float" office:value="0.0000135458090618767" calcext:value-type="float">
            <text:p>1.35458090618767E-05</text:p>
          </table:table-cell>
          <table:table-cell office:value-type="float" office:value="-0.0000122171899848422" calcext:value-type="float">
            <text:p>-1.22171899848422E-05</text:p>
          </table:table-cell>
          <table:table-cell office:value-type="float" office:value="0.0000047803710691019" calcext:value-type="float">
            <text:p>4.7803710691019E-06</text:p>
          </table:table-cell>
          <table:table-cell office:value-type="float" office:value="0.0000114035792917466" calcext:value-type="float">
            <text:p>1.14035792917466E-05</text:p>
          </table:table-cell>
          <table:table-cell office:value-type="float" office:value="-0.00000874163707048625" calcext:value-type="float">
            <text:p>-8.74163707048625E-06</text:p>
          </table:table-cell>
          <table:table-cell office:value-type="float" office:value="-0.00000161880503352085" calcext:value-type="float">
            <text:p>-1.61880503352085E-06</text:p>
          </table:table-cell>
          <table:table-cell office:value-type="float" office:value="0.00000155416005892528" calcext:value-type="float">
            <text:p>1.55416005892528E-06</text:p>
          </table:table-cell>
          <table:table-cell office:value-type="float" office:value="0.0000087886724972619" calcext:value-type="float">
            <text:p>8.7886724972619E-06</text:p>
          </table:table-cell>
          <table:table-cell office:value-type="float" office:value="-0.00000373847198570365" calcext:value-type="float">
            <text:p>-3.73847198570365E-06</text:p>
          </table:table-cell>
          <table:table-cell office:value-type="float" office:value="0.00000740630587081625" calcext:value-type="float">
            <text:p>7.40630587081625E-06</text:p>
          </table:table-cell>
          <table:table-cell office:value-type="float" office:value="-0.0000231147048724845" calcext:value-type="float">
            <text:p>-2.31147048724845E-05</text:p>
          </table:table-cell>
          <table:table-cell office:value-type="float" office:value="0.0000145012089478591" calcext:value-type="float">
            <text:p>1.45012089478591E-05</text:p>
          </table:table-cell>
          <table:table-cell office:value-type="float" office:value="-0.00000247911953710211" calcext:value-type="float">
            <text:p>-2.47911953710211E-06</text:p>
          </table:table-cell>
          <table:table-cell office:value-type="float" office:value="0.00000261985172334001" calcext:value-type="float">
            <text:p>2.61985172334001E-06</text:p>
          </table:table-cell>
          <table:table-cell office:value-type="float" office:value="0.0000103065515097978" calcext:value-type="float">
            <text:p>1.03065515097978E-05</text:p>
          </table:table-cell>
          <table:table-cell office:value-type="float" office:value="-0.00000144224447917729" calcext:value-type="float">
            <text:p>-1.44224447917729E-06</text:p>
          </table:table-cell>
          <table:table-cell office:value-type="float" office:value="-0.0000114811130983439" calcext:value-type="float">
            <text:p>-1.14811130983439E-05</text:p>
          </table:table-cell>
          <table:table-cell office:value-type="float" office:value="-0.00000312324850254564" calcext:value-type="float">
            <text:p>-3.12324850254564E-06</text:p>
          </table:table-cell>
          <table:table-cell office:value-type="float" office:value="0.0000151213425077512" calcext:value-type="float">
            <text:p>1.51213425077512E-05</text:p>
          </table:table-cell>
          <table:table-cell office:value-type="float" office:value="-0.0000103774899788966" calcext:value-type="float">
            <text:p>-1.03774899788966E-05</text:p>
          </table:table-cell>
          <table:table-cell office:value-type="float" office:value="-0.00001006928360614" calcext:value-type="float">
            <text:p>-1.006928360614E-05</text:p>
          </table:table-cell>
          <table:table-cell office:value-type="float" office:value="0.0000140435906712533" calcext:value-type="float">
            <text:p>1.40435906712533E-05</text:p>
          </table:table-cell>
          <table:table-cell office:value-type="float" office:value="0.00000186625369430482" calcext:value-type="float">
            <text:p>1.86625369430482E-06</text:p>
          </table:table-cell>
          <table:table-cell office:value-type="float" office:value="-0.0000235593264173439" calcext:value-type="float">
            <text:p>-2.35593264173439E-05</text:p>
          </table:table-cell>
          <table:table-cell office:value-type="float" office:value="0.00000309004003462565" calcext:value-type="float">
            <text:p>3.09004003462565E-06</text:p>
          </table:table-cell>
          <table:table-cell office:value-type="float" office:value="0.00000561015299921364" calcext:value-type="float">
            <text:p>5.61015299921364E-06</text:p>
          </table:table-cell>
          <table:table-cell office:value-type="float" office:value="-0.00000316876656841769" calcext:value-type="float">
            <text:p>-3.16876656841769E-06</text:p>
          </table:table-cell>
          <table:table-cell office:value-type="float" office:value="-0.000000952363342188178" calcext:value-type="float">
            <text:p>-9.52363342188178E-07</text:p>
          </table:table-cell>
          <table:table-cell office:value-type="float" office:value="0.000000838585816287374" calcext:value-type="float">
            <text:p>8.38585816287374E-07</text:p>
          </table:table-cell>
          <table:table-cell office:value-type="float" office:value="-0.0000270143270659218" calcext:value-type="float">
            <text:p>-2.70143270659218E-05</text:p>
          </table:table-cell>
          <table:table-cell office:value-type="float" office:value="-0.00089713794123425" calcext:value-type="float">
            <text:p>-0.000897137941234</text:p>
          </table:table-cell>
          <table:table-cell office:value-type="float" office:value="0.00000995763659494831" calcext:value-type="float">
            <text:p>9.95763659494831E-06</text:p>
          </table:table-cell>
          <table:table-cell office:value-type="float" office:value="0.0000347718787072071" calcext:value-type="float">
            <text:p>3.47718787072071E-05</text:p>
          </table:table-cell>
          <table:table-cell office:value-type="float" office:value="0.000168152413611788" calcext:value-type="float">
            <text:p>0.000168152413612</text:p>
          </table:table-cell>
          <table:table-cell office:value-type="float" office:value="0.000229246588385745" calcext:value-type="float">
            <text:p>0.000229246588386</text:p>
          </table:table-cell>
          <table:table-cell office:value-type="float" office:value="0.00000803799414222928" calcext:value-type="float">
            <text:p>8.03799414222928E-06</text:p>
          </table:table-cell>
          <table:table-cell office:value-type="float" office:value="0.000794740818909734" calcext:value-type="float">
            <text:p>0.00079474081891</text:p>
          </table:table-cell>
          <table:table-cell office:value-type="float" office:value="0.00126672819879725" calcext:value-type="float">
            <text:p>0.001266728198797</text:p>
          </table:table-cell>
          <table:table-cell office:value-type="float" office:value="0.0028871112254269" calcext:value-type="float">
            <text:p>0.002887111225427</text:p>
          </table:table-cell>
          <table:table-cell office:value-type="float" office:value="0.00579973365287262" calcext:value-type="float">
            <text:p>0.005799733652873</text:p>
          </table:table-cell>
          <table:table-cell office:value-type="float" office:value="0.0117142572332383" calcext:value-type="float">
            <text:p>0.011714257233238</text:p>
          </table:table-cell>
          <table:table-cell office:value-type="float" office:value="0.0051772204071478" calcext:value-type="float">
            <text:p>0.005177220407148</text:p>
          </table:table-cell>
          <table:table-cell office:value-type="float" office:value="-0.00122050631241039" calcext:value-type="float">
            <text:p>-0.00122050631241</text:p>
          </table:table-cell>
          <table:table-cell office:value-type="float" office:value="0.0109430630795694" calcext:value-type="float">
            <text:p>0.010943063079569</text:p>
          </table:table-cell>
          <table:table-cell office:value-type="float" office:value="0.004937734073166" calcext:value-type="float">
            <text:p>0.004937734073166</text:p>
          </table:table-cell>
          <table:table-cell office:value-type="float" office:value="-0.000640430642854462" calcext:value-type="float">
            <text:p>-0.000640430642854</text:p>
          </table:table-cell>
          <table:table-cell office:value-type="float" office:value="0.000293988721907168" calcext:value-type="float">
            <text:p>0.000293988721907</text:p>
          </table:table-cell>
          <table:table-cell office:value-type="float" office:value="-0.00495614787933302" calcext:value-type="float">
            <text:p>-0.004956147879333</text:p>
          </table:table-cell>
          <table:table-cell office:value-type="float" office:value="-0.0334071912527186" calcext:value-type="float">
            <text:p>-0.033407191252719</text:p>
          </table:table-cell>
          <table:table-cell office:value-type="float" office:value="0.00138148716148195" calcext:value-type="float">
            <text:p>0.001381487161482</text:p>
          </table:table-cell>
          <table:table-cell office:value-type="float" office:value="0.001615075780942" calcext:value-type="float">
            <text:p>0.001615075780942</text:p>
          </table:table-cell>
          <table:table-cell office:value-type="float" office:value="0.00338907170756059" calcext:value-type="float">
            <text:p>0.003389071707561</text:p>
          </table:table-cell>
          <table:table-cell office:value-type="float" office:value="0.000922350085043877" calcext:value-type="float">
            <text:p>0.000922350085044</text:p>
          </table:table-cell>
          <table:table-cell office:value-type="float" office:value="-0.000626756385759708" calcext:value-type="float">
            <text:p>-0.00062675638576</text:p>
          </table:table-cell>
          <table:table-cell office:value-type="float" office:value="-0.015587748137977" calcext:value-type="float">
            <text:p>-0.015587748137977</text:p>
          </table:table-cell>
          <table:table-cell office:value-type="float" office:value="-0.00199572300094553" calcext:value-type="float">
            <text:p>-0.001995723000946</text:p>
          </table:table-cell>
          <table:table-cell office:value-type="float" office:value="0.00822176825759663" calcext:value-type="float">
            <text:p>0.008221768257597</text:p>
          </table:table-cell>
          <table:table-cell office:value-type="float" office:value="0.00377861958512199" calcext:value-type="float">
            <text:p>0.003778619585122</text:p>
          </table:table-cell>
          <table:table-cell office:value-type="float" office:value="0.000967364842966112" calcext:value-type="float">
            <text:p>0.000967364842966</text:p>
          </table:table-cell>
          <table:table-cell office:value-type="float" office:value="-0.0012757861422254" calcext:value-type="float">
            <text:p>-0.001275786142225</text:p>
          </table:table-cell>
          <table:table-cell office:value-type="float" office:value="-0.00112506362978343" calcext:value-type="float">
            <text:p>-0.001125063629783</text:p>
          </table:table-cell>
          <table:table-cell office:value-type="float" office:value="0.0000412631720959622" calcext:value-type="float">
            <text:p>4.12631720959622E-05</text:p>
          </table:table-cell>
          <table:table-cell office:value-type="float" office:value="0.00200902654189389" calcext:value-type="float">
            <text:p>0.002009026541894</text:p>
          </table:table-cell>
          <table:table-cell office:value-type="float" office:value="0.00557265337909585" calcext:value-type="float">
            <text:p>0.005572653379096</text:p>
          </table:table-cell>
          <table:table-cell office:value-type="float" office:value="0.0139133316850984" calcext:value-type="float">
            <text:p>0.013913331685098</text:p>
          </table:table-cell>
          <table:table-cell office:value-type="float" office:value="0.00730243857759977" calcext:value-type="float">
            <text:p>0.0073024385776</text:p>
          </table:table-cell>
          <table:table-cell office:value-type="float" office:value="-0.00132978806075745" calcext:value-type="float">
            <text:p>-0.001329788060757</text:p>
          </table:table-cell>
          <table:table-cell office:value-type="float" office:value="-0.00364647618261044" calcext:value-type="float">
            <text:p>-0.00364647618261</text:p>
          </table:table-cell>
          <table:table-cell office:value-type="float" office:value="-0.0316808270529741" calcext:value-type="float">
            <text:p>-0.031680827052974</text:p>
          </table:table-cell>
          <table:table-cell office:value-type="float" office:value="-0.00225436259007539" calcext:value-type="float">
            <text:p>-0.002254362590075</text:p>
          </table:table-cell>
          <table:table-cell office:value-type="float" office:value="-0.0000336876269303454" calcext:value-type="float">
            <text:p>-3.36876269303454E-05</text:p>
          </table:table-cell>
          <table:table-cell office:value-type="float" office:value="0.0267315567337141" calcext:value-type="float">
            <text:p>0.026731556733714</text:p>
          </table:table-cell>
          <table:table-cell office:value-type="float" office:value="-0.0228758383545679" calcext:value-type="float">
            <text:p>-0.022875838354568</text:p>
          </table:table-cell>
          <table:table-cell office:value-type="float" office:value="-0.00288887178205705" calcext:value-type="float">
            <text:p>-0.002888871782057</text:p>
          </table:table-cell>
          <table:table-cell office:value-type="float" office:value="-0.000965588501217862" calcext:value-type="float">
            <text:p>-0.000965588501218</text:p>
          </table:table-cell>
          <table:table-cell office:value-type="float" office:value="0.00814789496364493" calcext:value-type="float">
            <text:p>0.008147894963645</text:p>
          </table:table-cell>
          <table:table-cell office:value-type="float" office:value="0.00529361891129171" calcext:value-type="float">
            <text:p>0.005293618911292</text:p>
          </table:table-cell>
          <table:table-cell office:value-type="float" office:value="0.000586050822880824" calcext:value-type="float">
            <text:p>0.000586050822881</text:p>
          </table:table-cell>
          <table:table-cell office:value-type="float" office:value="-0.000263751306985527" calcext:value-type="float">
            <text:p>-0.000263751306986</text:p>
          </table:table-cell>
          <table:table-cell office:value-type="float" office:value="-0.00139978245017652" calcext:value-type="float">
            <text:p>-0.001399782450177</text:p>
          </table:table-cell>
          <table:table-cell office:value-type="float" office:value="-0.000441914748193439" calcext:value-type="float">
            <text:p>-0.000441914748193</text:p>
          </table:table-cell>
          <table:table-cell office:value-type="float" office:value="-0.00050634693985685" calcext:value-type="float">
            <text:p>-0.000506346939857</text:p>
          </table:table-cell>
          <table:table-cell office:value-type="float" office:value="0.00150845327053101" calcext:value-type="float">
            <text:p>0.001508453270531</text:p>
          </table:table-cell>
          <table:table-cell office:value-type="float" office:value="0.00462596279856814" calcext:value-type="float">
            <text:p>0.004625962798568</text:p>
          </table:table-cell>
          <table:table-cell office:value-type="float" office:value="0.00530462976228829" calcext:value-type="float">
            <text:p>0.005304629762288</text:p>
          </table:table-cell>
          <table:table-cell office:value-type="float" office:value="0.0223676483820712" calcext:value-type="float">
            <text:p>0.022367648382071</text:p>
          </table:table-cell>
          <table:table-cell office:value-type="float" office:value="-0.00170539828779814" calcext:value-type="float">
            <text:p>-0.001705398287798</text:p>
          </table:table-cell>
          <table:table-cell office:value-type="float" office:value="-0.00174967711103868" calcext:value-type="float">
            <text:p>-0.001749677111039</text:p>
          </table:table-cell>
          <table:table-cell office:value-type="float" office:value="0.00373664928589307" calcext:value-type="float">
            <text:p>0.003736649285893</text:p>
          </table:table-cell>
          <table:table-cell office:value-type="float" office:value="-0.000624121754580709" calcext:value-type="float">
            <text:p>-0.000624121754581</text:p>
          </table:table-cell>
          <table:table-cell office:value-type="float" office:value="-0.00631144220974861" calcext:value-type="float">
            <text:p>-0.006311442209749</text:p>
          </table:table-cell>
          <table:table-cell office:value-type="float" office:value="-0.0177642815583604" calcext:value-type="float">
            <text:p>-0.01776428155836</text:p>
          </table:table-cell>
          <table:table-cell office:value-type="float" office:value="-0.00676970601469901" calcext:value-type="float">
            <text:p>-0.006769706014699</text:p>
          </table:table-cell>
          <table:table-cell office:value-type="float" office:value="0.00094239936807694" calcext:value-type="float">
            <text:p>0.000942399368077</text:p>
          </table:table-cell>
          <table:table-cell office:value-type="float" office:value="0.0031018133011142" calcext:value-type="float">
            <text:p>0.003101813301114</text:p>
          </table:table-cell>
          <table:table-cell office:value-type="float" office:value="0.000287073315773712" calcext:value-type="float">
            <text:p>0.000287073315774</text:p>
          </table:table-cell>
          <table:table-cell office:value-type="float" office:value="-0.00171827554206877" calcext:value-type="float">
            <text:p>-0.001718275542069</text:p>
          </table:table-cell>
          <table:table-cell office:value-type="float" office:value="0.00139302475602687" calcext:value-type="float">
            <text:p>0.001393024756027</text:p>
          </table:table-cell>
          <table:table-cell office:value-type="float" office:value="-0.0114625898085036" calcext:value-type="float">
            <text:p>-0.011462589808504</text:p>
          </table:table-cell>
          <table:table-cell office:value-type="float" office:value="-0.000845500579593095" calcext:value-type="float">
            <text:p>-0.000845500579593</text:p>
          </table:table-cell>
          <table:table-cell office:value-type="float" office:value="-0.00257914730345449" calcext:value-type="float">
            <text:p>-0.002579147303454</text:p>
          </table:table-cell>
          <table:table-cell office:value-type="float" office:value="0.0018262831975655" calcext:value-type="float">
            <text:p>0.001826283197566</text:p>
          </table:table-cell>
          <table:table-cell office:value-type="float" office:value="0.0028083966206906" calcext:value-type="float">
            <text:p>0.002808396620691</text:p>
          </table:table-cell>
          <table:table-cell office:value-type="float" office:value="0.00388670851936185" calcext:value-type="float">
            <text:p>0.003886708519362</text:p>
          </table:table-cell>
          <table:table-cell office:value-type="float" office:value="0.00178710737851723" calcext:value-type="float">
            <text:p>0.001787107378517</text:p>
          </table:table-cell>
          <table:table-cell office:value-type="float" office:value="-0.000256264652724658" calcext:value-type="float">
            <text:p>-0.000256264652725</text:p>
          </table:table-cell>
          <table:table-cell office:value-type="float" office:value="-0.000318434667359202" calcext:value-type="float">
            <text:p>-0.000318434667359</text:p>
          </table:table-cell>
          <table:table-cell office:value-type="float" office:value="-0.00131936028115198" calcext:value-type="float">
            <text:p>-0.001319360281152</text:p>
          </table:table-cell>
          <table:table-cell office:value-type="float" office:value="0.000294335384932176" calcext:value-type="float">
            <text:p>0.000294335384932</text:p>
          </table:table-cell>
          <table:table-cell office:value-type="float" office:value="0.00307405666030647" calcext:value-type="float">
            <text:p>0.003074056660306</text:p>
          </table:table-cell>
          <table:table-cell office:value-type="float" office:value="0.00618749396098711" calcext:value-type="float">
            <text:p>0.006187493960987</text:p>
          </table:table-cell>
          <table:table-cell office:value-type="float" office:value="0.0235795084207305" calcext:value-type="float">
            <text:p>0.023579508420731</text:p>
          </table:table-cell>
          <table:table-cell office:value-type="float" office:value="-0.00106564976992901" calcext:value-type="float">
            <text:p>-0.001065649769929</text:p>
          </table:table-cell>
          <table:table-cell office:value-type="float" office:value="-0.000731230879813305" calcext:value-type="float">
            <text:p>-0.000731230879813</text:p>
          </table:table-cell>
          <table:table-cell office:value-type="float" office:value="0.00106456614036965" calcext:value-type="float">
            <text:p>0.00106456614037</text:p>
          </table:table-cell>
          <table:table-cell office:value-type="float" office:value="-0.00727087626707512" calcext:value-type="float">
            <text:p>-0.007270876267075</text:p>
          </table:table-cell>
          <table:table-cell office:value-type="float" office:value="-0.0144005270095749" calcext:value-type="float">
            <text:p>-0.014400527009575</text:p>
          </table:table-cell>
          <table:table-cell office:value-type="float" office:value="-0.0045560717283239" calcext:value-type="float">
            <text:p>-0.004556071728324</text:p>
          </table:table-cell>
          <table:table-cell office:value-type="float" office:value="-0.00203373986821037" calcext:value-type="float">
            <text:p>-0.00203373986821</text:p>
          </table:table-cell>
          <table:table-cell office:value-type="float" office:value="0.000978930285993718" calcext:value-type="float">
            <text:p>0.000978930285994</text:p>
          </table:table-cell>
          <table:table-cell office:value-type="float" office:value="0.0017849437728949" calcext:value-type="float">
            <text:p>0.001784943772895</text:p>
          </table:table-cell>
          <table:table-cell office:value-type="float" office:value="0.00289981045553134" calcext:value-type="float">
            <text:p>0.002899810455531</text:p>
          </table:table-cell>
          <table:table-cell office:value-type="float" office:value="0.000711582381070164" calcext:value-type="float">
            <text:p>0.00071158238107</text:p>
          </table:table-cell>
          <table:table-cell office:value-type="float" office:value="-0.00193617201617086" calcext:value-type="float">
            <text:p>-0.001936172016171</text:p>
          </table:table-cell>
          <table:table-cell office:value-type="float" office:value="-0.00580104450258734" calcext:value-type="float">
            <text:p>-0.005801044502587</text:p>
          </table:table-cell>
          <table:table-cell office:value-type="float" office:value="0.00204564226449" calcext:value-type="float">
            <text:p>0.00204564226449</text:p>
          </table:table-cell>
          <table:table-cell office:value-type="float" office:value="-0.0206421909007105" calcext:value-type="float">
            <text:p>-0.020642190900711</text:p>
          </table:table-cell>
          <table:table-cell office:value-type="float" office:value="-0.00217223794971166" calcext:value-type="float">
            <text:p>-0.002172237949712</text:p>
          </table:table-cell>
          <table:table-cell office:value-type="float" office:value="0.00117601036371467" calcext:value-type="float">
            <text:p>0.001176010363715</text:p>
          </table:table-cell>
          <table:table-cell office:value-type="float" office:value="0.0129022924316793" calcext:value-type="float">
            <text:p>0.012902292431679</text:p>
          </table:table-cell>
          <table:table-cell office:value-type="float" office:value="0.00216840294461246" calcext:value-type="float">
            <text:p>0.002168402944612</text:p>
          </table:table-cell>
          <table:table-cell office:value-type="float" office:value="0.00265714723701171" calcext:value-type="float">
            <text:p>0.002657147237012</text:p>
          </table:table-cell>
          <table:table-cell office:value-type="float" office:value="0.000432197952239366" calcext:value-type="float">
            <text:p>0.000432197952239</text:p>
          </table:table-cell>
          <table:table-cell office:value-type="float" office:value="-0.00215995921879514" calcext:value-type="float">
            <text:p>-0.002159959218795</text:p>
          </table:table-cell>
          <table:table-cell office:value-type="float" office:value="-0.00121882332741824" calcext:value-type="float">
            <text:p>-0.001218823327418</text:p>
          </table:table-cell>
          <table:table-cell office:value-type="float" office:value="0.000473366343939519" calcext:value-type="float">
            <text:p>0.00047336634394</text:p>
          </table:table-cell>
          <table:table-cell office:value-type="float" office:value="0.00307231842884892" calcext:value-type="float">
            <text:p>0.003072318428849</text:p>
          </table:table-cell>
          <table:table-cell office:value-type="float" office:value="0.00211710741016924" calcext:value-type="float">
            <text:p>0.002117107410169</text:p>
          </table:table-cell>
          <table:table-cell office:value-type="float" office:value="0.00206165912955253" calcext:value-type="float">
            <text:p>0.002061659129553</text:p>
          </table:table-cell>
          <table:table-cell office:value-type="float" office:value="0.0048992054314233" calcext:value-type="float">
            <text:p>0.004899205431423</text:p>
          </table:table-cell>
          <table:table-cell office:value-type="float" office:value="0.0120977278438318" calcext:value-type="float">
            <text:p>0.012097727843832</text:p>
          </table:table-cell>
          <table:table-cell office:value-type="float" office:value="-0.00157886521121803" calcext:value-type="float">
            <text:p>-0.001578865211218</text:p>
          </table:table-cell>
          <table:table-cell office:value-type="float" office:value="0.00332693832517261" calcext:value-type="float">
            <text:p>0.003326938325173</text:p>
          </table:table-cell>
          <table:table-cell office:value-type="float" office:value="0.00824613252828776" calcext:value-type="float">
            <text:p>0.008246132528288</text:p>
          </table:table-cell>
          <table:table-cell office:value-type="float" office:value="0.00127869256889734" calcext:value-type="float">
            <text:p>0.001278692568897</text:p>
          </table:table-cell>
          <table:table-cell office:value-type="float" office:value="-0.00103717685840354" calcext:value-type="float">
            <text:p>-0.001037176858404</text:p>
          </table:table-cell>
          <table:table-cell office:value-type="float" office:value="-0.00104688872212466" calcext:value-type="float">
            <text:p>-0.001046888722125</text:p>
          </table:table-cell>
          <table:table-cell office:value-type="float" office:value="0.00215274589620917" calcext:value-type="float">
            <text:p>0.002152745896209</text:p>
          </table:table-cell>
          <table:table-cell office:value-type="float" office:value="-0.00249542858945589" calcext:value-type="float">
            <text:p>-0.002495428589456</text:p>
          </table:table-cell>
          <table:table-cell office:value-type="float" office:value="-0.0238715926697375" calcext:value-type="float">
            <text:p>-0.023871592669738</text:p>
          </table:table-cell>
          <table:table-cell office:value-type="float" office:value="-0.00374628709603014" calcext:value-type="float">
            <text:p>-0.00374628709603</text:p>
          </table:table-cell>
          <table:table-cell office:value-type="float" office:value="-0.00189561629505802" calcext:value-type="float">
            <text:p>-0.001895616295058</text:p>
          </table:table-cell>
          <table:table-cell office:value-type="float" office:value="0.00165766170658044" calcext:value-type="float">
            <text:p>0.00165766170658</text:p>
          </table:table-cell>
          <table:table-cell office:value-type="float" office:value="0.00268262684902199" calcext:value-type="float">
            <text:p>0.002682626849022</text:p>
          </table:table-cell>
          <table:table-cell office:value-type="float" office:value="0.000178014207461996" calcext:value-type="float">
            <text:p>0.000178014207462</text:p>
          </table:table-cell>
          <table:table-cell office:value-type="float" office:value="-0.00800200706063026" calcext:value-type="float">
            <text:p>-0.00800200706063</text:p>
          </table:table-cell>
          <table:table-cell office:value-type="float" office:value="0.018746741537897" calcext:value-type="float">
            <text:p>0.018746741537897</text:p>
          </table:table-cell>
          <table:table-cell office:value-type="float" office:value="-0.0108702486914105" calcext:value-type="float">
            <text:p>-0.010870248691411</text:p>
          </table:table-cell>
          <table:table-cell office:value-type="float" office:value="-0.0153817940490438" calcext:value-type="float">
            <text:p>-0.015381794049044</text:p>
          </table:table-cell>
          <table:table-cell office:value-type="float" office:value="-0.00350491594339697" calcext:value-type="float">
            <text:p>-0.003504915943397</text:p>
          </table:table-cell>
          <table:table-cell office:value-type="float" office:value="-0.00202062127771052" calcext:value-type="float">
            <text:p>-0.002020621277711</text:p>
          </table:table-cell>
          <table:table-cell office:value-type="float" office:value="0.00243590336775712" calcext:value-type="float">
            <text:p>0.002435903367757</text:p>
          </table:table-cell>
          <table:table-cell office:value-type="float" office:value="0.0094875352827487" calcext:value-type="float">
            <text:p>0.009487535282749</text:p>
          </table:table-cell>
          <table:table-cell office:value-type="float" office:value="0.00272657665799647" calcext:value-type="float">
            <text:p>0.002726576657996</text:p>
          </table:table-cell>
          <table:table-cell office:value-type="float" office:value="-0.000497228799023808" calcext:value-type="float">
            <text:p>-0.000497228799024</text:p>
          </table:table-cell>
          <table:table-cell office:value-type="float" office:value="-0.00151452869276908" calcext:value-type="float">
            <text:p>-0.001514528692769</text:p>
          </table:table-cell>
          <table:table-cell office:value-type="float" office:value="-0.000247948692245703" calcext:value-type="float">
            <text:p>-0.000247948692246</text:p>
          </table:table-cell>
          <table:table-cell office:value-type="float" office:value="0.000366496467684108" calcext:value-type="float">
            <text:p>0.000366496467684</text:p>
          </table:table-cell>
          <table:table-cell office:value-type="float" office:value="0.00335017652241265" calcext:value-type="float">
            <text:p>0.003350176522413</text:p>
          </table:table-cell>
          <table:table-cell office:value-type="float" office:value="0.00326037227457382" calcext:value-type="float">
            <text:p>0.003260372274574</text:p>
          </table:table-cell>
          <table:table-cell office:value-type="float" office:value="0.00444757349394287" calcext:value-type="float">
            <text:p>0.004447573493943</text:p>
          </table:table-cell>
          <table:table-cell office:value-type="float" office:value="0.0126602622734069" calcext:value-type="float">
            <text:p>0.012660262273407</text:p>
          </table:table-cell>
          <table:table-cell office:value-type="float" office:value="-0.0040449628791373" calcext:value-type="float">
            <text:p>-0.004044962879137</text:p>
          </table:table-cell>
          <table:table-cell office:value-type="float" office:value="0.00965756246179234" calcext:value-type="float">
            <text:p>0.009657562461792</text:p>
          </table:table-cell>
          <table:table-cell office:value-type="float" office:value="0.00399579665396571" calcext:value-type="float">
            <text:p>0.003995796653966</text:p>
          </table:table-cell>
          <table:table-cell office:value-type="float" office:value="-0.00189741117082087" calcext:value-type="float">
            <text:p>-0.001897411170821</text:p>
          </table:table-cell>
          <table:table-cell office:value-type="float" office:value="-0.0000238990780639936" calcext:value-type="float">
            <text:p>-2.38990780639936E-05</text:p>
          </table:table-cell>
          <table:table-cell office:value-type="float" office:value="-0.00166938922678389" calcext:value-type="float">
            <text:p>-0.001669389226784</text:p>
          </table:table-cell>
          <table:table-cell office:value-type="float" office:value="-0.0204777182603413" calcext:value-type="float">
            <text:p>-0.020477718260341</text:p>
          </table:table-cell>
          <table:table-cell office:value-type="float" office:value="-0.00162610788061851" calcext:value-type="float">
            <text:p>-0.001626107880619</text:p>
          </table:table-cell>
          <table:table-cell office:value-type="float" office:value="-0.000668529297604303" calcext:value-type="float">
            <text:p>-0.000668529297604</text:p>
          </table:table-cell>
          <table:table-cell office:value-type="float" office:value="-0.000491320748650159" calcext:value-type="float">
            <text:p>-0.00049132074865</text:p>
          </table:table-cell>
          <table:table-cell office:value-type="float" office:value="0.000275597775393599" calcext:value-type="float">
            <text:p>0.000275597775394</text:p>
          </table:table-cell>
          <table:table-cell office:value-type="float" office:value="0.000690718548734648" calcext:value-type="float">
            <text:p>0.000690718548735</text:p>
          </table:table-cell>
          <table:table-cell office:value-type="float" office:value="-0.00226503746088025" calcext:value-type="float">
            <text:p>-0.00226503746088</text:p>
          </table:table-cell>
          <table:table-cell office:value-type="float" office:value="-0.0166707700068808" calcext:value-type="float">
            <text:p>-0.016670770006881</text:p>
          </table:table-cell>
          <table:table-cell office:value-type="float" office:value="0.000177144528467676" calcext:value-type="float">
            <text:p>0.000177144528468</text:p>
          </table:table-cell>
          <table:table-cell office:value-type="float" office:value="-0.000592737366290896" calcext:value-type="float">
            <text:p>-0.000592737366291</text:p>
          </table:table-cell>
          <table:table-cell office:value-type="float" office:value="0.00613542263794431" calcext:value-type="float">
            <text:p>0.006135422637944</text:p>
          </table:table-cell>
          <table:table-cell office:value-type="float" office:value="0.00503424347138881" calcext:value-type="float">
            <text:p>0.005034243471389</text:p>
          </table:table-cell>
          <table:table-cell office:value-type="float" office:value="0.00332298989044688" calcext:value-type="float">
            <text:p>0.003322989890447</text:p>
          </table:table-cell>
          <table:table-cell office:value-type="float" office:value="0.00198274314516445" calcext:value-type="float">
            <text:p>0.001982743145164</text:p>
          </table:table-cell>
          <table:table-cell office:value-type="float" office:value="-0.000645828142652127" calcext:value-type="float">
            <text:p>-0.000645828142652</text:p>
          </table:table-cell>
          <table:table-cell office:value-type="float" office:value="-0.000502426396785605" calcext:value-type="float">
            <text:p>-0.000502426396786</text:p>
          </table:table-cell>
          <table:table-cell office:value-type="float" office:value="-0.000962171911991272" calcext:value-type="float">
            <text:p>-0.000962171911991</text:p>
          </table:table-cell>
          <table:table-cell office:value-type="float" office:value="-0.00015105081380623" calcext:value-type="float">
            <text:p>-0.000151050813806</text:p>
          </table:table-cell>
          <table:table-cell office:value-type="float" office:value="0.00234357089677284" calcext:value-type="float">
            <text:p>0.002343570896773</text:p>
          </table:table-cell>
          <table:table-cell office:value-type="float" office:value="0.00302213813834656" calcext:value-type="float">
            <text:p>0.003022138138347</text:p>
          </table:table-cell>
          <table:table-cell office:value-type="float" office:value="0.0022953259242624" calcext:value-type="float">
            <text:p>0.002295325924262</text:p>
          </table:table-cell>
          <table:table-cell office:value-type="float" office:value="-0.00172589384211375" calcext:value-type="float">
            <text:p>-0.001725893842114</text:p>
          </table:table-cell>
          <table:table-cell office:value-type="float" office:value="-0.00686732855724775" calcext:value-type="float">
            <text:p>-0.006867328557248</text:p>
          </table:table-cell>
          <table:table-cell office:value-type="float" office:value="-0.00397275563469934" calcext:value-type="float">
            <text:p>-0.003972755634699</text:p>
          </table:table-cell>
          <table:table-cell office:value-type="float" office:value="-0.000417321429173001" calcext:value-type="float">
            <text:p>-0.000417321429173</text:p>
          </table:table-cell>
          <table:table-cell office:value-type="float" office:value="-0.000752811191794322" calcext:value-type="float">
            <text:p>-0.000752811191794</text:p>
          </table:table-cell>
          <table:table-cell office:value-type="float" office:value="-0.000179846397716676" calcext:value-type="float">
            <text:p>-0.000179846397717</text:p>
          </table:table-cell>
          <table:table-cell office:value-type="float" office:value="0.000695731137179689" calcext:value-type="float">
            <text:p>0.00069573113718</text:p>
          </table:table-cell>
          <table:table-cell office:value-type="float" office:value="0.000334947335824121" calcext:value-type="float">
            <text:p>0.000334947335824</text:p>
          </table:table-cell>
          <table:table-cell office:value-type="float" office:value="-0.0000660153759246551" calcext:value-type="float">
            <text:p>-6.60153759246551E-05</text:p>
          </table:table-cell>
          <table:table-cell office:value-type="float" office:value="-0.000308045087244024" calcext:value-type="float">
            <text:p>-0.000308045087244</text:p>
          </table:table-cell>
          <table:table-cell office:value-type="float" office:value="0.0000360362958049532" calcext:value-type="float">
            <text:p>3.60362958049532E-05</text:p>
          </table:table-cell>
          <table:table-cell office:value-type="float" office:value="0.000131229166913993" calcext:value-type="float">
            <text:p>0.000131229166914</text:p>
          </table:table-cell>
          <table:table-cell office:value-type="float" office:value="-0.0000766270224381582" calcext:value-type="float">
            <text:p>-7.66270224381582E-05</text:p>
          </table:table-cell>
          <table:table-cell office:value-type="float" office:value="-0.0000039236533161402" calcext:value-type="float">
            <text:p>-3.9236533161402E-06</text:p>
          </table:table-cell>
          <table:table-cell office:value-type="float" office:value="0.00011822155104535" calcext:value-type="float">
            <text:p>0.000118221551045</text:p>
          </table:table-cell>
          <table:table-cell office:value-type="float" office:value="-0.0000886464920772379" calcext:value-type="float">
            <text:p>-8.86464920772379E-05</text:p>
          </table:table-cell>
          <table:table-cell office:value-type="float" office:value="-0.00000717654861803752" calcext:value-type="float">
            <text:p>-7.17654861803752E-06</text:p>
          </table:table-cell>
          <table:table-cell office:value-type="float" office:value="-0.00000888647648966678" calcext:value-type="float">
            <text:p>-8.88647648966678E-06</text:p>
          </table:table-cell>
          <table:table-cell office:value-type="float" office:value="0.00000265818785655236" calcext:value-type="float">
            <text:p>2.65818785655236E-06</text:p>
          </table:table-cell>
          <table:table-cell office:value-type="float" office:value="0.00000888804497645168" calcext:value-type="float">
            <text:p>8.88804497645168E-06</text:p>
          </table:table-cell>
          <table:table-cell office:value-type="float" office:value="-0.00000358845607750791" calcext:value-type="float">
            <text:p>-3.58845607750791E-06</text:p>
          </table:table-cell>
          <table:table-cell office:value-type="float" office:value="0.0000097293997468606" calcext:value-type="float">
            <text:p>9.7293997468606E-06</text:p>
          </table:table-cell>
          <table:table-cell office:value-type="float" office:value="-0.0000183407080985298" calcext:value-type="float">
            <text:p>-1.83407080985298E-05</text:p>
          </table:table-cell>
          <table:table-cell office:value-type="float" office:value="0.0000310214165580303" calcext:value-type="float">
            <text:p>3.10214165580303E-05</text:p>
          </table:table-cell>
          <table:table-cell office:value-type="float" office:value="-0.0000332858610516129" calcext:value-type="float">
            <text:p>-3.32858610516129E-05</text:p>
          </table:table-cell>
          <table:table-cell office:value-type="float" office:value="0.000155163278261594" calcext:value-type="float">
            <text:p>0.000155163278262</text:p>
          </table:table-cell>
          <table:table-cell office:value-type="float" office:value="-0.000130356992934677" calcext:value-type="float">
            <text:p>-0.000130356992935</text:p>
          </table:table-cell>
          <table:table-cell office:value-type="float" office:value="-0.0000109862815016459" calcext:value-type="float">
            <text:p>-1.09862815016459E-05</text:p>
          </table:table-cell>
          <table:table-cell office:value-type="float" office:value="0.0000131610736255894" calcext:value-type="float">
            <text:p>1.31610736255894E-05</text:p>
          </table:table-cell>
          <table:table-cell office:value-type="float" office:value="-0.00000139226517453794" calcext:value-type="float">
            <text:p>-1.39226517453794E-06</text:p>
          </table:table-cell>
          <table:table-cell office:value-type="float" office:value="-0.00000245957215200265" calcext:value-type="float">
            <text:p>-2.45957215200265E-06</text:p>
          </table:table-cell>
          <table:table-cell office:value-type="float" office:value="-0.0000110695264944893" calcext:value-type="float">
            <text:p>-1.10695264944893E-05</text:p>
          </table:table-cell>
          <table:table-cell office:value-type="float" office:value="-0.00000894244251398169" calcext:value-type="float">
            <text:p>-8.94244251398169E-06</text:p>
          </table:table-cell>
          <table:table-cell office:value-type="float" office:value="0.0000185256064097472" calcext:value-type="float">
            <text:p>1.85256064097472E-05</text:p>
          </table:table-cell>
          <table:table-cell office:value-type="float" office:value="0.000108839554971429" calcext:value-type="float">
            <text:p>0.000108839554971</text:p>
          </table:table-cell>
          <table:table-cell office:value-type="float" office:value="-0.000143076260097907" calcext:value-type="float">
            <text:p>-0.000143076260098</text:p>
          </table:table-cell>
          <table:table-cell office:value-type="float" office:value="0.0000305697448714226" calcext:value-type="float">
            <text:p>3.05697448714226E-05</text:p>
          </table:table-cell>
          <table:table-cell office:value-type="float" office:value="0.00000188236368570127" calcext:value-type="float">
            <text:p>1.88236368570127E-06</text:p>
          </table:table-cell>
          <table:table-cell office:value-type="float" office:value="0.0000161759419733398" calcext:value-type="float">
            <text:p>1.61759419733398E-05</text:p>
          </table:table-cell>
          <table:table-cell office:value-type="float" office:value="-0.0000251772552323226" calcext:value-type="float">
            <text:p>-2.51772552323226E-05</text:p>
          </table:table-cell>
          <table:table-cell office:value-type="float" office:value="0.0000314838112698279" calcext:value-type="float">
            <text:p>3.14838112698279E-05</text:p>
          </table:table-cell>
          <table:table-cell office:value-type="float" office:value="0.000100549740505662" calcext:value-type="float">
            <text:p>0.000100549740506</text:p>
          </table:table-cell>
          <table:table-cell office:value-type="float" office:value="-0.000143998587223138" calcext:value-type="float">
            <text:p>-0.000143998587223</text:p>
          </table:table-cell>
          <table:table-cell office:value-type="float" office:value="0.0000256869416696004" calcext:value-type="float">
            <text:p>2.56869416696004E-05</text:p>
          </table:table-cell>
          <table:table-cell office:value-type="float" office:value="-0.00000509300491263742" calcext:value-type="float">
            <text:p>-5.09300491263742E-06</text:p>
          </table:table-cell>
          <table:table-cell office:value-type="float" office:value="-0.0000107209862232893" calcext:value-type="float">
            <text:p>-1.07209862232893E-05</text:p>
          </table:table-cell>
          <table:table-cell office:value-type="float" office:value="0.00000767230147796782" calcext:value-type="float">
            <text:p>7.67230147796782E-06</text:p>
          </table:table-cell>
          <table:table-cell office:value-type="float" office:value="0.000000141010256471397" calcext:value-type="float">
            <text:p>1.41010256471397E-07</text:p>
          </table:table-cell>
          <table:table-cell office:value-type="float" office:value="0.00000265080674505258" calcext:value-type="float">
            <text:p>2.65080674505258E-06</text:p>
          </table:table-cell>
          <table:table-cell office:value-type="float" office:value="-0.0000100136512850013" calcext:value-type="float">
            <text:p>-1.00136512850013E-05</text:p>
          </table:table-cell>
          <table:table-cell office:value-type="float" office:value="-0.00000547801503519851" calcext:value-type="float">
            <text:p>-5.47801503519851E-06</text:p>
          </table:table-cell>
          <table:table-cell office:value-type="float" office:value="0.0000243324495027286" calcext:value-type="float">
            <text:p>2.43324495027286E-05</text:p>
          </table:table-cell>
          <table:table-cell office:value-type="float" office:value="-0.0000105333212038761" calcext:value-type="float">
            <text:p>-1.05333212038761E-05</text:p>
          </table:table-cell>
          <table:table-cell office:value-type="float" office:value="0.000123995261272269" calcext:value-type="float">
            <text:p>0.000123995261272</text:p>
          </table:table-cell>
          <table:table-cell office:value-type="float" office:value="-0.00012943820418071" calcext:value-type="float">
            <text:p>-0.000129438204181</text:p>
          </table:table-cell>
          <table:table-cell office:value-type="float" office:value="0.0000183945026845933" calcext:value-type="float">
            <text:p>1.83945026845933E-05</text:p>
          </table:table-cell>
          <table:table-cell office:value-type="float" office:value="-0.00000885772828357334" calcext:value-type="float">
            <text:p>-8.85772828357334E-06</text:p>
          </table:table-cell>
          <table:table-cell office:value-type="float" office:value="0.0000072610467817813" calcext:value-type="float">
            <text:p>7.2610467817813E-06</text:p>
          </table:table-cell>
          <table:table-cell office:value-type="float" office:value="-0.0000255892579319461" calcext:value-type="float">
            <text:p>-2.55892579319461E-05</text:p>
          </table:table-cell>
          <table:table-cell office:value-type="float" office:value="0.0000362525676951275" calcext:value-type="float">
            <text:p>3.62525676951275E-05</text:p>
          </table:table-cell>
          <table:table-cell office:value-type="float" office:value="-0.0000201102462754621" calcext:value-type="float">
            <text:p>-2.01102462754621E-05</text:p>
          </table:table-cell>
          <table:table-cell office:value-type="float" office:value="0.000115233327959041" calcext:value-type="float">
            <text:p>0.000115233327959</text:p>
          </table:table-cell>
          <table:table-cell office:value-type="float" office:value="-0.000132406618311598" calcext:value-type="float">
            <text:p>-0.000132406618312</text:p>
          </table:table-cell>
          <table:table-cell office:value-type="float" office:value="0.0000206117984852261" calcext:value-type="float">
            <text:p>2.06117984852261E-05</text:p>
          </table:table-cell>
          <table:table-cell office:value-type="float" office:value="-0.0000106864396692274" calcext:value-type="float">
            <text:p>-1.06864396692274E-05</text:p>
          </table:table-cell>
          <table:table-cell office:value-type="float" office:value="0.00000116931345112148" calcext:value-type="float">
            <text:p>1.16931345112148E-06</text:p>
          </table:table-cell>
          <table:table-cell office:value-type="float" office:value="-0.0000104920449803814" calcext:value-type="float">
            <text:p>-1.04920449803814E-05</text:p>
          </table:table-cell>
          <table:table-cell office:value-type="float" office:value="0.0000185036515610859" calcext:value-type="float">
            <text:p>1.85036515610859E-05</text:p>
          </table:table-cell>
          <table:table-cell office:value-type="float" office:value="0.00000151638338724558" calcext:value-type="float">
            <text:p>1.51638338724558E-06</text:p>
          </table:table-cell>
          <table:table-cell office:value-type="float" office:value="-0.00000995604297943098" calcext:value-type="float">
            <text:p>-9.95604297943098E-06</text:p>
          </table:table-cell>
          <table:table-cell office:value-type="float" office:value="-0.00000165469942542407" calcext:value-type="float">
            <text:p>-1.65469942542407E-06</text:p>
          </table:table-cell>
          <table:table-cell office:value-type="float" office:value="-0.0000100725438025862" calcext:value-type="float">
            <text:p>-1.00725438025862E-05</text:p>
          </table:table-cell>
          <table:table-cell office:value-type="float" office:value="0.0000281026737217749" calcext:value-type="float">
            <text:p>2.81026737217749E-05</text:p>
          </table:table-cell>
          <table:table-cell office:value-type="float" office:value="-0.00000941214261318546" calcext:value-type="float">
            <text:p>-9.41214261318546E-06</text:p>
          </table:table-cell>
          <table:table-cell office:value-type="float" office:value="-0.0000161521160417233" calcext:value-type="float">
            <text:p>-1.61521160417233E-05</text:p>
          </table:table-cell>
          <table:table-cell office:value-type="float" office:value="0.00011637213875737" calcext:value-type="float">
            <text:p>0.000116372138757</text:p>
          </table:table-cell>
          <table:table-cell office:value-type="float" office:value="-0.000101538917772537" calcext:value-type="float">
            <text:p>-0.000101538917773</text:p>
          </table:table-cell>
          <table:table-cell office:value-type="float" office:value="-0.0000148010265554888" calcext:value-type="float">
            <text:p>-1.48010265554888E-05</text:p>
          </table:table-cell>
          <table:table-cell office:value-type="float" office:value="0.00012519989395221" calcext:value-type="float">
            <text:p>0.000125199893952</text:p>
          </table:table-cell>
          <table:table-cell office:value-type="float" office:value="-0.000107076387499294" calcext:value-type="float">
            <text:p>-0.000107076387499</text:p>
          </table:table-cell>
          <table:table-cell office:value-type="float" office:value="-0.0000209306306050427" calcext:value-type="float">
            <text:p>-2.09306306050427E-05</text:p>
          </table:table-cell>
          <table:table-cell office:value-type="float" office:value="0.000029283058088081" calcext:value-type="float">
            <text:p>2.9283058088081E-05</text:p>
          </table:table-cell>
          <table:table-cell office:value-type="float" office:value="-0.00001729578810028" calcext:value-type="float">
            <text:p>-1.729578810028E-05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86746452429658" calcext:value-type="float">
            <text:p>0.786746452429658</text:p>
          </table:table-cell>
          <table:table-cell table:formula="of:=[.B9]*9.8" office:value-type="float" office:value="7.71011523381065" calcext:value-type="float">
            <text:p>7.7101152338106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435569714338453" calcext:value-type="float">
            <text:p>4.35569714338453E-05</text:p>
          </table:table-cell>
          <table:table-cell table:formula="of:=0.5*[.D12]*(([.D5]-[.C5])/([.D1]-[.C1]))^2" office:value-type="float" office:value="0.00002158994928755" calcext:value-type="float">
            <text:p>2.158994928755E-05</text:p>
          </table:table-cell>
          <table:table-cell table:formula="of:=0.5*[.E12]*(([.E5]-[.D5])/([.E1]-[.D1]))^2" office:value-type="float" office:value="0.0000167499931634254" calcext:value-type="float">
            <text:p>1.67499931634254E-05</text:p>
          </table:table-cell>
          <table:table-cell table:formula="of:=0.5*[.F12]*(([.F5]-[.E5])/([.F1]-[.E1]))^2" office:value-type="float" office:value="0.0000298175876154949" calcext:value-type="float">
            <text:p>2.98175876154949E-05</text:p>
          </table:table-cell>
          <table:table-cell table:formula="of:=0.5*[.G12]*(([.G5]-[.F5])/([.G1]-[.F1]))^2" office:value-type="float" office:value="0.00000212276732785533" calcext:value-type="float">
            <text:p>2.12276732785533E-06</text:p>
          </table:table-cell>
          <table:table-cell table:formula="of:=0.5*[.H12]*(([.H5]-[.G5])/([.H1]-[.G1]))^2" office:value-type="float" office:value="0.0000708885838409063" calcext:value-type="float">
            <text:p>7.08885838409063E-05</text:p>
          </table:table-cell>
          <table:table-cell table:formula="of:=0.5*[.I12]*(([.I5]-[.H5])/([.I1]-[.H1]))^2" office:value-type="float" office:value="0.000000469986212633697" calcext:value-type="float">
            <text:p>4.69986212633697E-07</text:p>
          </table:table-cell>
          <table:table-cell table:formula="of:=0.5*[.J12]*(([.J5]-[.I5])/([.J1]-[.I1]))^2" office:value-type="float" office:value="0.0000162242085448556" calcext:value-type="float">
            <text:p>1.62242085448556E-05</text:p>
          </table:table-cell>
          <table:table-cell table:formula="of:=0.5*[.K12]*(([.K5]-[.J5])/([.K1]-[.J1]))^2" office:value-type="float" office:value="0.00000588687925480829" calcext:value-type="float">
            <text:p>5.88687925480829E-06</text:p>
          </table:table-cell>
          <table:table-cell table:formula="of:=0.5*[.L12]*(([.L5]-[.K5])/([.L1]-[.K1]))^2" office:value-type="float" office:value="0.00000204667652742521" calcext:value-type="float">
            <text:p>2.04667652742521E-06</text:p>
          </table:table-cell>
          <table:table-cell table:formula="of:=0.5*[.M12]*(([.M5]-[.L5])/([.M1]-[.L1]))^2" office:value-type="float" office:value="0.000000253805862438464" calcext:value-type="float">
            <text:p>2.53805862438464E-07</text:p>
          </table:table-cell>
          <table:table-cell table:formula="of:=0.5*[.N12]*(([.N5]-[.M5])/([.N1]-[.M1]))^2" office:value-type="float" office:value="0.0000000829764763338106" calcext:value-type="float">
            <text:p>8.29764763338106E-08</text:p>
          </table:table-cell>
          <table:table-cell table:formula="of:=0.5*[.O12]*(([.O5]-[.N5])/([.O1]-[.N1]))^2" office:value-type="float" office:value="0.0000576004976696208" calcext:value-type="float">
            <text:p>5.76004976696208E-05</text:p>
          </table:table-cell>
          <table:table-cell table:formula="of:=0.5*[.P12]*(([.P5]-[.O5])/([.P1]-[.O1]))^2" office:value-type="float" office:value="0.0000206528251220691" calcext:value-type="float">
            <text:p>2.06528251220691E-05</text:p>
          </table:table-cell>
          <table:table-cell table:formula="of:=0.5*[.Q12]*(([.Q5]-[.P5])/([.Q1]-[.P1]))^2" office:value-type="float" office:value="0.0000636620948541739" calcext:value-type="float">
            <text:p>6.36620948541739E-05</text:p>
          </table:table-cell>
          <table:table-cell table:formula="of:=0.5*[.R12]*(([.R5]-[.Q5])/([.R1]-[.Q1]))^2" office:value-type="float" office:value="0.0000184839360708607" calcext:value-type="float">
            <text:p>1.84839360708607E-05</text:p>
          </table:table-cell>
          <table:table-cell table:formula="of:=0.5*[.S12]*(([.S5]-[.R5])/([.S1]-[.R1]))^2" office:value-type="float" office:value="0.00000024219450746725" calcext:value-type="float">
            <text:p>2.4219450746725E-07</text:p>
          </table:table-cell>
          <table:table-cell table:formula="of:=0.5*[.T12]*(([.T5]-[.S5])/([.T1]-[.S1]))^2" office:value-type="float" office:value="0.00000000356231844108474" calcext:value-type="float">
            <text:p>3.56231844108474E-09</text:p>
          </table:table-cell>
          <table:table-cell table:formula="of:=0.5*[.U12]*(([.U5]-[.T5])/([.U1]-[.T1]))^2" office:value-type="float" office:value="0.0000207088132920624" calcext:value-type="float">
            <text:p>2.07088132920624E-05</text:p>
          </table:table-cell>
          <table:table-cell table:formula="of:=0.5*[.V12]*(([.V5]-[.U5])/([.V1]-[.U1]))^2" office:value-type="float" office:value="0.00000495417041706877" calcext:value-type="float">
            <text:p>4.95417041706877E-06</text:p>
          </table:table-cell>
          <table:table-cell table:formula="of:=0.5*[.W12]*(([.W5]-[.V5])/([.W1]-[.V1]))^2" office:value-type="float" office:value="0.00000224292930071725" calcext:value-type="float">
            <text:p>2.24292930071725E-06</text:p>
          </table:table-cell>
          <table:table-cell table:formula="of:=0.5*[.X12]*(([.X5]-[.W5])/([.X1]-[.W1]))^2" office:value-type="float" office:value="0.0000129926493219003" calcext:value-type="float">
            <text:p>1.29926493219003E-05</text:p>
          </table:table-cell>
          <table:table-cell table:formula="of:=0.5*[.Y12]*(([.Y5]-[.X5])/([.Y1]-[.X1]))^2" office:value-type="float" office:value="0.0000173513977505472" calcext:value-type="float">
            <text:p>1.73513977505472E-05</text:p>
          </table:table-cell>
          <table:table-cell table:formula="of:=0.5*[.Z12]*(([.Z5]-[.Y5])/([.Z1]-[.Y1]))^2" office:value-type="float" office:value="0.000000104475734361056" calcext:value-type="float">
            <text:p>1.04475734361056E-07</text:p>
          </table:table-cell>
          <table:table-cell table:formula="of:=0.5*[.AA12]*(([.AA5]-[.Z5])/([.AA1]-[.Z1]))^2" office:value-type="float" office:value="0.00000162189163973341" calcext:value-type="float">
            <text:p>1.62189163973341E-06</text:p>
          </table:table-cell>
          <table:table-cell table:formula="of:=0.5*[.AB12]*(([.AB5]-[.AA5])/([.AB1]-[.AA1]))^2" office:value-type="float" office:value="0.0000305196005022132" calcext:value-type="float">
            <text:p>3.05196005022132E-05</text:p>
          </table:table-cell>
          <table:table-cell table:formula="of:=0.5*[.AC12]*(([.AC5]-[.AB5])/([.AC1]-[.AB1]))^2" office:value-type="float" office:value="0.00000478729469698849" calcext:value-type="float">
            <text:p>4.78729469698849E-06</text:p>
          </table:table-cell>
          <table:table-cell table:formula="of:=0.5*[.AD12]*(([.AD5]-[.AC5])/([.AD1]-[.AC1]))^2" office:value-type="float" office:value="0.0000036826698848035" calcext:value-type="float">
            <text:p>3.6826698848035E-06</text:p>
          </table:table-cell>
          <table:table-cell table:formula="of:=0.5*[.AE12]*(([.AE5]-[.AD5])/([.AE1]-[.AD1]))^2" office:value-type="float" office:value="0.000000470350666487146" calcext:value-type="float">
            <text:p>4.70350666487146E-07</text:p>
          </table:table-cell>
          <table:table-cell table:formula="of:=0.5*[.AF12]*(([.AF5]-[.AE5])/([.AF1]-[.AE1]))^2" office:value-type="float" office:value="0.00000189475877752759" calcext:value-type="float">
            <text:p>1.89475877752759E-06</text:p>
          </table:table-cell>
          <table:table-cell table:formula="of:=0.5*[.AG12]*(([.AG5]-[.AF5])/([.AG1]-[.AF1]))^2" office:value-type="float" office:value="0.000000125974181978129" calcext:value-type="float">
            <text:p>1.25974181978129E-07</text:p>
          </table:table-cell>
          <table:table-cell table:formula="of:=0.5*[.AH12]*(([.AH5]-[.AG5])/([.AH1]-[.AG1]))^2" office:value-type="float" office:value="0.00000309577285615269" calcext:value-type="float">
            <text:p>3.09577285615269E-06</text:p>
          </table:table-cell>
          <table:table-cell table:formula="of:=0.5*[.AI12]*(([.AI5]-[.AH5])/([.AI1]-[.AH1]))^2" office:value-type="float" office:value="0.00000293885815050768" calcext:value-type="float">
            <text:p>2.93885815050768E-06</text:p>
          </table:table-cell>
          <table:table-cell table:formula="of:=0.5*[.AJ12]*(([.AJ5]-[.AI5])/([.AJ1]-[.AI1]))^2" office:value-type="float" office:value="0.00000489865516564986" calcext:value-type="float">
            <text:p>4.89865516564986E-06</text:p>
          </table:table-cell>
          <table:table-cell table:formula="of:=0.5*[.AK12]*(([.AK5]-[.AJ5])/([.AK1]-[.AJ1]))^2" office:value-type="float" office:value="0.0000165425489784926" calcext:value-type="float">
            <text:p>1.65425489784926E-05</text:p>
          </table:table-cell>
          <table:table-cell table:formula="of:=0.5*[.AL12]*(([.AL5]-[.AK5])/([.AL1]-[.AK1]))^2" office:value-type="float" office:value="0.00000188710455466141" calcext:value-type="float">
            <text:p>1.88710455466141E-06</text:p>
          </table:table-cell>
          <table:table-cell table:formula="of:=0.5*[.AM12]*(([.AM5]-[.AL5])/([.AM1]-[.AL1]))^2" office:value-type="float" office:value="0.00000527240506824026" calcext:value-type="float">
            <text:p>5.27240506824026E-06</text:p>
          </table:table-cell>
          <table:table-cell table:formula="of:=0.5*[.AN12]*(([.AN5]-[.AM5])/([.AN1]-[.AM1]))^2" office:value-type="float" office:value="0.00000914648966526067" calcext:value-type="float">
            <text:p>9.14648966526067E-06</text:p>
          </table:table-cell>
          <table:table-cell table:formula="of:=0.5*[.AO12]*(([.AO5]-[.AN5])/([.AO1]-[.AN1]))^2" office:value-type="float" office:value="0.000032653911231203" calcext:value-type="float">
            <text:p>3.2653911231203E-05</text:p>
          </table:table-cell>
          <table:table-cell table:formula="of:=0.5*[.AP12]*(([.AP5]-[.AO5])/([.AP1]-[.AO1]))^2" office:value-type="float" office:value="0.00000000388526583187738" calcext:value-type="float">
            <text:p>3.88526583187738E-09</text:p>
          </table:table-cell>
          <table:table-cell table:formula="of:=0.5*[.AQ12]*(([.AQ5]-[.AP5])/([.AQ1]-[.AP1]))^2" office:value-type="float" office:value="0.0000204407861868326" calcext:value-type="float">
            <text:p>2.04407861868326E-05</text:p>
          </table:table-cell>
          <table:table-cell table:formula="of:=0.5*[.AR12]*(([.AR5]-[.AQ5])/([.AR1]-[.AQ1]))^2" office:value-type="float" office:value="0.0000991763166669564" calcext:value-type="float">
            <text:p>9.91763166669564E-05</text:p>
          </table:table-cell>
          <table:table-cell table:formula="of:=0.5*[.AS12]*(([.AS5]-[.AR5])/([.AS1]-[.AR1]))^2" office:value-type="float" office:value="0.0000870158964220648" calcext:value-type="float">
            <text:p>8.70158964220648E-05</text:p>
          </table:table-cell>
          <table:table-cell table:formula="of:=0.5*[.AT12]*(([.AT5]-[.AS5])/([.AT1]-[.AS1]))^2" office:value-type="float" office:value="0.00000282464901242646" calcext:value-type="float">
            <text:p>2.82464901242646E-06</text:p>
          </table:table-cell>
          <table:table-cell table:formula="of:=0.5*[.AU12]*(([.AU5]-[.AT5])/([.AU1]-[.AT1]))^2" office:value-type="float" office:value="0.000109439358672998" calcext:value-type="float">
            <text:p>0.000109439358673</text:p>
          </table:table-cell>
          <table:table-cell table:formula="of:=0.5*[.AV12]*(([.AV5]-[.AU5])/([.AV1]-[.AU1]))^2" office:value-type="float" office:value="0.00000210031095891407" calcext:value-type="float">
            <text:p>2.10031095891407E-06</text:p>
          </table:table-cell>
          <table:table-cell table:formula="of:=0.5*[.AW12]*(([.AW5]-[.AV5])/([.AW1]-[.AV1]))^2" office:value-type="float" office:value="0.00000655069892224135" calcext:value-type="float">
            <text:p>6.55069892224135E-06</text:p>
          </table:table-cell>
          <table:table-cell table:formula="of:=0.5*[.AX12]*(([.AX5]-[.AW5])/([.AX1]-[.AW1]))^2" office:value-type="float" office:value="0.0000610336277717578" calcext:value-type="float">
            <text:p>6.10336277717578E-05</text:p>
          </table:table-cell>
          <table:table-cell table:formula="of:=0.5*[.AY12]*(([.AY5]-[.AX5])/([.AY1]-[.AX1]))^2" office:value-type="float" office:value="0.00255488297391085" calcext:value-type="float">
            <text:p>0.002554882973911</text:p>
          </table:table-cell>
          <table:table-cell table:formula="of:=0.5*[.AZ12]*(([.AZ5]-[.AY5])/([.AZ1]-[.AY1]))^2" office:value-type="float" office:value="0.0265238528299678" calcext:value-type="float">
            <text:p>0.026523852829968</text:p>
          </table:table-cell>
          <table:table-cell table:formula="of:=0.5*[.BA12]*(([.BA5]-[.AZ5])/([.BA1]-[.AZ1]))^2" office:value-type="float" office:value="0.0185326779969527" calcext:value-type="float">
            <text:p>0.018532677996953</text:p>
          </table:table-cell>
          <table:table-cell table:formula="of:=0.5*[.BB12]*(([.BB5]-[.BA5])/([.BB1]-[.BA1]))^2" office:value-type="float" office:value="0.00299074767006235" calcext:value-type="float">
            <text:p>0.002990747670062</text:p>
          </table:table-cell>
          <table:table-cell table:formula="of:=0.5*[.BC12]*(([.BC5]-[.BB5])/([.BC1]-[.BB1]))^2" office:value-type="float" office:value="0.0823856717250087" calcext:value-type="float">
            <text:p>0.082385671725009</text:p>
          </table:table-cell>
          <table:table-cell table:formula="of:=0.5*[.BD12]*(([.BD5]-[.BC5])/([.BD1]-[.BC1]))^2" office:value-type="float" office:value="0.0127622043695805" calcext:value-type="float">
            <text:p>0.012762204369581</text:p>
          </table:table-cell>
          <table:table-cell table:formula="of:=0.5*[.BE12]*(([.BE5]-[.BD5])/([.BE1]-[.BD1]))^2" office:value-type="float" office:value="0.0238159230685752" calcext:value-type="float">
            <text:p>0.023815923068575</text:p>
          </table:table-cell>
          <table:table-cell table:formula="of:=0.5*[.BF12]*(([.BF5]-[.BE5])/([.BF1]-[.BE1]))^2" office:value-type="float" office:value="0.00256409964479088" calcext:value-type="float">
            <text:p>0.002564099644791</text:p>
          </table:table-cell>
          <table:table-cell table:formula="of:=0.5*[.BG12]*(([.BG5]-[.BF5])/([.BG1]-[.BF1]))^2" office:value-type="float" office:value="0.00180006605784381" calcext:value-type="float">
            <text:p>0.001800066057844</text:p>
          </table:table-cell>
          <table:table-cell table:formula="of:=0.5*[.BH12]*(([.BH5]-[.BG5])/([.BH1]-[.BG1]))^2" office:value-type="float" office:value="0.00269818429842347" calcext:value-type="float">
            <text:p>0.002698184298423</text:p>
          </table:table-cell>
          <table:table-cell table:formula="of:=0.5*[.BI12]*(([.BI5]-[.BH5])/([.BI1]-[.BH1]))^2" office:value-type="float" office:value="0.00271869914874122" calcext:value-type="float">
            <text:p>0.002718699148741</text:p>
          </table:table-cell>
          <table:table-cell table:formula="of:=0.5*[.BJ12]*(([.BJ5]-[.BI5])/([.BJ1]-[.BI1]))^2" office:value-type="float" office:value="0.000226171548513427" calcext:value-type="float">
            <text:p>0.000226171548513</text:p>
          </table:table-cell>
          <table:table-cell table:formula="of:=0.5*[.BK12]*(([.BK5]-[.BJ5])/([.BK1]-[.BJ1]))^2" office:value-type="float" office:value="0.0381771127493434" calcext:value-type="float">
            <text:p>0.038177112749344</text:p>
          </table:table-cell>
          <table:table-cell table:formula="of:=0.5*[.BL12]*(([.BL5]-[.BK5])/([.BL1]-[.BK1]))^2" office:value-type="float" office:value="0.0677850052032033" calcext:value-type="float">
            <text:p>0.067785005203203</text:p>
          </table:table-cell>
          <table:table-cell table:formula="of:=0.5*[.BM12]*(([.BM5]-[.BL5])/([.BM1]-[.BL1]))^2" office:value-type="float" office:value="0.00263086367289542" calcext:value-type="float">
            <text:p>0.002630863672895</text:p>
          </table:table-cell>
          <table:table-cell table:formula="of:=0.5*[.BN12]*(([.BN5]-[.BM5])/([.BN1]-[.BM1]))^2" office:value-type="float" office:value="0.00600612693271915" calcext:value-type="float">
            <text:p>0.006006126932719</text:p>
          </table:table-cell>
          <table:table-cell table:formula="of:=0.5*[.BO12]*(([.BO5]-[.BN5])/([.BO1]-[.BN1]))^2" office:value-type="float" office:value="0.00051104635786289" calcext:value-type="float">
            <text:p>0.000511046357863</text:p>
          </table:table-cell>
          <table:table-cell table:formula="of:=0.5*[.BP12]*(([.BP5]-[.BO5])/([.BP1]-[.BO1]))^2" office:value-type="float" office:value="0.0625932391416552" calcext:value-type="float">
            <text:p>0.062593239141655</text:p>
          </table:table-cell>
          <table:table-cell table:formula="of:=0.5*[.BQ12]*(([.BQ5]-[.BP5])/([.BQ1]-[.BP1]))^2" office:value-type="float" office:value="0.00354342643650004" calcext:value-type="float">
            <text:p>0.0035434264365</text:p>
          </table:table-cell>
          <table:table-cell table:formula="of:=0.5*[.BR12]*(([.BR5]-[.BQ5])/([.BR1]-[.BQ1]))^2" office:value-type="float" office:value="0.0219992384600195" calcext:value-type="float">
            <text:p>0.02199923846002</text:p>
          </table:table-cell>
          <table:table-cell table:formula="of:=0.5*[.BS12]*(([.BS5]-[.BR5])/([.BS1]-[.BR1]))^2" office:value-type="float" office:value="0.0693320035846572" calcext:value-type="float">
            <text:p>0.069332003584657</text:p>
          </table:table-cell>
          <table:table-cell table:formula="of:=0.5*[.BT12]*(([.BT5]-[.BS5])/([.BT1]-[.BS1]))^2" office:value-type="float" office:value="0.0104251430830515" calcext:value-type="float">
            <text:p>0.010425143083052</text:p>
          </table:table-cell>
          <table:table-cell table:formula="of:=0.5*[.BU12]*(([.BU5]-[.BT5])/([.BU1]-[.BT1]))^2" office:value-type="float" office:value="0.000703744195698485" calcext:value-type="float">
            <text:p>0.000703744195698</text:p>
          </table:table-cell>
          <table:table-cell table:formula="of:=0.5*[.BV12]*(([.BV5]-[.BU5])/([.BV1]-[.BU1]))^2" office:value-type="float" office:value="0.0265531254603732" calcext:value-type="float">
            <text:p>0.026553125460373</text:p>
          </table:table-cell>
          <table:table-cell table:formula="of:=0.5*[.BW12]*(([.BW5]-[.BV5])/([.BW1]-[.BV1]))^2" office:value-type="float" office:value="0.000478171275363245" calcext:value-type="float">
            <text:p>0.000478171275363</text:p>
          </table:table-cell>
          <table:table-cell table:formula="of:=0.5*[.BX12]*(([.BX5]-[.BW5])/([.BX1]-[.BW1]))^2" office:value-type="float" office:value="0.0016604525386042" calcext:value-type="float">
            <text:p>0.001660452538604</text:p>
          </table:table-cell>
          <table:table-cell table:formula="of:=0.5*[.BY12]*(([.BY5]-[.BX5])/([.BY1]-[.BX1]))^2" office:value-type="float" office:value="0.0105993612561852" calcext:value-type="float">
            <text:p>0.010599361256185</text:p>
          </table:table-cell>
          <table:table-cell table:formula="of:=0.5*[.BZ12]*(([.BZ5]-[.BY5])/([.BZ1]-[.BY1]))^2" office:value-type="float" office:value="0.0362908316223976" calcext:value-type="float">
            <text:p>0.036290831622398</text:p>
          </table:table-cell>
          <table:table-cell table:formula="of:=0.5*[.CA12]*(([.CA5]-[.BZ5])/([.CA1]-[.BZ1]))^2" office:value-type="float" office:value="0.120727568351893" calcext:value-type="float">
            <text:p>0.120727568351893</text:p>
          </table:table-cell>
          <table:table-cell table:formula="of:=0.5*[.CB12]*(([.CB5]-[.CA5])/([.CB1]-[.CA1]))^2" office:value-type="float" office:value="0.0247807324535746" calcext:value-type="float">
            <text:p>0.024780732453575</text:p>
          </table:table-cell>
          <table:table-cell table:formula="of:=0.5*[.CC12]*(([.CC5]-[.CB5])/([.CC1]-[.CB1]))^2" office:value-type="float" office:value="0.00762055242788145" calcext:value-type="float">
            <text:p>0.007620552427881</text:p>
          </table:table-cell>
          <table:table-cell table:formula="of:=0.5*[.CD12]*(([.CD5]-[.CC5])/([.CD1]-[.CC1]))^2" office:value-type="float" office:value="0.000539375094149277" calcext:value-type="float">
            <text:p>0.000539375094149</text:p>
          </table:table-cell>
          <table:table-cell table:formula="of:=0.5*[.CE12]*(([.CE5]-[.CD5])/([.CE1]-[.CD1]))^2" office:value-type="float" office:value="0.0302767362831995" calcext:value-type="float">
            <text:p>0.0302767362832</text:p>
          </table:table-cell>
          <table:table-cell table:formula="of:=0.5*[.CF12]*(([.CF5]-[.CE5])/([.CF1]-[.CE1]))^2" office:value-type="float" office:value="0.00537412684364383" calcext:value-type="float">
            <text:p>0.005374126843644</text:p>
          </table:table-cell>
          <table:table-cell table:formula="of:=0.5*[.CG12]*(([.CG5]-[.CF5])/([.CG1]-[.CF1]))^2" office:value-type="float" office:value="0.135642947498364" calcext:value-type="float">
            <text:p>0.135642947498364</text:p>
          </table:table-cell>
          <table:table-cell table:formula="of:=0.5*[.CH12]*(([.CH5]-[.CG5])/([.CH1]-[.CG1]))^2" office:value-type="float" office:value="0.0507016302615873" calcext:value-type="float">
            <text:p>0.050701630261587</text:p>
          </table:table-cell>
          <table:table-cell table:formula="of:=0.5*[.CI12]*(([.CI5]-[.CH5])/([.CI1]-[.CH1]))^2" office:value-type="float" office:value="0.00529629394325811" calcext:value-type="float">
            <text:p>0.005296293943258</text:p>
          </table:table-cell>
          <table:table-cell table:formula="of:=0.5*[.CJ12]*(([.CJ5]-[.CI5])/([.CJ1]-[.CI1]))^2" office:value-type="float" office:value="0.0043867979418629" calcext:value-type="float">
            <text:p>0.004386797941863</text:p>
          </table:table-cell>
          <table:table-cell table:formula="of:=0.5*[.CK12]*(([.CK5]-[.CJ5])/([.CK1]-[.CJ1]))^2" office:value-type="float" office:value="0.0305615213262677" calcext:value-type="float">
            <text:p>0.030561521326268</text:p>
          </table:table-cell>
          <table:table-cell table:formula="of:=0.5*[.CL12]*(([.CL5]-[.CK5])/([.CL1]-[.CK1]))^2" office:value-type="float" office:value="0.0696709771716989" calcext:value-type="float">
            <text:p>0.069670977171699</text:p>
          </table:table-cell>
          <table:table-cell table:formula="of:=0.5*[.CM12]*(([.CM5]-[.CL5])/([.CM1]-[.CL1]))^2" office:value-type="float" office:value="0.00191328970253423" calcext:value-type="float">
            <text:p>0.001913289702534</text:p>
          </table:table-cell>
          <table:table-cell table:formula="of:=0.5*[.CN12]*(([.CN5]-[.CM5])/([.CN1]-[.CM1]))^2" office:value-type="float" office:value="0.00372263273136339" calcext:value-type="float">
            <text:p>0.003722632731363</text:p>
          </table:table-cell>
          <table:table-cell table:formula="of:=0.5*[.CO12]*(([.CO5]-[.CN5])/([.CO1]-[.CN1]))^2" office:value-type="float" office:value="0.00136167547721026" calcext:value-type="float">
            <text:p>0.00136167547721</text:p>
          </table:table-cell>
          <table:table-cell table:formula="of:=0.5*[.CP12]*(([.CP5]-[.CO5])/([.CP1]-[.CO1]))^2" office:value-type="float" office:value="0.000054863557514679" calcext:value-type="float">
            <text:p>5.4863557514679E-05</text:p>
          </table:table-cell>
          <table:table-cell table:formula="of:=0.5*[.CQ12]*(([.CQ5]-[.CP5])/([.CQ1]-[.CP1]))^2" office:value-type="float" office:value="0.000403219606237285" calcext:value-type="float">
            <text:p>0.000403219606237</text:p>
          </table:table-cell>
          <table:table-cell table:formula="of:=0.5*[.CR12]*(([.CR5]-[.CQ5])/([.CR1]-[.CQ1]))^2" office:value-type="float" office:value="0.00468729868129757" calcext:value-type="float">
            <text:p>0.004687298681298</text:p>
          </table:table-cell>
          <table:table-cell table:formula="of:=0.5*[.CS12]*(([.CS5]-[.CR5])/([.CS1]-[.CR1]))^2" office:value-type="float" office:value="0.0116973226860013" calcext:value-type="float">
            <text:p>0.011697322686001</text:p>
          </table:table-cell>
          <table:table-cell table:formula="of:=0.5*[.CT12]*(([.CT5]-[.CS5])/([.CT1]-[.CS1]))^2" office:value-type="float" office:value="0.0631345107566484" calcext:value-type="float">
            <text:p>0.063134510756649</text:p>
          </table:table-cell>
          <table:table-cell table:formula="of:=0.5*[.CU12]*(([.CU5]-[.CT5])/([.CU1]-[.CT1]))^2" office:value-type="float" office:value="0.0508680678439042" calcext:value-type="float">
            <text:p>0.050868067843904</text:p>
          </table:table-cell>
          <table:table-cell table:formula="of:=0.5*[.CV12]*(([.CV5]-[.CU5])/([.CV1]-[.CU1]))^2" office:value-type="float" office:value="0.0551970780915831" calcext:value-type="float">
            <text:p>0.055197078091583</text:p>
          </table:table-cell>
          <table:table-cell table:formula="of:=0.5*[.CW12]*(([.CW5]-[.CV5])/([.CW1]-[.CV1]))^2" office:value-type="float" office:value="0.00116952966144213" calcext:value-type="float">
            <text:p>0.001169529661442</text:p>
          </table:table-cell>
          <table:table-cell table:formula="of:=0.5*[.CX12]*(([.CX5]-[.CW5])/([.CX1]-[.CW1]))^2" office:value-type="float" office:value="0.0000112132000119013" calcext:value-type="float">
            <text:p>1.12132000119013E-05</text:p>
          </table:table-cell>
          <table:table-cell table:formula="of:=0.5*[.CY12]*(([.CY5]-[.CX5])/([.CY1]-[.CX1]))^2" office:value-type="float" office:value="0.00151481636662273" calcext:value-type="float">
            <text:p>0.001514816366623</text:p>
          </table:table-cell>
          <table:table-cell table:formula="of:=0.5*[.CZ12]*(([.CZ5]-[.CY5])/([.CZ1]-[.CY1]))^2" office:value-type="float" office:value="0.0428964011241226" calcext:value-type="float">
            <text:p>0.042896401124123</text:p>
          </table:table-cell>
          <table:table-cell table:formula="of:=0.5*[.DA12]*(([.DA5]-[.CZ5])/([.DA1]-[.CZ1]))^2" office:value-type="float" office:value="0.00209893996053556" calcext:value-type="float">
            <text:p>0.002098939960536</text:p>
          </table:table-cell>
          <table:table-cell table:formula="of:=0.5*[.DB12]*(([.DB5]-[.DA5])/([.DB1]-[.DA1]))^2" office:value-type="float" office:value="0.00260582185708444" calcext:value-type="float">
            <text:p>0.002605821857084</text:p>
          </table:table-cell>
          <table:table-cell table:formula="of:=0.5*[.DC12]*(([.DC5]-[.DB5])/([.DC1]-[.DB1]))^2" office:value-type="float" office:value="0.00235372437293139" calcext:value-type="float">
            <text:p>0.002353724372931</text:p>
          </table:table-cell>
          <table:table-cell table:formula="of:=0.5*[.DD12]*(([.DD5]-[.DC5])/([.DD1]-[.DC1]))^2" office:value-type="float" office:value="0.007074012956001" calcext:value-type="float">
            <text:p>0.007074012956001</text:p>
          </table:table-cell>
          <table:table-cell table:formula="of:=0.5*[.DE12]*(([.DE5]-[.DD5])/([.DE1]-[.DD1]))^2" office:value-type="float" office:value="0.0042473639949475" calcext:value-type="float">
            <text:p>0.004247363994948</text:p>
          </table:table-cell>
          <table:table-cell table:formula="of:=0.5*[.DF12]*(([.DF5]-[.DE5])/([.DF1]-[.DE1]))^2" office:value-type="float" office:value="0.00978043786622016" calcext:value-type="float">
            <text:p>0.00978043786622</text:p>
          </table:table-cell>
          <table:table-cell table:formula="of:=0.5*[.DG12]*(([.DG5]-[.DF5])/([.DG1]-[.DF1]))^2" office:value-type="float" office:value="0.12096638360461" calcext:value-type="float">
            <text:p>0.12096638360461</text:p>
          </table:table-cell>
          <table:table-cell table:formula="of:=0.5*[.DH12]*(([.DH5]-[.DG5])/([.DH1]-[.DG1]))^2" office:value-type="float" office:value="0.0047816718258894" calcext:value-type="float">
            <text:p>0.004781671825889</text:p>
          </table:table-cell>
          <table:table-cell table:formula="of:=0.5*[.DI12]*(([.DI5]-[.DH5])/([.DI1]-[.DH1]))^2" office:value-type="float" office:value="0.00776519328600238" calcext:value-type="float">
            <text:p>0.007765193286002</text:p>
          </table:table-cell>
          <table:table-cell table:formula="of:=0.5*[.DJ12]*(([.DJ5]-[.DI5])/([.DJ1]-[.DI1]))^2" office:value-type="float" office:value="0.00324245522576566" calcext:value-type="float">
            <text:p>0.003242455225766</text:p>
          </table:table-cell>
          <table:table-cell table:formula="of:=0.5*[.DK12]*(([.DK5]-[.DJ5])/([.DK1]-[.DJ1]))^2" office:value-type="float" office:value="0.000040094832717181" calcext:value-type="float">
            <text:p>4.0094832717181E-05</text:p>
          </table:table-cell>
          <table:table-cell table:formula="of:=0.5*[.DL12]*(([.DL5]-[.DK5])/([.DL1]-[.DK1]))^2" office:value-type="float" office:value="0.102306950417583" calcext:value-type="float">
            <text:p>0.102306950417583</text:p>
          </table:table-cell>
          <table:table-cell table:formula="of:=0.5*[.DM12]*(([.DM5]-[.DL5])/([.DM1]-[.DL1]))^2" office:value-type="float" office:value="0.00151684622622216" calcext:value-type="float">
            <text:p>0.001516846226222</text:p>
          </table:table-cell>
          <table:table-cell table:formula="of:=0.5*[.DN12]*(([.DN5]-[.DM5])/([.DN1]-[.DM1]))^2" office:value-type="float" office:value="0.055609061510482" calcext:value-type="float">
            <text:p>0.055609061510482</text:p>
          </table:table-cell>
          <table:table-cell table:formula="of:=0.5*[.DO12]*(([.DO5]-[.DN5])/([.DO1]-[.DN1]))^2" office:value-type="float" office:value="0.0167993789415272" calcext:value-type="float">
            <text:p>0.016799378941527</text:p>
          </table:table-cell>
          <table:table-cell table:formula="of:=0.5*[.DP12]*(([.DP5]-[.DO5])/([.DP1]-[.DO1]))^2" office:value-type="float" office:value="0.0000220691645578095" calcext:value-type="float">
            <text:p>2.20691645578095E-05</text:p>
          </table:table-cell>
          <table:table-cell table:formula="of:=0.5*[.DQ12]*(([.DQ5]-[.DP5])/([.DQ1]-[.DP1]))^2" office:value-type="float" office:value="0.00289409840671333" calcext:value-type="float">
            <text:p>0.002894098406713</text:p>
          </table:table-cell>
          <table:table-cell table:formula="of:=0.5*[.DR12]*(([.DR5]-[.DQ5])/([.DR1]-[.DQ1]))^2" office:value-type="float" office:value="0.0000119179604349546" calcext:value-type="float">
            <text:p>1.19179604349546E-05</text:p>
          </table:table-cell>
          <table:table-cell table:formula="of:=0.5*[.DS12]*(([.DS5]-[.DR5])/([.DS1]-[.DR1]))^2" office:value-type="float" office:value="0.00466360217567729" calcext:value-type="float">
            <text:p>0.004663602175677</text:p>
          </table:table-cell>
          <table:table-cell table:formula="of:=0.5*[.DT12]*(([.DT5]-[.DS5])/([.DT1]-[.DS1]))^2" office:value-type="float" office:value="0.0146484269121761" calcext:value-type="float">
            <text:p>0.014648426912176</text:p>
          </table:table-cell>
          <table:table-cell table:formula="of:=0.5*[.DU12]*(([.DU5]-[.DT5])/([.DU1]-[.DT1]))^2" office:value-type="float" office:value="0.0303735182277664" calcext:value-type="float">
            <text:p>0.030373518227766</text:p>
          </table:table-cell>
          <table:table-cell table:formula="of:=0.5*[.DV12]*(([.DV5]-[.DU5])/([.DV1]-[.DU1]))^2" office:value-type="float" office:value="0.0656104749825416" calcext:value-type="float">
            <text:p>0.065610474982542</text:p>
          </table:table-cell>
          <table:table-cell table:formula="of:=0.5*[.DW12]*(([.DW5]-[.DV5])/([.DW1]-[.DV1]))^2" office:value-type="float" office:value="0.0517800725751583" calcext:value-type="float">
            <text:p>0.051780072575158</text:p>
          </table:table-cell>
          <table:table-cell table:formula="of:=0.5*[.DX12]*(([.DX5]-[.DW5])/([.DX1]-[.DW1]))^2" office:value-type="float" office:value="0.000409876829377314" calcext:value-type="float">
            <text:p>0.000409876829377</text:p>
          </table:table-cell>
          <table:table-cell table:formula="of:=0.5*[.DY12]*(([.DY5]-[.DX5])/([.DY1]-[.DX1]))^2" office:value-type="float" office:value="0.00359894449594848" calcext:value-type="float">
            <text:p>0.003598944495948</text:p>
          </table:table-cell>
          <table:table-cell table:formula="of:=0.5*[.DZ12]*(([.DZ5]-[.DY5])/([.DZ1]-[.DY1]))^2" office:value-type="float" office:value="0.0126957302983952" calcext:value-type="float">
            <text:p>0.012695730298395</text:p>
          </table:table-cell>
          <table:table-cell table:formula="of:=0.5*[.EA12]*(([.EA5]-[.DZ5])/([.EA1]-[.DZ1]))^2" office:value-type="float" office:value="0.0493925197402693" calcext:value-type="float">
            <text:p>0.049392519740269</text:p>
          </table:table-cell>
          <table:table-cell table:formula="of:=0.5*[.EB12]*(([.EB5]-[.EA5])/([.EB1]-[.EA1]))^2" office:value-type="float" office:value="0.0276656014700303" calcext:value-type="float">
            <text:p>0.02766560147003</text:p>
          </table:table-cell>
          <table:table-cell table:formula="of:=0.5*[.EC12]*(([.EC5]-[.EB5])/([.EC1]-[.EB1]))^2" office:value-type="float" office:value="0.00578296478322065" calcext:value-type="float">
            <text:p>0.005782964783221</text:p>
          </table:table-cell>
          <table:table-cell table:formula="of:=0.5*[.ED12]*(([.ED5]-[.EC5])/([.ED1]-[.EC1]))^2" office:value-type="float" office:value="0.00549503227667315" calcext:value-type="float">
            <text:p>0.005495032276673</text:p>
          </table:table-cell>
          <table:table-cell table:formula="of:=0.5*[.EE12]*(([.EE5]-[.ED5])/([.EE1]-[.ED1]))^2" office:value-type="float" office:value="0.000579511336724672" calcext:value-type="float">
            <text:p>0.000579511336725</text:p>
          </table:table-cell>
          <table:table-cell table:formula="of:=0.5*[.EF12]*(([.EF5]-[.EE5])/([.EF1]-[.EE1]))^2" office:value-type="float" office:value="0.00463580421571962" calcext:value-type="float">
            <text:p>0.00463580421572</text:p>
          </table:table-cell>
          <table:table-cell table:formula="of:=0.5*[.EG12]*(([.EG5]-[.EF5])/([.EG1]-[.EF1]))^2" office:value-type="float" office:value="0.0012970724186163" calcext:value-type="float">
            <text:p>0.001297072418616</text:p>
          </table:table-cell>
          <table:table-cell table:formula="of:=0.5*[.EH12]*(([.EH5]-[.EG5])/([.EH1]-[.EG1]))^2" office:value-type="float" office:value="0.000774321212439184" calcext:value-type="float">
            <text:p>0.000774321212439</text:p>
          </table:table-cell>
          <table:table-cell table:formula="of:=0.5*[.EI12]*(([.EI5]-[.EH5])/([.EI1]-[.EH1]))^2" office:value-type="float" office:value="0.125050001254182" calcext:value-type="float">
            <text:p>0.125050001254182</text:p>
          </table:table-cell>
          <table:table-cell table:formula="of:=0.5*[.EJ12]*(([.EJ5]-[.EI5])/([.EJ1]-[.EI1]))^2" office:value-type="float" office:value="0.0219926022948142" calcext:value-type="float">
            <text:p>0.021992602294814</text:p>
          </table:table-cell>
          <table:table-cell table:formula="of:=0.5*[.EK12]*(([.EK5]-[.EJ5])/([.EK1]-[.EJ1]))^2" office:value-type="float" office:value="0.0000836689655932322" calcext:value-type="float">
            <text:p>8.36689655932322E-05</text:p>
          </table:table-cell>
          <table:table-cell table:formula="of:=0.5*[.EL12]*(([.EL5]-[.EK5])/([.EL1]-[.EK1]))^2" office:value-type="float" office:value="0.0346744141064309" calcext:value-type="float">
            <text:p>0.034674414106431</text:p>
          </table:table-cell>
          <table:table-cell table:formula="of:=0.5*[.EM12]*(([.EM5]-[.EL5])/([.EM1]-[.EL1]))^2" office:value-type="float" office:value="0.0244981122774854" calcext:value-type="float">
            <text:p>0.024498112277485</text:p>
          </table:table-cell>
          <table:table-cell table:formula="of:=0.5*[.EN12]*(([.EN5]-[.EM5])/([.EN1]-[.EM1]))^2" office:value-type="float" office:value="0.0103728412145426" calcext:value-type="float">
            <text:p>0.010372841214543</text:p>
          </table:table-cell>
          <table:table-cell table:formula="of:=0.5*[.EO12]*(([.EO5]-[.EN5])/([.EO1]-[.EN1]))^2" office:value-type="float" office:value="0.0308685415246019" calcext:value-type="float">
            <text:p>0.030868541524602</text:p>
          </table:table-cell>
          <table:table-cell table:formula="of:=0.5*[.EP12]*(([.EP5]-[.EO5])/([.EP1]-[.EO1]))^2" office:value-type="float" office:value="0.00179259906673428" calcext:value-type="float">
            <text:p>0.001792599066734</text:p>
          </table:table-cell>
          <table:table-cell table:formula="of:=0.5*[.EQ12]*(([.EQ5]-[.EP5])/([.EQ1]-[.EP1]))^2" office:value-type="float" office:value="0.000795026040115434" calcext:value-type="float">
            <text:p>0.000795026040115</text:p>
          </table:table-cell>
          <table:table-cell table:formula="of:=0.5*[.ER12]*(([.ER5]-[.EQ5])/([.ER1]-[.EQ1]))^2" office:value-type="float" office:value="0.000596503700970525" calcext:value-type="float">
            <text:p>0.000596503700971</text:p>
          </table:table-cell>
          <table:table-cell table:formula="of:=0.5*[.ES12]*(([.ES5]-[.ER5])/([.ES1]-[.ER1]))^2" office:value-type="float" office:value="0.00598132799501447" calcext:value-type="float">
            <text:p>0.005981327995014</text:p>
          </table:table-cell>
          <table:table-cell table:formula="of:=0.5*[.ET12]*(([.ET5]-[.ES5])/([.ET1]-[.ES1]))^2" office:value-type="float" office:value="0.0163507527818132" calcext:value-type="float">
            <text:p>0.016350752781813</text:p>
          </table:table-cell>
          <table:table-cell table:formula="of:=0.5*[.EU12]*(([.EU5]-[.ET5])/([.EU1]-[.ET1]))^2" office:value-type="float" office:value="0.00458512076241846" calcext:value-type="float">
            <text:p>0.004585120762418</text:p>
          </table:table-cell>
          <table:table-cell table:formula="of:=0.5*[.EV12]*(([.EV5]-[.EU5])/([.EV1]-[.EU1]))^2" office:value-type="float" office:value="0.0742602474182849" calcext:value-type="float">
            <text:p>0.074260247418285</text:p>
          </table:table-cell>
          <table:table-cell table:formula="of:=0.5*[.EW12]*(([.EW5]-[.EV5])/([.EW1]-[.EV1]))^2" office:value-type="float" office:value="0.0637582138785054" calcext:value-type="float">
            <text:p>0.063758213878505</text:p>
          </table:table-cell>
          <table:table-cell table:formula="of:=0.5*[.EX12]*(([.EX5]-[.EW5])/([.EX1]-[.EW1]))^2" office:value-type="float" office:value="0.0204088397594314" calcext:value-type="float">
            <text:p>0.020408839759431</text:p>
          </table:table-cell>
          <table:table-cell table:formula="of:=0.5*[.EY12]*(([.EY5]-[.EX5])/([.EY1]-[.EX1]))^2" office:value-type="float" office:value="0.0689947702999973" calcext:value-type="float">
            <text:p>0.068994770299997</text:p>
          </table:table-cell>
          <table:table-cell table:formula="of:=0.5*[.EZ12]*(([.EZ5]-[.EY5])/([.EZ1]-[.EY1]))^2" office:value-type="float" office:value="0.0955448183639779" calcext:value-type="float">
            <text:p>0.095544818363978</text:p>
          </table:table-cell>
          <table:table-cell table:formula="of:=0.5*[.FA12]*(([.FA5]-[.EZ5])/([.FA1]-[.EZ1]))^2" office:value-type="float" office:value="0.149697472947159" calcext:value-type="float">
            <text:p>0.149697472947159</text:p>
          </table:table-cell>
          <table:table-cell table:formula="of:=0.5*[.FB12]*(([.FB5]-[.FA5])/([.FB1]-[.FA1]))^2" office:value-type="float" office:value="0.0991074687386633" calcext:value-type="float">
            <text:p>0.099107468738663</text:p>
          </table:table-cell>
          <table:table-cell table:formula="of:=0.5*[.FC12]*(([.FC5]-[.FB5])/([.FC1]-[.FB1]))^2" office:value-type="float" office:value="0.0349779905376082" calcext:value-type="float">
            <text:p>0.034977990537608</text:p>
          </table:table-cell>
          <table:table-cell table:formula="of:=0.5*[.FD12]*(([.FD5]-[.FC5])/([.FD1]-[.FC1]))^2" office:value-type="float" office:value="0.00355832687312955" calcext:value-type="float">
            <text:p>0.00355832687313</text:p>
          </table:table-cell>
          <table:table-cell table:formula="of:=0.5*[.FE12]*(([.FE5]-[.FD5])/([.FE1]-[.FD1]))^2" office:value-type="float" office:value="0.0015736159829319" calcext:value-type="float">
            <text:p>0.001573615982932</text:p>
          </table:table-cell>
          <table:table-cell table:formula="of:=0.5*[.FF12]*(([.FF5]-[.FE5])/([.FF1]-[.FE1]))^2" office:value-type="float" office:value="0.00726880911859216" calcext:value-type="float">
            <text:p>0.007268809118592</text:p>
          </table:table-cell>
          <table:table-cell table:formula="of:=0.5*[.FG12]*(([.FG5]-[.FF5])/([.FG1]-[.FF1]))^2" office:value-type="float" office:value="0.00833601742037775" calcext:value-type="float">
            <text:p>0.008336017420378</text:p>
          </table:table-cell>
          <table:table-cell table:formula="of:=0.5*[.FH12]*(([.FH5]-[.FG5])/([.FH1]-[.FG1]))^2" office:value-type="float" office:value="0.0431204665938932" calcext:value-type="float">
            <text:p>0.043120466593893</text:p>
          </table:table-cell>
          <table:table-cell table:formula="of:=0.5*[.FI12]*(([.FI5]-[.FH5])/([.FI1]-[.FH1]))^2" office:value-type="float" office:value="0.00134544166933713" calcext:value-type="float">
            <text:p>0.001345441669337</text:p>
          </table:table-cell>
          <table:table-cell table:formula="of:=0.5*[.FJ12]*(([.FJ5]-[.FI5])/([.FJ1]-[.FI1]))^2" office:value-type="float" office:value="0.00835006998182064" calcext:value-type="float">
            <text:p>0.008350069981821</text:p>
          </table:table-cell>
          <table:table-cell table:formula="of:=0.5*[.FK12]*(([.FK5]-[.FJ5])/([.FK1]-[.FJ1]))^2" office:value-type="float" office:value="0.00235780258272939" calcext:value-type="float">
            <text:p>0.002357802582729</text:p>
          </table:table-cell>
          <table:table-cell table:formula="of:=0.5*[.FL12]*(([.FL5]-[.FK5])/([.FL1]-[.FK1]))^2" office:value-type="float" office:value="0.0000195605177189631" calcext:value-type="float">
            <text:p>1.95605177189631E-05</text:p>
          </table:table-cell>
          <table:table-cell table:formula="of:=0.5*[.FM12]*(([.FM5]-[.FL5])/([.FM1]-[.FL1]))^2" office:value-type="float" office:value="0.00196342142066232" calcext:value-type="float">
            <text:p>0.001963421420662</text:p>
          </table:table-cell>
          <table:table-cell table:formula="of:=0.5*[.FN12]*(([.FN5]-[.FM5])/([.FN1]-[.FM1]))^2" office:value-type="float" office:value="0.0207720074382388" calcext:value-type="float">
            <text:p>0.020772007438239</text:p>
          </table:table-cell>
          <table:table-cell table:formula="of:=0.5*[.FO12]*(([.FO5]-[.FN5])/([.FO1]-[.FN1]))^2" office:value-type="float" office:value="0.209228514180493" calcext:value-type="float">
            <text:p>0.209228514180493</text:p>
          </table:table-cell>
          <table:table-cell table:formula="of:=0.5*[.FP12]*(([.FP5]-[.FO5])/([.FP1]-[.FO1]))^2" office:value-type="float" office:value="0.017810823883022" calcext:value-type="float">
            <text:p>0.017810823883022</text:p>
          </table:table-cell>
          <table:table-cell table:formula="of:=0.5*[.FQ12]*(([.FQ5]-[.FP5])/([.FQ1]-[.FP1]))^2" office:value-type="float" office:value="0.00956000570255174" calcext:value-type="float">
            <text:p>0.009560005702552</text:p>
          </table:table-cell>
          <table:table-cell table:formula="of:=0.5*[.FR12]*(([.FR5]-[.FQ5])/([.FR1]-[.FQ1]))^2" office:value-type="float" office:value="0.00315081745170745" calcext:value-type="float">
            <text:p>0.003150817451707</text:p>
          </table:table-cell>
          <table:table-cell table:formula="of:=0.5*[.FS12]*(([.FS5]-[.FR5])/([.FS1]-[.FR1]))^2" office:value-type="float" office:value="0.024197535943746" calcext:value-type="float">
            <text:p>0.024197535943746</text:p>
          </table:table-cell>
          <table:table-cell table:formula="of:=0.5*[.FT12]*(([.FT5]-[.FS5])/([.FT1]-[.FS1]))^2" office:value-type="float" office:value="0.0259891056943091" calcext:value-type="float">
            <text:p>0.025989105694309</text:p>
          </table:table-cell>
          <table:table-cell table:formula="of:=0.5*[.FU12]*(([.FU5]-[.FT5])/([.FU1]-[.FT1]))^2" office:value-type="float" office:value="0.0539940807653237" calcext:value-type="float">
            <text:p>0.053994080765324</text:p>
          </table:table-cell>
          <table:table-cell table:formula="of:=0.5*[.FV12]*(([.FV5]-[.FU5])/([.FV1]-[.FU1]))^2" office:value-type="float" office:value="0.00854793081104062" calcext:value-type="float">
            <text:p>0.008547930811041</text:p>
          </table:table-cell>
          <table:table-cell table:formula="of:=0.5*[.FW12]*(([.FW5]-[.FV5])/([.FW1]-[.FV1]))^2" office:value-type="float" office:value="0.00474661610400796" calcext:value-type="float">
            <text:p>0.004746616104008</text:p>
          </table:table-cell>
          <table:table-cell table:formula="of:=0.5*[.FX12]*(([.FX5]-[.FW5])/([.FX1]-[.FW1]))^2" office:value-type="float" office:value="0.000202524980264432" calcext:value-type="float">
            <text:p>0.000202524980264</text:p>
          </table:table-cell>
          <table:table-cell table:formula="of:=0.5*[.FY12]*(([.FY5]-[.FX5])/([.FY1]-[.FX1]))^2" office:value-type="float" office:value="0.00230040165529074" calcext:value-type="float">
            <text:p>0.002300401655291</text:p>
          </table:table-cell>
          <table:table-cell table:formula="of:=0.5*[.FZ12]*(([.FZ5]-[.FY5])/([.FZ1]-[.FY1]))^2" office:value-type="float" office:value="0.0117559901132548" calcext:value-type="float">
            <text:p>0.011755990113255</text:p>
          </table:table-cell>
          <table:table-cell table:formula="of:=0.5*[.GA12]*(([.GA5]-[.FZ5])/([.GA1]-[.FZ1]))^2" office:value-type="float" office:value="0.0094888975897519" calcext:value-type="float">
            <text:p>0.009488897589752</text:p>
          </table:table-cell>
          <table:table-cell table:formula="of:=0.5*[.GB12]*(([.GB5]-[.GA5])/([.GB1]-[.GA1]))^2" office:value-type="float" office:value="0.0788879478340757" calcext:value-type="float">
            <text:p>0.078887947834076</text:p>
          </table:table-cell>
          <table:table-cell table:formula="of:=0.5*[.GC12]*(([.GC5]-[.GB5])/([.GC1]-[.GB1]))^2" office:value-type="float" office:value="0.00743091232953145" calcext:value-type="float">
            <text:p>0.007430912329531</text:p>
          </table:table-cell>
          <table:table-cell table:formula="of:=0.5*[.GD12]*(([.GD5]-[.GC5])/([.GD1]-[.GC1]))^2" office:value-type="float" office:value="0.0800576105163309" calcext:value-type="float">
            <text:p>0.080057610516331</text:p>
          </table:table-cell>
          <table:table-cell table:formula="of:=0.5*[.GE12]*(([.GE5]-[.GD5])/([.GE1]-[.GD1]))^2" office:value-type="float" office:value="0.21322367509922" calcext:value-type="float">
            <text:p>0.21322367509922</text:p>
          </table:table-cell>
          <table:table-cell table:formula="of:=0.5*[.GF12]*(([.GF5]-[.GE5])/([.GF1]-[.GE1]))^2" office:value-type="float" office:value="0.12636742507733" calcext:value-type="float">
            <text:p>0.12636742507733</text:p>
          </table:table-cell>
          <table:table-cell table:formula="of:=0.5*[.GG12]*(([.GG5]-[.GF5])/([.GG1]-[.GF1]))^2" office:value-type="float" office:value="0.0510079551858353" calcext:value-type="float">
            <text:p>0.051007955185835</text:p>
          </table:table-cell>
          <table:table-cell table:formula="of:=0.5*[.GH12]*(([.GH5]-[.GG5])/([.GH1]-[.GG1]))^2" office:value-type="float" office:value="0.00671827323940172" calcext:value-type="float">
            <text:p>0.006718273239402</text:p>
          </table:table-cell>
          <table:table-cell table:formula="of:=0.5*[.GI12]*(([.GI5]-[.GH5])/([.GI1]-[.GH1]))^2" office:value-type="float" office:value="0.00105330310074909" calcext:value-type="float">
            <text:p>0.001053303100749</text:p>
          </table:table-cell>
          <table:table-cell table:formula="of:=0.5*[.GJ12]*(([.GJ5]-[.GI5])/([.GJ1]-[.GI1]))^2" office:value-type="float" office:value="0.0036578654154109" calcext:value-type="float">
            <text:p>0.003657865415411</text:p>
          </table:table-cell>
          <table:table-cell table:formula="of:=0.5*[.GK12]*(([.GK5]-[.GJ5])/([.GK1]-[.GJ1]))^2" office:value-type="float" office:value="0.0857080357198883" calcext:value-type="float">
            <text:p>0.085708035719888</text:p>
          </table:table-cell>
          <table:table-cell table:formula="of:=0.5*[.GL12]*(([.GL5]-[.GK5])/([.GL1]-[.GK1]))^2" office:value-type="float" office:value="0.0159683728171512" calcext:value-type="float">
            <text:p>0.015968372817151</text:p>
          </table:table-cell>
          <table:table-cell table:formula="of:=0.5*[.GM12]*(([.GM5]-[.GL5])/([.GM1]-[.GL1]))^2" office:value-type="float" office:value="0.000350188117205363" calcext:value-type="float">
            <text:p>0.000350188117205</text:p>
          </table:table-cell>
          <table:table-cell table:formula="of:=0.5*[.GN12]*(([.GN5]-[.GM5])/([.GN1]-[.GM1]))^2" office:value-type="float" office:value="0.0285181574906541" calcext:value-type="float">
            <text:p>0.028518157490654</text:p>
          </table:table-cell>
          <table:table-cell table:formula="of:=0.5*[.GO12]*(([.GO5]-[.GN5])/([.GO1]-[.GN1]))^2" office:value-type="float" office:value="0.0285601444806961" calcext:value-type="float">
            <text:p>0.028560144480696</text:p>
          </table:table-cell>
          <table:table-cell table:formula="of:=0.5*[.GP12]*(([.GP5]-[.GO5])/([.GP1]-[.GO1]))^2" office:value-type="float" office:value="0.0507555361519901" calcext:value-type="float">
            <text:p>0.05075553615199</text:p>
          </table:table-cell>
          <table:table-cell table:formula="of:=0.5*[.GQ12]*(([.GQ5]-[.GP5])/([.GQ1]-[.GP1]))^2" office:value-type="float" office:value="0.0102217224949639" calcext:value-type="float">
            <text:p>0.010221722494964</text:p>
          </table:table-cell>
          <table:table-cell table:formula="of:=0.5*[.GR12]*(([.GR5]-[.GQ5])/([.GR1]-[.GQ1]))^2" office:value-type="float" office:value="0.0122093291302866" calcext:value-type="float">
            <text:p>0.012209329130287</text:p>
          </table:table-cell>
          <table:table-cell table:formula="of:=0.5*[.GS12]*(([.GS5]-[.GR5])/([.GS1]-[.GR1]))^2" office:value-type="float" office:value="0.022661338382249" calcext:value-type="float">
            <text:p>0.022661338382249</text:p>
          </table:table-cell>
          <table:table-cell table:formula="of:=0.5*[.GT12]*(([.GT5]-[.GS5])/([.GT1]-[.GS1]))^2" office:value-type="float" office:value="0.0403349272568904" calcext:value-type="float">
            <text:p>0.040334927256891</text:p>
          </table:table-cell>
          <table:table-cell table:formula="of:=0.5*[.GU12]*(([.GU5]-[.GT5])/([.GU1]-[.GT1]))^2" office:value-type="float" office:value="0.0325287993593177" calcext:value-type="float">
            <text:p>0.032528799359318</text:p>
          </table:table-cell>
          <table:table-cell table:formula="of:=0.5*[.GV12]*(([.GV5]-[.GU5])/([.GV1]-[.GU1]))^2" office:value-type="float" office:value="0.07848271514522" calcext:value-type="float">
            <text:p>0.07848271514522</text:p>
          </table:table-cell>
          <table:table-cell table:formula="of:=0.5*[.GW12]*(([.GW5]-[.GV5])/([.GW1]-[.GV1]))^2" office:value-type="float" office:value="0.0566353061937053" calcext:value-type="float">
            <text:p>0.056635306193705</text:p>
          </table:table-cell>
          <table:table-cell table:formula="of:=0.5*[.GX12]*(([.GX5]-[.GW5])/([.GX1]-[.GW1]))^2" office:value-type="float" office:value="0.00291594904953222" calcext:value-type="float">
            <text:p>0.002915949049532</text:p>
          </table:table-cell>
          <table:table-cell table:formula="of:=0.5*[.GY12]*(([.GY5]-[.GX5])/([.GY1]-[.GX1]))^2" office:value-type="float" office:value="0.00537374611108428" calcext:value-type="float">
            <text:p>0.005373746111084</text:p>
          </table:table-cell>
          <table:table-cell table:formula="of:=0.5*[.GZ12]*(([.GZ5]-[.GY5])/([.GZ1]-[.GY1]))^2" office:value-type="float" office:value="0.00980287614032207" calcext:value-type="float">
            <text:p>0.009802876140322</text:p>
          </table:table-cell>
          <table:table-cell table:formula="of:=0.5*[.HA12]*(([.HA5]-[.GZ5])/([.HA1]-[.GZ1]))^2" office:value-type="float" office:value="0.00313033801508446" calcext:value-type="float">
            <text:p>0.003130338015084</text:p>
          </table:table-cell>
          <table:table-cell table:formula="of:=0.5*[.HB12]*(([.HB5]-[.HA5])/([.HB1]-[.HA1]))^2" office:value-type="float" office:value="0.00175225030465372" calcext:value-type="float">
            <text:p>0.001752250304654</text:p>
          </table:table-cell>
          <table:table-cell table:formula="of:=0.5*[.HC12]*(([.HC5]-[.HB5])/([.HC1]-[.HB1]))^2" office:value-type="float" office:value="0.00147008477976678" calcext:value-type="float">
            <text:p>0.001470084779767</text:p>
          </table:table-cell>
          <table:table-cell table:formula="of:=0.5*[.HD12]*(([.HD5]-[.HC5])/([.HD1]-[.HC1]))^2" office:value-type="float" office:value="0.0436867048015042" calcext:value-type="float">
            <text:p>0.043686704801504</text:p>
          </table:table-cell>
          <table:table-cell table:formula="of:=0.5*[.HE12]*(([.HE5]-[.HD5])/([.HE1]-[.HD1]))^2" office:value-type="float" office:value="0.0373140157477244" calcext:value-type="float">
            <text:p>0.037314015747724</text:p>
          </table:table-cell>
          <table:table-cell table:formula="of:=0.5*[.HF12]*(([.HF5]-[.HE5])/([.HF1]-[.HE1]))^2" office:value-type="float" office:value="0.0695887470536471" calcext:value-type="float">
            <text:p>0.069588747053647</text:p>
          </table:table-cell>
          <table:table-cell table:formula="of:=0.5*[.HG12]*(([.HG5]-[.HF5])/([.HG1]-[.HF1]))^2" office:value-type="float" office:value="0.0807734292732514" calcext:value-type="float">
            <text:p>0.080773429273251</text:p>
          </table:table-cell>
          <table:table-cell table:formula="of:=0.5*[.HH12]*(([.HH5]-[.HG5])/([.HH1]-[.HG1]))^2" office:value-type="float" office:value="0.00410700026860316" calcext:value-type="float">
            <text:p>0.004107000268603</text:p>
          </table:table-cell>
          <table:table-cell table:formula="of:=0.5*[.HI12]*(([.HI5]-[.HH5])/([.HI1]-[.HH1]))^2" office:value-type="float" office:value="0.017789480302806" calcext:value-type="float">
            <text:p>0.017789480302806</text:p>
          </table:table-cell>
          <table:table-cell table:formula="of:=0.5*[.HJ12]*(([.HJ5]-[.HI5])/([.HJ1]-[.HI1]))^2" office:value-type="float" office:value="0.000132234225829552" calcext:value-type="float">
            <text:p>0.00013223422583</text:p>
          </table:table-cell>
          <table:table-cell table:formula="of:=0.5*[.HK12]*(([.HK5]-[.HJ5])/([.HK1]-[.HJ1]))^2" office:value-type="float" office:value="0.000514278746313943" calcext:value-type="float">
            <text:p>0.000514278746314</text:p>
          </table:table-cell>
          <table:table-cell table:formula="of:=0.5*[.HL12]*(([.HL5]-[.HK5])/([.HL1]-[.HK1]))^2" office:value-type="float" office:value="0.00232700229705655" calcext:value-type="float">
            <text:p>0.002327002297057</text:p>
          </table:table-cell>
          <table:table-cell table:formula="of:=0.5*[.HM12]*(([.HM5]-[.HL5])/([.HM1]-[.HL1]))^2" office:value-type="float" office:value="0.00545210014378751" calcext:value-type="float">
            <text:p>0.005452100143788</text:p>
          </table:table-cell>
          <table:table-cell table:formula="of:=0.5*[.HN12]*(([.HN5]-[.HM5])/([.HN1]-[.HM1]))^2" office:value-type="float" office:value="0.000153680300953289" calcext:value-type="float">
            <text:p>0.000153680300953</text:p>
          </table:table-cell>
          <table:table-cell table:formula="of:=0.5*[.HO12]*(([.HO5]-[.HN5])/([.HO1]-[.HN1]))^2" office:value-type="float" office:value="0.0000422839798698137" calcext:value-type="float">
            <text:p>4.22839798698137E-05</text:p>
          </table:table-cell>
          <table:table-cell table:formula="of:=0.5*[.HP12]*(([.HP5]-[.HO5])/([.HP1]-[.HO1]))^2" office:value-type="float" office:value="0.0000234138118334366" calcext:value-type="float">
            <text:p>2.34138118334366E-05</text:p>
          </table:table-cell>
          <table:table-cell table:formula="of:=0.5*[.HQ12]*(([.HQ5]-[.HP5])/([.HQ1]-[.HP1]))^2" office:value-type="float" office:value="0.00000299254402950918" calcext:value-type="float">
            <text:p>2.99254402950918E-06</text:p>
          </table:table-cell>
          <table:table-cell table:formula="of:=0.5*[.HR12]*(([.HR5]-[.HQ5])/([.HR1]-[.HQ1]))^2" office:value-type="float" office:value="0.00000334124213827959" calcext:value-type="float">
            <text:p>3.34124213827959E-06</text:p>
          </table:table-cell>
          <table:table-cell table:formula="of:=0.5*[.HS12]*(([.HS5]-[.HR5])/([.HS1]-[.HR1]))^2" office:value-type="float" office:value="0.000000310054014586988" calcext:value-type="float">
            <text:p>3.10054014586988E-07</text:p>
          </table:table-cell>
          <table:table-cell table:formula="of:=0.5*[.HT12]*(([.HT5]-[.HS5])/([.HT1]-[.HS1]))^2" office:value-type="float" office:value="0.0000000586551030209122" calcext:value-type="float">
            <text:p>5.86551030209122E-08</text:p>
          </table:table-cell>
          <table:table-cell table:formula="of:=0.5*[.HU12]*(([.HU5]-[.HT5])/([.HU1]-[.HT1]))^2" office:value-type="float" office:value="0.000000643189907468956" calcext:value-type="float">
            <text:p>6.43189907468956E-07</text:p>
          </table:table-cell>
          <table:table-cell table:formula="of:=0.5*[.HV12]*(([.HV5]-[.HU5])/([.HV1]-[.HU1]))^2" office:value-type="float" office:value="0.0000413127911291932" calcext:value-type="float">
            <text:p>4.13127911291932E-05</text:p>
          </table:table-cell>
          <table:table-cell table:formula="of:=0.5*[.HW12]*(([.HW5]-[.HV5])/([.HW1]-[.HV1]))^2" office:value-type="float" office:value="0.000000519580660711493" calcext:value-type="float">
            <text:p>5.19580660711493E-07</text:p>
          </table:table-cell>
          <table:table-cell table:formula="of:=0.5*[.HX12]*(([.HX5]-[.HW5])/([.HX1]-[.HW1]))^2" office:value-type="float" office:value="0.0000130563778956656" calcext:value-type="float">
            <text:p>1.30563778956656E-05</text:p>
          </table:table-cell>
          <table:table-cell table:formula="of:=0.5*[.HY12]*(([.HY5]-[.HX5])/([.HY1]-[.HX1]))^2" office:value-type="float" office:value="0.0000115636660140932" calcext:value-type="float">
            <text:p>1.15636660140932E-05</text:p>
          </table:table-cell>
          <table:table-cell table:formula="of:=0.5*[.HZ12]*(([.HZ5]-[.HY5])/([.HZ1]-[.HY1]))^2" office:value-type="float" office:value="0.000000200151807246198" calcext:value-type="float">
            <text:p>2.00151807246198E-07</text:p>
          </table:table-cell>
          <table:table-cell table:formula="of:=0.5*[.IA12]*(([.IA5]-[.HZ5])/([.IA1]-[.HZ1]))^2" office:value-type="float" office:value="0.000000956526168710756" calcext:value-type="float">
            <text:p>9.56526168710756E-07</text:p>
          </table:table-cell>
          <table:table-cell table:formula="of:=0.5*[.IB12]*(([.IB5]-[.IA5])/([.IB1]-[.IA1]))^2" office:value-type="float" office:value="0.0000167321320528865" calcext:value-type="float">
            <text:p>1.67321320528865E-05</text:p>
          </table:table-cell>
          <table:table-cell table:formula="of:=0.5*[.IC12]*(([.IC5]-[.IB5])/([.IC1]-[.IB1]))^2" office:value-type="float" office:value="0.0000252618833296492" calcext:value-type="float">
            <text:p>2.52618833296492E-05</text:p>
          </table:table-cell>
          <table:table-cell table:formula="of:=0.5*[.ID12]*(([.ID5]-[.IC5])/([.ID1]-[.IC1]))^2" office:value-type="float" office:value="0.00000317927380011504" calcext:value-type="float">
            <text:p>3.17927380011504E-06</text:p>
          </table:table-cell>
          <table:table-cell table:formula="of:=0.5*[.IE12]*(([.IE5]-[.ID5])/([.IE1]-[.ID1]))^2" office:value-type="float" office:value="0.000000115035864156783" calcext:value-type="float">
            <text:p>1.15035864156783E-07</text:p>
          </table:table-cell>
          <table:table-cell table:formula="of:=0.5*[.IF12]*(([.IF5]-[.IE5])/([.IF1]-[.IE1]))^2" office:value-type="float" office:value="0.000000268642460892224" calcext:value-type="float">
            <text:p>2.68642460892224E-07</text:p>
          </table:table-cell>
          <table:table-cell table:formula="of:=0.5*[.IG12]*(([.IG5]-[.IF5])/([.IG1]-[.IF1]))^2" office:value-type="float" office:value="0.00000031740187547671" calcext:value-type="float">
            <text:p>3.1740187547671E-07</text:p>
          </table:table-cell>
          <table:table-cell table:formula="of:=0.5*[.IH12]*(([.IH5]-[.IG5])/([.IH1]-[.IG1]))^2" office:value-type="float" office:value="0.000000404307192176362" calcext:value-type="float">
            <text:p>4.04307192176362E-07</text:p>
          </table:table-cell>
          <table:table-cell table:formula="of:=0.5*[.II12]*(([.II5]-[.IH5])/([.II1]-[.IH1]))^2" office:value-type="float" office:value="0.000000216794804819919" calcext:value-type="float">
            <text:p>2.16794804819919E-07</text:p>
          </table:table-cell>
          <table:table-cell table:formula="of:=0.5*[.IJ12]*(([.IJ5]-[.II5])/([.IJ1]-[.II1]))^2" office:value-type="float" office:value="0.000000827572973585797" calcext:value-type="float">
            <text:p>8.27572973585797E-07</text:p>
          </table:table-cell>
          <table:table-cell table:formula="of:=0.5*[.IK12]*(([.IK5]-[.IJ5])/([.IK1]-[.IJ1]))^2" office:value-type="float" office:value="0.0000155083318610873" calcext:value-type="float">
            <text:p>1.55083318610873E-05</text:p>
          </table:table-cell>
          <table:table-cell table:formula="of:=0.5*[.IL12]*(([.IL5]-[.IK5])/([.IL1]-[.IK1]))^2" office:value-type="float" office:value="0.00000106898222265531" calcext:value-type="float">
            <text:p>1.06898222265531E-06</text:p>
          </table:table-cell>
          <table:table-cell table:formula="of:=0.5*[.IM12]*(([.IM5]-[.IL5])/([.IM1]-[.IL1]))^2" office:value-type="float" office:value="0.00000602779704448657" calcext:value-type="float">
            <text:p>6.02779704448657E-06</text:p>
          </table:table-cell>
          <table:table-cell table:formula="of:=0.5*[.IN12]*(([.IN5]-[.IM5])/([.IN1]-[.IM1]))^2" office:value-type="float" office:value="0.00000343417687788331" calcext:value-type="float">
            <text:p>3.43417687788331E-06</text:p>
          </table:table-cell>
          <table:table-cell table:formula="of:=0.5*[.IO12]*(([.IO5]-[.IN5])/([.IO1]-[.IN1]))^2" office:value-type="float" office:value="0.00000161088278743788" calcext:value-type="float">
            <text:p>1.61088278743788E-06</text:p>
          </table:table-cell>
          <table:table-cell table:formula="of:=0.5*[.IP12]*(([.IP5]-[.IO5])/([.IP1]-[.IO1]))^2" office:value-type="float" office:value="0.000000334313003285105" calcext:value-type="float">
            <text:p>3.34313003285105E-07</text:p>
          </table:table-cell>
          <table:table-cell table:formula="of:=0.5*[.IQ12]*(([.IQ5]-[.IP5])/([.IQ1]-[.IP1]))^2" office:value-type="float" office:value="0.00001673905640748" calcext:value-type="float">
            <text:p>1.673905640748E-05</text:p>
          </table:table-cell>
          <table:table-cell table:formula="of:=0.5*[.IR12]*(([.IR5]-[.IQ5])/([.IR1]-[.IQ1]))^2" office:value-type="float" office:value="0.00000919557185616135" calcext:value-type="float">
            <text:p>9.19557185616135E-06</text:p>
          </table:table-cell>
          <table:table-cell table:formula="of:=0.5*[.IS12]*(([.IS5]-[.IR5])/([.IS1]-[.IR1]))^2" office:value-type="float" office:value="0.000000931441907161914" calcext:value-type="float">
            <text:p>9.31441907161914E-07</text:p>
          </table:table-cell>
          <table:table-cell table:formula="of:=0.5*[.IT12]*(([.IT5]-[.IS5])/([.IT1]-[.IS1]))^2" office:value-type="float" office:value="0.0000369901145599566" calcext:value-type="float">
            <text:p>3.69901145599566E-05</text:p>
          </table:table-cell>
          <table:table-cell table:formula="of:=0.5*[.IU12]*(([.IU5]-[.IT5])/([.IU1]-[.IT1]))^2" office:value-type="float" office:value="0.000050031761338513" calcext:value-type="float">
            <text:p>5.0031761338513E-05</text:p>
          </table:table-cell>
          <table:table-cell table:formula="of:=0.5*[.IV12]*(([.IV5]-[.IU5])/([.IV1]-[.IU1]))^2" office:value-type="float" office:value="0.00000086260861400487" calcext:value-type="float">
            <text:p>8.6260861400487E-07</text:p>
          </table:table-cell>
          <table:table-cell table:formula="of:=0.5*[.IW12]*(([.IW5]-[.IV5])/([.IW1]-[.IV1]))^2" office:value-type="float" office:value="0.0000057699582436481" calcext:value-type="float">
            <text:p>5.7699582436481E-06</text:p>
          </table:table-cell>
          <table:table-cell table:formula="of:=0.5*[.IX12]*(([.IX5]-[.IW5])/([.IX1]-[.IW1]))^2" office:value-type="float" office:value="0.00000482882461987196" calcext:value-type="float">
            <text:p>4.82882461987196E-06</text:p>
          </table:table-cell>
          <table:table-cell table:formula="of:=0.5*[.IY12]*(([.IY5]-[.IX5])/([.IY1]-[.IX1]))^2" office:value-type="float" office:value="0.00000994435250659658" calcext:value-type="float">
            <text:p>9.94435250659658E-06</text:p>
          </table:table-cell>
          <table:table-cell table:formula="of:=0.5*[.IZ12]*(([.IZ5]-[.IY5])/([.IZ1]-[.IY1]))^2" office:value-type="float" office:value="0.00000223567697623406" calcext:value-type="float">
            <text:p>2.23567697623406E-06</text:p>
          </table:table-cell>
          <table:table-cell table:formula="of:=0.5*[.JA12]*(([.JA5]-[.IZ5])/([.JA1]-[.IZ1]))^2" office:value-type="float" office:value="0.00000095921562928373" calcext:value-type="float">
            <text:p>9.5921562928373E-07</text:p>
          </table:table-cell>
          <table:table-cell table:formula="of:=0.5*[.JB12]*(([.JB5]-[.JA5])/([.JB1]-[.JA1]))^2" office:value-type="float" office:value="0.00000315556986577304" calcext:value-type="float">
            <text:p>3.15556986577304E-06</text:p>
          </table:table-cell>
          <table:table-cell table:formula="of:=0.5*[.JC12]*(([.JC5]-[.JB5])/([.JC1]-[.JB1]))^2" office:value-type="float" office:value="0.0000280832962855165" calcext:value-type="float">
            <text:p>2.80832962855165E-05</text:p>
          </table:table-cell>
          <table:table-cell table:formula="of:=0.5*[.JD12]*(([.JD5]-[.JC5])/([.JD1]-[.JC1]))^2" office:value-type="float" office:value="0.0000041794446357062" calcext:value-type="float">
            <text:p>4.1794446357062E-06</text:p>
          </table:table-cell>
          <table:table-cell table:formula="of:=0.5*[.JE12]*(([.JE5]-[.JD5])/([.JE1]-[.JD1]))^2" office:value-type="float" office:value="0.0000242163921794961" calcext:value-type="float">
            <text:p>2.42163921794961E-05</text:p>
          </table:table-cell>
          <table:table-cell table:formula="of:=0.5*[.JF12]*(([.JF5]-[.JE5])/([.JF1]-[.JE1]))^2" office:value-type="float" office:value="0.00000351709656582584" calcext:value-type="float">
            <text:p>3.51709656582584E-06</text:p>
          </table:table-cell>
          <table:table-cell table:formula="of:=0.5*[.JG12]*(([.JG5]-[.JF5])/([.JG1]-[.JF1]))^2" office:value-type="float" office:value="0.000000069643258923337" calcext:value-type="float">
            <text:p>6.9643258923337E-08</text:p>
          </table:table-cell>
          <table:table-cell table:formula="of:=0.5*[.JH12]*(([.JH5]-[.JG5])/([.JH1]-[.JG1]))^2" office:value-type="float" office:value="0.000000191916414081723" calcext:value-type="float">
            <text:p>1.91916414081723E-07</text:p>
          </table:table-cell>
          <table:table-cell table:formula="of:=0.5*[.JI12]*(([.JI5]-[.JH5])/([.JI1]-[.JH1]))^2" office:value-type="float" office:value="0.000000295876243206163" calcext:value-type="float">
            <text:p>2.95876243206163E-07</text:p>
          </table:table-cell>
          <table:table-cell table:formula="of:=0.5*[.JJ12]*(([.JJ5]-[.JI5])/([.JJ1]-[.JI1]))^2" office:value-type="float" office:value="0.000000236094632559073" calcext:value-type="float">
            <text:p>2.36094632559073E-07</text:p>
          </table:table-cell>
          <table:table-cell table:formula="of:=0.5*[.JK12]*(([.JK5]-[.JJ5])/([.JK1]-[.JJ1]))^2" office:value-type="float" office:value="0.00000232284295157926" calcext:value-type="float">
            <text:p>2.32284295157926E-06</text:p>
          </table:table-cell>
          <table:table-cell table:formula="of:=0.5*[.JL12]*(([.JL5]-[.JK5])/([.JL1]-[.JK1]))^2" office:value-type="float" office:value="0.00000326778663828708" calcext:value-type="float">
            <text:p>3.26778663828708E-06</text:p>
          </table:table-cell>
          <table:table-cell table:formula="of:=0.5*[.JM12]*(([.JM5]-[.JL5])/([.JM1]-[.JL1]))^2" office:value-type="float" office:value="0.000000636365919264786" calcext:value-type="float">
            <text:p>6.36365919264786E-07</text:p>
          </table:table-cell>
          <table:table-cell table:formula="of:=0.5*[.JN12]*(([.JN5]-[.JM5])/([.JN1]-[.JM1]))^2" office:value-type="float" office:value="0.00000557074949554178" calcext:value-type="float">
            <text:p>5.57074949554178E-06</text:p>
          </table:table-cell>
          <table:table-cell table:formula="of:=0.5*[.JO12]*(([.JO5]-[.JN5])/([.JO1]-[.JN1]))^2" office:value-type="float" office:value="0.0000081987254503393" calcext:value-type="float">
            <text:p>8.1987254503393E-06</text:p>
          </table:table-cell>
          <table:table-cell table:formula="of:=0.5*[.JP12]*(([.JP5]-[.JO5])/([.JP1]-[.JO1]))^2" office:value-type="float" office:value="0.000000391255895843922" calcext:value-type="float">
            <text:p>3.91255895843922E-07</text:p>
          </table:table-cell>
          <table:table-cell table:formula="of:=0.5*[.JQ12]*(([.JQ5]-[.JP5])/([.JQ1]-[.JP1]))^2" office:value-type="float" office:value="0.00000612522770274764" calcext:value-type="float">
            <text:p>6.12522770274764E-06</text:p>
          </table:table-cell>
          <table:table-cell table:formula="of:=0.5*[.JR12]*(([.JR5]-[.JQ5])/([.JR1]-[.JQ1]))^2" office:value-type="float" office:value="0.000000458489637580569" calcext:value-type="float">
            <text:p>4.58489637580569E-07</text:p>
          </table:table-cell>
          <table:table-cell table:formula="of:=0.5*[.JS12]*(([.JS5]-[.JR5])/([.JS1]-[.JR1]))^2" office:value-type="float" office:value="0.0000128597312389279" calcext:value-type="float">
            <text:p>1.28597312389279E-05</text:p>
          </table:table-cell>
          <table:table-cell table:formula="of:=0.5*[.JT12]*(([.JT5]-[.JS5])/([.JT1]-[.JS1]))^2" office:value-type="float" office:value="0.00000000741845205590036" calcext:value-type="float">
            <text:p>7.41845205590036E-09</text:p>
          </table:table-cell>
          <table:table-cell table:formula="of:=0.5*[.JU12]*(([.JU5]-[.JT5])/([.JU1]-[.JT1]))^2" office:value-type="float" office:value="0.0000096200866513554" calcext:value-type="float">
            <text:p>9.6200866513554E-06</text:p>
          </table:table-cell>
          <table:table-cell table:formula="of:=0.5*[.JV12]*(([.JV5]-[.JU5])/([.JV1]-[.JU1]))^2" office:value-type="float" office:value="0.00000107908197612767" calcext:value-type="float">
            <text:p>1.07908197612767E-06</text:p>
          </table:table-cell>
          <table:table-cell table:formula="of:=0.5*[.JW12]*(([.JW5]-[.JV5])/([.JW1]-[.JV1]))^2" office:value-type="float" office:value="0.0000015388904902579" calcext:value-type="float">
            <text:p>1.5388904902579E-06</text:p>
          </table:table-cell>
          <table:table-cell table:formula="of:=0.5*[.JX12]*(([.JX5]-[.JW5])/([.JX1]-[.JW1]))^2" office:value-type="float" office:value="0.00000279404390656238" calcext:value-type="float">
            <text:p>2.79404390656238E-06</text:p>
          </table:table-cell>
          <table:table-cell table:formula="of:=0.5*[.JY12]*(([.JY5]-[.JX5])/([.JY1]-[.JX1]))^2" office:value-type="float" office:value="0.0000294070203419621" calcext:value-type="float">
            <text:p>2.94070203419621E-05</text:p>
          </table:table-cell>
          <table:table-cell table:formula="of:=0.5*[.JZ12]*(([.JZ5]-[.JY5])/([.JZ1]-[.JY1]))^2" office:value-type="float" office:value="0.00000748487467936883" calcext:value-type="float">
            <text:p>7.48487467936883E-06</text:p>
          </table:table-cell>
          <table:table-cell table:formula="of:=0.5*[.KA12]*(([.KA5]-[.JZ5])/([.KA1]-[.JZ1]))^2" office:value-type="float" office:value="0.00000106705125063949" calcext:value-type="float">
            <text:p>1.06705125063949E-06</text:p>
          </table:table-cell>
          <table:table-cell table:formula="of:=0.5*[.KB12]*(([.KB5]-[.KA5])/([.KB1]-[.KA1]))^2" office:value-type="float" office:value="0.00000784555315337495" calcext:value-type="float">
            <text:p>7.84555315337495E-06</text:p>
          </table:table-cell>
          <table:table-cell table:formula="of:=0.5*[.KC12]*(([.KC5]-[.KB5])/([.KC1]-[.KB1]))^2" office:value-type="float" office:value="0.0000000654541213449319" calcext:value-type="float">
            <text:p>6.54541213449319E-08</text:p>
          </table:table-cell>
          <table:table-cell table:formula="of:=0.5*[.KD12]*(([.KD5]-[.KC5])/([.KD1]-[.KC1]))^2" office:value-type="float" office:value="0.000000243557910651411" calcext:value-type="float">
            <text:p>2.43557910651411E-07</text:p>
          </table:table-cell>
          <table:table-cell table:formula="of:=0.5*[.KE12]*(([.KE5]-[.KD5])/([.KE1]-[.KD1]))^2" office:value-type="float" office:value="0.000000858681765415137" calcext:value-type="float">
            <text:p>8.58681765415137E-07</text:p>
          </table:table-cell>
          <table:table-cell table:formula="of:=0.5*[.KF12]*(([.KF5]-[.KE5])/([.KF1]-[.KE1]))^2" office:value-type="float" office:value="0.00000190252494748933" calcext:value-type="float">
            <text:p>1.90252494748933E-06</text:p>
          </table:table-cell>
          <table:table-cell table:formula="of:=0.5*[.KG12]*(([.KG5]-[.KF5])/([.KG1]-[.KF1]))^2" office:value-type="float" office:value="0.000000119185799664294" calcext:value-type="float">
            <text:p>1.19185799664294E-07</text:p>
          </table:table-cell>
          <table:table-cell table:formula="of:=0.5*[.KH12]*(([.KH5]-[.KG5])/([.KH1]-[.KG1]))^2" office:value-type="float" office:value="0.0000166956760540831" calcext:value-type="float">
            <text:p>1.66956760540831E-05</text:p>
          </table:table-cell>
          <table:table-cell table:formula="of:=0.5*[.KI12]*(([.KI5]-[.KH5])/([.KI1]-[.KH1]))^2" office:value-type="float" office:value="0.00000134363094546445" calcext:value-type="float">
            <text:p>1.34363094546445E-06</text:p>
          </table:table-cell>
          <table:table-cell table:formula="of:=0.5*[.KJ12]*(([.KJ5]-[.KI5])/([.KJ1]-[.KI1]))^2" office:value-type="float" office:value="0.0000941086771812699" calcext:value-type="float">
            <text:p>9.41086771812699E-05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344321863180912" calcext:value-type="float">
            <text:p>3.44321863180912E-08</text:p>
          </table:table-cell>
          <table:table-cell table:formula="of:=0.5*[.D12]*(([.D6]-[.C6])/([.D1]-[.C1]))^2" office:value-type="float" office:value="0.00000018942208355409" calcext:value-type="float">
            <text:p>1.8942208355409E-07</text:p>
          </table:table-cell>
          <table:table-cell table:formula="of:=0.5*[.E12]*(([.E6]-[.D6])/([.E1]-[.D1]))^2" office:value-type="float" office:value="0.0000000199103327116827" calcext:value-type="float">
            <text:p>1.99103327116827E-08</text:p>
          </table:table-cell>
          <table:table-cell table:formula="of:=0.5*[.F12]*(([.F6]-[.E6])/([.F1]-[.E1]))^2" office:value-type="float" office:value="0.0000000025303353149547" calcext:value-type="float">
            <text:p>2.5303353149547E-09</text:p>
          </table:table-cell>
          <table:table-cell table:formula="of:=0.5*[.G12]*(([.G6]-[.F6])/([.G1]-[.F1]))^2" office:value-type="float" office:value="0.0000000357226221837295" calcext:value-type="float">
            <text:p>3.57226221837295E-08</text:p>
          </table:table-cell>
          <table:table-cell table:formula="of:=0.5*[.H12]*(([.H6]-[.G6])/([.H1]-[.G1]))^2" office:value-type="float" office:value="0.000000000730663751940939" calcext:value-type="float">
            <text:p>7.30663751940939E-10</text:p>
          </table:table-cell>
          <table:table-cell table:formula="of:=0.5*[.I12]*(([.I6]-[.H6])/([.I1]-[.H1]))^2" office:value-type="float" office:value="0.000000000492916211626194" calcext:value-type="float">
            <text:p>4.92916211626194E-10</text:p>
          </table:table-cell>
          <table:table-cell table:formula="of:=0.5*[.J12]*(([.J6]-[.I6])/([.J1]-[.I1]))^2" office:value-type="float" office:value="0.000000216172078360902" calcext:value-type="float">
            <text:p>2.16172078360902E-07</text:p>
          </table:table-cell>
          <table:table-cell table:formula="of:=0.5*[.K12]*(([.K6]-[.J6])/([.K1]-[.J1]))^2" office:value-type="float" office:value="0.00000013630170454253" calcext:value-type="float">
            <text:p>1.3630170454253E-07</text:p>
          </table:table-cell>
          <table:table-cell table:formula="of:=0.5*[.L12]*(([.L6]-[.K6])/([.L1]-[.K1]))^2" office:value-type="float" office:value="0.000000252836213564482" calcext:value-type="float">
            <text:p>2.52836213564482E-07</text:p>
          </table:table-cell>
          <table:table-cell table:formula="of:=0.5*[.M12]*(([.M6]-[.L6])/([.M1]-[.L1]))^2" office:value-type="float" office:value="0.00000000934971527615101" calcext:value-type="float">
            <text:p>9.34971527615101E-09</text:p>
          </table:table-cell>
          <table:table-cell table:formula="of:=0.5*[.N12]*(([.N6]-[.M6])/([.N1]-[.M1]))^2" office:value-type="float" office:value="0.0000000721523709718127" calcext:value-type="float">
            <text:p>7.21523709718127E-08</text:p>
          </table:table-cell>
          <table:table-cell table:formula="of:=0.5*[.O12]*(([.O6]-[.N6])/([.O1]-[.N1]))^2" office:value-type="float" office:value="0.000000234768729489001" calcext:value-type="float">
            <text:p>2.34768729489001E-07</text:p>
          </table:table-cell>
          <table:table-cell table:formula="of:=0.5*[.P12]*(([.P6]-[.O6])/([.P1]-[.O1]))^2" office:value-type="float" office:value="0.0000000359440510107337" calcext:value-type="float">
            <text:p>3.59440510107337E-08</text:p>
          </table:table-cell>
          <table:table-cell table:formula="of:=0.5*[.Q12]*(([.Q6]-[.P6])/([.Q1]-[.P1]))^2" office:value-type="float" office:value="0.000000204540808389211" calcext:value-type="float">
            <text:p>2.04540808389211E-07</text:p>
          </table:table-cell>
          <table:table-cell table:formula="of:=0.5*[.R12]*(([.R6]-[.Q6])/([.R1]-[.Q1]))^2" office:value-type="float" office:value="0.0000000300487389815135" calcext:value-type="float">
            <text:p>3.00487389815135E-08</text:p>
          </table:table-cell>
          <table:table-cell table:formula="of:=0.5*[.S12]*(([.S6]-[.R6])/([.S1]-[.R1]))^2" office:value-type="float" office:value="0.0000000041218567577967" calcext:value-type="float">
            <text:p>4.1218567577967E-09</text:p>
          </table:table-cell>
          <table:table-cell table:formula="of:=0.5*[.T12]*(([.T6]-[.S6])/([.T1]-[.S1]))^2" office:value-type="float" office:value="0.000000000949800064952811" calcext:value-type="float">
            <text:p>9.49800064952811E-10</text:p>
          </table:table-cell>
          <table:table-cell table:formula="of:=0.5*[.U12]*(([.U6]-[.T6])/([.U1]-[.T1]))^2" office:value-type="float" office:value="0.000000121492750833935" calcext:value-type="float">
            <text:p>1.21492750833935E-07</text:p>
          </table:table-cell>
          <table:table-cell table:formula="of:=0.5*[.V12]*(([.V6]-[.U6])/([.V1]-[.U1]))^2" office:value-type="float" office:value="0.00000000549581459565928" calcext:value-type="float">
            <text:p>5.49581459565928E-09</text:p>
          </table:table-cell>
          <table:table-cell table:formula="of:=0.5*[.W12]*(([.W6]-[.V6])/([.W1]-[.V1]))^2" office:value-type="float" office:value="0.0000000862793949707223" calcext:value-type="float">
            <text:p>8.62793949707223E-08</text:p>
          </table:table-cell>
          <table:table-cell table:formula="of:=0.5*[.X12]*(([.X6]-[.W6])/([.X1]-[.W1]))^2" office:value-type="float" office:value="0.000000210097322310535" calcext:value-type="float">
            <text:p>2.10097322310535E-07</text:p>
          </table:table-cell>
          <table:table-cell table:formula="of:=0.5*[.Y12]*(([.Y6]-[.X6])/([.Y1]-[.X1]))^2" office:value-type="float" office:value="0.000000330764150114331" calcext:value-type="float">
            <text:p>3.30764150114331E-07</text:p>
          </table:table-cell>
          <table:table-cell table:formula="of:=0.5*[.Z12]*(([.Z6]-[.Y6])/([.Z1]-[.Y1]))^2" office:value-type="float" office:value="0.00000000966715626785139" calcext:value-type="float">
            <text:p>9.66715626785139E-09</text:p>
          </table:table-cell>
          <table:table-cell table:formula="of:=0.5*[.AA12]*(([.AA6]-[.Z6])/([.AA1]-[.Z1]))^2" office:value-type="float" office:value="0.00000000269898418777099" calcext:value-type="float">
            <text:p>2.69898418777099E-09</text:p>
          </table:table-cell>
          <table:table-cell table:formula="of:=0.5*[.AB12]*(([.AB6]-[.AA6])/([.AB1]-[.AA1]))^2" office:value-type="float" office:value="0.000000167082344025916" calcext:value-type="float">
            <text:p>1.67082344025916E-07</text:p>
          </table:table-cell>
          <table:table-cell table:formula="of:=0.5*[.AC12]*(([.AC6]-[.AB6])/([.AC1]-[.AB1]))^2" office:value-type="float" office:value="0.00000000327185456245809" calcext:value-type="float">
            <text:p>3.27185456245809E-09</text:p>
          </table:table-cell>
          <table:table-cell table:formula="of:=0.5*[.AD12]*(([.AD6]-[.AC6])/([.AD1]-[.AC1]))^2" office:value-type="float" office:value="0.0000000518340217254321" calcext:value-type="float">
            <text:p>5.18340217254321E-08</text:p>
          </table:table-cell>
          <table:table-cell table:formula="of:=0.5*[.AE12]*(([.AE6]-[.AD6])/([.AE1]-[.AD1]))^2" office:value-type="float" office:value="0.0000000038358082823614" calcext:value-type="float">
            <text:p>3.8358082823614E-09</text:p>
          </table:table-cell>
          <table:table-cell table:formula="of:=0.5*[.AF12]*(([.AF6]-[.AE6])/([.AF1]-[.AE1]))^2" office:value-type="float" office:value="0.0000000899121337864434" calcext:value-type="float">
            <text:p>8.99121337864434E-08</text:p>
          </table:table-cell>
          <table:table-cell table:formula="of:=0.5*[.AG12]*(([.AG6]-[.AF6])/([.AG1]-[.AF1]))^2" office:value-type="float" office:value="0.000000042347263666399" calcext:value-type="float">
            <text:p>4.2347263666399E-08</text:p>
          </table:table-cell>
          <table:table-cell table:formula="of:=0.5*[.AH12]*(([.AH6]-[.AG6])/([.AH1]-[.AG1]))^2" office:value-type="float" office:value="0.0000000398695155037906" calcext:value-type="float">
            <text:p>3.98695155037906E-08</text:p>
          </table:table-cell>
          <table:table-cell table:formula="of:=0.5*[.AI12]*(([.AI6]-[.AH6])/([.AI1]-[.AH1]))^2" office:value-type="float" office:value="0.0000000775527197232618" calcext:value-type="float">
            <text:p>7.75527197232618E-08</text:p>
          </table:table-cell>
          <table:table-cell table:formula="of:=0.5*[.AJ12]*(([.AJ6]-[.AI6])/([.AJ1]-[.AI1]))^2" office:value-type="float" office:value="0.00000000547829183526609" calcext:value-type="float">
            <text:p>5.47829183526609E-09</text:p>
          </table:table-cell>
          <table:table-cell table:formula="of:=0.5*[.AK12]*(([.AK6]-[.AJ6])/([.AK1]-[.AJ1]))^2" office:value-type="float" office:value="0.000000218256128078932" calcext:value-type="float">
            <text:p>2.18256128078932E-07</text:p>
          </table:table-cell>
          <table:table-cell table:formula="of:=0.5*[.AL12]*(([.AL6]-[.AK6])/([.AL1]-[.AK1]))^2" office:value-type="float" office:value="0.00000000375467217376969" calcext:value-type="float">
            <text:p>3.75467217376969E-09</text:p>
          </table:table-cell>
          <table:table-cell table:formula="of:=0.5*[.AM12]*(([.AM6]-[.AL6])/([.AM1]-[.AL1]))^2" office:value-type="float" office:value="0.0000000123763682406897" calcext:value-type="float">
            <text:p>1.23763682406897E-08</text:p>
          </table:table-cell>
          <table:table-cell table:formula="of:=0.5*[.AN12]*(([.AN6]-[.AM6])/([.AN1]-[.AM1]))^2" office:value-type="float" office:value="0.0000000157937150422096" calcext:value-type="float">
            <text:p>1.57937150422096E-08</text:p>
          </table:table-cell>
          <table:table-cell table:formula="of:=0.5*[.AO12]*(([.AO6]-[.AN6])/([.AO1]-[.AN1]))^2" office:value-type="float" office:value="0.00000000142662274541981" calcext:value-type="float">
            <text:p>1.42662274541981E-09</text:p>
          </table:table-cell>
          <table:table-cell table:formula="of:=0.5*[.AP12]*(([.AP6]-[.AO6])/([.AP1]-[.AO1]))^2" office:value-type="float" office:value="0.000000000276527824333228" calcext:value-type="float">
            <text:p>2.76527824333228E-10</text:p>
          </table:table-cell>
          <table:table-cell table:formula="of:=0.5*[.AQ12]*(([.AQ6]-[.AP6])/([.AQ1]-[.AP1]))^2" office:value-type="float" office:value="0.000000286969157938911" calcext:value-type="float">
            <text:p>2.86969157938911E-07</text:p>
          </table:table-cell>
          <table:table-cell table:formula="of:=0.5*[.AR12]*(([.AR6]-[.AQ6])/([.AR1]-[.AQ1]))^2" office:value-type="float" office:value="0.000140663626927116" calcext:value-type="float">
            <text:p>0.000140663626927</text:p>
          </table:table-cell>
          <table:table-cell table:formula="of:=0.5*[.AS12]*(([.AS6]-[.AR6])/([.AS1]-[.AR1]))^2" office:value-type="float" office:value="0.000000155961121108947" calcext:value-type="float">
            <text:p>1.55961121108947E-07</text:p>
          </table:table-cell>
          <table:table-cell table:formula="of:=0.5*[.AT12]*(([.AT6]-[.AS6])/([.AT1]-[.AS1]))^2" office:value-type="float" office:value="0.000000211310824624568" calcext:value-type="float">
            <text:p>2.11310824624568E-07</text:p>
          </table:table-cell>
          <table:table-cell table:formula="of:=0.5*[.AU12]*(([.AU6]-[.AT6])/([.AU1]-[.AT1]))^2" office:value-type="float" office:value="0.0000444750272237483" calcext:value-type="float">
            <text:p>4.44750272237483E-05</text:p>
          </table:table-cell>
          <table:table-cell table:formula="of:=0.5*[.AV12]*(([.AV6]-[.AU6])/([.AV1]-[.AU1]))^2" office:value-type="float" office:value="0.0000826662413141747" calcext:value-type="float">
            <text:p>8.26662413141747E-05</text:p>
          </table:table-cell>
          <table:table-cell table:formula="of:=0.5*[.AW12]*(([.AW6]-[.AV6])/([.AW1]-[.AV1]))^2" office:value-type="float" office:value="0.000000025407621844234" calcext:value-type="float">
            <text:p>2.5407621844234E-08</text:p>
          </table:table-cell>
          <table:table-cell table:formula="of:=0.5*[.AX12]*(([.AX6]-[.AW6])/([.AX1]-[.AW1]))^2" office:value-type="float" office:value="0.000248381751517271" calcext:value-type="float">
            <text:p>0.000248381751517</text:p>
          </table:table-cell>
          <table:table-cell table:formula="of:=0.5*[.AY12]*(([.AY6]-[.AX6])/([.AY1]-[.AX1]))^2" office:value-type="float" office:value="0.000631008956064581" calcext:value-type="float">
            <text:p>0.000631008956065</text:p>
          </table:table-cell>
          <table:table-cell table:formula="of:=0.5*[.AZ12]*(([.AZ6]-[.AY6])/([.AZ1]-[.AY1]))^2" office:value-type="float" office:value="0.00327792325414066" calcext:value-type="float">
            <text:p>0.003277923254141</text:p>
          </table:table-cell>
          <table:table-cell table:formula="of:=0.5*[.BA12]*(([.BA6]-[.AZ6])/([.BA1]-[.AZ1]))^2" office:value-type="float" office:value="0.0132279015477837" calcext:value-type="float">
            <text:p>0.013227901547784</text:p>
          </table:table-cell>
          <table:table-cell table:formula="of:=0.5*[.BB12]*(([.BB6]-[.BA6])/([.BB1]-[.BA1]))^2" office:value-type="float" office:value="0.0539636433738764" calcext:value-type="float">
            <text:p>0.053963643373876</text:p>
          </table:table-cell>
          <table:table-cell table:formula="of:=0.5*[.BC12]*(([.BC6]-[.BB6])/([.BC1]-[.BB1]))^2" office:value-type="float" office:value="0.00263515775875331" calcext:value-type="float">
            <text:p>0.002635157758753</text:p>
          </table:table-cell>
          <table:table-cell table:formula="of:=0.5*[.BD12]*(([.BD6]-[.BC6])/([.BD1]-[.BC1]))^2" office:value-type="float" office:value="0.00234326343043437" calcext:value-type="float">
            <text:p>0.002343263430434</text:p>
          </table:table-cell>
          <table:table-cell table:formula="of:=0.5*[.BE12]*(([.BE6]-[.BD6])/([.BE1]-[.BD1]))^2" office:value-type="float" office:value="0.0470929357119495" calcext:value-type="float">
            <text:p>0.04709293571195</text:p>
          </table:table-cell>
          <table:table-cell table:formula="of:=0.5*[.BF12]*(([.BF6]-[.BE6])/([.BF1]-[.BE1]))^2" office:value-type="float" office:value="0.00153410539880411" calcext:value-type="float">
            <text:p>0.001534105398804</text:p>
          </table:table-cell>
          <table:table-cell table:formula="of:=0.5*[.BG12]*(([.BG6]-[.BF6])/([.BG1]-[.BF1]))^2" office:value-type="float" office:value="0.000645177262371116" calcext:value-type="float">
            <text:p>0.000645177262371</text:p>
          </table:table-cell>
          <table:table-cell table:formula="of:=0.5*[.BH12]*(([.BH6]-[.BG6])/([.BH1]-[.BG1]))^2" office:value-type="float" office:value="0.00000849735896184423" calcext:value-type="float">
            <text:p>8.49735896184423E-06</text:p>
          </table:table-cell>
          <table:table-cell table:formula="of:=0.5*[.BI12]*(([.BI6]-[.BH6])/([.BI1]-[.BH1]))^2" office:value-type="float" office:value="0.00965907255873108" calcext:value-type="float">
            <text:p>0.009659072558731</text:p>
          </table:table-cell>
          <table:table-cell table:formula="of:=0.5*[.BJ12]*(([.BJ6]-[.BI6])/([.BJ1]-[.BI1]))^2" office:value-type="float" office:value="0.0103872676799661" calcext:value-type="float">
            <text:p>0.010387267679966</text:p>
          </table:table-cell>
          <table:table-cell table:formula="of:=0.5*[.BK12]*(([.BK6]-[.BJ6])/([.BK1]-[.BJ1]))^2" office:value-type="float" office:value="0.000750487955889798" calcext:value-type="float">
            <text:p>0.00075048795589</text:p>
          </table:table-cell>
          <table:table-cell table:formula="of:=0.5*[.BL12]*(([.BL6]-[.BK6])/([.BL1]-[.BK1]))^2" office:value-type="float" office:value="0.00410294618824575" calcext:value-type="float">
            <text:p>0.004102946188246</text:p>
          </table:table-cell>
          <table:table-cell table:formula="of:=0.5*[.BM12]*(([.BM6]-[.BL6])/([.BM1]-[.BL1]))^2" office:value-type="float" office:value="0.00451663130746377" calcext:value-type="float">
            <text:p>0.004516631307464</text:p>
          </table:table-cell>
          <table:table-cell table:formula="of:=0.5*[.BN12]*(([.BN6]-[.BM6])/([.BN1]-[.BM1]))^2" office:value-type="float" office:value="0.0013381401327453" calcext:value-type="float">
            <text:p>0.001338140132745</text:p>
          </table:table-cell>
          <table:table-cell table:formula="of:=0.5*[.BO12]*(([.BO6]-[.BN6])/([.BO1]-[.BN1]))^2" office:value-type="float" office:value="0.000154473420765109" calcext:value-type="float">
            <text:p>0.000154473420765</text:p>
          </table:table-cell>
          <table:table-cell table:formula="of:=0.5*[.BP12]*(([.BP6]-[.BO6])/([.BP1]-[.BO1]))^2" office:value-type="float" office:value="0.00132238337870582" calcext:value-type="float">
            <text:p>0.001322383378706</text:p>
          </table:table-cell>
          <table:table-cell table:formula="of:=0.5*[.BQ12]*(([.BQ6]-[.BP6])/([.BQ1]-[.BP1]))^2" office:value-type="float" office:value="0.00156607766270637" calcext:value-type="float">
            <text:p>0.001566077662706</text:p>
          </table:table-cell>
          <table:table-cell table:formula="of:=0.5*[.BR12]*(([.BR6]-[.BQ6])/([.BR1]-[.BQ1]))^2" office:value-type="float" office:value="0.0265792812493811" calcext:value-type="float">
            <text:p>0.026579281249381</text:p>
          </table:table-cell>
          <table:table-cell table:formula="of:=0.5*[.BS12]*(([.BS6]-[.BR6])/([.BS1]-[.BR1]))^2" office:value-type="float" office:value="0.0056140465356074" calcext:value-type="float">
            <text:p>0.005614046535607</text:p>
          </table:table-cell>
          <table:table-cell table:formula="of:=0.5*[.BT12]*(([.BT6]-[.BS6])/([.BT1]-[.BS1]))^2" office:value-type="float" office:value="0.00036795386518013" calcext:value-type="float">
            <text:p>0.00036795386518</text:p>
          </table:table-cell>
          <table:table-cell table:formula="of:=0.5*[.BU12]*(([.BU6]-[.BT6])/([.BU1]-[.BT1]))^2" office:value-type="float" office:value="0.000639983136948296" calcext:value-type="float">
            <text:p>0.000639983136948</text:p>
          </table:table-cell>
          <table:table-cell table:formula="of:=0.5*[.BV12]*(([.BV6]-[.BU6])/([.BV1]-[.BU1]))^2" office:value-type="float" office:value="0.00199079679058257" calcext:value-type="float">
            <text:p>0.001990796790583</text:p>
          </table:table-cell>
          <table:table-cell table:formula="of:=0.5*[.BW12]*(([.BW6]-[.BV6])/([.BW1]-[.BV1]))^2" office:value-type="float" office:value="0.00000267792237284765" calcext:value-type="float">
            <text:p>2.67792237284765E-06</text:p>
          </table:table-cell>
          <table:table-cell table:formula="of:=0.5*[.BX12]*(([.BX6]-[.BW6])/([.BX1]-[.BW1]))^2" office:value-type="float" office:value="0.00158703762429882" calcext:value-type="float">
            <text:p>0.001587037624299</text:p>
          </table:table-cell>
          <table:table-cell table:formula="of:=0.5*[.BY12]*(([.BY6]-[.BX6])/([.BY1]-[.BX1]))^2" office:value-type="float" office:value="0.0122105078456957" calcext:value-type="float">
            <text:p>0.012210507845696</text:p>
          </table:table-cell>
          <table:table-cell table:formula="of:=0.5*[.BZ12]*(([.BZ6]-[.BY6])/([.BZ1]-[.BY1]))^2" office:value-type="float" office:value="0.0121788478434482" calcext:value-type="float">
            <text:p>0.012178847843448</text:p>
          </table:table-cell>
          <table:table-cell table:formula="of:=0.5*[.CA12]*(([.CA6]-[.BZ6])/([.CA1]-[.BZ1]))^2" office:value-type="float" office:value="0.00083880807065184" calcext:value-type="float">
            <text:p>0.000838808070652</text:p>
          </table:table-cell>
          <table:table-cell table:formula="of:=0.5*[.CB12]*(([.CB6]-[.CA6])/([.CB1]-[.CA1]))^2" office:value-type="float" office:value="0.00278159243403512" calcext:value-type="float">
            <text:p>0.002781592434035</text:p>
          </table:table-cell>
          <table:table-cell table:formula="of:=0.5*[.CC12]*(([.CC6]-[.CB6])/([.CC1]-[.CB1]))^2" office:value-type="float" office:value="0.00232399377395087" calcext:value-type="float">
            <text:p>0.002323993773951</text:p>
          </table:table-cell>
          <table:table-cell table:formula="of:=0.5*[.CD12]*(([.CD6]-[.CC6])/([.CD1]-[.CC1]))^2" office:value-type="float" office:value="0.00274076308081245" calcext:value-type="float">
            <text:p>0.002740763080812</text:p>
          </table:table-cell>
          <table:table-cell table:formula="of:=0.5*[.CE12]*(([.CE6]-[.CD6])/([.CE1]-[.CD1]))^2" office:value-type="float" office:value="0.00799273596019368" calcext:value-type="float">
            <text:p>0.007992735960194</text:p>
          </table:table-cell>
          <table:table-cell table:formula="of:=0.5*[.CF12]*(([.CF6]-[.CE6])/([.CF1]-[.CE1]))^2" office:value-type="float" office:value="0.00000178477123608024" calcext:value-type="float">
            <text:p>1.78477123608024E-06</text:p>
          </table:table-cell>
          <table:table-cell table:formula="of:=0.5*[.CG12]*(([.CG6]-[.CF6])/([.CG1]-[.CF1]))^2" office:value-type="float" office:value="0.0112380791033518" calcext:value-type="float">
            <text:p>0.011238079103352</text:p>
          </table:table-cell>
          <table:table-cell table:formula="of:=0.5*[.CH12]*(([.CH6]-[.CG6])/([.CH1]-[.CG1]))^2" office:value-type="float" office:value="0.0914435860546637" calcext:value-type="float">
            <text:p>0.091443586054664</text:p>
          </table:table-cell>
          <table:table-cell table:formula="of:=0.5*[.CI12]*(([.CI6]-[.CH6])/([.CI1]-[.CH1]))^2" office:value-type="float" office:value="0.0014583367289532" calcext:value-type="float">
            <text:p>0.001458336728953</text:p>
          </table:table-cell>
          <table:table-cell table:formula="of:=0.5*[.CJ12]*(([.CJ6]-[.CI6])/([.CJ1]-[.CI1]))^2" office:value-type="float" office:value="0.00036657757977319" calcext:value-type="float">
            <text:p>0.000366577579773</text:p>
          </table:table-cell>
          <table:table-cell table:formula="of:=0.5*[.CK12]*(([.CK6]-[.CJ6])/([.CK1]-[.CJ1]))^2" office:value-type="float" office:value="0.0260996885540601" calcext:value-type="float">
            <text:p>0.02609968855406</text:p>
          </table:table-cell>
          <table:table-cell table:formula="of:=0.5*[.CL12]*(([.CL6]-[.CK6])/([.CL1]-[.CK1]))^2" office:value-type="float" office:value="0.0110155547707901" calcext:value-type="float">
            <text:p>0.01101555477079</text:p>
          </table:table-cell>
          <table:table-cell table:formula="of:=0.5*[.CM12]*(([.CM6]-[.CL6])/([.CM1]-[.CL1]))^2" office:value-type="float" office:value="0.000540054745864921" calcext:value-type="float">
            <text:p>0.000540054745865</text:p>
          </table:table-cell>
          <table:table-cell table:formula="of:=0.5*[.CN12]*(([.CN6]-[.CM6])/([.CN1]-[.CM1]))^2" office:value-type="float" office:value="0.000109383108207337" calcext:value-type="float">
            <text:p>0.000109383108207</text:p>
          </table:table-cell>
          <table:table-cell table:formula="of:=0.5*[.CO12]*(([.CO6]-[.CN6])/([.CO1]-[.CN1]))^2" office:value-type="float" office:value="0.000770232990578735" calcext:value-type="float">
            <text:p>0.000770232990579</text:p>
          </table:table-cell>
          <table:table-cell table:formula="of:=0.5*[.CP12]*(([.CP6]-[.CO6])/([.CP1]-[.CO1]))^2" office:value-type="float" office:value="0.000307070439512549" calcext:value-type="float">
            <text:p>0.000307070439513</text:p>
          </table:table-cell>
          <table:table-cell table:formula="of:=0.5*[.CQ12]*(([.CQ6]-[.CP6])/([.CQ1]-[.CP1]))^2" office:value-type="float" office:value="0.000403135636776923" calcext:value-type="float">
            <text:p>0.000403135636777</text:p>
          </table:table-cell>
          <table:table-cell table:formula="of:=0.5*[.CR12]*(([.CR6]-[.CQ6])/([.CR1]-[.CQ1]))^2" office:value-type="float" office:value="0.000894467880028256" calcext:value-type="float">
            <text:p>0.000894467880028</text:p>
          </table:table-cell>
          <table:table-cell table:formula="of:=0.5*[.CS12]*(([.CS6]-[.CR6])/([.CS1]-[.CR1]))^2" office:value-type="float" office:value="0.00841205679040121" calcext:value-type="float">
            <text:p>0.008412056790401</text:p>
          </table:table-cell>
          <table:table-cell table:formula="of:=0.5*[.CT12]*(([.CT6]-[.CS6])/([.CT1]-[.CS1]))^2" office:value-type="float" office:value="0.0110613486005021" calcext:value-type="float">
            <text:p>0.011061348600502</text:p>
          </table:table-cell>
          <table:table-cell table:formula="of:=0.5*[.CU12]*(([.CU6]-[.CT6])/([.CU1]-[.CT1]))^2" office:value-type="float" office:value="0.00546300929166855" calcext:value-type="float">
            <text:p>0.005463009291669</text:p>
          </table:table-cell>
          <table:table-cell table:formula="of:=0.5*[.CV12]*(([.CV6]-[.CU6])/([.CV1]-[.CU1]))^2" office:value-type="float" office:value="0.00114324749447277" calcext:value-type="float">
            <text:p>0.001143247494473</text:p>
          </table:table-cell>
          <table:table-cell table:formula="of:=0.5*[.CW12]*(([.CW6]-[.CV6])/([.CW1]-[.CV1]))^2" office:value-type="float" office:value="0.00120365120243817" calcext:value-type="float">
            <text:p>0.001203651202438</text:p>
          </table:table-cell>
          <table:table-cell table:formula="of:=0.5*[.CX12]*(([.CX6]-[.CW6])/([.CX1]-[.CW1]))^2" office:value-type="float" office:value="0.00244038913067216" calcext:value-type="float">
            <text:p>0.002440389130672</text:p>
          </table:table-cell>
          <table:table-cell table:formula="of:=0.5*[.CY12]*(([.CY6]-[.CX6])/([.CY1]-[.CX1]))^2" office:value-type="float" office:value="0.000612744887752492" calcext:value-type="float">
            <text:p>0.000612744887752</text:p>
          </table:table-cell>
          <table:table-cell table:formula="of:=0.5*[.CZ12]*(([.CZ6]-[.CY6])/([.CZ1]-[.CY1]))^2" office:value-type="float" office:value="0.0156652843951768" calcext:value-type="float">
            <text:p>0.015665284395177</text:p>
          </table:table-cell>
          <table:table-cell table:formula="of:=0.5*[.DA12]*(([.DA6]-[.CZ6])/([.DA1]-[.CZ1]))^2" office:value-type="float" office:value="0.0310254379440171" calcext:value-type="float">
            <text:p>0.031025437944017</text:p>
          </table:table-cell>
          <table:table-cell table:formula="of:=0.5*[.DB12]*(([.DB6]-[.DA6])/([.DB1]-[.DA1]))^2" office:value-type="float" office:value="0.000890020056809097" calcext:value-type="float">
            <text:p>0.000890020056809</text:p>
          </table:table-cell>
          <table:table-cell table:formula="of:=0.5*[.DC12]*(([.DC6]-[.DB6])/([.DC1]-[.DB1]))^2" office:value-type="float" office:value="0.00139708697944112" calcext:value-type="float">
            <text:p>0.001397086979441</text:p>
          </table:table-cell>
          <table:table-cell table:formula="of:=0.5*[.DD12]*(([.DD6]-[.DC6])/([.DD1]-[.DC1]))^2" office:value-type="float" office:value="0.00168166777302644" calcext:value-type="float">
            <text:p>0.001681667773026</text:p>
          </table:table-cell>
          <table:table-cell table:formula="of:=0.5*[.DE12]*(([.DE6]-[.DD6])/([.DE1]-[.DD1]))^2" office:value-type="float" office:value="0.000129638176903424" calcext:value-type="float">
            <text:p>0.000129638176903</text:p>
          </table:table-cell>
          <table:table-cell table:formula="of:=0.5*[.DF12]*(([.DF6]-[.DE6])/([.DF1]-[.DE1]))^2" office:value-type="float" office:value="0.00116113362686827" calcext:value-type="float">
            <text:p>0.001161133626868</text:p>
          </table:table-cell>
          <table:table-cell table:formula="of:=0.5*[.DG12]*(([.DG6]-[.DF6])/([.DG1]-[.DF1]))^2" office:value-type="float" office:value="0.0000180602312064744" calcext:value-type="float">
            <text:p>1.80602312064744E-05</text:p>
          </table:table-cell>
          <table:table-cell table:formula="of:=0.5*[.DH12]*(([.DH6]-[.DG6])/([.DH1]-[.DG1]))^2" office:value-type="float" office:value="0.0516632088055347" calcext:value-type="float">
            <text:p>0.051663208805535</text:p>
          </table:table-cell>
          <table:table-cell table:formula="of:=0.5*[.DI12]*(([.DI6]-[.DH6])/([.DI1]-[.DH1]))^2" office:value-type="float" office:value="0.000281088898282682" calcext:value-type="float">
            <text:p>0.000281088898283</text:p>
          </table:table-cell>
          <table:table-cell table:formula="of:=0.5*[.DJ12]*(([.DJ6]-[.DI6])/([.DJ1]-[.DI1]))^2" office:value-type="float" office:value="0.00261556226726197" calcext:value-type="float">
            <text:p>0.002615562267262</text:p>
          </table:table-cell>
          <table:table-cell table:formula="of:=0.5*[.DK12]*(([.DK6]-[.DJ6])/([.DK1]-[.DJ1]))^2" office:value-type="float" office:value="0.00524584212763061" calcext:value-type="float">
            <text:p>0.005245842127631</text:p>
          </table:table-cell>
          <table:table-cell table:formula="of:=0.5*[.DL12]*(([.DL6]-[.DK6])/([.DL1]-[.DK1]))^2" office:value-type="float" office:value="0.0124047965193769" calcext:value-type="float">
            <text:p>0.012404796519377</text:p>
          </table:table-cell>
          <table:table-cell table:formula="of:=0.5*[.DM12]*(([.DM6]-[.DL6])/([.DM1]-[.DL1]))^2" office:value-type="float" office:value="0.0237598073013768" calcext:value-type="float">
            <text:p>0.023759807301377</text:p>
          </table:table-cell>
          <table:table-cell table:formula="of:=0.5*[.DN12]*(([.DN6]-[.DM6])/([.DN1]-[.DM1]))^2" office:value-type="float" office:value="0.00125579043216268" calcext:value-type="float">
            <text:p>0.001255790432163</text:p>
          </table:table-cell>
          <table:table-cell table:formula="of:=0.5*[.DO12]*(([.DO6]-[.DN6])/([.DO1]-[.DN1]))^2" office:value-type="float" office:value="0.0000258220182472051" calcext:value-type="float">
            <text:p>2.58220182472051E-05</text:p>
          </table:table-cell>
          <table:table-cell table:formula="of:=0.5*[.DP12]*(([.DP6]-[.DO6])/([.DP1]-[.DO1]))^2" office:value-type="float" office:value="0.000159482650983839" calcext:value-type="float">
            <text:p>0.000159482650984</text:p>
          </table:table-cell>
          <table:table-cell table:formula="of:=0.5*[.DQ12]*(([.DQ6]-[.DP6])/([.DQ1]-[.DP1]))^2" office:value-type="float" office:value="0.000684451509080284" calcext:value-type="float">
            <text:p>0.00068445150908</text:p>
          </table:table-cell>
          <table:table-cell table:formula="of:=0.5*[.DR12]*(([.DR6]-[.DQ6])/([.DR1]-[.DQ1]))^2" office:value-type="float" office:value="0.000136258599725237" calcext:value-type="float">
            <text:p>0.000136258599725</text:p>
          </table:table-cell>
          <table:table-cell table:formula="of:=0.5*[.DS12]*(([.DS6]-[.DR6])/([.DS1]-[.DR1]))^2" office:value-type="float" office:value="0.00371569116773815" calcext:value-type="float">
            <text:p>0.003715691167738</text:p>
          </table:table-cell>
          <table:table-cell table:formula="of:=0.5*[.DT12]*(([.DT6]-[.DS6])/([.DT1]-[.DS1]))^2" office:value-type="float" office:value="0.0150537760247543" calcext:value-type="float">
            <text:p>0.015053776024754</text:p>
          </table:table-cell>
          <table:table-cell table:formula="of:=0.5*[.DU12]*(([.DU6]-[.DT6])/([.DU1]-[.DT1]))^2" office:value-type="float" office:value="0.00446153152667509" calcext:value-type="float">
            <text:p>0.004461531526675</text:p>
          </table:table-cell>
          <table:table-cell table:formula="of:=0.5*[.DV12]*(([.DV6]-[.DU6])/([.DV1]-[.DU1]))^2" office:value-type="float" office:value="0.000446517677110793" calcext:value-type="float">
            <text:p>0.000446517677111</text:p>
          </table:table-cell>
          <table:table-cell table:formula="of:=0.5*[.DW12]*(([.DW6]-[.DV6])/([.DW1]-[.DV1]))^2" office:value-type="float" office:value="0.000840972525880664" calcext:value-type="float">
            <text:p>0.000840972525881</text:p>
          </table:table-cell>
          <table:table-cell table:formula="of:=0.5*[.DX12]*(([.DX6]-[.DW6])/([.DX1]-[.DW1]))^2" office:value-type="float" office:value="0.000111403305270241" calcext:value-type="float">
            <text:p>0.00011140330527</text:p>
          </table:table-cell>
          <table:table-cell table:formula="of:=0.5*[.DY12]*(([.DY6]-[.DX6])/([.DY1]-[.DX1]))^2" office:value-type="float" office:value="0.0207864377829615" calcext:value-type="float">
            <text:p>0.020786437782962</text:p>
          </table:table-cell>
          <table:table-cell table:formula="of:=0.5*[.DZ12]*(([.DZ6]-[.DY6])/([.DZ1]-[.DY1]))^2" office:value-type="float" office:value="0.0203849453119212" calcext:value-type="float">
            <text:p>0.020384945311921</text:p>
          </table:table-cell>
          <table:table-cell table:formula="of:=0.5*[.EA12]*(([.EA6]-[.DZ6])/([.EA1]-[.DZ1]))^2" office:value-type="float" office:value="0.0081618906367814" calcext:value-type="float">
            <text:p>0.008161890636781</text:p>
          </table:table-cell>
          <table:table-cell table:formula="of:=0.5*[.EB12]*(([.EB6]-[.EA6])/([.EB1]-[.EA1]))^2" office:value-type="float" office:value="0.00162619467159552" calcext:value-type="float">
            <text:p>0.001626194671596</text:p>
          </table:table-cell>
          <table:table-cell table:formula="of:=0.5*[.EC12]*(([.EC6]-[.EB6])/([.EC1]-[.EB1]))^2" office:value-type="float" office:value="0.0000602840967454903" calcext:value-type="float">
            <text:p>6.02840967454903E-05</text:p>
          </table:table-cell>
          <table:table-cell table:formula="of:=0.5*[.ED12]*(([.ED6]-[.EC6])/([.ED1]-[.EC1]))^2" office:value-type="float" office:value="0.00125264412271217" calcext:value-type="float">
            <text:p>0.001252644122712</text:p>
          </table:table-cell>
          <table:table-cell table:formula="of:=0.5*[.EE12]*(([.EE6]-[.ED6])/([.EE1]-[.ED1]))^2" office:value-type="float" office:value="0.00330609054666311" calcext:value-type="float">
            <text:p>0.003306090546663</text:p>
          </table:table-cell>
          <table:table-cell table:formula="of:=0.5*[.EF12]*(([.EF6]-[.EE6])/([.EF1]-[.EE1]))^2" office:value-type="float" office:value="0.00079631681235412" calcext:value-type="float">
            <text:p>0.000796316812354</text:p>
          </table:table-cell>
          <table:table-cell table:formula="of:=0.5*[.EG12]*(([.EG6]-[.EF6])/([.EG1]-[.EF1]))^2" office:value-type="float" office:value="0.00147388432047921" calcext:value-type="float">
            <text:p>0.001473884320479</text:p>
          </table:table-cell>
          <table:table-cell table:formula="of:=0.5*[.EH12]*(([.EH6]-[.EG6])/([.EH1]-[.EG1]))^2" office:value-type="float" office:value="0.013230760599218" calcext:value-type="float">
            <text:p>0.013230760599218</text:p>
          </table:table-cell>
          <table:table-cell table:formula="of:=0.5*[.EI12]*(([.EI6]-[.EH6])/([.EI1]-[.EH1]))^2" office:value-type="float" office:value="0.0000543882397082451" calcext:value-type="float">
            <text:p>5.43882397082451E-05</text:p>
          </table:table-cell>
          <table:table-cell table:formula="of:=0.5*[.EJ12]*(([.EJ6]-[.EI6])/([.EJ1]-[.EI1]))^2" office:value-type="float" office:value="0.0744557727021629" calcext:value-type="float">
            <text:p>0.074455772702163</text:p>
          </table:table-cell>
          <table:table-cell table:formula="of:=0.5*[.EK12]*(([.EK6]-[.EJ6])/([.EK1]-[.EJ1]))^2" office:value-type="float" office:value="0.00185558278741594" calcext:value-type="float">
            <text:p>0.001855582787416</text:p>
          </table:table-cell>
          <table:table-cell table:formula="of:=0.5*[.EL12]*(([.EL6]-[.EK6])/([.EL1]-[.EK1]))^2" office:value-type="float" office:value="0.00217542806468473" calcext:value-type="float">
            <text:p>0.002175428064685</text:p>
          </table:table-cell>
          <table:table-cell table:formula="of:=0.5*[.EM12]*(([.EM6]-[.EL6])/([.EM1]-[.EL1]))^2" office:value-type="float" office:value="0.0654639804156213" calcext:value-type="float">
            <text:p>0.065463980415621</text:p>
          </table:table-cell>
          <table:table-cell table:formula="of:=0.5*[.EN12]*(([.EN6]-[.EM6])/([.EN1]-[.EM1]))^2" office:value-type="float" office:value="0.00739609371898715" calcext:value-type="float">
            <text:p>0.007396093718987</text:p>
          </table:table-cell>
          <table:table-cell table:formula="of:=0.5*[.EO12]*(([.EO6]-[.EN6])/([.EO1]-[.EN1]))^2" office:value-type="float" office:value="0.00277651411976976" calcext:value-type="float">
            <text:p>0.00277651411977</text:p>
          </table:table-cell>
          <table:table-cell table:formula="of:=0.5*[.EP12]*(([.EP6]-[.EO6])/([.EP1]-[.EO1]))^2" office:value-type="float" office:value="0.000293832788073066" calcext:value-type="float">
            <text:p>0.000293832788073</text:p>
          </table:table-cell>
          <table:table-cell table:formula="of:=0.5*[.EQ12]*(([.EQ6]-[.EP6])/([.EQ1]-[.EP1]))^2" office:value-type="float" office:value="0.00183469067502312" calcext:value-type="float">
            <text:p>0.001834690675023</text:p>
          </table:table-cell>
          <table:table-cell table:formula="of:=0.5*[.ER12]*(([.ER6]-[.EQ6])/([.ER1]-[.EQ1]))^2" office:value-type="float" office:value="0.000259638871685605" calcext:value-type="float">
            <text:p>0.000259638871686</text:p>
          </table:table-cell>
          <table:table-cell table:formula="of:=0.5*[.ES12]*(([.ES6]-[.ER6])/([.ES1]-[.ER1]))^2" office:value-type="float" office:value="0.000352476039109174" calcext:value-type="float">
            <text:p>0.000352476039109</text:p>
          </table:table-cell>
          <table:table-cell table:formula="of:=0.5*[.ET12]*(([.ET6]-[.ES6])/([.ET1]-[.ES1]))^2" office:value-type="float" office:value="0.00371199435246126" calcext:value-type="float">
            <text:p>0.003711994352461</text:p>
          </table:table-cell>
          <table:table-cell table:formula="of:=0.5*[.EU12]*(([.EU6]-[.ET6])/([.EU1]-[.ET1]))^2" office:value-type="float" office:value="0.00705051158902874" calcext:value-type="float">
            <text:p>0.007050511589029</text:p>
          </table:table-cell>
          <table:table-cell table:formula="of:=0.5*[.EV12]*(([.EV6]-[.EU6])/([.EV1]-[.EU1]))^2" office:value-type="float" office:value="0.00668603382464852" calcext:value-type="float">
            <text:p>0.006686033824649</text:p>
          </table:table-cell>
          <table:table-cell table:formula="of:=0.5*[.EW12]*(([.EW6]-[.EV6])/([.EW1]-[.EV1]))^2" office:value-type="float" office:value="0.00943900369166322" calcext:value-type="float">
            <text:p>0.009439003691663</text:p>
          </table:table-cell>
          <table:table-cell table:formula="of:=0.5*[.EX12]*(([.EX6]-[.EW6])/([.EX1]-[.EW1]))^2" office:value-type="float" office:value="0.0575557455704573" calcext:value-type="float">
            <text:p>0.057555745570457</text:p>
          </table:table-cell>
          <table:table-cell table:formula="of:=0.5*[.EY12]*(([.EY6]-[.EX6])/([.EY1]-[.EX1]))^2" office:value-type="float" office:value="0.000435696947817686" calcext:value-type="float">
            <text:p>0.000435696947818</text:p>
          </table:table-cell>
          <table:table-cell table:formula="of:=0.5*[.EZ12]*(([.EZ6]-[.EY6])/([.EZ1]-[.EY1]))^2" office:value-type="float" office:value="0.00435281854994097" calcext:value-type="float">
            <text:p>0.004352818549941</text:p>
          </table:table-cell>
          <table:table-cell table:formula="of:=0.5*[.FA12]*(([.FA6]-[.EZ6])/([.FA1]-[.EZ1]))^2" office:value-type="float" office:value="0.0267412487789667" calcext:value-type="float">
            <text:p>0.026741248778967</text:p>
          </table:table-cell>
          <table:table-cell table:formula="of:=0.5*[.FB12]*(([.FB6]-[.FA6])/([.FB1]-[.FA1]))^2" office:value-type="float" office:value="0.000285722150158559" calcext:value-type="float">
            <text:p>0.000285722150159</text:p>
          </table:table-cell>
          <table:table-cell table:formula="of:=0.5*[.FC12]*(([.FC6]-[.FB6])/([.FC1]-[.FB1]))^2" office:value-type="float" office:value="0.00169186607099751" calcext:value-type="float">
            <text:p>0.001691866070998</text:p>
          </table:table-cell>
          <table:table-cell table:formula="of:=0.5*[.FD12]*(([.FD6]-[.FC6])/([.FD1]-[.FC1]))^2" office:value-type="float" office:value="0.000430918547980964" calcext:value-type="float">
            <text:p>0.000430918547981</text:p>
          </table:table-cell>
          <table:table-cell table:formula="of:=0.5*[.FE12]*(([.FE6]-[.FD6])/([.FE1]-[.FD1]))^2" office:value-type="float" office:value="0.000809836164784796" calcext:value-type="float">
            <text:p>0.000809836164785</text:p>
          </table:table-cell>
          <table:table-cell table:formula="of:=0.5*[.FF12]*(([.FF6]-[.FE6])/([.FF1]-[.FE1]))^2" office:value-type="float" office:value="0.00979378661496645" calcext:value-type="float">
            <text:p>0.009793786614966</text:p>
          </table:table-cell>
          <table:table-cell table:formula="of:=0.5*[.FG12]*(([.FG6]-[.FF6])/([.FG1]-[.FF1]))^2" office:value-type="float" office:value="0.0182903381201657" calcext:value-type="float">
            <text:p>0.018290338120166</text:p>
          </table:table-cell>
          <table:table-cell table:formula="of:=0.5*[.FH12]*(([.FH6]-[.FG6])/([.FH1]-[.FG1]))^2" office:value-type="float" office:value="0.00551818502120205" calcext:value-type="float">
            <text:p>0.005518185021202</text:p>
          </table:table-cell>
          <table:table-cell table:formula="of:=0.5*[.FI12]*(([.FI6]-[.FH6])/([.FI1]-[.FH1]))^2" office:value-type="float" office:value="0.000226056102816355" calcext:value-type="float">
            <text:p>0.000226056102816</text:p>
          </table:table-cell>
          <table:table-cell table:formula="of:=0.5*[.FJ12]*(([.FJ6]-[.FI6])/([.FJ1]-[.FI1]))^2" office:value-type="float" office:value="0.00108040343235641" calcext:value-type="float">
            <text:p>0.001080403432356</text:p>
          </table:table-cell>
          <table:table-cell table:formula="of:=0.5*[.FK12]*(([.FK6]-[.FJ6])/([.FK1]-[.FJ1]))^2" office:value-type="float" office:value="0.00282953245059071" calcext:value-type="float">
            <text:p>0.002829532450591</text:p>
          </table:table-cell>
          <table:table-cell table:formula="of:=0.5*[.FL12]*(([.FL6]-[.FK6])/([.FL1]-[.FK1]))^2" office:value-type="float" office:value="0.000012459671133271" calcext:value-type="float">
            <text:p>1.2459671133271E-05</text:p>
          </table:table-cell>
          <table:table-cell table:formula="of:=0.5*[.FM12]*(([.FM6]-[.FL6])/([.FM1]-[.FL1]))^2" office:value-type="float" office:value="0.0111855248411585" calcext:value-type="float">
            <text:p>0.011185524841159</text:p>
          </table:table-cell>
          <table:table-cell table:formula="of:=0.5*[.FN12]*(([.FN6]-[.FM6])/([.FN1]-[.FM1]))^2" office:value-type="float" office:value="0.0613905909141614" calcext:value-type="float">
            <text:p>0.061390590914161</text:p>
          </table:table-cell>
          <table:table-cell table:formula="of:=0.5*[.FO12]*(([.FO6]-[.FN6])/([.FO1]-[.FN1]))^2" office:value-type="float" office:value="0.00290258882382827" calcext:value-type="float">
            <text:p>0.002902588823828</text:p>
          </table:table-cell>
          <table:table-cell table:formula="of:=0.5*[.FP12]*(([.FP6]-[.FO6])/([.FP1]-[.FO1]))^2" office:value-type="float" office:value="0.0929889224591792" calcext:value-type="float">
            <text:p>0.092988922459179</text:p>
          </table:table-cell>
          <table:table-cell table:formula="of:=0.5*[.FQ12]*(([.FQ6]-[.FP6])/([.FQ1]-[.FP1]))^2" office:value-type="float" office:value="0.00482805762321654" calcext:value-type="float">
            <text:p>0.004828057623217</text:p>
          </table:table-cell>
          <table:table-cell table:formula="of:=0.5*[.FR12]*(([.FR6]-[.FQ6])/([.FR1]-[.FQ1]))^2" office:value-type="float" office:value="0.00160464055587839" calcext:value-type="float">
            <text:p>0.001604640555878</text:p>
          </table:table-cell>
          <table:table-cell table:formula="of:=0.5*[.FS12]*(([.FS6]-[.FR6])/([.FS1]-[.FR1]))^2" office:value-type="float" office:value="0.00932798896407333" calcext:value-type="float">
            <text:p>0.009327988964073</text:p>
          </table:table-cell>
          <table:table-cell table:formula="of:=0.5*[.FT12]*(([.FT6]-[.FS6])/([.FT1]-[.FS1]))^2" office:value-type="float" office:value="0.0353762362160604" calcext:value-type="float">
            <text:p>0.035376236216061</text:p>
          </table:table-cell>
          <table:table-cell table:formula="of:=0.5*[.FU12]*(([.FU6]-[.FT6])/([.FU1]-[.FT1]))^2" office:value-type="float" office:value="0.002921710212878" calcext:value-type="float">
            <text:p>0.002921710212878</text:p>
          </table:table-cell>
          <table:table-cell table:formula="of:=0.5*[.FV12]*(([.FV6]-[.FU6])/([.FV1]-[.FU1]))^2" office:value-type="float" office:value="0.0000971659862143968" calcext:value-type="float">
            <text:p>9.71659862143968E-05</text:p>
          </table:table-cell>
          <table:table-cell table:formula="of:=0.5*[.FW12]*(([.FW6]-[.FV6])/([.FW1]-[.FV1]))^2" office:value-type="float" office:value="0.000901468421469327" calcext:value-type="float">
            <text:p>0.000901468421469</text:p>
          </table:table-cell>
          <table:table-cell table:formula="of:=0.5*[.FX12]*(([.FX6]-[.FW6])/([.FX1]-[.FW1]))^2" office:value-type="float" office:value="0.0000241674528232643" calcext:value-type="float">
            <text:p>2.41674528232643E-05</text:p>
          </table:table-cell>
          <table:table-cell table:formula="of:=0.5*[.FY12]*(([.FY6]-[.FX6])/([.FY1]-[.FX1]))^2" office:value-type="float" office:value="0.000211257602929642" calcext:value-type="float">
            <text:p>0.00021125760293</text:p>
          </table:table-cell>
          <table:table-cell table:formula="of:=0.5*[.FZ12]*(([.FZ6]-[.FY6])/([.FZ1]-[.FY1]))^2" office:value-type="float" office:value="0.00441320762466636" calcext:value-type="float">
            <text:p>0.004413207624666</text:p>
          </table:table-cell>
          <table:table-cell table:formula="of:=0.5*[.GA12]*(([.GA6]-[.FZ6])/([.GA1]-[.FZ1]))^2" office:value-type="float" office:value="0.0167186395901251" calcext:value-type="float">
            <text:p>0.016718639590125</text:p>
          </table:table-cell>
          <table:table-cell table:formula="of:=0.5*[.GB12]*(([.GB6]-[.GA6])/([.GB1]-[.GA1]))^2" office:value-type="float" office:value="0.00345685097319285" calcext:value-type="float">
            <text:p>0.003456850973193</text:p>
          </table:table-cell>
          <table:table-cell table:formula="of:=0.5*[.GC12]*(([.GC6]-[.GB6])/([.GC1]-[.GB1]))^2" office:value-type="float" office:value="0.0630237707418199" calcext:value-type="float">
            <text:p>0.06302377074182</text:p>
          </table:table-cell>
          <table:table-cell table:formula="of:=0.5*[.GD12]*(([.GD6]-[.GC6])/([.GD1]-[.GC1]))^2" office:value-type="float" office:value="0.00160837204337997" calcext:value-type="float">
            <text:p>0.00160837204338</text:p>
          </table:table-cell>
          <table:table-cell table:formula="of:=0.5*[.GE12]*(([.GE6]-[.GD6])/([.GE1]-[.GD1]))^2" office:value-type="float" office:value="0.0366736410194797" calcext:value-type="float">
            <text:p>0.03667364101948</text:p>
          </table:table-cell>
          <table:table-cell table:formula="of:=0.5*[.GF12]*(([.GF6]-[.GE6])/([.GF1]-[.GE1]))^2" office:value-type="float" office:value="0.00279023735334265" calcext:value-type="float">
            <text:p>0.002790237353343</text:p>
          </table:table-cell>
          <table:table-cell table:formula="of:=0.5*[.GG12]*(([.GG6]-[.GF6])/([.GG1]-[.GF1]))^2" office:value-type="float" office:value="0.00141560433668282" calcext:value-type="float">
            <text:p>0.001415604336683</text:p>
          </table:table-cell>
          <table:table-cell table:formula="of:=0.5*[.GH12]*(([.GH6]-[.GG6])/([.GH1]-[.GG1]))^2" office:value-type="float" office:value="0.00000089834109097872" calcext:value-type="float">
            <text:p>8.9834109097872E-07</text:p>
          </table:table-cell>
          <table:table-cell table:formula="of:=0.5*[.GI12]*(([.GI6]-[.GH6])/([.GI1]-[.GH1]))^2" office:value-type="float" office:value="0.000175329670050138" calcext:value-type="float">
            <text:p>0.00017532967005</text:p>
          </table:table-cell>
          <table:table-cell table:formula="of:=0.5*[.GJ12]*(([.GJ6]-[.GI6])/([.GJ1]-[.GI1]))^2" office:value-type="float" office:value="0.013460304530609" calcext:value-type="float">
            <text:p>0.013460304530609</text:p>
          </table:table-cell>
          <table:table-cell table:formula="of:=0.5*[.GK12]*(([.GK6]-[.GJ6])/([.GK1]-[.GJ1]))^2" office:value-type="float" office:value="0.00103976024494588" calcext:value-type="float">
            <text:p>0.001039760244946</text:p>
          </table:table-cell>
          <table:table-cell table:formula="of:=0.5*[.GL12]*(([.GL6]-[.GK6])/([.GL1]-[.GK1]))^2" office:value-type="float" office:value="0.000702972739273391" calcext:value-type="float">
            <text:p>0.000702972739273</text:p>
          </table:table-cell>
          <table:table-cell table:formula="of:=0.5*[.GM12]*(([.GM6]-[.GL6])/([.GM1]-[.GL1]))^2" office:value-type="float" office:value="0.0000949215254552971" calcext:value-type="float">
            <text:p>9.49215254552971E-05</text:p>
          </table:table-cell>
          <table:table-cell table:formula="of:=0.5*[.GN12]*(([.GN6]-[.GM6])/([.GN1]-[.GM1]))^2" office:value-type="float" office:value="0.0000132740800115731" calcext:value-type="float">
            <text:p>1.32740800115731E-05</text:p>
          </table:table-cell>
          <table:table-cell table:formula="of:=0.5*[.GO12]*(([.GO6]-[.GN6])/([.GO1]-[.GN1]))^2" office:value-type="float" office:value="0.000750401379750816" calcext:value-type="float">
            <text:p>0.000750401379751</text:p>
          </table:table-cell>
          <table:table-cell table:formula="of:=0.5*[.GP12]*(([.GP6]-[.GO6])/([.GP1]-[.GO1]))^2" office:value-type="float" office:value="0.0000249056479023783" calcext:value-type="float">
            <text:p>2.49056479023783E-05</text:p>
          </table:table-cell>
          <table:table-cell table:formula="of:=0.5*[.GQ12]*(([.GQ6]-[.GP6])/([.GQ1]-[.GP1]))^2" office:value-type="float" office:value="0.0485582399566331" calcext:value-type="float">
            <text:p>0.048558239956633</text:p>
          </table:table-cell>
          <table:table-cell table:formula="of:=0.5*[.GR12]*(([.GR6]-[.GQ6])/([.GR1]-[.GQ1]))^2" office:value-type="float" office:value="0.0000493454987109992" calcext:value-type="float">
            <text:p>4.93454987109992E-05</text:p>
          </table:table-cell>
          <table:table-cell table:formula="of:=0.5*[.GS12]*(([.GS6]-[.GR6])/([.GS1]-[.GR1]))^2" office:value-type="float" office:value="0.000138120034494225" calcext:value-type="float">
            <text:p>0.000138120034494</text:p>
          </table:table-cell>
          <table:table-cell table:formula="of:=0.5*[.GT12]*(([.GT6]-[.GS6])/([.GT1]-[.GS1]))^2" office:value-type="float" office:value="0.014798613739263" calcext:value-type="float">
            <text:p>0.014798613739263</text:p>
          </table:table-cell>
          <table:table-cell table:formula="of:=0.5*[.GU12]*(([.GU6]-[.GT6])/([.GU1]-[.GT1]))^2" office:value-type="float" office:value="0.0398529512811282" calcext:value-type="float">
            <text:p>0.039852951281128</text:p>
          </table:table-cell>
          <table:table-cell table:formula="of:=0.5*[.GV12]*(([.GV6]-[.GU6])/([.GV1]-[.GU1]))^2" office:value-type="float" office:value="0.0173640127987191" calcext:value-type="float">
            <text:p>0.017364012798719</text:p>
          </table:table-cell>
          <table:table-cell table:formula="of:=0.5*[.GW12]*(([.GW6]-[.GV6])/([.GW1]-[.GV1]))^2" office:value-type="float" office:value="0.00154547461577656" calcext:value-type="float">
            <text:p>0.001545474615777</text:p>
          </table:table-cell>
          <table:table-cell table:formula="of:=0.5*[.GX12]*(([.GX6]-[.GW6])/([.GX1]-[.GW1]))^2" office:value-type="float" office:value="0.000655882418038102" calcext:value-type="float">
            <text:p>0.000655882418038</text:p>
          </table:table-cell>
          <table:table-cell table:formula="of:=0.5*[.GY12]*(([.GY6]-[.GX6])/([.GY1]-[.GX1]))^2" office:value-type="float" office:value="0.000396951049342636" calcext:value-type="float">
            <text:p>0.000396951049343</text:p>
          </table:table-cell>
          <table:table-cell table:formula="of:=0.5*[.GZ12]*(([.GZ6]-[.GY6])/([.GZ1]-[.GY1]))^2" office:value-type="float" office:value="0.00145576474935354" calcext:value-type="float">
            <text:p>0.001455764749354</text:p>
          </table:table-cell>
          <table:table-cell table:formula="of:=0.5*[.HA12]*(([.HA6]-[.GZ6])/([.HA1]-[.GZ1]))^2" office:value-type="float" office:value="0.00000896964181960695" calcext:value-type="float">
            <text:p>8.96964181960695E-06</text:p>
          </table:table-cell>
          <table:table-cell table:formula="of:=0.5*[.HB12]*(([.HB6]-[.HA6])/([.HB1]-[.HA1]))^2" office:value-type="float" office:value="0.00215916163251432" calcext:value-type="float">
            <text:p>0.002159161632514</text:p>
          </table:table-cell>
          <table:table-cell table:formula="of:=0.5*[.HC12]*(([.HC6]-[.HB6])/([.HC1]-[.HB1]))^2" office:value-type="float" office:value="0.0143619851263914" calcext:value-type="float">
            <text:p>0.014361985126392</text:p>
          </table:table-cell>
          <table:table-cell table:formula="of:=0.5*[.HD12]*(([.HD6]-[.HC6])/([.HD1]-[.HC1]))^2" office:value-type="float" office:value="0.00207116444357416" calcext:value-type="float">
            <text:p>0.002071164443574</text:p>
          </table:table-cell>
          <table:table-cell table:formula="of:=0.5*[.HE12]*(([.HE6]-[.HD6])/([.HE1]-[.HD1]))^2" office:value-type="float" office:value="0.00468403590712151" calcext:value-type="float">
            <text:p>0.004684035907122</text:p>
          </table:table-cell>
          <table:table-cell table:formula="of:=0.5*[.HF12]*(([.HF6]-[.HE6])/([.HF1]-[.HE1]))^2" office:value-type="float" office:value="0.0185396491155829" calcext:value-type="float">
            <text:p>0.018539649115583</text:p>
          </table:table-cell>
          <table:table-cell table:formula="of:=0.5*[.HG12]*(([.HG6]-[.HF6])/([.HG1]-[.HF1]))^2" office:value-type="float" office:value="0.0248181585177976" calcext:value-type="float">
            <text:p>0.024818158517798</text:p>
          </table:table-cell>
          <table:table-cell table:formula="of:=0.5*[.HH12]*(([.HH6]-[.HG6])/([.HH1]-[.HG1]))^2" office:value-type="float" office:value="0.000273855213956835" calcext:value-type="float">
            <text:p>0.000273855213957</text:p>
          </table:table-cell>
          <table:table-cell table:formula="of:=0.5*[.HI12]*(([.HI6]-[.HH6])/([.HI1]-[.HH1]))^2" office:value-type="float" office:value="0.000222791179208402" calcext:value-type="float">
            <text:p>0.000222791179208</text:p>
          </table:table-cell>
          <table:table-cell table:formula="of:=0.5*[.HJ12]*(([.HJ6]-[.HI6])/([.HJ1]-[.HI1]))^2" office:value-type="float" office:value="0.0000508782452493464" calcext:value-type="float">
            <text:p>5.08782452493464E-05</text:p>
          </table:table-cell>
          <table:table-cell table:formula="of:=0.5*[.HK12]*(([.HK6]-[.HJ6])/([.HK1]-[.HJ1]))^2" office:value-type="float" office:value="0.000190350767197845" calcext:value-type="float">
            <text:p>0.000190350767198</text:p>
          </table:table-cell>
          <table:table-cell table:formula="of:=0.5*[.HL12]*(([.HL6]-[.HK6])/([.HL1]-[.HK1]))^2" office:value-type="float" office:value="0.000044118913238157" calcext:value-type="float">
            <text:p>4.4118913238157E-05</text:p>
          </table:table-cell>
          <table:table-cell table:formula="of:=0.5*[.HM12]*(([.HM6]-[.HL6])/([.HM1]-[.HL1]))^2" office:value-type="float" office:value="0.00000685517962511966" calcext:value-type="float">
            <text:p>6.85517962511966E-06</text:p>
          </table:table-cell>
          <table:table-cell table:formula="of:=0.5*[.HN12]*(([.HN6]-[.HM6])/([.HN1]-[.HM1]))^2" office:value-type="float" office:value="0.0000373164502544915" calcext:value-type="float">
            <text:p>3.73164502544915E-05</text:p>
          </table:table-cell>
          <table:table-cell table:formula="of:=0.5*[.HO12]*(([.HO6]-[.HN6])/([.HO1]-[.HN1]))^2" office:value-type="float" office:value="0.000000510687398260857" calcext:value-type="float">
            <text:p>5.10687398260857E-07</text:p>
          </table:table-cell>
          <table:table-cell table:formula="of:=0.5*[.HP12]*(([.HP6]-[.HO6])/([.HP1]-[.HO1]))^2" office:value-type="float" office:value="0.00000677229080380612" calcext:value-type="float">
            <text:p>6.77229080380612E-06</text:p>
          </table:table-cell>
          <table:table-cell table:formula="of:=0.5*[.HQ12]*(([.HQ6]-[.HP6])/([.HQ1]-[.HP1]))^2" office:value-type="float" office:value="0.00000230907880664253" calcext:value-type="float">
            <text:p>2.30907880664253E-06</text:p>
          </table:table-cell>
          <table:table-cell table:formula="of:=0.5*[.HR12]*(([.HR6]-[.HQ6])/([.HR1]-[.HQ1]))^2" office:value-type="float" office:value="0.0000000242171097268702" calcext:value-type="float">
            <text:p>2.42171097268702E-08</text:p>
          </table:table-cell>
          <table:table-cell table:formula="of:=0.5*[.HS12]*(([.HS6]-[.HR6])/([.HS1]-[.HR1]))^2" office:value-type="float" office:value="0.0000219850851550711" calcext:value-type="float">
            <text:p>2.19850851550711E-05</text:p>
          </table:table-cell>
          <table:table-cell table:formula="of:=0.5*[.HT12]*(([.HT6]-[.HS6])/([.HT1]-[.HS1]))^2" office:value-type="float" office:value="0.00000309032512226423" calcext:value-type="float">
            <text:p>3.09032512226423E-06</text:p>
          </table:table-cell>
          <table:table-cell table:formula="of:=0.5*[.HU12]*(([.HU6]-[.HT6])/([.HU1]-[.HT1]))^2" office:value-type="float" office:value="0.0000000202539261462679" calcext:value-type="float">
            <text:p>2.02539261462679E-08</text:p>
          </table:table-cell>
          <table:table-cell table:formula="of:=0.5*[.HV12]*(([.HV6]-[.HU6])/([.HV1]-[.HU1]))^2" office:value-type="float" office:value="0.000000124222494940334" calcext:value-type="float">
            <text:p>1.24222494940334E-07</text:p>
          </table:table-cell>
          <table:table-cell table:formula="of:=0.5*[.HW12]*(([.HW6]-[.HV6])/([.HW1]-[.HV1]))^2" office:value-type="float" office:value="0.00000000277878859421913" calcext:value-type="float">
            <text:p>2.77878859421913E-09</text:p>
          </table:table-cell>
          <table:table-cell table:formula="of:=0.5*[.HX12]*(([.HX6]-[.HW6])/([.HX1]-[.HW1]))^2" office:value-type="float" office:value="0.000000124266349989111" calcext:value-type="float">
            <text:p>1.24266349989111E-07</text:p>
          </table:table-cell>
          <table:table-cell table:formula="of:=0.5*[.HY12]*(([.HY6]-[.HX6])/([.HY1]-[.HX1]))^2" office:value-type="float" office:value="0.0000000202561229603026" calcext:value-type="float">
            <text:p>2.02561229603026E-08</text:p>
          </table:table-cell>
          <table:table-cell table:formula="of:=0.5*[.HZ12]*(([.HZ6]-[.HY6])/([.HZ1]-[.HY1]))^2" office:value-type="float" office:value="0.0000000372268477322156" calcext:value-type="float">
            <text:p>3.72268477322156E-08</text:p>
          </table:table-cell>
          <table:table-cell table:formula="of:=0.5*[.IA12]*(([.IA6]-[.HZ6])/([.IA1]-[.HZ1]))^2" office:value-type="float" office:value="0.000000132287701409291" calcext:value-type="float">
            <text:p>1.32287701409291E-07</text:p>
          </table:table-cell>
          <table:table-cell table:formula="of:=0.5*[.IB12]*(([.IB6]-[.IA6])/([.IB1]-[.IA1]))^2" office:value-type="float" office:value="0.00000151378537822877" calcext:value-type="float">
            <text:p>1.51378537822877E-06</text:p>
          </table:table-cell>
          <table:table-cell table:formula="of:=0.5*[.IC12]*(([.IC6]-[.IB6])/([.IC1]-[.IB1]))^2" office:value-type="float" office:value="0.00000174275289220839" calcext:value-type="float">
            <text:p>1.74275289220839E-06</text:p>
          </table:table-cell>
          <table:table-cell table:formula="of:=0.5*[.ID12]*(([.ID6]-[.IC6])/([.ID1]-[.IC1]))^2" office:value-type="float" office:value="0.00000946760937492324" calcext:value-type="float">
            <text:p>9.46760937492324E-06</text:p>
          </table:table-cell>
          <table:table-cell table:formula="of:=0.5*[.IE12]*(([.IE6]-[.ID6])/([.IE1]-[.ID1]))^2" office:value-type="float" office:value="0.00000668237901952485" calcext:value-type="float">
            <text:p>6.68237901952485E-06</text:p>
          </table:table-cell>
          <table:table-cell table:formula="of:=0.5*[.IF12]*(([.IF6]-[.IE6])/([.IF1]-[.IE1]))^2" office:value-type="float" office:value="0.0000000474639505802381" calcext:value-type="float">
            <text:p>4.74639505802381E-08</text:p>
          </table:table-cell>
          <table:table-cell table:formula="of:=0.5*[.IG12]*(([.IG6]-[.IF6])/([.IG1]-[.IF1]))^2" office:value-type="float" office:value="0.000000272465346794939" calcext:value-type="float">
            <text:p>2.72465346794939E-07</text:p>
          </table:table-cell>
          <table:table-cell table:formula="of:=0.5*[.IH12]*(([.IH6]-[.IG6])/([.IH1]-[.IG1]))^2" office:value-type="float" office:value="0.00000000304910624394262" calcext:value-type="float">
            <text:p>3.04910624394262E-09</text:p>
          </table:table-cell>
          <table:table-cell table:formula="of:=0.5*[.II12]*(([.II6]-[.IH6])/([.II1]-[.IH1]))^2" office:value-type="float" office:value="0.00000000237892950075106" calcext:value-type="float">
            <text:p>2.37892950075106E-09</text:p>
          </table:table-cell>
          <table:table-cell table:formula="of:=0.5*[.IJ12]*(([.IJ6]-[.II6])/([.IJ1]-[.II1]))^2" office:value-type="float" office:value="0.000000192746599920515" calcext:value-type="float">
            <text:p>1.92746599920515E-07</text:p>
          </table:table-cell>
          <table:table-cell table:formula="of:=0.5*[.IK12]*(([.IK6]-[.IJ6])/([.IK1]-[.IJ1]))^2" office:value-type="float" office:value="0.000000125788503846675" calcext:value-type="float">
            <text:p>1.25788503846675E-07</text:p>
          </table:table-cell>
          <table:table-cell table:formula="of:=0.5*[.IL12]*(([.IL6]-[.IK6])/([.IL1]-[.IK1]))^2" office:value-type="float" office:value="0.000000134961658879279" calcext:value-type="float">
            <text:p>1.34961658879279E-07</text:p>
          </table:table-cell>
          <table:table-cell table:formula="of:=0.5*[.IM12]*(([.IM6]-[.IL6])/([.IM1]-[.IL1]))^2" office:value-type="float" office:value="0.0000186338309980196" calcext:value-type="float">
            <text:p>1.86338309980196E-05</text:p>
          </table:table-cell>
          <table:table-cell table:formula="of:=0.5*[.IN12]*(([.IN6]-[.IM6])/([.IN1]-[.IM1]))^2" office:value-type="float" office:value="0.0000322010479284682" calcext:value-type="float">
            <text:p>3.22010479284682E-05</text:p>
          </table:table-cell>
          <table:table-cell table:formula="of:=0.5*[.IO12]*(([.IO6]-[.IN6])/([.IO1]-[.IN1]))^2" office:value-type="float" office:value="0.00000146998284337628" calcext:value-type="float">
            <text:p>1.46998284337628E-06</text:p>
          </table:table-cell>
          <table:table-cell table:formula="of:=0.5*[.IP12]*(([.IP6]-[.IO6])/([.IP1]-[.IO1]))^2" office:value-type="float" office:value="0.00000000139339971760727" calcext:value-type="float">
            <text:p>1.39339971760727E-09</text:p>
          </table:table-cell>
          <table:table-cell table:formula="of:=0.5*[.IQ12]*(([.IQ6]-[.IP6])/([.IQ1]-[.IP1]))^2" office:value-type="float" office:value="0.000000411598711885315" calcext:value-type="float">
            <text:p>4.11598711885315E-07</text:p>
          </table:table-cell>
          <table:table-cell table:formula="of:=0.5*[.IR12]*(([.IR6]-[.IQ6])/([.IR1]-[.IQ1]))^2" office:value-type="float" office:value="0.000000249280619730129" calcext:value-type="float">
            <text:p>2.49280619730129E-07</text:p>
          </table:table-cell>
          <table:table-cell table:formula="of:=0.5*[.IS12]*(([.IS6]-[.IR6])/([.IS1]-[.IR1]))^2" office:value-type="float" office:value="0.000000389806840162651" calcext:value-type="float">
            <text:p>3.89806840162651E-07</text:p>
          </table:table-cell>
          <table:table-cell table:formula="of:=0.5*[.IT12]*(([.IT6]-[.IS6])/([.IT1]-[.IS1]))^2" office:value-type="float" office:value="0.0000159034206323616" calcext:value-type="float">
            <text:p>1.59034206323616E-05</text:p>
          </table:table-cell>
          <table:table-cell table:formula="of:=0.5*[.IU12]*(([.IU6]-[.IT6])/([.IU1]-[.IT1]))^2" office:value-type="float" office:value="0.000032617547894132" calcext:value-type="float">
            <text:p>3.2617547894132E-05</text:p>
          </table:table-cell>
          <table:table-cell table:formula="of:=0.5*[.IV12]*(([.IV6]-[.IU6])/([.IV1]-[.IU1]))^2" office:value-type="float" office:value="0.00000103790987821898" calcext:value-type="float">
            <text:p>1.03790987821898E-06</text:p>
          </table:table-cell>
          <table:table-cell table:formula="of:=0.5*[.IW12]*(([.IW6]-[.IV6])/([.IW1]-[.IV1]))^2" office:value-type="float" office:value="0.0000000102005372283417" calcext:value-type="float">
            <text:p>1.02005372283417E-08</text:p>
          </table:table-cell>
          <table:table-cell table:formula="of:=0.5*[.IX12]*(([.IX6]-[.IW6])/([.IX1]-[.IW1]))^2" office:value-type="float" office:value="0.000000180786946909129" calcext:value-type="float">
            <text:p>1.80786946909129E-07</text:p>
          </table:table-cell>
          <table:table-cell table:formula="of:=0.5*[.IY12]*(([.IY6]-[.IX6])/([.IY1]-[.IX1]))^2" office:value-type="float" office:value="0.0000000925867659180217" calcext:value-type="float">
            <text:p>9.25867659180217E-08</text:p>
          </table:table-cell>
          <table:table-cell table:formula="of:=0.5*[.IZ12]*(([.IZ6]-[.IY6])/([.IZ1]-[.IY1]))^2" office:value-type="float" office:value="0.00000000000781878021409374" calcext:value-type="float">
            <text:p>7.81878021409374E-12</text:p>
          </table:table-cell>
          <table:table-cell table:formula="of:=0.5*[.JA12]*(([.JA6]-[.IZ6])/([.JA1]-[.IZ1]))^2" office:value-type="float" office:value="0.0000000110524850762173" calcext:value-type="float">
            <text:p>1.10524850762173E-08</text:p>
          </table:table-cell>
          <table:table-cell table:formula="of:=0.5*[.JB12]*(([.JB6]-[.JA6])/([.JB1]-[.JA1]))^2" office:value-type="float" office:value="0.0000000394296144354117" calcext:value-type="float">
            <text:p>3.94296144354117E-08</text:p>
          </table:table-cell>
          <table:table-cell table:formula="of:=0.5*[.JC12]*(([.JC6]-[.JB6])/([.JC1]-[.JB1]))^2" office:value-type="float" office:value="0.00000004720022126014" calcext:value-type="float">
            <text:p>4.720022126014E-08</text:p>
          </table:table-cell>
          <table:table-cell table:formula="of:=0.5*[.JD12]*(([.JD6]-[.JC6])/([.JD1]-[.JC1]))^2" office:value-type="float" office:value="0.000000232815756494116" calcext:value-type="float">
            <text:p>2.32815756494116E-07</text:p>
          </table:table-cell>
          <table:table-cell table:formula="of:=0.5*[.JE12]*(([.JE6]-[.JD6])/([.JE1]-[.JD1]))^2" office:value-type="float" office:value="0.000000174515681996107" calcext:value-type="float">
            <text:p>1.74515681996107E-07</text:p>
          </table:table-cell>
          <table:table-cell table:formula="of:=0.5*[.JF12]*(([.JF6]-[.JE6])/([.JF1]-[.JE1]))^2" office:value-type="float" office:value="0.00000604571651932211" calcext:value-type="float">
            <text:p>6.04571651932211E-06</text:p>
          </table:table-cell>
          <table:table-cell table:formula="of:=0.5*[.JG12]*(([.JG6]-[.JF6])/([.JG1]-[.JF1]))^2" office:value-type="float" office:value="0.0000263529210567542" calcext:value-type="float">
            <text:p>2.63529210567542E-05</text:p>
          </table:table-cell>
          <table:table-cell table:formula="of:=0.5*[.JH12]*(([.JH6]-[.JG6])/([.JH1]-[.JG1]))^2" office:value-type="float" office:value="0.000000133050591305573" calcext:value-type="float">
            <text:p>1.33050591305573E-07</text:p>
          </table:table-cell>
          <table:table-cell table:formula="of:=0.5*[.JI12]*(([.JI6]-[.JH6])/([.JI1]-[.JH1]))^2" office:value-type="float" office:value="0.00000012340947674948" calcext:value-type="float">
            <text:p>1.2340947674948E-07</text:p>
          </table:table-cell>
          <table:table-cell table:formula="of:=0.5*[.JJ12]*(([.JJ6]-[.JI6])/([.JJ1]-[.JI1]))^2" office:value-type="float" office:value="0.0000000207319034311971" calcext:value-type="float">
            <text:p>2.07319034311971E-08</text:p>
          </table:table-cell>
          <table:table-cell table:formula="of:=0.5*[.JK12]*(([.JK6]-[.JJ6])/([.JK1]-[.JJ1]))^2" office:value-type="float" office:value="0.000000257491145847557" calcext:value-type="float">
            <text:p>2.57491145847557E-07</text:p>
          </table:table-cell>
          <table:table-cell table:formula="of:=0.5*[.JL12]*(([.JL6]-[.JK6])/([.JL1]-[.JK1]))^2" office:value-type="float" office:value="0.000000516794939080951" calcext:value-type="float">
            <text:p>5.16794939080951E-07</text:p>
          </table:table-cell>
          <table:table-cell table:formula="of:=0.5*[.JM12]*(([.JM6]-[.JL6])/([.JM1]-[.JL1]))^2" office:value-type="float" office:value="0.000000159029828325382" calcext:value-type="float">
            <text:p>1.59029828325382E-07</text:p>
          </table:table-cell>
          <table:table-cell table:formula="of:=0.5*[.JN12]*(([.JN6]-[.JM6])/([.JN1]-[.JM1]))^2" office:value-type="float" office:value="0.0000208862278919637" calcext:value-type="float">
            <text:p>2.08862278919637E-05</text:p>
          </table:table-cell>
          <table:table-cell table:formula="of:=0.5*[.JO12]*(([.JO6]-[.JN6])/([.JO1]-[.JN1]))^2" office:value-type="float" office:value="0.00000689387174358358" calcext:value-type="float">
            <text:p>6.89387174358358E-06</text:p>
          </table:table-cell>
          <table:table-cell table:formula="of:=0.5*[.JP12]*(([.JP6]-[.JO6])/([.JP1]-[.JO1]))^2" office:value-type="float" office:value="0.000000167061196518506" calcext:value-type="float">
            <text:p>1.67061196518506E-07</text:p>
          </table:table-cell>
          <table:table-cell table:formula="of:=0.5*[.JQ12]*(([.JQ6]-[.JP6])/([.JQ1]-[.JP1]))^2" office:value-type="float" office:value="0.000000179631417429277" calcext:value-type="float">
            <text:p>1.79631417429277E-07</text:p>
          </table:table-cell>
          <table:table-cell table:formula="of:=0.5*[.JR12]*(([.JR6]-[.JQ6])/([.JR1]-[.JQ1]))^2" office:value-type="float" office:value="0.000000000537672865974671" calcext:value-type="float">
            <text:p>5.37672865974671E-10</text:p>
          </table:table-cell>
          <table:table-cell table:formula="of:=0.5*[.JS12]*(([.JS6]-[.JR6])/([.JS1]-[.JR1]))^2" office:value-type="float" office:value="0.000000173155586582987" calcext:value-type="float">
            <text:p>1.73155586582987E-07</text:p>
          </table:table-cell>
          <table:table-cell table:formula="of:=0.5*[.JT12]*(([.JT6]-[.JS6])/([.JT1]-[.JS1]))^2" office:value-type="float" office:value="0.00000013463907286835" calcext:value-type="float">
            <text:p>1.3463907286835E-07</text:p>
          </table:table-cell>
          <table:table-cell table:formula="of:=0.5*[.JU12]*(([.JU6]-[.JT6])/([.JU1]-[.JT1]))^2" office:value-type="float" office:value="0.00000000361693300926622" calcext:value-type="float">
            <text:p>3.61693300926622E-09</text:p>
          </table:table-cell>
          <table:table-cell table:formula="of:=0.5*[.JV12]*(([.JV6]-[.JU6])/([.JV1]-[.JU1]))^2" office:value-type="float" office:value="0.0000000389789157548456" calcext:value-type="float">
            <text:p>3.89789157548456E-08</text:p>
          </table:table-cell>
          <table:table-cell table:formula="of:=0.5*[.JW12]*(([.JW6]-[.JV6])/([.JW1]-[.JV1]))^2" office:value-type="float" office:value="0.00000000430685906992772" calcext:value-type="float">
            <text:p>4.30685906992772E-09</text:p>
          </table:table-cell>
          <table:table-cell table:formula="of:=0.5*[.JX12]*(([.JX6]-[.JW6])/([.JX1]-[.JW1]))^2" office:value-type="float" office:value="0.0000000398970483451342" calcext:value-type="float">
            <text:p>3.98970483451342E-08</text:p>
          </table:table-cell>
          <table:table-cell table:formula="of:=0.5*[.JY12]*(([.JY6]-[.JX6])/([.JY1]-[.JX1]))^2" office:value-type="float" office:value="0.00000124227490230134" calcext:value-type="float">
            <text:p>1.24227490230134E-06</text:p>
          </table:table-cell>
          <table:table-cell table:formula="of:=0.5*[.JZ12]*(([.JZ6]-[.JY6])/([.JZ1]-[.JY1]))^2" office:value-type="float" office:value="0.000000139345586645819" calcext:value-type="float">
            <text:p>1.39345586645819E-07</text:p>
          </table:table-cell>
          <table:table-cell table:formula="of:=0.5*[.KA12]*(([.KA6]-[.JZ6])/([.KA1]-[.JZ1]))^2" office:value-type="float" office:value="0.000000102593841018742" calcext:value-type="float">
            <text:p>1.02593841018742E-07</text:p>
          </table:table-cell>
          <table:table-cell table:formula="of:=0.5*[.KB12]*(([.KB6]-[.KA6])/([.KB1]-[.KA1]))^2" office:value-type="float" office:value="0.0000213020039634266" calcext:value-type="float">
            <text:p>2.13020039634266E-05</text:p>
          </table:table-cell>
          <table:table-cell table:formula="of:=0.5*[.KC12]*(([.KC6]-[.KB6])/([.KC1]-[.KB1]))^2" office:value-type="float" office:value="0.0000162176337922079" calcext:value-type="float">
            <text:p>1.62176337922079E-05</text:p>
          </table:table-cell>
          <table:table-cell table:formula="of:=0.5*[.KD12]*(([.KD6]-[.KC6])/([.KD1]-[.KC1]))^2" office:value-type="float" office:value="0.0000000861487970682238" calcext:value-type="float">
            <text:p>8.61487970682238E-08</text:p>
          </table:table-cell>
          <table:table-cell table:formula="of:=0.5*[.KE12]*(([.KE6]-[.KD6])/([.KE1]-[.KD1]))^2" office:value-type="float" office:value="0.000024656791322014" calcext:value-type="float">
            <text:p>2.4656791322014E-05</text:p>
          </table:table-cell>
          <table:table-cell table:formula="of:=0.5*[.KF12]*(([.KF6]-[.KE6])/([.KF1]-[.KE1]))^2" office:value-type="float" office:value="0.00000450871686157944" calcext:value-type="float">
            <text:p>4.50871686157944E-06</text:p>
          </table:table-cell>
          <table:table-cell table:formula="of:=0.5*[.KG12]*(([.KG6]-[.KF6])/([.KG1]-[.KF1]))^2" office:value-type="float" office:value="0.00000017227936901692" calcext:value-type="float">
            <text:p>1.7227936901692E-07</text:p>
          </table:table-cell>
          <table:table-cell table:formula="of:=0.5*[.KH12]*(([.KH6]-[.KG6])/([.KH1]-[.KG1]))^2" office:value-type="float" office:value="0.00000134882400629544" calcext:value-type="float">
            <text:p>1.34882400629544E-06</text:p>
          </table:table-cell>
          <table:table-cell table:formula="of:=0.5*[.KI12]*(([.KI6]-[.KH6])/([.KI1]-[.KH1]))^2" office:value-type="float" office:value="0.000000470553869737272" calcext:value-type="float">
            <text:p>4.70553869737272E-07</text:p>
          </table:table-cell>
          <table:table-cell table:formula="of:=0.5*[.KJ12]*(([.KJ6]-[.KI6])/([.KJ1]-[.KI1]))^2" office:value-type="float" office:value="0.000302256915694165" calcext:value-type="float">
            <text:p>0.000302256915694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KI13])" office:value-type="float" office:value="4.56972383691695" calcext:value-type="float">
            <text:p>4.5697238369169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KI14])" office:value-type="float" office:value="1.53498018343576" calcext:value-type="float">
            <text:p>1.5349801834357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10470402035271" calcext:value-type="float">
            <text:p>6.10470402035271</text:p>
          </table:table-cell>
          <table:table-cell table:formula="of:=[.B17]+[.C9]" office:value-type="float" office:value="13.8148192541634" calcext:value-type="float">
            <text:p>13.8148192541634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3:10.69231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3:21.341643393</dc:date>
    <meta:editing-duration>PT4M23S</meta:editing-duration>
    <meta:editing-cycles>3</meta:editing-cycles>
    <meta:generator>LibreOffice/6.4.7.2$Linux_X86_64 LibreOffice_project/40$Build-2</meta:generator>
    <meta:document-statistic meta:table-count="1" meta:cell-count="4900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legend chart:legend-position="end" svg:x="12.725cm" svg:y="3.952cm" style:legend-expansion="high" chart:style-name="ch2"/>
        <chart:plot-area chart:style-name="ch3" table:cell-range-address="flatDgait3.B1:flatDgait3.KI1 flatDgait3.A6:flatDgait3.KI6 flatDgait3.A8:flatDgait3.KI8" chart:data-source-has-labels="both" svg:x="0.32cm" svg:y="0.18cm" svg:width="12.085cm" svg:height="8.64cm">
          <chartooo:coordinate-region svg:x="1.338cm" svg:y="0.38cm" svg:width="10.88cm" svg:height="8.241cm"/>
          <chart:axis chart:dimension="x" chart:name="primary-x" chart:style-name="ch4" chartooo:axis-type="auto">
            <chart:categories table:cell-range-address="flatDgait3.B1:flatDgait3.K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Dgait3.B6:flatDgait3.KI6" chart:label-cell-address="flatDgait3.A6:flatDgait3.A6" chart:class="chart:scatter">
            <chart:domain table:cell-range-address="flatDgait3.B1:flatDgait3.KI1"/>
            <chart:data-point chart:repeated="294"/>
          </chart:series>
          <chart:series chart:style-name="ch7" chart:values-cell-range-address="flatDgait3.B8:flatDgait3.KI8" chart:label-cell-address="flatDgait3.A8:flatDgait3.A8" chart:class="chart:scatter">
            <chart:data-point chart:repeated="29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Dgait3.B1:flatDgait3.KI1</svg:desc>
                </draw:g>
              </table:table-cell>
              <table:table-cell office:value-type="float" office:value="0.0333552360534668">
                <text:p>0.0333552360534668</text:p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022895813">
                <text:p>0.13342022895813</text:p>
              </table:table-cell>
              <table:table-cell office:value-type="float" office:value="0.166775465011597">
                <text:p>0.166775465011597</text:p>
              </table:table-cell>
              <table:table-cell office:value-type="float" office:value="0.233485460281372">
                <text:p>0.233485460281372</text:p>
              </table:table-cell>
              <table:table-cell office:value-type="float" office:value="0.26684045791626">
                <text:p>0.26684045791626</text:p>
              </table:table-cell>
              <table:table-cell office:value-type="float" office:value="0.333550691604614">
                <text:p>0.333550691604614</text:p>
              </table:table-cell>
              <table:table-cell office:value-type="float" office:value="0.366906404495239">
                <text:p>0.366906404495239</text:p>
              </table:table-cell>
              <table:table-cell office:value-type="float" office:value="0.400262117385864">
                <text:p>0.400262117385864</text:p>
              </table:table-cell>
              <table:table-cell office:value-type="float" office:value="0.433617830276489">
                <text:p>0.433617830276489</text:p>
              </table:table-cell>
              <table:table-cell office:value-type="float" office:value="0.500329256057739">
                <text:p>0.500329256057739</text:p>
              </table:table-cell>
              <table:table-cell office:value-type="float" office:value="0.56704044342041">
                <text:p>0.56704044342041</text:p>
              </table:table-cell>
              <table:table-cell office:value-type="float" office:value="0.600396156311035">
                <text:p>0.600396156311035</text:p>
              </table:table-cell>
              <table:table-cell office:value-type="float" office:value="0.633751630783081">
                <text:p>0.633751630783081</text:p>
              </table:table-cell>
              <table:table-cell office:value-type="float" office:value="0.667107343673706">
                <text:p>0.667107343673706</text:p>
              </table:table-cell>
              <table:table-cell office:value-type="float" office:value="0.733818531036377">
                <text:p>0.733818531036377</text:p>
              </table:table-cell>
              <table:table-cell office:value-type="float" office:value="0.767174005508423">
                <text:p>0.767174005508423</text:p>
              </table:table-cell>
              <table:table-cell office:value-type="float" office:value="0.833885192871094">
                <text:p>0.833885192871094</text:p>
              </table:table-cell>
              <table:table-cell office:value-type="float" office:value="0.86724066734314">
                <text:p>0.86724066734314</text:p>
              </table:table-cell>
              <table:table-cell office:value-type="float" office:value="0.933951616287231">
                <text:p>0.933951616287231</text:p>
              </table:table-cell>
              <table:table-cell office:value-type="float" office:value="0.967307090759277">
                <text:p>0.967307090759277</text:p>
              </table:table-cell>
              <table:table-cell office:value-type="float" office:value="1.03401803970337">
                <text:p>1.03401803970337</text:p>
              </table:table-cell>
              <table:table-cell office:value-type="float" office:value="1.06737327575684">
                <text:p>1.06737327575684</text:p>
              </table:table-cell>
              <table:table-cell office:value-type="float" office:value="1.10072875022888">
                <text:p>1.10072875022888</text:p>
              </table:table-cell>
              <table:table-cell office:value-type="float" office:value="1.16743946075439">
                <text:p>1.16743946075439</text:p>
              </table:table-cell>
              <table:table-cell office:value-type="float" office:value="1.20079493522644">
                <text:p>1.20079493522644</text:p>
              </table:table-cell>
              <table:table-cell office:value-type="float" office:value="1.23414993286133">
                <text:p>1.23414993286133</text:p>
              </table:table-cell>
              <table:table-cell office:value-type="float" office:value="1.30086064338684">
                <text:p>1.30086064338684</text:p>
              </table:table-cell>
              <table:table-cell office:value-type="float" office:value="1.36757159233093">
                <text:p>1.36757159233093</text:p>
              </table:table-cell>
              <table:table-cell office:value-type="float" office:value="1.43428301811218">
                <text:p>1.43428301811218</text:p>
              </table:table-cell>
              <table:table-cell office:value-type="float" office:value="1.50099420547485">
                <text:p>1.50099420547485</text:p>
              </table:table-cell>
              <table:table-cell office:value-type="float" office:value="1.56770515441895">
                <text:p>1.56770515441895</text:p>
              </table:table-cell>
              <table:table-cell office:value-type="float" office:value="1.63441634178162">
                <text:p>1.63441634178162</text:p>
              </table:table-cell>
              <table:table-cell office:value-type="float" office:value="1.66777181625366">
                <text:p>1.66777181625366</text:p>
              </table:table-cell>
              <table:table-cell office:value-type="float" office:value="1.73448300361633">
                <text:p>1.73448300361633</text:p>
              </table:table-cell>
              <table:table-cell office:value-type="float" office:value="1.80119395256042">
                <text:p>1.80119395256042</text:p>
              </table:table-cell>
              <table:table-cell office:value-type="float" office:value="1.86790490150452">
                <text:p>1.86790490150452</text:p>
              </table:table-cell>
              <table:table-cell office:value-type="float" office:value="1.90126037597656">
                <text:p>1.90126037597656</text:p>
              </table:table-cell>
              <table:table-cell office:value-type="float" office:value="1.93461585044861">
                <text:p>1.93461585044861</text:p>
              </table:table-cell>
              <table:table-cell office:value-type="float" office:value="2.0013267993927">
                <text:p>2.0013267993927</text:p>
              </table:table-cell>
              <table:table-cell office:value-type="float" office:value="2.06803750991821">
                <text:p>2.06803750991821</text:p>
              </table:table-cell>
              <table:table-cell office:value-type="float" office:value="2.16810369491577">
                <text:p>2.16810369491577</text:p>
              </table:table-cell>
              <table:table-cell office:value-type="float" office:value="2.20145916938782">
                <text:p>2.20145916938782</text:p>
              </table:table-cell>
              <table:table-cell office:value-type="float" office:value="2.3015251159668">
                <text:p>2.3015251159668</text:p>
              </table:table-cell>
              <table:table-cell office:value-type="float" office:value="2.33488035202026">
                <text:p>2.33488035202026</text:p>
              </table:table-cell>
              <table:table-cell office:value-type="float" office:value="2.36823511123657">
                <text:p>2.36823511123657</text:p>
              </table:table-cell>
              <table:table-cell office:value-type="float" office:value="2.43494415283203">
                <text:p>2.43494415283203</text:p>
              </table:table-cell>
              <table:table-cell office:value-type="float" office:value="2.50165319442749">
                <text:p>2.50165319442749</text:p>
              </table:table-cell>
              <table:table-cell office:value-type="float" office:value="2.56836223602295">
                <text:p>2.56836223602295</text:p>
              </table:table-cell>
              <table:table-cell office:value-type="float" office:value="2.63507103919983">
                <text:p>2.63507103919983</text:p>
              </table:table-cell>
              <table:table-cell office:value-type="float" office:value="2.70177960395813">
                <text:p>2.70177960395813</text:p>
              </table:table-cell>
              <table:table-cell office:value-type="float" office:value="2.76848840713501">
                <text:p>2.76848840713501</text:p>
              </table:table-cell>
              <table:table-cell office:value-type="float" office:value="2.90190577507019">
                <text:p>2.90190577507019</text:p>
              </table:table-cell>
              <table:table-cell office:value-type="float" office:value="2.93525981903076">
                <text:p>2.93525981903076</text:p>
              </table:table-cell>
              <table:table-cell office:value-type="float" office:value="3.00196814537048">
                <text:p>3.00196814537048</text:p>
              </table:table-cell>
              <table:table-cell office:value-type="float" office:value="3.16873860359192">
                <text:p>3.16873860359192</text:p>
              </table:table-cell>
              <table:table-cell office:value-type="float" office:value="3.20209288597107">
                <text:p>3.20209288597107</text:p>
              </table:table-cell>
              <table:table-cell office:value-type="float" office:value="3.33550882339478">
                <text:p>3.33550882339478</text:p>
              </table:table-cell>
              <table:table-cell office:value-type="float" office:value="3.40221953392029">
                <text:p>3.40221953392029</text:p>
              </table:table-cell>
              <table:table-cell office:value-type="float" office:value="3.83583855628967">
                <text:p>3.83583855628967</text:p>
              </table:table-cell>
              <table:table-cell office:value-type="float" office:value="3.90254902839661">
                <text:p>3.90254902839661</text:p>
              </table:table-cell>
              <table:table-cell office:value-type="float" office:value="3.93590426445007">
                <text:p>3.93590426445007</text:p>
              </table:table-cell>
              <table:table-cell office:value-type="float" office:value="4.00261449813843">
                <text:p>4.00261449813843</text:p>
              </table:table-cell>
              <table:table-cell office:value-type="float" office:value="4.03596973419189">
                <text:p>4.03596973419189</text:p>
              </table:table-cell>
              <table:table-cell office:value-type="float" office:value="4.10267972946167">
                <text:p>4.10267972946167</text:p>
              </table:table-cell>
              <table:table-cell office:value-type="float" office:value="4.66973280906677">
                <text:p>4.66973280906677</text:p>
              </table:table-cell>
              <table:table-cell office:value-type="float" office:value="4.73644614219666">
                <text:p>4.73644614219666</text:p>
              </table:table-cell>
              <table:table-cell office:value-type="float" office:value="4.80315947532654">
                <text:p>4.80315947532654</text:p>
              </table:table-cell>
              <table:table-cell office:value-type="float" office:value="4.869873046875">
                <text:p>4.869873046875</text:p>
              </table:table-cell>
              <table:table-cell office:value-type="float" office:value="4.93658638000488">
                <text:p>4.93658638000488</text:p>
              </table:table-cell>
              <table:table-cell office:value-type="float" office:value="5.00329971313477">
                <text:p>5.00329971313477</text:p>
              </table:table-cell>
              <table:table-cell office:value-type="float" office:value="5.03665637969971">
                <text:p>5.03665637969971</text:p>
              </table:table-cell>
              <table:table-cell office:value-type="float" office:value="5.07001304626465">
                <text:p>5.07001304626465</text:p>
              </table:table-cell>
              <table:table-cell office:value-type="float" office:value="5.13672614097595">
                <text:p>5.13672614097595</text:p>
              </table:table-cell>
              <table:table-cell office:value-type="float" office:value="5.20343971252441">
                <text:p>5.20343971252441</text:p>
              </table:table-cell>
              <table:table-cell office:value-type="float" office:value="5.37022089958191">
                <text:p>5.37022089958191</text:p>
              </table:table-cell>
              <table:table-cell office:value-type="float" office:value="5.70376682281494">
                <text:p>5.70376682281494</text:p>
              </table:table-cell>
              <table:table-cell office:value-type="float" office:value="5.73712134361267">
                <text:p>5.73712134361267</text:p>
              </table:table-cell>
              <table:table-cell office:value-type="float" office:value="5.83718466758728">
                <text:p>5.83718466758728</text:p>
              </table:table-cell>
              <table:table-cell office:value-type="float" office:value="6.63771867752075">
                <text:p>6.63771867752075</text:p>
              </table:table-cell>
              <table:table-cell office:value-type="float" office:value="6.67107629776001">
                <text:p>6.67107629776001</text:p>
              </table:table-cell>
              <table:table-cell office:value-type="float" office:value="6.70443415641785">
                <text:p>6.70443415641785</text:p>
              </table:table-cell>
              <table:table-cell office:value-type="float" office:value="7.03801202774048">
                <text:p>7.03801202774048</text:p>
              </table:table-cell>
              <table:table-cell office:value-type="float" office:value="7.13808560371399">
                <text:p>7.13808560371399</text:p>
              </table:table-cell>
              <table:table-cell office:value-type="float" office:value="7.23815894126892">
                <text:p>7.23815894126892</text:p>
              </table:table-cell>
              <table:table-cell office:value-type="float" office:value="7.3048746585846">
                <text:p>7.3048746585846</text:p>
              </table:table-cell>
              <table:table-cell office:value-type="float" office:value="7.37159323692322">
                <text:p>7.37159323692322</text:p>
              </table:table-cell>
              <table:table-cell office:value-type="float" office:value="7.43831515312195">
                <text:p>7.43831515312195</text:p>
              </table:table-cell>
              <table:table-cell office:value-type="float" office:value="7.47167587280273">
                <text:p>7.47167587280273</text:p>
              </table:table-cell>
              <table:table-cell office:value-type="float" office:value="7.5050368309021">
                <text:p>7.5050368309021</text:p>
              </table:table-cell>
              <table:table-cell office:value-type="float" office:value="7.57175874710083">
                <text:p>7.57175874710083</text:p>
              </table:table-cell>
              <table:table-cell office:value-type="float" office:value="7.6051197052002">
                <text:p>7.6051197052002</text:p>
              </table:table-cell>
              <table:table-cell office:value-type="float" office:value="7.63848090171814">
                <text:p>7.63848090171814</text:p>
              </table:table-cell>
              <table:table-cell office:value-type="float" office:value="7.70520281791687">
                <text:p>7.70520281791687</text:p>
              </table:table-cell>
              <table:table-cell office:value-type="float" office:value="7.77192497253418">
                <text:p>7.77192497253418</text:p>
              </table:table-cell>
              <table:table-cell office:value-type="float" office:value="7.83864712715149">
                <text:p>7.83864712715149</text:p>
              </table:table-cell>
              <table:table-cell office:value-type="float" office:value="8.23898196220398">
                <text:p>8.23898196220398</text:p>
              </table:table-cell>
              <table:table-cell office:value-type="float" office:value="8.30570483207703">
                <text:p>8.30570483207703</text:p>
              </table:table-cell>
              <table:table-cell office:value-type="float" office:value="8.37242031097412">
                <text:p>8.37242031097412</text:p>
              </table:table-cell>
              <table:table-cell office:value-type="float" office:value="8.47248291969299">
                <text:p>8.47248291969299</text:p>
              </table:table-cell>
              <table:table-cell office:value-type="float" office:value="8.50583696365356">
                <text:p>8.50583696365356</text:p>
              </table:table-cell>
              <table:table-cell office:value-type="float" office:value="8.57254505157471">
                <text:p>8.57254505157471</text:p>
              </table:table-cell>
              <table:table-cell office:value-type="float" office:value="8.70596098899841">
                <text:p>8.70596098899841</text:p>
              </table:table-cell>
              <table:table-cell office:value-type="float" office:value="9.00614595413208">
                <text:p>9.00614595413208</text:p>
              </table:table-cell>
              <table:table-cell office:value-type="float" office:value="9.03949952125549">
                <text:p>9.03949952125549</text:p>
              </table:table-cell>
              <table:table-cell office:value-type="float" office:value="9.13956046104431">
                <text:p>9.13956046104431</text:p>
              </table:table-cell>
              <table:table-cell office:value-type="float" office:value="9.1729142665863">
                <text:p>9.1729142665863</text:p>
              </table:table-cell>
              <table:table-cell office:value-type="float" office:value="9.23962116241455">
                <text:p>9.23962116241455</text:p>
              </table:table-cell>
              <table:table-cell office:value-type="float" office:value="9.67324805259705">
                <text:p>9.67324805259705</text:p>
              </table:table-cell>
              <table:table-cell office:value-type="float" office:value="9.73996114730835">
                <text:p>9.73996114730835</text:p>
              </table:table-cell>
              <table:table-cell office:value-type="float" office:value="9.80667424201965">
                <text:p>9.80667424201965</text:p>
              </table:table-cell>
              <table:table-cell office:value-type="float" office:value="9.87338757514954">
                <text:p>9.87338757514954</text:p>
              </table:table-cell>
              <table:table-cell office:value-type="float" office:value="9.9067440032959">
                <text:p>9.9067440032959</text:p>
              </table:table-cell>
              <table:table-cell office:value-type="float" office:value="9.94010066986084">
                <text:p>9.94010066986084</text:p>
              </table:table-cell>
              <table:table-cell office:value-type="float" office:value="9.9734570980072">
                <text:p>9.9734570980072</text:p>
              </table:table-cell>
              <table:table-cell office:value-type="float" office:value="10.0401701927185">
                <text:p>10.0401701927185</text:p>
              </table:table-cell>
              <table:table-cell office:value-type="float" office:value="10.1068835258484">
                <text:p>10.1068835258484</text:p>
              </table:table-cell>
              <table:table-cell office:value-type="float" office:value="10.1402401924133">
                <text:p>10.1402401924133</text:p>
              </table:table-cell>
              <table:table-cell office:value-type="float" office:value="10.2069532871246">
                <text:p>10.2069532871246</text:p>
              </table:table-cell>
              <table:table-cell office:value-type="float" office:value="10.240309715271">
                <text:p>10.240309715271</text:p>
              </table:table-cell>
              <table:table-cell office:value-type="float" office:value="10.3070228099823">
                <text:p>10.3070228099823</text:p>
              </table:table-cell>
              <table:table-cell office:value-type="float" office:value="10.3737359046936">
                <text:p>10.3737359046936</text:p>
              </table:table-cell>
              <table:table-cell office:value-type="float" office:value="10.8407304286957">
                <text:p>10.8407304286957</text:p>
              </table:table-cell>
              <table:table-cell office:value-type="float" office:value="10.9074440002441">
                <text:p>10.9074440002441</text:p>
              </table:table-cell>
              <table:table-cell office:value-type="float" office:value="10.9408006668091">
                <text:p>10.9408006668091</text:p>
              </table:table-cell>
              <table:table-cell office:value-type="float" office:value="11.0742273330688">
                <text:p>11.0742273330688</text:p>
              </table:table-cell>
              <table:table-cell office:value-type="float" office:value="11.1409411430359">
                <text:p>11.1409411430359</text:p>
              </table:table-cell>
              <table:table-cell office:value-type="float" office:value="11.2743678092957">
                <text:p>11.2743678092957</text:p>
              </table:table-cell>
              <table:table-cell office:value-type="float" office:value="11.3410813808441">
                <text:p>11.3410813808441</text:p>
              </table:table-cell>
              <table:table-cell office:value-type="float" office:value="11.4077970981598">
                <text:p>11.4077970981598</text:p>
              </table:table-cell>
              <table:table-cell office:value-type="float" office:value="11.5745868682861">
                <text:p>11.5745868682861</text:p>
              </table:table-cell>
              <table:table-cell office:value-type="float" office:value="11.6413028240204">
                <text:p>11.6413028240204</text:p>
              </table:table-cell>
              <table:table-cell office:value-type="float" office:value="11.7080190181732">
                <text:p>11.7080190181732</text:p>
              </table:table-cell>
              <table:table-cell office:value-type="float" office:value="11.7413771152496">
                <text:p>11.7413771152496</text:p>
              </table:table-cell>
              <table:table-cell office:value-type="float" office:value="11.8080933094025">
                <text:p>11.8080933094025</text:p>
              </table:table-cell>
              <table:table-cell office:value-type="float" office:value="11.8748097419739">
                <text:p>11.8748097419739</text:p>
              </table:table-cell>
              <table:table-cell office:value-type="float" office:value="12.2417507171631">
                <text:p>12.2417507171631</text:p>
              </table:table-cell>
              <table:table-cell office:value-type="float" office:value="12.3418257236481">
                <text:p>12.3418257236481</text:p>
              </table:table-cell>
              <table:table-cell office:value-type="float" office:value="12.4085350036621">
                <text:p>12.4085350036621</text:p>
              </table:table-cell>
              <table:table-cell office:value-type="float" office:value="12.4418897628784">
                <text:p>12.4418897628784</text:p>
              </table:table-cell>
              <table:table-cell office:value-type="float" office:value="12.5085988044739">
                <text:p>12.5085988044739</text:p>
              </table:table-cell>
              <table:table-cell office:value-type="float" office:value="12.5419535636902">
                <text:p>12.5419535636902</text:p>
              </table:table-cell>
              <table:table-cell office:value-type="float" office:value="12.6086626052856">
                <text:p>12.6086626052856</text:p>
              </table:table-cell>
              <table:table-cell office:value-type="float" office:value="12.6420168876648">
                <text:p>12.6420168876648</text:p>
              </table:table-cell>
              <table:table-cell office:value-type="float" office:value="12.7087256908417">
                <text:p>12.7087256908417</text:p>
              </table:table-cell>
              <table:table-cell office:value-type="float" office:value="12.8087890148163">
                <text:p>12.8087890148163</text:p>
              </table:table-cell>
              <table:table-cell office:value-type="float" office:value="12.8421432971954">
                <text:p>12.8421432971954</text:p>
              </table:table-cell>
              <table:table-cell office:value-type="float" office:value="12.9088518619537">
                <text:p>12.9088518619537</text:p>
              </table:table-cell>
              <table:table-cell office:value-type="float" office:value="12.9422061443329">
                <text:p>12.9422061443329</text:p>
              </table:table-cell>
              <table:table-cell office:value-type="float" office:value="12.975560426712">
                <text:p>12.975560426712</text:p>
              </table:table-cell>
              <table:table-cell office:value-type="float" office:value="13.0422689914703">
                <text:p>13.0422689914703</text:p>
              </table:table-cell>
              <table:table-cell office:value-type="float" office:value="13.1089770793915">
                <text:p>13.1089770793915</text:p>
              </table:table-cell>
              <table:table-cell office:value-type="float" office:value="13.2090396881104">
                <text:p>13.2090396881104</text:p>
              </table:table-cell>
              <table:table-cell office:value-type="float" office:value="13.2757477760315">
                <text:p>13.2757477760315</text:p>
              </table:table-cell>
              <table:table-cell office:value-type="float" office:value="13.3424558639526">
                <text:p>13.3424558639526</text:p>
              </table:table-cell>
              <table:table-cell office:value-type="float" office:value="13.4425280094147">
                <text:p>13.4425280094147</text:p>
              </table:table-cell>
              <table:table-cell office:value-type="float" office:value="13.4758851528168">
                <text:p>13.4758851528168</text:p>
              </table:table-cell>
              <table:table-cell office:value-type="float" office:value="13.5425999164581">
                <text:p>13.5425999164581</text:p>
              </table:table-cell>
              <table:table-cell office:value-type="float" office:value="13.6426720619202">
                <text:p>13.6426720619202</text:p>
              </table:table-cell>
              <table:table-cell office:value-type="float" office:value="13.6760292053223">
                <text:p>13.6760292053223</text:p>
              </table:table-cell>
              <table:table-cell office:value-type="float" office:value="13.9095306396484">
                <text:p>13.9095306396484</text:p>
              </table:table-cell>
              <table:table-cell office:value-type="float" office:value="13.9762454032898">
                <text:p>13.9762454032898</text:p>
              </table:table-cell>
              <table:table-cell office:value-type="float" office:value="14.1430320739746">
                <text:p>14.1430320739746</text:p>
              </table:table-cell>
              <table:table-cell office:value-type="float" office:value="14.209746837616">
                <text:p>14.209746837616</text:p>
              </table:table-cell>
              <table:table-cell office:value-type="float" office:value="14.2764616012573">
                <text:p>14.2764616012573</text:p>
              </table:table-cell>
              <table:table-cell office:value-type="float" office:value="14.3431761264801">
                <text:p>14.3431761264801</text:p>
              </table:table-cell>
              <table:table-cell office:value-type="float" office:value="14.443265914917">
                <text:p>14.443265914917</text:p>
              </table:table-cell>
              <table:table-cell office:value-type="float" office:value="14.5433566570282">
                <text:p>14.5433566570282</text:p>
              </table:table-cell>
              <table:table-cell office:value-type="float" office:value="14.8102672100067">
                <text:p>14.8102672100067</text:p>
              </table:table-cell>
              <table:table-cell office:value-type="float" office:value="14.8769955635071">
                <text:p>14.8769955635071</text:p>
              </table:table-cell>
              <table:table-cell office:value-type="float" office:value="14.9437239170074">
                <text:p>14.9437239170074</text:p>
              </table:table-cell>
              <table:table-cell office:value-type="float" office:value="15.0104529857636">
                <text:p>15.0104529857636</text:p>
              </table:table-cell>
              <table:table-cell office:value-type="float" office:value="15.0438175201416">
                <text:p>15.0438175201416</text:p>
              </table:table-cell>
              <table:table-cell office:value-type="float" office:value="15.1105468273163">
                <text:p>15.1105468273163</text:p>
              </table:table-cell>
              <table:table-cell office:value-type="float" office:value="15.1772763729095">
                <text:p>15.1772763729095</text:p>
              </table:table-cell>
              <table:table-cell office:value-type="float" office:value="15.2440059185028">
                <text:p>15.2440059185028</text:p>
              </table:table-cell>
              <table:table-cell office:value-type="float" office:value="15.3107359409332">
                <text:p>15.3107359409332</text:p>
              </table:table-cell>
              <table:table-cell office:value-type="float" office:value="15.3774573802948">
                <text:p>15.3774573802948</text:p>
              </table:table-cell>
              <table:table-cell office:value-type="float" office:value="15.4108140468597">
                <text:p>15.4108140468597</text:p>
              </table:table-cell>
              <table:table-cell office:value-type="float" office:value="15.4775269031525">
                <text:p>15.4775269031525</text:p>
              </table:table-cell>
              <table:table-cell office:value-type="float" office:value="15.510883808136">
                <text:p>15.510883808136</text:p>
              </table:table-cell>
              <table:table-cell office:value-type="float" office:value="15.6109533309937">
                <text:p>15.6109533309937</text:p>
              </table:table-cell>
              <table:table-cell office:value-type="float" office:value="15.6776661872864">
                <text:p>15.6776661872864</text:p>
              </table:table-cell>
              <table:table-cell office:value-type="float" office:value="15.8110921382904">
                <text:p>15.8110921382904</text:p>
              </table:table-cell>
              <table:table-cell office:value-type="float" office:value="15.8778049945831">
                <text:p>15.8778049945831</text:p>
              </table:table-cell>
              <table:table-cell office:value-type="float" office:value="15.9778745174408">
                <text:p>15.9778745174408</text:p>
              </table:table-cell>
              <table:table-cell office:value-type="float" office:value="16.0445873737335">
                <text:p>16.0445873737335</text:p>
              </table:table-cell>
              <table:table-cell office:value-type="float" office:value="16.0779438018799">
                <text:p>16.0779438018799</text:p>
              </table:table-cell>
              <table:table-cell office:value-type="float" office:value="16.2447257041931">
                <text:p>16.2447257041931</text:p>
              </table:table-cell>
              <table:table-cell office:value-type="float" office:value="16.4782183170319">
                <text:p>16.4782183170319</text:p>
              </table:table-cell>
              <table:table-cell office:value-type="float" office:value="16.5449299812317">
                <text:p>16.5449299812317</text:p>
              </table:table-cell>
              <table:table-cell office:value-type="float" office:value="16.5782856941223">
                <text:p>16.5782856941223</text:p>
              </table:table-cell>
              <table:table-cell office:value-type="float" office:value="16.6449973583221">
                <text:p>16.6449973583221</text:p>
              </table:table-cell>
              <table:table-cell office:value-type="float" office:value="16.7450647354126">
                <text:p>16.7450647354126</text:p>
              </table:table-cell>
              <table:table-cell office:value-type="float" office:value="16.7784206867218">
                <text:p>16.7784206867218</text:p>
              </table:table-cell>
              <table:table-cell office:value-type="float" office:value="17.3788273334503">
                <text:p>17.3788273334503</text:p>
              </table:table-cell>
              <table:table-cell office:value-type="float" office:value="17.4789063930511">
                <text:p>17.4789063930511</text:p>
              </table:table-cell>
              <table:table-cell office:value-type="float" office:value="17.5122661590576">
                <text:p>17.5122661590576</text:p>
              </table:table-cell>
              <table:table-cell office:value-type="float" office:value="17.5789856910706">
                <text:p>17.5789856910706</text:p>
              </table:table-cell>
              <table:table-cell office:value-type="float" office:value="17.6457052230835">
                <text:p>17.6457052230835</text:p>
              </table:table-cell>
              <table:table-cell office:value-type="float" office:value="17.67906498909">
                <text:p>17.67906498909</text:p>
              </table:table-cell>
              <table:table-cell office:value-type="float" office:value="17.7124247550964">
                <text:p>17.7124247550964</text:p>
              </table:table-cell>
              <table:table-cell office:value-type="float" office:value="17.779144525528">
                <text:p>17.779144525528</text:p>
              </table:table-cell>
              <table:table-cell office:value-type="float" office:value="17.8125042915344">
                <text:p>17.8125042915344</text:p>
              </table:table-cell>
              <table:table-cell office:value-type="float" office:value="17.8458640575409">
                <text:p>17.8458640575409</text:p>
              </table:table-cell>
              <table:table-cell office:value-type="float" office:value="17.8792240619659">
                <text:p>17.8792240619659</text:p>
              </table:table-cell>
              <table:table-cell office:value-type="float" office:value="17.9459438323975">
                <text:p>17.9459438323975</text:p>
              </table:table-cell>
              <table:table-cell office:value-type="float" office:value="18.012663602829">
                <text:p>18.012663602829</text:p>
              </table:table-cell>
              <table:table-cell office:value-type="float" office:value="18.046023607254">
                <text:p>18.046023607254</text:p>
              </table:table-cell>
              <table:table-cell office:value-type="float" office:value="18.1127436161041">
                <text:p>18.1127436161041</text:p>
              </table:table-cell>
              <table:table-cell office:value-type="float" office:value="18.1461033821106">
                <text:p>18.1461033821106</text:p>
              </table:table-cell>
              <table:table-cell office:value-type="float" office:value="18.2128233909607">
                <text:p>18.2128233909607</text:p>
              </table:table-cell>
              <table:table-cell office:value-type="float" office:value="18.2461833953857">
                <text:p>18.2461833953857</text:p>
              </table:table-cell>
              <table:table-cell office:value-type="float" office:value="18.2795436382294">
                <text:p>18.2795436382294</text:p>
              </table:table-cell>
              <table:table-cell office:value-type="float" office:value="18.3462636470795">
                <text:p>18.3462636470795</text:p>
              </table:table-cell>
              <table:table-cell office:value-type="float" office:value="18.3796181678772">
                <text:p>18.3796181678772</text:p>
              </table:table-cell>
              <table:table-cell office:value-type="float" office:value="18.4463269710541">
                <text:p>18.4463269710541</text:p>
              </table:table-cell>
              <table:table-cell office:value-type="float" office:value="18.513035774231">
                <text:p>18.513035774231</text:p>
              </table:table-cell>
              <table:table-cell office:value-type="float" office:value="18.5463902950287">
                <text:p>18.5463902950287</text:p>
              </table:table-cell>
              <table:table-cell office:value-type="float" office:value="18.6130990982056">
                <text:p>18.6130990982056</text:p>
              </table:table-cell>
              <table:table-cell office:value-type="float" office:value="18.6798076629639">
                <text:p>18.6798076629639</text:p>
              </table:table-cell>
              <table:table-cell office:value-type="float" office:value="18.7465162277222">
                <text:p>18.7465162277222</text:p>
              </table:table-cell>
              <table:table-cell office:value-type="float" office:value="18.8132247924805">
                <text:p>18.8132247924805</text:p>
              </table:table-cell>
              <table:table-cell office:value-type="float" office:value="18.846578836441">
                <text:p>18.846578836441</text:p>
              </table:table-cell>
              <table:table-cell office:value-type="float" office:value="18.8799331188202">
                <text:p>18.8799331188202</text:p>
              </table:table-cell>
              <table:table-cell office:value-type="float" office:value="18.9466412067413">
                <text:p>18.9466412067413</text:p>
              </table:table-cell>
              <table:table-cell office:value-type="float" office:value="19.0133495330811">
                <text:p>19.0133495330811</text:p>
              </table:table-cell>
              <table:table-cell office:value-type="float" office:value="19.0467035770416">
                <text:p>19.0467035770416</text:p>
              </table:table-cell>
              <table:table-cell office:value-type="float" office:value="19.1134114265442">
                <text:p>19.1134114265442</text:p>
              </table:table-cell>
              <table:table-cell office:value-type="float" office:value="19.1467654705048">
                <text:p>19.1467654705048</text:p>
              </table:table-cell>
              <table:table-cell office:value-type="float" office:value="19.1801195144653">
                <text:p>19.1801195144653</text:p>
              </table:table-cell>
              <table:table-cell office:value-type="float" office:value="19.2468273639679">
                <text:p>19.2468273639679</text:p>
              </table:table-cell>
              <table:table-cell office:value-type="float" office:value="19.3135349750519">
                <text:p>19.3135349750519</text:p>
              </table:table-cell>
              <table:table-cell office:value-type="float" office:value="19.3468890190125">
                <text:p>19.3468890190125</text:p>
              </table:table-cell>
              <table:table-cell office:value-type="float" office:value="19.3802440166473">
                <text:p>19.3802440166473</text:p>
              </table:table-cell>
              <table:table-cell office:value-type="float" office:value="19.44695353508">
                <text:p>19.44695353508</text:p>
              </table:table-cell>
              <table:table-cell office:value-type="float" office:value="19.5136630535126">
                <text:p>19.5136630535126</text:p>
              </table:table-cell>
              <table:table-cell office:value-type="float" office:value="19.5803725719452">
                <text:p>19.5803725719452</text:p>
              </table:table-cell>
              <table:table-cell office:value-type="float" office:value="19.6137270927429">
                <text:p>19.6137270927429</text:p>
              </table:table-cell>
              <table:table-cell office:value-type="float" office:value="19.6470816135406">
                <text:p>19.6470816135406</text:p>
              </table:table-cell>
              <table:table-cell office:value-type="float" office:value="19.7137911319733">
                <text:p>19.7137911319733</text:p>
              </table:table-cell>
              <table:table-cell office:value-type="float" office:value="19.747145652771">
                <text:p>19.747145652771</text:p>
              </table:table-cell>
              <table:table-cell office:value-type="float" office:value="19.7805001735687">
                <text:p>19.7805001735687</text:p>
              </table:table-cell>
              <table:table-cell office:value-type="float" office:value="19.8472094535828">
                <text:p>19.8472094535828</text:p>
              </table:table-cell>
              <table:table-cell office:value-type="float" office:value="19.8805639743805">
                <text:p>19.8805639743805</text:p>
              </table:table-cell>
              <table:table-cell office:value-type="float" office:value="19.9139182567596">
                <text:p>19.9139182567596</text:p>
              </table:table-cell>
              <table:table-cell office:value-type="float" office:value="19.9472727775574">
                <text:p>19.9472727775574</text:p>
              </table:table-cell>
              <table:table-cell office:value-type="float" office:value="20.0139818191528">
                <text:p>20.0139818191528</text:p>
              </table:table-cell>
              <table:table-cell office:value-type="float" office:value="20.047336101532">
                <text:p>20.047336101532</text:p>
              </table:table-cell>
              <table:table-cell office:value-type="float" office:value="20.1140449047089">
                <text:p>20.1140449047089</text:p>
              </table:table-cell>
              <table:table-cell office:value-type="float" office:value="20.1807534694672">
                <text:p>20.1807534694672</text:p>
              </table:table-cell>
              <table:table-cell office:value-type="float" office:value="20.2141079902649">
                <text:p>20.2141079902649</text:p>
              </table:table-cell>
              <table:table-cell office:value-type="float" office:value="20.247462272644">
                <text:p>20.247462272644</text:p>
              </table:table-cell>
              <table:table-cell office:value-type="float" office:value="20.2808165550232">
                <text:p>20.2808165550232</text:p>
              </table:table-cell>
              <table:table-cell office:value-type="float" office:value="20.3475251197815">
                <text:p>20.3475251197815</text:p>
              </table:table-cell>
              <table:table-cell office:value-type="float" office:value="20.3808808326721">
                <text:p>20.3808808326721</text:p>
              </table:table-cell>
              <table:table-cell office:value-type="float" office:value="20.4142365455627">
                <text:p>20.4142365455627</text:p>
              </table:table-cell>
              <table:table-cell office:value-type="float" office:value="20.480947971344">
                <text:p>20.480947971344</text:p>
              </table:table-cell>
              <table:table-cell office:value-type="float" office:value="20.514303445816">
                <text:p>20.514303445816</text:p>
              </table:table-cell>
              <table:table-cell office:value-type="float" office:value="20.5810148715973">
                <text:p>20.5810148715973</text:p>
              </table:table-cell>
              <table:table-cell office:value-type="float" office:value="20.6143705844879">
                <text:p>20.6143705844879</text:p>
              </table:table-cell>
              <table:table-cell office:value-type="float" office:value="20.6810817718506">
                <text:p>20.6810817718506</text:p>
              </table:table-cell>
              <table:table-cell office:value-type="float" office:value="20.7144372463226">
                <text:p>20.7144372463226</text:p>
              </table:table-cell>
              <table:table-cell office:value-type="float" office:value="20.7811486721039">
                <text:p>20.7811486721039</text:p>
              </table:table-cell>
              <table:table-cell office:value-type="float" office:value="20.8145041465759">
                <text:p>20.8145041465759</text:p>
              </table:table-cell>
              <table:table-cell office:value-type="float" office:value="20.8812153339386">
                <text:p>20.8812153339386</text:p>
              </table:table-cell>
              <table:table-cell office:value-type="float" office:value="20.9145708084106">
                <text:p>20.9145708084106</text:p>
              </table:table-cell>
              <table:table-cell office:value-type="float" office:value="20.9812819957733">
                <text:p>20.9812819957733</text:p>
              </table:table-cell>
              <table:table-cell office:value-type="float" office:value="21.0479927062988">
                <text:p>21.0479927062988</text:p>
              </table:table-cell>
              <table:table-cell office:value-type="float" office:value="21.1147038936615">
                <text:p>21.1147038936615</text:p>
              </table:table-cell>
              <table:table-cell office:value-type="float" office:value="21.1814148426056">
                <text:p>21.1814148426056</text:p>
              </table:table-cell>
              <table:table-cell office:value-type="float" office:value="21.2147703170776">
                <text:p>21.2147703170776</text:p>
              </table:table-cell>
              <table:table-cell office:value-type="float" office:value="21.2814812660217">
                <text:p>21.2814812660217</text:p>
              </table:table-cell>
              <table:table-cell office:value-type="float" office:value="21.3481922149658">
                <text:p>21.3481922149658</text:p>
              </table:table-cell>
              <table:table-cell office:value-type="float" office:value="21.3815472126007">
                <text:p>21.3815472126007</text:p>
              </table:table-cell>
              <table:table-cell office:value-type="float" office:value="21.4482572078705">
                <text:p>21.4482572078705</text:p>
              </table:table-cell>
              <table:table-cell office:value-type="float" office:value="21.4816122055054">
                <text:p>21.4816122055054</text:p>
              </table:table-cell>
              <table:table-cell office:value-type="float" office:value="21.5483222007751">
                <text:p>21.5483222007751</text:p>
              </table:table-cell>
              <table:table-cell office:value-type="float" office:value="21.5816769599915">
                <text:p>21.5816769599915</text:p>
              </table:table-cell>
              <table:table-cell office:value-type="float" office:value="21.6483869552612">
                <text:p>21.6483869552612</text:p>
              </table:table-cell>
              <table:table-cell office:value-type="float" office:value="21.6817417144775">
                <text:p>21.6817417144775</text:p>
              </table:table-cell>
              <table:table-cell office:value-type="float" office:value="21.7484512329102">
                <text:p>21.7484512329102</text:p>
              </table:table-cell>
              <table:table-cell office:value-type="float" office:value="21.7818059921265">
                <text:p>21.7818059921265</text:p>
              </table:table-cell>
              <table:table-cell office:value-type="float" office:value="21.8151609897613">
                <text:p>21.8151609897613</text:p>
              </table:table-cell>
              <table:table-cell office:value-type="float" office:value="21.881870508194">
                <text:p>21.881870508194</text:p>
              </table:table-cell>
              <table:table-cell office:value-type="float" office:value="21.9152252674103">
                <text:p>21.9152252674103</text:p>
              </table:table-cell>
              <table:table-cell office:value-type="float" office:value="21.9485800266266">
                <text:p>21.9485800266266</text:p>
              </table:table-cell>
              <table:table-cell office:value-type="float" office:value="22.0152893066406">
                <text:p>22.0152893066406</text:p>
              </table:table-cell>
              <table:table-cell office:value-type="float" office:value="22.0486438274384">
                <text:p>22.0486438274384</text:p>
              </table:table-cell>
              <table:table-cell office:value-type="float" office:value="22.1153531074524">
                <text:p>22.1153531074524</text:p>
              </table:table-cell>
              <table:table-cell office:value-type="float" office:value="22.1820621490478">
                <text:p>22.1820621490478</text:p>
              </table:table-cell>
              <table:table-cell office:value-type="float" office:value="22.2154169082642">
                <text:p>22.2154169082642</text:p>
              </table:table-cell>
              <table:table-cell office:value-type="float" office:value="22.2487714290619">
                <text:p>22.248771429061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Dgait3.B1:flatDgait3.KI1</svg:desc>
                </draw:g>
              </table:table-cell>
              <table:table-cell office:value-type="float" office:value="0.0333552360534668">
                <text:p>0.0333552360534668</text:p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2022895813">
                <text:p>0.13342022895813</text:p>
              </table:table-cell>
              <table:table-cell office:value-type="float" office:value="0.166775465011597">
                <text:p>0.166775465011597</text:p>
              </table:table-cell>
              <table:table-cell office:value-type="float" office:value="0.233485460281372">
                <text:p>0.233485460281372</text:p>
              </table:table-cell>
              <table:table-cell office:value-type="float" office:value="0.26684045791626">
                <text:p>0.26684045791626</text:p>
              </table:table-cell>
              <table:table-cell office:value-type="float" office:value="0.333550691604614">
                <text:p>0.333550691604614</text:p>
              </table:table-cell>
              <table:table-cell office:value-type="float" office:value="0.366906404495239">
                <text:p>0.366906404495239</text:p>
              </table:table-cell>
              <table:table-cell office:value-type="float" office:value="0.400262117385864">
                <text:p>0.400262117385864</text:p>
              </table:table-cell>
              <table:table-cell office:value-type="float" office:value="0.433617830276489">
                <text:p>0.433617830276489</text:p>
              </table:table-cell>
              <table:table-cell office:value-type="float" office:value="0.500329256057739">
                <text:p>0.500329256057739</text:p>
              </table:table-cell>
              <table:table-cell office:value-type="float" office:value="0.56704044342041">
                <text:p>0.56704044342041</text:p>
              </table:table-cell>
              <table:table-cell office:value-type="float" office:value="0.600396156311035">
                <text:p>0.600396156311035</text:p>
              </table:table-cell>
              <table:table-cell office:value-type="float" office:value="0.633751630783081">
                <text:p>0.633751630783081</text:p>
              </table:table-cell>
              <table:table-cell office:value-type="float" office:value="0.667107343673706">
                <text:p>0.667107343673706</text:p>
              </table:table-cell>
              <table:table-cell office:value-type="float" office:value="0.733818531036377">
                <text:p>0.733818531036377</text:p>
              </table:table-cell>
              <table:table-cell office:value-type="float" office:value="0.767174005508423">
                <text:p>0.767174005508423</text:p>
              </table:table-cell>
              <table:table-cell office:value-type="float" office:value="0.833885192871094">
                <text:p>0.833885192871094</text:p>
              </table:table-cell>
              <table:table-cell office:value-type="float" office:value="0.86724066734314">
                <text:p>0.86724066734314</text:p>
              </table:table-cell>
              <table:table-cell office:value-type="float" office:value="0.933951616287231">
                <text:p>0.933951616287231</text:p>
              </table:table-cell>
              <table:table-cell office:value-type="float" office:value="0.967307090759277">
                <text:p>0.967307090759277</text:p>
              </table:table-cell>
              <table:table-cell office:value-type="float" office:value="1.03401803970337">
                <text:p>1.03401803970337</text:p>
              </table:table-cell>
              <table:table-cell office:value-type="float" office:value="1.06737327575684">
                <text:p>1.06737327575684</text:p>
              </table:table-cell>
              <table:table-cell office:value-type="float" office:value="1.10072875022888">
                <text:p>1.10072875022888</text:p>
              </table:table-cell>
              <table:table-cell office:value-type="float" office:value="1.16743946075439">
                <text:p>1.16743946075439</text:p>
              </table:table-cell>
              <table:table-cell office:value-type="float" office:value="1.20079493522644">
                <text:p>1.20079493522644</text:p>
              </table:table-cell>
              <table:table-cell office:value-type="float" office:value="1.23414993286133">
                <text:p>1.23414993286133</text:p>
              </table:table-cell>
              <table:table-cell office:value-type="float" office:value="1.30086064338684">
                <text:p>1.30086064338684</text:p>
              </table:table-cell>
              <table:table-cell office:value-type="float" office:value="1.36757159233093">
                <text:p>1.36757159233093</text:p>
              </table:table-cell>
              <table:table-cell office:value-type="float" office:value="1.43428301811218">
                <text:p>1.43428301811218</text:p>
              </table:table-cell>
              <table:table-cell office:value-type="float" office:value="1.50099420547485">
                <text:p>1.50099420547485</text:p>
              </table:table-cell>
              <table:table-cell office:value-type="float" office:value="1.56770515441895">
                <text:p>1.56770515441895</text:p>
              </table:table-cell>
              <table:table-cell office:value-type="float" office:value="1.63441634178162">
                <text:p>1.63441634178162</text:p>
              </table:table-cell>
              <table:table-cell office:value-type="float" office:value="1.66777181625366">
                <text:p>1.66777181625366</text:p>
              </table:table-cell>
              <table:table-cell office:value-type="float" office:value="1.73448300361633">
                <text:p>1.73448300361633</text:p>
              </table:table-cell>
              <table:table-cell office:value-type="float" office:value="1.80119395256042">
                <text:p>1.80119395256042</text:p>
              </table:table-cell>
              <table:table-cell office:value-type="float" office:value="1.86790490150452">
                <text:p>1.86790490150452</text:p>
              </table:table-cell>
              <table:table-cell office:value-type="float" office:value="1.90126037597656">
                <text:p>1.90126037597656</text:p>
              </table:table-cell>
              <table:table-cell office:value-type="float" office:value="1.93461585044861">
                <text:p>1.93461585044861</text:p>
              </table:table-cell>
              <table:table-cell office:value-type="float" office:value="2.0013267993927">
                <text:p>2.0013267993927</text:p>
              </table:table-cell>
              <table:table-cell office:value-type="float" office:value="2.06803750991821">
                <text:p>2.06803750991821</text:p>
              </table:table-cell>
              <table:table-cell office:value-type="float" office:value="2.16810369491577">
                <text:p>2.16810369491577</text:p>
              </table:table-cell>
              <table:table-cell office:value-type="float" office:value="2.20145916938782">
                <text:p>2.20145916938782</text:p>
              </table:table-cell>
              <table:table-cell office:value-type="float" office:value="2.3015251159668">
                <text:p>2.3015251159668</text:p>
              </table:table-cell>
              <table:table-cell office:value-type="float" office:value="2.33488035202026">
                <text:p>2.33488035202026</text:p>
              </table:table-cell>
              <table:table-cell office:value-type="float" office:value="2.36823511123657">
                <text:p>2.36823511123657</text:p>
              </table:table-cell>
              <table:table-cell office:value-type="float" office:value="2.43494415283203">
                <text:p>2.43494415283203</text:p>
              </table:table-cell>
              <table:table-cell office:value-type="float" office:value="2.50165319442749">
                <text:p>2.50165319442749</text:p>
              </table:table-cell>
              <table:table-cell office:value-type="float" office:value="2.56836223602295">
                <text:p>2.56836223602295</text:p>
              </table:table-cell>
              <table:table-cell office:value-type="float" office:value="2.63507103919983">
                <text:p>2.63507103919983</text:p>
              </table:table-cell>
              <table:table-cell office:value-type="float" office:value="2.70177960395813">
                <text:p>2.70177960395813</text:p>
              </table:table-cell>
              <table:table-cell office:value-type="float" office:value="2.76848840713501">
                <text:p>2.76848840713501</text:p>
              </table:table-cell>
              <table:table-cell office:value-type="float" office:value="2.90190577507019">
                <text:p>2.90190577507019</text:p>
              </table:table-cell>
              <table:table-cell office:value-type="float" office:value="2.93525981903076">
                <text:p>2.93525981903076</text:p>
              </table:table-cell>
              <table:table-cell office:value-type="float" office:value="3.00196814537048">
                <text:p>3.00196814537048</text:p>
              </table:table-cell>
              <table:table-cell office:value-type="float" office:value="3.16873860359192">
                <text:p>3.16873860359192</text:p>
              </table:table-cell>
              <table:table-cell office:value-type="float" office:value="3.20209288597107">
                <text:p>3.20209288597107</text:p>
              </table:table-cell>
              <table:table-cell office:value-type="float" office:value="3.33550882339478">
                <text:p>3.33550882339478</text:p>
              </table:table-cell>
              <table:table-cell office:value-type="float" office:value="3.40221953392029">
                <text:p>3.40221953392029</text:p>
              </table:table-cell>
              <table:table-cell office:value-type="float" office:value="3.83583855628967">
                <text:p>3.83583855628967</text:p>
              </table:table-cell>
              <table:table-cell office:value-type="float" office:value="3.90254902839661">
                <text:p>3.90254902839661</text:p>
              </table:table-cell>
              <table:table-cell office:value-type="float" office:value="3.93590426445007">
                <text:p>3.93590426445007</text:p>
              </table:table-cell>
              <table:table-cell office:value-type="float" office:value="4.00261449813843">
                <text:p>4.00261449813843</text:p>
              </table:table-cell>
              <table:table-cell office:value-type="float" office:value="4.03596973419189">
                <text:p>4.03596973419189</text:p>
              </table:table-cell>
              <table:table-cell office:value-type="float" office:value="4.10267972946167">
                <text:p>4.10267972946167</text:p>
              </table:table-cell>
              <table:table-cell office:value-type="float" office:value="4.66973280906677">
                <text:p>4.66973280906677</text:p>
              </table:table-cell>
              <table:table-cell office:value-type="float" office:value="4.73644614219666">
                <text:p>4.73644614219666</text:p>
              </table:table-cell>
              <table:table-cell office:value-type="float" office:value="4.80315947532654">
                <text:p>4.80315947532654</text:p>
              </table:table-cell>
              <table:table-cell office:value-type="float" office:value="4.869873046875">
                <text:p>4.869873046875</text:p>
              </table:table-cell>
              <table:table-cell office:value-type="float" office:value="4.93658638000488">
                <text:p>4.93658638000488</text:p>
              </table:table-cell>
              <table:table-cell office:value-type="float" office:value="5.00329971313477">
                <text:p>5.00329971313477</text:p>
              </table:table-cell>
              <table:table-cell office:value-type="float" office:value="5.03665637969971">
                <text:p>5.03665637969971</text:p>
              </table:table-cell>
              <table:table-cell office:value-type="float" office:value="5.07001304626465">
                <text:p>5.07001304626465</text:p>
              </table:table-cell>
              <table:table-cell office:value-type="float" office:value="5.13672614097595">
                <text:p>5.13672614097595</text:p>
              </table:table-cell>
              <table:table-cell office:value-type="float" office:value="5.20343971252441">
                <text:p>5.20343971252441</text:p>
              </table:table-cell>
              <table:table-cell office:value-type="float" office:value="5.37022089958191">
                <text:p>5.37022089958191</text:p>
              </table:table-cell>
              <table:table-cell office:value-type="float" office:value="5.70376682281494">
                <text:p>5.70376682281494</text:p>
              </table:table-cell>
              <table:table-cell office:value-type="float" office:value="5.73712134361267">
                <text:p>5.73712134361267</text:p>
              </table:table-cell>
              <table:table-cell office:value-type="float" office:value="5.83718466758728">
                <text:p>5.83718466758728</text:p>
              </table:table-cell>
              <table:table-cell office:value-type="float" office:value="6.63771867752075">
                <text:p>6.63771867752075</text:p>
              </table:table-cell>
              <table:table-cell office:value-type="float" office:value="6.67107629776001">
                <text:p>6.67107629776001</text:p>
              </table:table-cell>
              <table:table-cell office:value-type="float" office:value="6.70443415641785">
                <text:p>6.70443415641785</text:p>
              </table:table-cell>
              <table:table-cell office:value-type="float" office:value="7.03801202774048">
                <text:p>7.03801202774048</text:p>
              </table:table-cell>
              <table:table-cell office:value-type="float" office:value="7.13808560371399">
                <text:p>7.13808560371399</text:p>
              </table:table-cell>
              <table:table-cell office:value-type="float" office:value="7.23815894126892">
                <text:p>7.23815894126892</text:p>
              </table:table-cell>
              <table:table-cell office:value-type="float" office:value="7.3048746585846">
                <text:p>7.3048746585846</text:p>
              </table:table-cell>
              <table:table-cell office:value-type="float" office:value="7.37159323692322">
                <text:p>7.37159323692322</text:p>
              </table:table-cell>
              <table:table-cell office:value-type="float" office:value="7.43831515312195">
                <text:p>7.43831515312195</text:p>
              </table:table-cell>
              <table:table-cell office:value-type="float" office:value="7.47167587280273">
                <text:p>7.47167587280273</text:p>
              </table:table-cell>
              <table:table-cell office:value-type="float" office:value="7.5050368309021">
                <text:p>7.5050368309021</text:p>
              </table:table-cell>
              <table:table-cell office:value-type="float" office:value="7.57175874710083">
                <text:p>7.57175874710083</text:p>
              </table:table-cell>
              <table:table-cell office:value-type="float" office:value="7.6051197052002">
                <text:p>7.6051197052002</text:p>
              </table:table-cell>
              <table:table-cell office:value-type="float" office:value="7.63848090171814">
                <text:p>7.63848090171814</text:p>
              </table:table-cell>
              <table:table-cell office:value-type="float" office:value="7.70520281791687">
                <text:p>7.70520281791687</text:p>
              </table:table-cell>
              <table:table-cell office:value-type="float" office:value="7.77192497253418">
                <text:p>7.77192497253418</text:p>
              </table:table-cell>
              <table:table-cell office:value-type="float" office:value="7.83864712715149">
                <text:p>7.83864712715149</text:p>
              </table:table-cell>
              <table:table-cell office:value-type="float" office:value="8.23898196220398">
                <text:p>8.23898196220398</text:p>
              </table:table-cell>
              <table:table-cell office:value-type="float" office:value="8.30570483207703">
                <text:p>8.30570483207703</text:p>
              </table:table-cell>
              <table:table-cell office:value-type="float" office:value="8.37242031097412">
                <text:p>8.37242031097412</text:p>
              </table:table-cell>
              <table:table-cell office:value-type="float" office:value="8.47248291969299">
                <text:p>8.47248291969299</text:p>
              </table:table-cell>
              <table:table-cell office:value-type="float" office:value="8.50583696365356">
                <text:p>8.50583696365356</text:p>
              </table:table-cell>
              <table:table-cell office:value-type="float" office:value="8.57254505157471">
                <text:p>8.57254505157471</text:p>
              </table:table-cell>
              <table:table-cell office:value-type="float" office:value="8.70596098899841">
                <text:p>8.70596098899841</text:p>
              </table:table-cell>
              <table:table-cell office:value-type="float" office:value="9.00614595413208">
                <text:p>9.00614595413208</text:p>
              </table:table-cell>
              <table:table-cell office:value-type="float" office:value="9.03949952125549">
                <text:p>9.03949952125549</text:p>
              </table:table-cell>
              <table:table-cell office:value-type="float" office:value="9.13956046104431">
                <text:p>9.13956046104431</text:p>
              </table:table-cell>
              <table:table-cell office:value-type="float" office:value="9.1729142665863">
                <text:p>9.1729142665863</text:p>
              </table:table-cell>
              <table:table-cell office:value-type="float" office:value="9.23962116241455">
                <text:p>9.23962116241455</text:p>
              </table:table-cell>
              <table:table-cell office:value-type="float" office:value="9.67324805259705">
                <text:p>9.67324805259705</text:p>
              </table:table-cell>
              <table:table-cell office:value-type="float" office:value="9.73996114730835">
                <text:p>9.73996114730835</text:p>
              </table:table-cell>
              <table:table-cell office:value-type="float" office:value="9.80667424201965">
                <text:p>9.80667424201965</text:p>
              </table:table-cell>
              <table:table-cell office:value-type="float" office:value="9.87338757514954">
                <text:p>9.87338757514954</text:p>
              </table:table-cell>
              <table:table-cell office:value-type="float" office:value="9.9067440032959">
                <text:p>9.9067440032959</text:p>
              </table:table-cell>
              <table:table-cell office:value-type="float" office:value="9.94010066986084">
                <text:p>9.94010066986084</text:p>
              </table:table-cell>
              <table:table-cell office:value-type="float" office:value="9.9734570980072">
                <text:p>9.9734570980072</text:p>
              </table:table-cell>
              <table:table-cell office:value-type="float" office:value="10.0401701927185">
                <text:p>10.0401701927185</text:p>
              </table:table-cell>
              <table:table-cell office:value-type="float" office:value="10.1068835258484">
                <text:p>10.1068835258484</text:p>
              </table:table-cell>
              <table:table-cell office:value-type="float" office:value="10.1402401924133">
                <text:p>10.1402401924133</text:p>
              </table:table-cell>
              <table:table-cell office:value-type="float" office:value="10.2069532871246">
                <text:p>10.2069532871246</text:p>
              </table:table-cell>
              <table:table-cell office:value-type="float" office:value="10.240309715271">
                <text:p>10.240309715271</text:p>
              </table:table-cell>
              <table:table-cell office:value-type="float" office:value="10.3070228099823">
                <text:p>10.3070228099823</text:p>
              </table:table-cell>
              <table:table-cell office:value-type="float" office:value="10.3737359046936">
                <text:p>10.3737359046936</text:p>
              </table:table-cell>
              <table:table-cell office:value-type="float" office:value="10.8407304286957">
                <text:p>10.8407304286957</text:p>
              </table:table-cell>
              <table:table-cell office:value-type="float" office:value="10.9074440002441">
                <text:p>10.9074440002441</text:p>
              </table:table-cell>
              <table:table-cell office:value-type="float" office:value="10.9408006668091">
                <text:p>10.9408006668091</text:p>
              </table:table-cell>
              <table:table-cell office:value-type="float" office:value="11.0742273330688">
                <text:p>11.0742273330688</text:p>
              </table:table-cell>
              <table:table-cell office:value-type="float" office:value="11.1409411430359">
                <text:p>11.1409411430359</text:p>
              </table:table-cell>
              <table:table-cell office:value-type="float" office:value="11.2743678092957">
                <text:p>11.2743678092957</text:p>
              </table:table-cell>
              <table:table-cell office:value-type="float" office:value="11.3410813808441">
                <text:p>11.3410813808441</text:p>
              </table:table-cell>
              <table:table-cell office:value-type="float" office:value="11.4077970981598">
                <text:p>11.4077970981598</text:p>
              </table:table-cell>
              <table:table-cell office:value-type="float" office:value="11.5745868682861">
                <text:p>11.5745868682861</text:p>
              </table:table-cell>
              <table:table-cell office:value-type="float" office:value="11.6413028240204">
                <text:p>11.6413028240204</text:p>
              </table:table-cell>
              <table:table-cell office:value-type="float" office:value="11.7080190181732">
                <text:p>11.7080190181732</text:p>
              </table:table-cell>
              <table:table-cell office:value-type="float" office:value="11.7413771152496">
                <text:p>11.7413771152496</text:p>
              </table:table-cell>
              <table:table-cell office:value-type="float" office:value="11.8080933094025">
                <text:p>11.8080933094025</text:p>
              </table:table-cell>
              <table:table-cell office:value-type="float" office:value="11.8748097419739">
                <text:p>11.8748097419739</text:p>
              </table:table-cell>
              <table:table-cell office:value-type="float" office:value="12.2417507171631">
                <text:p>12.2417507171631</text:p>
              </table:table-cell>
              <table:table-cell office:value-type="float" office:value="12.3418257236481">
                <text:p>12.3418257236481</text:p>
              </table:table-cell>
              <table:table-cell office:value-type="float" office:value="12.4085350036621">
                <text:p>12.4085350036621</text:p>
              </table:table-cell>
              <table:table-cell office:value-type="float" office:value="12.4418897628784">
                <text:p>12.4418897628784</text:p>
              </table:table-cell>
              <table:table-cell office:value-type="float" office:value="12.5085988044739">
                <text:p>12.5085988044739</text:p>
              </table:table-cell>
              <table:table-cell office:value-type="float" office:value="12.5419535636902">
                <text:p>12.5419535636902</text:p>
              </table:table-cell>
              <table:table-cell office:value-type="float" office:value="12.6086626052856">
                <text:p>12.6086626052856</text:p>
              </table:table-cell>
              <table:table-cell office:value-type="float" office:value="12.6420168876648">
                <text:p>12.6420168876648</text:p>
              </table:table-cell>
              <table:table-cell office:value-type="float" office:value="12.7087256908417">
                <text:p>12.7087256908417</text:p>
              </table:table-cell>
              <table:table-cell office:value-type="float" office:value="12.8087890148163">
                <text:p>12.8087890148163</text:p>
              </table:table-cell>
              <table:table-cell office:value-type="float" office:value="12.8421432971954">
                <text:p>12.8421432971954</text:p>
              </table:table-cell>
              <table:table-cell office:value-type="float" office:value="12.9088518619537">
                <text:p>12.9088518619537</text:p>
              </table:table-cell>
              <table:table-cell office:value-type="float" office:value="12.9422061443329">
                <text:p>12.9422061443329</text:p>
              </table:table-cell>
              <table:table-cell office:value-type="float" office:value="12.975560426712">
                <text:p>12.975560426712</text:p>
              </table:table-cell>
              <table:table-cell office:value-type="float" office:value="13.0422689914703">
                <text:p>13.0422689914703</text:p>
              </table:table-cell>
              <table:table-cell office:value-type="float" office:value="13.1089770793915">
                <text:p>13.1089770793915</text:p>
              </table:table-cell>
              <table:table-cell office:value-type="float" office:value="13.2090396881104">
                <text:p>13.2090396881104</text:p>
              </table:table-cell>
              <table:table-cell office:value-type="float" office:value="13.2757477760315">
                <text:p>13.2757477760315</text:p>
              </table:table-cell>
              <table:table-cell office:value-type="float" office:value="13.3424558639526">
                <text:p>13.3424558639526</text:p>
              </table:table-cell>
              <table:table-cell office:value-type="float" office:value="13.4425280094147">
                <text:p>13.4425280094147</text:p>
              </table:table-cell>
              <table:table-cell office:value-type="float" office:value="13.4758851528168">
                <text:p>13.4758851528168</text:p>
              </table:table-cell>
              <table:table-cell office:value-type="float" office:value="13.5425999164581">
                <text:p>13.5425999164581</text:p>
              </table:table-cell>
              <table:table-cell office:value-type="float" office:value="13.6426720619202">
                <text:p>13.6426720619202</text:p>
              </table:table-cell>
              <table:table-cell office:value-type="float" office:value="13.6760292053223">
                <text:p>13.6760292053223</text:p>
              </table:table-cell>
              <table:table-cell office:value-type="float" office:value="13.9095306396484">
                <text:p>13.9095306396484</text:p>
              </table:table-cell>
              <table:table-cell office:value-type="float" office:value="13.9762454032898">
                <text:p>13.9762454032898</text:p>
              </table:table-cell>
              <table:table-cell office:value-type="float" office:value="14.1430320739746">
                <text:p>14.1430320739746</text:p>
              </table:table-cell>
              <table:table-cell office:value-type="float" office:value="14.209746837616">
                <text:p>14.209746837616</text:p>
              </table:table-cell>
              <table:table-cell office:value-type="float" office:value="14.2764616012573">
                <text:p>14.2764616012573</text:p>
              </table:table-cell>
              <table:table-cell office:value-type="float" office:value="14.3431761264801">
                <text:p>14.3431761264801</text:p>
              </table:table-cell>
              <table:table-cell office:value-type="float" office:value="14.443265914917">
                <text:p>14.443265914917</text:p>
              </table:table-cell>
              <table:table-cell office:value-type="float" office:value="14.5433566570282">
                <text:p>14.5433566570282</text:p>
              </table:table-cell>
              <table:table-cell office:value-type="float" office:value="14.8102672100067">
                <text:p>14.8102672100067</text:p>
              </table:table-cell>
              <table:table-cell office:value-type="float" office:value="14.8769955635071">
                <text:p>14.8769955635071</text:p>
              </table:table-cell>
              <table:table-cell office:value-type="float" office:value="14.9437239170074">
                <text:p>14.9437239170074</text:p>
              </table:table-cell>
              <table:table-cell office:value-type="float" office:value="15.0104529857636">
                <text:p>15.0104529857636</text:p>
              </table:table-cell>
              <table:table-cell office:value-type="float" office:value="15.0438175201416">
                <text:p>15.0438175201416</text:p>
              </table:table-cell>
              <table:table-cell office:value-type="float" office:value="15.1105468273163">
                <text:p>15.1105468273163</text:p>
              </table:table-cell>
              <table:table-cell office:value-type="float" office:value="15.1772763729095">
                <text:p>15.1772763729095</text:p>
              </table:table-cell>
              <table:table-cell office:value-type="float" office:value="15.2440059185028">
                <text:p>15.2440059185028</text:p>
              </table:table-cell>
              <table:table-cell office:value-type="float" office:value="15.3107359409332">
                <text:p>15.3107359409332</text:p>
              </table:table-cell>
              <table:table-cell office:value-type="float" office:value="15.3774573802948">
                <text:p>15.3774573802948</text:p>
              </table:table-cell>
              <table:table-cell office:value-type="float" office:value="15.4108140468597">
                <text:p>15.4108140468597</text:p>
              </table:table-cell>
              <table:table-cell office:value-type="float" office:value="15.4775269031525">
                <text:p>15.4775269031525</text:p>
              </table:table-cell>
              <table:table-cell office:value-type="float" office:value="15.510883808136">
                <text:p>15.510883808136</text:p>
              </table:table-cell>
              <table:table-cell office:value-type="float" office:value="15.6109533309937">
                <text:p>15.6109533309937</text:p>
              </table:table-cell>
              <table:table-cell office:value-type="float" office:value="15.6776661872864">
                <text:p>15.6776661872864</text:p>
              </table:table-cell>
              <table:table-cell office:value-type="float" office:value="15.8110921382904">
                <text:p>15.8110921382904</text:p>
              </table:table-cell>
              <table:table-cell office:value-type="float" office:value="15.8778049945831">
                <text:p>15.8778049945831</text:p>
              </table:table-cell>
              <table:table-cell office:value-type="float" office:value="15.9778745174408">
                <text:p>15.9778745174408</text:p>
              </table:table-cell>
              <table:table-cell office:value-type="float" office:value="16.0445873737335">
                <text:p>16.0445873737335</text:p>
              </table:table-cell>
              <table:table-cell office:value-type="float" office:value="16.0779438018799">
                <text:p>16.0779438018799</text:p>
              </table:table-cell>
              <table:table-cell office:value-type="float" office:value="16.2447257041931">
                <text:p>16.2447257041931</text:p>
              </table:table-cell>
              <table:table-cell office:value-type="float" office:value="16.4782183170319">
                <text:p>16.4782183170319</text:p>
              </table:table-cell>
              <table:table-cell office:value-type="float" office:value="16.5449299812317">
                <text:p>16.5449299812317</text:p>
              </table:table-cell>
              <table:table-cell office:value-type="float" office:value="16.5782856941223">
                <text:p>16.5782856941223</text:p>
              </table:table-cell>
              <table:table-cell office:value-type="float" office:value="16.6449973583221">
                <text:p>16.6449973583221</text:p>
              </table:table-cell>
              <table:table-cell office:value-type="float" office:value="16.7450647354126">
                <text:p>16.7450647354126</text:p>
              </table:table-cell>
              <table:table-cell office:value-type="float" office:value="16.7784206867218">
                <text:p>16.7784206867218</text:p>
              </table:table-cell>
              <table:table-cell office:value-type="float" office:value="17.3788273334503">
                <text:p>17.3788273334503</text:p>
              </table:table-cell>
              <table:table-cell office:value-type="float" office:value="17.4789063930511">
                <text:p>17.4789063930511</text:p>
              </table:table-cell>
              <table:table-cell office:value-type="float" office:value="17.5122661590576">
                <text:p>17.5122661590576</text:p>
              </table:table-cell>
              <table:table-cell office:value-type="float" office:value="17.5789856910706">
                <text:p>17.5789856910706</text:p>
              </table:table-cell>
              <table:table-cell office:value-type="float" office:value="17.6457052230835">
                <text:p>17.6457052230835</text:p>
              </table:table-cell>
              <table:table-cell office:value-type="float" office:value="17.67906498909">
                <text:p>17.67906498909</text:p>
              </table:table-cell>
              <table:table-cell office:value-type="float" office:value="17.7124247550964">
                <text:p>17.7124247550964</text:p>
              </table:table-cell>
              <table:table-cell office:value-type="float" office:value="17.779144525528">
                <text:p>17.779144525528</text:p>
              </table:table-cell>
              <table:table-cell office:value-type="float" office:value="17.8125042915344">
                <text:p>17.8125042915344</text:p>
              </table:table-cell>
              <table:table-cell office:value-type="float" office:value="17.8458640575409">
                <text:p>17.8458640575409</text:p>
              </table:table-cell>
              <table:table-cell office:value-type="float" office:value="17.8792240619659">
                <text:p>17.8792240619659</text:p>
              </table:table-cell>
              <table:table-cell office:value-type="float" office:value="17.9459438323975">
                <text:p>17.9459438323975</text:p>
              </table:table-cell>
              <table:table-cell office:value-type="float" office:value="18.012663602829">
                <text:p>18.012663602829</text:p>
              </table:table-cell>
              <table:table-cell office:value-type="float" office:value="18.046023607254">
                <text:p>18.046023607254</text:p>
              </table:table-cell>
              <table:table-cell office:value-type="float" office:value="18.1127436161041">
                <text:p>18.1127436161041</text:p>
              </table:table-cell>
              <table:table-cell office:value-type="float" office:value="18.1461033821106">
                <text:p>18.1461033821106</text:p>
              </table:table-cell>
              <table:table-cell office:value-type="float" office:value="18.2128233909607">
                <text:p>18.2128233909607</text:p>
              </table:table-cell>
              <table:table-cell office:value-type="float" office:value="18.2461833953857">
                <text:p>18.2461833953857</text:p>
              </table:table-cell>
              <table:table-cell office:value-type="float" office:value="18.2795436382294">
                <text:p>18.2795436382294</text:p>
              </table:table-cell>
              <table:table-cell office:value-type="float" office:value="18.3462636470795">
                <text:p>18.3462636470795</text:p>
              </table:table-cell>
              <table:table-cell office:value-type="float" office:value="18.3796181678772">
                <text:p>18.3796181678772</text:p>
              </table:table-cell>
              <table:table-cell office:value-type="float" office:value="18.4463269710541">
                <text:p>18.4463269710541</text:p>
              </table:table-cell>
              <table:table-cell office:value-type="float" office:value="18.513035774231">
                <text:p>18.513035774231</text:p>
              </table:table-cell>
              <table:table-cell office:value-type="float" office:value="18.5463902950287">
                <text:p>18.5463902950287</text:p>
              </table:table-cell>
              <table:table-cell office:value-type="float" office:value="18.6130990982056">
                <text:p>18.6130990982056</text:p>
              </table:table-cell>
              <table:table-cell office:value-type="float" office:value="18.6798076629639">
                <text:p>18.6798076629639</text:p>
              </table:table-cell>
              <table:table-cell office:value-type="float" office:value="18.7465162277222">
                <text:p>18.7465162277222</text:p>
              </table:table-cell>
              <table:table-cell office:value-type="float" office:value="18.8132247924805">
                <text:p>18.8132247924805</text:p>
              </table:table-cell>
              <table:table-cell office:value-type="float" office:value="18.846578836441">
                <text:p>18.846578836441</text:p>
              </table:table-cell>
              <table:table-cell office:value-type="float" office:value="18.8799331188202">
                <text:p>18.8799331188202</text:p>
              </table:table-cell>
              <table:table-cell office:value-type="float" office:value="18.9466412067413">
                <text:p>18.9466412067413</text:p>
              </table:table-cell>
              <table:table-cell office:value-type="float" office:value="19.0133495330811">
                <text:p>19.0133495330811</text:p>
              </table:table-cell>
              <table:table-cell office:value-type="float" office:value="19.0467035770416">
                <text:p>19.0467035770416</text:p>
              </table:table-cell>
              <table:table-cell office:value-type="float" office:value="19.1134114265442">
                <text:p>19.1134114265442</text:p>
              </table:table-cell>
              <table:table-cell office:value-type="float" office:value="19.1467654705048">
                <text:p>19.1467654705048</text:p>
              </table:table-cell>
              <table:table-cell office:value-type="float" office:value="19.1801195144653">
                <text:p>19.1801195144653</text:p>
              </table:table-cell>
              <table:table-cell office:value-type="float" office:value="19.2468273639679">
                <text:p>19.2468273639679</text:p>
              </table:table-cell>
              <table:table-cell office:value-type="float" office:value="19.3135349750519">
                <text:p>19.3135349750519</text:p>
              </table:table-cell>
              <table:table-cell office:value-type="float" office:value="19.3468890190125">
                <text:p>19.3468890190125</text:p>
              </table:table-cell>
              <table:table-cell office:value-type="float" office:value="19.3802440166473">
                <text:p>19.3802440166473</text:p>
              </table:table-cell>
              <table:table-cell office:value-type="float" office:value="19.44695353508">
                <text:p>19.44695353508</text:p>
              </table:table-cell>
              <table:table-cell office:value-type="float" office:value="19.5136630535126">
                <text:p>19.5136630535126</text:p>
              </table:table-cell>
              <table:table-cell office:value-type="float" office:value="19.5803725719452">
                <text:p>19.5803725719452</text:p>
              </table:table-cell>
              <table:table-cell office:value-type="float" office:value="19.6137270927429">
                <text:p>19.6137270927429</text:p>
              </table:table-cell>
              <table:table-cell office:value-type="float" office:value="19.6470816135406">
                <text:p>19.6470816135406</text:p>
              </table:table-cell>
              <table:table-cell office:value-type="float" office:value="19.7137911319733">
                <text:p>19.7137911319733</text:p>
              </table:table-cell>
              <table:table-cell office:value-type="float" office:value="19.747145652771">
                <text:p>19.747145652771</text:p>
              </table:table-cell>
              <table:table-cell office:value-type="float" office:value="19.7805001735687">
                <text:p>19.7805001735687</text:p>
              </table:table-cell>
              <table:table-cell office:value-type="float" office:value="19.8472094535828">
                <text:p>19.8472094535828</text:p>
              </table:table-cell>
              <table:table-cell office:value-type="float" office:value="19.8805639743805">
                <text:p>19.8805639743805</text:p>
              </table:table-cell>
              <table:table-cell office:value-type="float" office:value="19.9139182567596">
                <text:p>19.9139182567596</text:p>
              </table:table-cell>
              <table:table-cell office:value-type="float" office:value="19.9472727775574">
                <text:p>19.9472727775574</text:p>
              </table:table-cell>
              <table:table-cell office:value-type="float" office:value="20.0139818191528">
                <text:p>20.0139818191528</text:p>
              </table:table-cell>
              <table:table-cell office:value-type="float" office:value="20.047336101532">
                <text:p>20.047336101532</text:p>
              </table:table-cell>
              <table:table-cell office:value-type="float" office:value="20.1140449047089">
                <text:p>20.1140449047089</text:p>
              </table:table-cell>
              <table:table-cell office:value-type="float" office:value="20.1807534694672">
                <text:p>20.1807534694672</text:p>
              </table:table-cell>
              <table:table-cell office:value-type="float" office:value="20.2141079902649">
                <text:p>20.2141079902649</text:p>
              </table:table-cell>
              <table:table-cell office:value-type="float" office:value="20.247462272644">
                <text:p>20.247462272644</text:p>
              </table:table-cell>
              <table:table-cell office:value-type="float" office:value="20.2808165550232">
                <text:p>20.2808165550232</text:p>
              </table:table-cell>
              <table:table-cell office:value-type="float" office:value="20.3475251197815">
                <text:p>20.3475251197815</text:p>
              </table:table-cell>
              <table:table-cell office:value-type="float" office:value="20.3808808326721">
                <text:p>20.3808808326721</text:p>
              </table:table-cell>
              <table:table-cell office:value-type="float" office:value="20.4142365455627">
                <text:p>20.4142365455627</text:p>
              </table:table-cell>
              <table:table-cell office:value-type="float" office:value="20.480947971344">
                <text:p>20.480947971344</text:p>
              </table:table-cell>
              <table:table-cell office:value-type="float" office:value="20.514303445816">
                <text:p>20.514303445816</text:p>
              </table:table-cell>
              <table:table-cell office:value-type="float" office:value="20.5810148715973">
                <text:p>20.5810148715973</text:p>
              </table:table-cell>
              <table:table-cell office:value-type="float" office:value="20.6143705844879">
                <text:p>20.6143705844879</text:p>
              </table:table-cell>
              <table:table-cell office:value-type="float" office:value="20.6810817718506">
                <text:p>20.6810817718506</text:p>
              </table:table-cell>
              <table:table-cell office:value-type="float" office:value="20.7144372463226">
                <text:p>20.7144372463226</text:p>
              </table:table-cell>
              <table:table-cell office:value-type="float" office:value="20.7811486721039">
                <text:p>20.7811486721039</text:p>
              </table:table-cell>
              <table:table-cell office:value-type="float" office:value="20.8145041465759">
                <text:p>20.8145041465759</text:p>
              </table:table-cell>
              <table:table-cell office:value-type="float" office:value="20.8812153339386">
                <text:p>20.8812153339386</text:p>
              </table:table-cell>
              <table:table-cell office:value-type="float" office:value="20.9145708084106">
                <text:p>20.9145708084106</text:p>
              </table:table-cell>
              <table:table-cell office:value-type="float" office:value="20.9812819957733">
                <text:p>20.9812819957733</text:p>
              </table:table-cell>
              <table:table-cell office:value-type="float" office:value="21.0479927062988">
                <text:p>21.0479927062988</text:p>
              </table:table-cell>
              <table:table-cell office:value-type="float" office:value="21.1147038936615">
                <text:p>21.1147038936615</text:p>
              </table:table-cell>
              <table:table-cell office:value-type="float" office:value="21.1814148426056">
                <text:p>21.1814148426056</text:p>
              </table:table-cell>
              <table:table-cell office:value-type="float" office:value="21.2147703170776">
                <text:p>21.2147703170776</text:p>
              </table:table-cell>
              <table:table-cell office:value-type="float" office:value="21.2814812660217">
                <text:p>21.2814812660217</text:p>
              </table:table-cell>
              <table:table-cell office:value-type="float" office:value="21.3481922149658">
                <text:p>21.3481922149658</text:p>
              </table:table-cell>
              <table:table-cell office:value-type="float" office:value="21.3815472126007">
                <text:p>21.3815472126007</text:p>
              </table:table-cell>
              <table:table-cell office:value-type="float" office:value="21.4482572078705">
                <text:p>21.4482572078705</text:p>
              </table:table-cell>
              <table:table-cell office:value-type="float" office:value="21.4816122055054">
                <text:p>21.4816122055054</text:p>
              </table:table-cell>
              <table:table-cell office:value-type="float" office:value="21.5483222007751">
                <text:p>21.5483222007751</text:p>
              </table:table-cell>
              <table:table-cell office:value-type="float" office:value="21.5816769599915">
                <text:p>21.5816769599915</text:p>
              </table:table-cell>
              <table:table-cell office:value-type="float" office:value="21.6483869552612">
                <text:p>21.6483869552612</text:p>
              </table:table-cell>
              <table:table-cell office:value-type="float" office:value="21.6817417144775">
                <text:p>21.6817417144775</text:p>
              </table:table-cell>
              <table:table-cell office:value-type="float" office:value="21.7484512329102">
                <text:p>21.7484512329102</text:p>
              </table:table-cell>
              <table:table-cell office:value-type="float" office:value="21.7818059921265">
                <text:p>21.7818059921265</text:p>
              </table:table-cell>
              <table:table-cell office:value-type="float" office:value="21.8151609897613">
                <text:p>21.8151609897613</text:p>
              </table:table-cell>
              <table:table-cell office:value-type="float" office:value="21.881870508194">
                <text:p>21.881870508194</text:p>
              </table:table-cell>
              <table:table-cell office:value-type="float" office:value="21.9152252674103">
                <text:p>21.9152252674103</text:p>
              </table:table-cell>
              <table:table-cell office:value-type="float" office:value="21.9485800266266">
                <text:p>21.9485800266266</text:p>
              </table:table-cell>
              <table:table-cell office:value-type="float" office:value="22.0152893066406">
                <text:p>22.0152893066406</text:p>
              </table:table-cell>
              <table:table-cell office:value-type="float" office:value="22.0486438274384">
                <text:p>22.0486438274384</text:p>
              </table:table-cell>
              <table:table-cell office:value-type="float" office:value="22.1153531074524">
                <text:p>22.1153531074524</text:p>
              </table:table-cell>
              <table:table-cell office:value-type="float" office:value="22.1820621490478">
                <text:p>22.1820621490478</text:p>
              </table:table-cell>
              <table:table-cell office:value-type="float" office:value="22.2154169082642">
                <text:p>22.2154169082642</text:p>
              </table:table-cell>
              <table:table-cell office:value-type="float" office:value="22.2487714290619">
                <text:p>22.2487714290619</text:p>
              </table:table-cell>
            </table:table-row>
            <table:table-row>
              <table:table-cell office:value-type="string">
                <text:p>y_disp-axis</text:p>
                <draw:g>
                  <svg:desc>flatDgait3.A6:flatDgait3.A6</svg:desc>
                </draw:g>
              </table:table-cell>
              <table:table-cell office:value-type="float" office:value="0.293091283128323">
                <text:p>0.293091283128323</text:p>
                <draw:g>
                  <svg:desc>flatDgait3.B6:flatDgait3.KI6</svg:desc>
                </draw:g>
              </table:table-cell>
              <table:table-cell office:value-type="float" office:value="0.293086604405753">
                <text:p>0.293086604405753</text:p>
              </table:table-cell>
              <table:table-cell office:value-type="float" office:value="0.293075630680309">
                <text:p>0.293075630680309</text:p>
              </table:table-cell>
              <table:table-cell office:value-type="float" office:value="0.293082746299477">
                <text:p>0.293082746299477</text:p>
              </table:table-cell>
              <table:table-cell office:value-type="float" office:value="0.293081477964315">
                <text:p>0.293081477964315</text:p>
              </table:table-cell>
              <table:table-cell office:value-type="float" office:value="0.293091009075826">
                <text:p>0.293091009075826</text:p>
              </table:table-cell>
              <table:table-cell office:value-type="float" office:value="0.293091690630454">
                <text:p>0.293091690630454</text:p>
              </table:table-cell>
              <table:table-cell office:value-type="float" office:value="0.293092810222975">
                <text:p>0.293092810222975</text:p>
              </table:table-cell>
              <table:table-cell office:value-type="float" office:value="0.293104533553287">
                <text:p>0.293104533553287</text:p>
              </table:table-cell>
              <table:table-cell office:value-type="float" office:value="0.293095224578669">
                <text:p>0.293095224578669</text:p>
              </table:table-cell>
              <table:table-cell office:value-type="float" office:value="0.293082545992065">
                <text:p>0.293082545992065</text:p>
              </table:table-cell>
              <table:table-cell office:value-type="float" office:value="0.293077669804629">
                <text:p>0.293077669804629</text:p>
              </table:table-cell>
              <table:table-cell office:value-type="float" office:value="0.293091215613691">
                <text:p>0.293091215613691</text:p>
              </table:table-cell>
              <table:table-cell office:value-type="float" office:value="0.293078998423706">
                <text:p>0.293078998423706</text:p>
              </table:table-cell>
              <table:table-cell office:value-type="float" office:value="0.293083778794775">
                <text:p>0.293083778794775</text:p>
              </table:table-cell>
              <table:table-cell office:value-type="float" office:value="0.293095182374067">
                <text:p>0.293095182374067</text:p>
              </table:table-cell>
              <table:table-cell office:value-type="float" office:value="0.293086440736996">
                <text:p>0.293086440736996</text:p>
              </table:table-cell>
              <table:table-cell office:value-type="float" office:value="0.293084821931963">
                <text:p>0.293084821931963</text:p>
              </table:table-cell>
              <table:table-cell office:value-type="float" office:value="0.293086376092022">
                <text:p>0.293086376092022</text:p>
              </table:table-cell>
              <table:table-cell office:value-type="float" office:value="0.293095164764519">
                <text:p>0.293095164764519</text:p>
              </table:table-cell>
              <table:table-cell office:value-type="float" office:value="0.293091426292533">
                <text:p>0.293091426292533</text:p>
              </table:table-cell>
              <table:table-cell office:value-type="float" office:value="0.293098832598404">
                <text:p>0.293098832598404</text:p>
              </table:table-cell>
              <table:table-cell office:value-type="float" office:value="0.293075717893532">
                <text:p>0.293075717893532</text:p>
              </table:table-cell>
              <table:table-cell office:value-type="float" office:value="0.29309021910248">
                <text:p>0.29309021910248</text:p>
              </table:table-cell>
              <table:table-cell office:value-type="float" office:value="0.293087739982943">
                <text:p>0.293087739982943</text:p>
              </table:table-cell>
              <table:table-cell office:value-type="float" office:value="0.293090359834666">
                <text:p>0.293090359834666</text:p>
              </table:table-cell>
              <table:table-cell office:value-type="float" office:value="0.293100666386176">
                <text:p>0.293100666386176</text:p>
              </table:table-cell>
              <table:table-cell office:value-type="float" office:value="0.293099224141697">
                <text:p>0.293099224141697</text:p>
              </table:table-cell>
              <table:table-cell office:value-type="float" office:value="0.293087743028598">
                <text:p>0.293087743028598</text:p>
              </table:table-cell>
              <table:table-cell office:value-type="float" office:value="0.293084619780096">
                <text:p>0.293084619780096</text:p>
              </table:table-cell>
              <table:table-cell office:value-type="float" office:value="0.293099741122603">
                <text:p>0.293099741122603</text:p>
              </table:table-cell>
              <table:table-cell office:value-type="float" office:value="0.293089363632624">
                <text:p>0.293089363632624</text:p>
              </table:table-cell>
              <table:table-cell office:value-type="float" office:value="0.293079294349018">
                <text:p>0.293079294349018</text:p>
              </table:table-cell>
              <table:table-cell office:value-type="float" office:value="0.29309333793969">
                <text:p>0.29309333793969</text:p>
              </table:table-cell>
              <table:table-cell office:value-type="float" office:value="0.293095204193384">
                <text:p>0.293095204193384</text:p>
              </table:table-cell>
              <table:table-cell office:value-type="float" office:value="0.293071644866967">
                <text:p>0.293071644866967</text:p>
              </table:table-cell>
              <table:table-cell office:value-type="float" office:value="0.293074734907001">
                <text:p>0.293074734907001</text:p>
              </table:table-cell>
              <table:table-cell office:value-type="float" office:value="0.29308034506">
                <text:p>0.29308034506</text:p>
              </table:table-cell>
              <table:table-cell office:value-type="float" office:value="0.293077176293432">
                <text:p>0.293077176293432</text:p>
              </table:table-cell>
              <table:table-cell office:value-type="float" office:value="0.29307622393009">
                <text:p>0.29307622393009</text:p>
              </table:table-cell>
              <table:table-cell office:value-type="float" office:value="0.293077062515906">
                <text:p>0.293077062515906</text:p>
              </table:table-cell>
              <table:table-cell office:value-type="float" office:value="0.29305004818884">
                <text:p>0.29305004818884</text:p>
              </table:table-cell>
              <table:table-cell office:value-type="float" office:value="0.292152910247606">
                <text:p>0.292152910247606</text:p>
              </table:table-cell>
              <table:table-cell office:value-type="float" office:value="0.292162867884201">
                <text:p>0.292162867884201</text:p>
              </table:table-cell>
              <table:table-cell office:value-type="float" office:value="0.292197639762908">
                <text:p>0.292197639762908</text:p>
              </table:table-cell>
              <table:table-cell office:value-type="float" office:value="0.29236579217652">
                <text:p>0.29236579217652</text:p>
              </table:table-cell>
              <table:table-cell office:value-type="float" office:value="0.292595038764906">
                <text:p>0.292595038764906</text:p>
              </table:table-cell>
              <table:table-cell office:value-type="float" office:value="0.292603076759048">
                <text:p>0.292603076759048</text:p>
              </table:table-cell>
              <table:table-cell office:value-type="float" office:value="0.293397817577958">
                <text:p>0.293397817577958</text:p>
              </table:table-cell>
              <table:table-cell office:value-type="float" office:value="0.294664545776755">
                <text:p>0.294664545776755</text:p>
              </table:table-cell>
              <table:table-cell office:value-type="float" office:value="0.297551657002182">
                <text:p>0.297551657002182</text:p>
              </table:table-cell>
              <table:table-cell office:value-type="float" office:value="0.303351390655054">
                <text:p>0.303351390655054</text:p>
              </table:table-cell>
              <table:table-cell office:value-type="float" office:value="0.315065647888293">
                <text:p>0.315065647888293</text:p>
              </table:table-cell>
              <table:table-cell office:value-type="float" office:value="0.32024286829544">
                <text:p>0.32024286829544</text:p>
              </table:table-cell>
              <table:table-cell office:value-type="float" office:value="0.31902236198303">
                <text:p>0.31902236198303</text:p>
              </table:table-cell>
              <table:table-cell office:value-type="float" office:value="0.329965425062599">
                <text:p>0.329965425062599</text:p>
              </table:table-cell>
              <table:table-cell office:value-type="float" office:value="0.334903159135765">
                <text:p>0.334903159135765</text:p>
              </table:table-cell>
              <table:table-cell office:value-type="float" office:value="0.334262728492911">
                <text:p>0.334262728492911</text:p>
              </table:table-cell>
              <table:table-cell office:value-type="float" office:value="0.334556717214818">
                <text:p>0.334556717214818</text:p>
              </table:table-cell>
              <table:table-cell office:value-type="float" office:value="0.329600569335485">
                <text:p>0.329600569335485</text:p>
              </table:table-cell>
              <table:table-cell office:value-type="float" office:value="0.296193378082766">
                <text:p>0.296193378082766</text:p>
              </table:table-cell>
              <table:table-cell office:value-type="float" office:value="0.297574865244248">
                <text:p>0.297574865244248</text:p>
              </table:table-cell>
              <table:table-cell office:value-type="float" office:value="0.29918994102519">
                <text:p>0.29918994102519</text:p>
              </table:table-cell>
              <table:table-cell office:value-type="float" office:value="0.302579012732751">
                <text:p>0.302579012732751</text:p>
              </table:table-cell>
              <table:table-cell office:value-type="float" office:value="0.303501362817795">
                <text:p>0.303501362817795</text:p>
              </table:table-cell>
              <table:table-cell office:value-type="float" office:value="0.302874606432035">
                <text:p>0.302874606432035</text:p>
              </table:table-cell>
              <table:table-cell office:value-type="float" office:value="0.287286858294058">
                <text:p>0.287286858294058</text:p>
              </table:table-cell>
              <table:table-cell office:value-type="float" office:value="0.285291135293113">
                <text:p>0.285291135293113</text:p>
              </table:table-cell>
              <table:table-cell office:value-type="float" office:value="0.293512903550709">
                <text:p>0.293512903550709</text:p>
              </table:table-cell>
              <table:table-cell office:value-type="float" office:value="0.297291523135831">
                <text:p>0.297291523135831</text:p>
              </table:table-cell>
              <table:table-cell office:value-type="float" office:value="0.298258887978797">
                <text:p>0.298258887978797</text:p>
              </table:table-cell>
              <table:table-cell office:value-type="float" office:value="0.296983101836572">
                <text:p>0.296983101836572</text:p>
              </table:table-cell>
              <table:table-cell office:value-type="float" office:value="0.295858038206789">
                <text:p>0.295858038206789</text:p>
              </table:table-cell>
              <table:table-cell office:value-type="float" office:value="0.295899301378885">
                <text:p>0.295899301378885</text:p>
              </table:table-cell>
              <table:table-cell office:value-type="float" office:value="0.297908327920778">
                <text:p>0.297908327920778</text:p>
              </table:table-cell>
              <table:table-cell office:value-type="float" office:value="0.303480981299874">
                <text:p>0.303480981299874</text:p>
              </table:table-cell>
              <table:table-cell office:value-type="float" office:value="0.317394312984973">
                <text:p>0.317394312984973</text:p>
              </table:table-cell>
              <table:table-cell office:value-type="float" office:value="0.324696751562572">
                <text:p>0.324696751562572</text:p>
              </table:table-cell>
              <table:table-cell office:value-type="float" office:value="0.323366963501815">
                <text:p>0.323366963501815</text:p>
              </table:table-cell>
              <table:table-cell office:value-type="float" office:value="0.319720487319205">
                <text:p>0.319720487319205</text:p>
              </table:table-cell>
              <table:table-cell office:value-type="float" office:value="0.288039660266231">
                <text:p>0.288039660266231</text:p>
              </table:table-cell>
              <table:table-cell office:value-type="float" office:value="0.285785297676155">
                <text:p>0.285785297676155</text:p>
              </table:table-cell>
              <table:table-cell office:value-type="float" office:value="0.285751610049225">
                <text:p>0.285751610049225</text:p>
              </table:table-cell>
              <table:table-cell office:value-type="float" office:value="0.312483166782939">
                <text:p>0.312483166782939</text:p>
              </table:table-cell>
              <table:table-cell office:value-type="float" office:value="0.289607328428371">
                <text:p>0.289607328428371</text:p>
              </table:table-cell>
              <table:table-cell office:value-type="float" office:value="0.286718456646314">
                <text:p>0.286718456646314</text:p>
              </table:table-cell>
              <table:table-cell office:value-type="float" office:value="0.285752868145096">
                <text:p>0.285752868145096</text:p>
              </table:table-cell>
              <table:table-cell office:value-type="float" office:value="0.293900763108741">
                <text:p>0.293900763108741</text:p>
              </table:table-cell>
              <table:table-cell office:value-type="float" office:value="0.299194382020033">
                <text:p>0.299194382020033</text:p>
              </table:table-cell>
              <table:table-cell office:value-type="float" office:value="0.299780432842913">
                <text:p>0.299780432842913</text:p>
              </table:table-cell>
              <table:table-cell office:value-type="float" office:value="0.299516681535928">
                <text:p>0.299516681535928</text:p>
              </table:table-cell>
              <table:table-cell office:value-type="float" office:value="0.298116899085751">
                <text:p>0.298116899085751</text:p>
              </table:table-cell>
              <table:table-cell office:value-type="float" office:value="0.297674984337558">
                <text:p>0.297674984337558</text:p>
              </table:table-cell>
              <table:table-cell office:value-type="float" office:value="0.297168637397701">
                <text:p>0.297168637397701</text:p>
              </table:table-cell>
              <table:table-cell office:value-type="float" office:value="0.298677090668232">
                <text:p>0.298677090668232</text:p>
              </table:table-cell>
              <table:table-cell office:value-type="float" office:value="0.3033030534668">
                <text:p>0.3033030534668</text:p>
              </table:table-cell>
              <table:table-cell office:value-type="float" office:value="0.308607683229089">
                <text:p>0.308607683229089</text:p>
              </table:table-cell>
              <table:table-cell office:value-type="float" office:value="0.33097533161116">
                <text:p>0.33097533161116</text:p>
              </table:table-cell>
              <table:table-cell office:value-type="float" office:value="0.329269933323362">
                <text:p>0.329269933323362</text:p>
              </table:table-cell>
              <table:table-cell office:value-type="float" office:value="0.327520256212323">
                <text:p>0.327520256212323</text:p>
              </table:table-cell>
              <table:table-cell office:value-type="float" office:value="0.331256905498216">
                <text:p>0.331256905498216</text:p>
              </table:table-cell>
              <table:table-cell office:value-type="float" office:value="0.330632783743635">
                <text:p>0.330632783743635</text:p>
              </table:table-cell>
              <table:table-cell office:value-type="float" office:value="0.324321341533887">
                <text:p>0.324321341533887</text:p>
              </table:table-cell>
              <table:table-cell office:value-type="float" office:value="0.306557059975526">
                <text:p>0.306557059975526</text:p>
              </table:table-cell>
              <table:table-cell office:value-type="float" office:value="0.299787353960827">
                <text:p>0.299787353960827</text:p>
              </table:table-cell>
              <table:table-cell office:value-type="float" office:value="0.300729753328904">
                <text:p>0.300729753328904</text:p>
              </table:table-cell>
              <table:table-cell office:value-type="float" office:value="0.303831566630018">
                <text:p>0.303831566630018</text:p>
              </table:table-cell>
              <table:table-cell office:value-type="float" office:value="0.304118639945792">
                <text:p>0.304118639945792</text:p>
              </table:table-cell>
              <table:table-cell office:value-type="float" office:value="0.302400364403723">
                <text:p>0.302400364403723</text:p>
              </table:table-cell>
              <table:table-cell office:value-type="float" office:value="0.30379338915975">
                <text:p>0.30379338915975</text:p>
              </table:table-cell>
              <table:table-cell office:value-type="float" office:value="0.292330799351247">
                <text:p>0.292330799351247</text:p>
              </table:table-cell>
              <table:table-cell office:value-type="float" office:value="0.291485298771654">
                <text:p>0.291485298771654</text:p>
              </table:table-cell>
              <table:table-cell office:value-type="float" office:value="0.288906151468199">
                <text:p>0.288906151468199</text:p>
              </table:table-cell>
              <table:table-cell office:value-type="float" office:value="0.290732434665765">
                <text:p>0.290732434665765</text:p>
              </table:table-cell>
              <table:table-cell office:value-type="float" office:value="0.293540831286455">
                <text:p>0.293540831286455</text:p>
              </table:table-cell>
              <table:table-cell office:value-type="float" office:value="0.297427539805817">
                <text:p>0.297427539805817</text:p>
              </table:table-cell>
              <table:table-cell office:value-type="float" office:value="0.299214647184334">
                <text:p>0.299214647184334</text:p>
              </table:table-cell>
              <table:table-cell office:value-type="float" office:value="0.29895838253161">
                <text:p>0.29895838253161</text:p>
              </table:table-cell>
              <table:table-cell office:value-type="float" office:value="0.298639947864251">
                <text:p>0.298639947864251</text:p>
              </table:table-cell>
              <table:table-cell office:value-type="float" office:value="0.297320587583098">
                <text:p>0.297320587583098</text:p>
              </table:table-cell>
              <table:table-cell office:value-type="float" office:value="0.297614922968031">
                <text:p>0.297614922968031</text:p>
              </table:table-cell>
              <table:table-cell office:value-type="float" office:value="0.300688979628337">
                <text:p>0.300688979628337</text:p>
              </table:table-cell>
              <table:table-cell office:value-type="float" office:value="0.306876473589324">
                <text:p>0.306876473589324</text:p>
              </table:table-cell>
              <table:table-cell office:value-type="float" office:value="0.330455982010055">
                <text:p>0.330455982010055</text:p>
              </table:table-cell>
              <table:table-cell office:value-type="float" office:value="0.329390332240126">
                <text:p>0.329390332240126</text:p>
              </table:table-cell>
              <table:table-cell office:value-type="float" office:value="0.328659101360312">
                <text:p>0.328659101360312</text:p>
              </table:table-cell>
              <table:table-cell office:value-type="float" office:value="0.329723667500682">
                <text:p>0.329723667500682</text:p>
              </table:table-cell>
              <table:table-cell office:value-type="float" office:value="0.322452791233607">
                <text:p>0.322452791233607</text:p>
              </table:table-cell>
              <table:table-cell office:value-type="float" office:value="0.308052264224032">
                <text:p>0.308052264224032</text:p>
              </table:table-cell>
              <table:table-cell office:value-type="float" office:value="0.303496192495708">
                <text:p>0.303496192495708</text:p>
              </table:table-cell>
              <table:table-cell office:value-type="float" office:value="0.301462452627498">
                <text:p>0.301462452627498</text:p>
              </table:table-cell>
              <table:table-cell office:value-type="float" office:value="0.302441382913491">
                <text:p>0.302441382913491</text:p>
              </table:table-cell>
              <table:table-cell office:value-type="float" office:value="0.304226326686386">
                <text:p>0.304226326686386</text:p>
              </table:table-cell>
              <table:table-cell office:value-type="float" office:value="0.307126137141918">
                <text:p>0.307126137141918</text:p>
              </table:table-cell>
              <table:table-cell office:value-type="float" office:value="0.307837719522988">
                <text:p>0.307837719522988</text:p>
              </table:table-cell>
              <table:table-cell office:value-type="float" office:value="0.305901547506817">
                <text:p>0.305901547506817</text:p>
              </table:table-cell>
              <table:table-cell office:value-type="float" office:value="0.30010050300423">
                <text:p>0.30010050300423</text:p>
              </table:table-cell>
              <table:table-cell office:value-type="float" office:value="0.30214614526872">
                <text:p>0.30214614526872</text:p>
              </table:table-cell>
              <table:table-cell office:value-type="float" office:value="0.281503954368009">
                <text:p>0.281503954368009</text:p>
              </table:table-cell>
              <table:table-cell office:value-type="float" office:value="0.279331716418297">
                <text:p>0.279331716418297</text:p>
              </table:table-cell>
              <table:table-cell office:value-type="float" office:value="0.280507726782012">
                <text:p>0.280507726782012</text:p>
              </table:table-cell>
              <table:table-cell office:value-type="float" office:value="0.293410019213691">
                <text:p>0.293410019213691</text:p>
              </table:table-cell>
              <table:table-cell office:value-type="float" office:value="0.295578422158304">
                <text:p>0.295578422158304</text:p>
              </table:table-cell>
              <table:table-cell office:value-type="float" office:value="0.298235569395316">
                <text:p>0.298235569395316</text:p>
              </table:table-cell>
              <table:table-cell office:value-type="float" office:value="0.298667767347555">
                <text:p>0.298667767347555</text:p>
              </table:table-cell>
              <table:table-cell office:value-type="float" office:value="0.29650780812876">
                <text:p>0.29650780812876</text:p>
              </table:table-cell>
              <table:table-cell office:value-type="float" office:value="0.295288984801342">
                <text:p>0.295288984801342</text:p>
              </table:table-cell>
              <table:table-cell office:value-type="float" office:value="0.295762351145281">
                <text:p>0.295762351145281</text:p>
              </table:table-cell>
              <table:table-cell office:value-type="float" office:value="0.29883466957413">
                <text:p>0.29883466957413</text:p>
              </table:table-cell>
              <table:table-cell office:value-type="float" office:value="0.300951776984299">
                <text:p>0.300951776984299</text:p>
              </table:table-cell>
              <table:table-cell office:value-type="float" office:value="0.303013436113852">
                <text:p>0.303013436113852</text:p>
              </table:table-cell>
              <table:table-cell office:value-type="float" office:value="0.307912641545275">
                <text:p>0.307912641545275</text:p>
              </table:table-cell>
              <table:table-cell office:value-type="float" office:value="0.320010369389107">
                <text:p>0.320010369389107</text:p>
              </table:table-cell>
              <table:table-cell office:value-type="float" office:value="0.318431504177889">
                <text:p>0.318431504177889</text:p>
              </table:table-cell>
              <table:table-cell office:value-type="float" office:value="0.321758442503062">
                <text:p>0.321758442503062</text:p>
              </table:table-cell>
              <table:table-cell office:value-type="float" office:value="0.330004575031349">
                <text:p>0.330004575031349</text:p>
              </table:table-cell>
              <table:table-cell office:value-type="float" office:value="0.331283267600247">
                <text:p>0.331283267600247</text:p>
              </table:table-cell>
              <table:table-cell office:value-type="float" office:value="0.330246090741843">
                <text:p>0.330246090741843</text:p>
              </table:table-cell>
              <table:table-cell office:value-type="float" office:value="0.329199202019718">
                <text:p>0.329199202019718</text:p>
              </table:table-cell>
              <table:table-cell office:value-type="float" office:value="0.331351947915928">
                <text:p>0.331351947915928</text:p>
              </table:table-cell>
              <table:table-cell office:value-type="float" office:value="0.328856519326472">
                <text:p>0.328856519326472</text:p>
              </table:table-cell>
              <table:table-cell office:value-type="float" office:value="0.304984926656734">
                <text:p>0.304984926656734</text:p>
              </table:table-cell>
              <table:table-cell office:value-type="float" office:value="0.301238639560704">
                <text:p>0.301238639560704</text:p>
              </table:table-cell>
              <table:table-cell office:value-type="float" office:value="0.299343023265646">
                <text:p>0.299343023265646</text:p>
              </table:table-cell>
              <table:table-cell office:value-type="float" office:value="0.301000684972226">
                <text:p>0.301000684972226</text:p>
              </table:table-cell>
              <table:table-cell office:value-type="float" office:value="0.303683311821248">
                <text:p>0.303683311821248</text:p>
              </table:table-cell>
              <table:table-cell office:value-type="float" office:value="0.30386132602871">
                <text:p>0.30386132602871</text:p>
              </table:table-cell>
              <table:table-cell office:value-type="float" office:value="0.29585931896808">
                <text:p>0.29585931896808</text:p>
              </table:table-cell>
              <table:table-cell office:value-type="float" office:value="0.314606060505977">
                <text:p>0.314606060505977</text:p>
              </table:table-cell>
              <table:table-cell office:value-type="float" office:value="0.303735811814567">
                <text:p>0.303735811814567</text:p>
              </table:table-cell>
              <table:table-cell office:value-type="float" office:value="0.288354017765523">
                <text:p>0.288354017765523</text:p>
              </table:table-cell>
              <table:table-cell office:value-type="float" office:value="0.284849101822126">
                <text:p>0.284849101822126</text:p>
              </table:table-cell>
              <table:table-cell office:value-type="float" office:value="0.282828480544415">
                <text:p>0.282828480544415</text:p>
              </table:table-cell>
              <table:table-cell office:value-type="float" office:value="0.285264383912172">
                <text:p>0.285264383912172</text:p>
              </table:table-cell>
              <table:table-cell office:value-type="float" office:value="0.294751919194921">
                <text:p>0.294751919194921</text:p>
              </table:table-cell>
              <table:table-cell office:value-type="float" office:value="0.297478495852918">
                <text:p>0.297478495852918</text:p>
              </table:table-cell>
              <table:table-cell office:value-type="float" office:value="0.296981267053894">
                <text:p>0.296981267053894</text:p>
              </table:table-cell>
              <table:table-cell office:value-type="float" office:value="0.295466738361125">
                <text:p>0.295466738361125</text:p>
              </table:table-cell>
              <table:table-cell office:value-type="float" office:value="0.295218789668879">
                <text:p>0.295218789668879</text:p>
              </table:table-cell>
              <table:table-cell office:value-type="float" office:value="0.295585286136563">
                <text:p>0.295585286136563</text:p>
              </table:table-cell>
              <table:table-cell office:value-type="float" office:value="0.298935462658976">
                <text:p>0.298935462658976</text:p>
              </table:table-cell>
              <table:table-cell office:value-type="float" office:value="0.30219583493355">
                <text:p>0.30219583493355</text:p>
              </table:table-cell>
              <table:table-cell office:value-type="float" office:value="0.306643408427492">
                <text:p>0.306643408427492</text:p>
              </table:table-cell>
              <table:table-cell office:value-type="float" office:value="0.319303670700899">
                <text:p>0.319303670700899</text:p>
              </table:table-cell>
              <table:table-cell office:value-type="float" office:value="0.315258707821762">
                <text:p>0.315258707821762</text:p>
              </table:table-cell>
              <table:table-cell office:value-type="float" office:value="0.324916270283554">
                <text:p>0.324916270283554</text:p>
              </table:table-cell>
              <table:table-cell office:value-type="float" office:value="0.32891206693752">
                <text:p>0.32891206693752</text:p>
              </table:table-cell>
              <table:table-cell office:value-type="float" office:value="0.327014655766699">
                <text:p>0.327014655766699</text:p>
              </table:table-cell>
              <table:table-cell office:value-type="float" office:value="0.326990756688635">
                <text:p>0.326990756688635</text:p>
              </table:table-cell>
              <table:table-cell office:value-type="float" office:value="0.325321367461851">
                <text:p>0.325321367461851</text:p>
              </table:table-cell>
              <table:table-cell office:value-type="float" office:value="0.30484364920151">
                <text:p>0.30484364920151</text:p>
              </table:table-cell>
              <table:table-cell office:value-type="float" office:value="0.303217541320892">
                <text:p>0.303217541320892</text:p>
              </table:table-cell>
              <table:table-cell office:value-type="float" office:value="0.302549012023287">
                <text:p>0.302549012023287</text:p>
              </table:table-cell>
              <table:table-cell office:value-type="float" office:value="0.302057691274637">
                <text:p>0.302057691274637</text:p>
              </table:table-cell>
              <table:table-cell office:value-type="float" office:value="0.302333289050031">
                <text:p>0.302333289050031</text:p>
              </table:table-cell>
              <table:table-cell office:value-type="float" office:value="0.303024007598765">
                <text:p>0.303024007598765</text:p>
              </table:table-cell>
              <table:table-cell office:value-type="float" office:value="0.300758970137885">
                <text:p>0.300758970137885</text:p>
              </table:table-cell>
              <table:table-cell office:value-type="float" office:value="0.284088200131004">
                <text:p>0.284088200131004</text:p>
              </table:table-cell>
              <table:table-cell office:value-type="float" office:value="0.284265344659472">
                <text:p>0.284265344659472</text:p>
              </table:table-cell>
              <table:table-cell office:value-type="float" office:value="0.283672607293181">
                <text:p>0.283672607293181</text:p>
              </table:table-cell>
              <table:table-cell office:value-type="float" office:value="0.289808029931125">
                <text:p>0.289808029931125</text:p>
              </table:table-cell>
              <table:table-cell office:value-type="float" office:value="0.294842273402514">
                <text:p>0.294842273402514</text:p>
              </table:table-cell>
              <table:table-cell office:value-type="float" office:value="0.298165263292961">
                <text:p>0.298165263292961</text:p>
              </table:table-cell>
              <table:table-cell office:value-type="float" office:value="0.300148006438125">
                <text:p>0.300148006438125</text:p>
              </table:table-cell>
              <table:table-cell office:value-type="float" office:value="0.299502178295473">
                <text:p>0.299502178295473</text:p>
              </table:table-cell>
              <table:table-cell office:value-type="float" office:value="0.298999751898688">
                <text:p>0.298999751898688</text:p>
              </table:table-cell>
              <table:table-cell office:value-type="float" office:value="0.298037579986696">
                <text:p>0.298037579986696</text:p>
              </table:table-cell>
              <table:table-cell office:value-type="float" office:value="0.29788652917289">
                <text:p>0.29788652917289</text:p>
              </table:table-cell>
              <table:table-cell office:value-type="float" office:value="0.300230100069663">
                <text:p>0.300230100069663</text:p>
              </table:table-cell>
              <table:table-cell office:value-type="float" office:value="0.30325223820801">
                <text:p>0.30325223820801</text:p>
              </table:table-cell>
              <table:table-cell office:value-type="float" office:value="0.305547564132272">
                <text:p>0.305547564132272</text:p>
              </table:table-cell>
              <table:table-cell office:value-type="float" office:value="0.303821670290158">
                <text:p>0.303821670290158</text:p>
              </table:table-cell>
              <table:table-cell office:value-type="float" office:value="0.296954341732911">
                <text:p>0.296954341732911</text:p>
              </table:table-cell>
              <table:table-cell office:value-type="float" office:value="0.292981586098211">
                <text:p>0.292981586098211</text:p>
              </table:table-cell>
              <table:table-cell office:value-type="float" office:value="0.292564264669038">
                <text:p>0.292564264669038</text:p>
              </table:table-cell>
              <table:table-cell office:value-type="float" office:value="0.291811453477244">
                <text:p>0.291811453477244</text:p>
              </table:table-cell>
              <table:table-cell office:value-type="float" office:value="0.291631607079527">
                <text:p>0.291631607079527</text:p>
              </table:table-cell>
              <table:table-cell office:value-type="float" office:value="0.292327338216707">
                <text:p>0.292327338216707</text:p>
              </table:table-cell>
              <table:table-cell office:value-type="float" office:value="0.292662285552531">
                <text:p>0.292662285552531</text:p>
              </table:table-cell>
              <table:table-cell office:value-type="float" office:value="0.292596270176606">
                <text:p>0.292596270176606</text:p>
              </table:table-cell>
              <table:table-cell office:value-type="float" office:value="0.292288225089362">
                <text:p>0.292288225089362</text:p>
              </table:table-cell>
              <table:table-cell office:value-type="float" office:value="0.292324261385167">
                <text:p>0.292324261385167</text:p>
              </table:table-cell>
              <table:table-cell office:value-type="float" office:value="0.292455490552081">
                <text:p>0.292455490552081</text:p>
              </table:table-cell>
              <table:table-cell office:value-type="float" office:value="0.292378863529643">
                <text:p>0.292378863529643</text:p>
              </table:table-cell>
              <table:table-cell office:value-type="float" office:value="0.292374939876327">
                <text:p>0.292374939876327</text:p>
              </table:table-cell>
              <table:table-cell office:value-type="float" office:value="0.292493161427372">
                <text:p>0.292493161427372</text:p>
              </table:table-cell>
              <table:table-cell office:value-type="float" office:value="0.292404514935295">
                <text:p>0.292404514935295</text:p>
              </table:table-cell>
              <table:table-cell office:value-type="float" office:value="0.292397338386677">
                <text:p>0.292397338386677</text:p>
              </table:table-cell>
              <table:table-cell office:value-type="float" office:value="0.292388451910187">
                <text:p>0.292388451910187</text:p>
              </table:table-cell>
              <table:table-cell office:value-type="float" office:value="0.292391110098044">
                <text:p>0.292391110098044</text:p>
              </table:table-cell>
              <table:table-cell office:value-type="float" office:value="0.29239999814302">
                <text:p>0.29239999814302</text:p>
              </table:table-cell>
              <table:table-cell office:value-type="float" office:value="0.292396409686943">
                <text:p>0.292396409686943</text:p>
              </table:table-cell>
              <table:table-cell office:value-type="float" office:value="0.29240613908669">
                <text:p>0.29240613908669</text:p>
              </table:table-cell>
              <table:table-cell office:value-type="float" office:value="0.292387798378591">
                <text:p>0.292387798378591</text:p>
              </table:table-cell>
              <table:table-cell office:value-type="float" office:value="0.292418819795149">
                <text:p>0.292418819795149</text:p>
              </table:table-cell>
              <table:table-cell office:value-type="float" office:value="0.292385533934098">
                <text:p>0.292385533934098</text:p>
              </table:table-cell>
              <table:table-cell office:value-type="float" office:value="0.292540697212359">
                <text:p>0.292540697212359</text:p>
              </table:table-cell>
              <table:table-cell office:value-type="float" office:value="0.292410340219425">
                <text:p>0.292410340219425</text:p>
              </table:table-cell>
              <table:table-cell office:value-type="float" office:value="0.292399353937923">
                <text:p>0.292399353937923</text:p>
              </table:table-cell>
              <table:table-cell office:value-type="float" office:value="0.292412515011548">
                <text:p>0.292412515011548</text:p>
              </table:table-cell>
              <table:table-cell office:value-type="float" office:value="0.292411122746374">
                <text:p>0.292411122746374</text:p>
              </table:table-cell>
              <table:table-cell office:value-type="float" office:value="0.292408663174222">
                <text:p>0.292408663174222</text:p>
              </table:table-cell>
              <table:table-cell office:value-type="float" office:value="0.292397593647727">
                <text:p>0.292397593647727</text:p>
              </table:table-cell>
              <table:table-cell office:value-type="float" office:value="0.292388651205213">
                <text:p>0.292388651205213</text:p>
              </table:table-cell>
              <table:table-cell office:value-type="float" office:value="0.292407176811623">
                <text:p>0.292407176811623</text:p>
              </table:table-cell>
              <table:table-cell office:value-type="float" office:value="0.292516016366595">
                <text:p>0.292516016366595</text:p>
              </table:table-cell>
              <table:table-cell office:value-type="float" office:value="0.292372940106497">
                <text:p>0.292372940106497</text:p>
              </table:table-cell>
              <table:table-cell office:value-type="float" office:value="0.292403509851368">
                <text:p>0.292403509851368</text:p>
              </table:table-cell>
              <table:table-cell office:value-type="float" office:value="0.292405392215054">
                <text:p>0.292405392215054</text:p>
              </table:table-cell>
              <table:table-cell office:value-type="float" office:value="0.292421568157027">
                <text:p>0.292421568157027</text:p>
              </table:table-cell>
              <table:table-cell office:value-type="float" office:value="0.292396390901795">
                <text:p>0.292396390901795</text:p>
              </table:table-cell>
              <table:table-cell office:value-type="float" office:value="0.292427874713065">
                <text:p>0.292427874713065</text:p>
              </table:table-cell>
              <table:table-cell office:value-type="float" office:value="0.29252842445357">
                <text:p>0.29252842445357</text:p>
              </table:table-cell>
              <table:table-cell office:value-type="float" office:value="0.292384425866347">
                <text:p>0.292384425866347</text:p>
              </table:table-cell>
              <table:table-cell office:value-type="float" office:value="0.292410112808017">
                <text:p>0.292410112808017</text:p>
              </table:table-cell>
              <table:table-cell office:value-type="float" office:value="0.292405019803104">
                <text:p>0.292405019803104</text:p>
              </table:table-cell>
              <table:table-cell office:value-type="float" office:value="0.292394298816881">
                <text:p>0.292394298816881</text:p>
              </table:table-cell>
              <table:table-cell office:value-type="float" office:value="0.292401971118359">
                <text:p>0.292401971118359</text:p>
              </table:table-cell>
              <table:table-cell office:value-type="float" office:value="0.292402112128615">
                <text:p>0.292402112128615</text:p>
              </table:table-cell>
              <table:table-cell office:value-type="float" office:value="0.29240476293536">
                <text:p>0.29240476293536</text:p>
              </table:table-cell>
              <table:table-cell office:value-type="float" office:value="0.292394749284075">
                <text:p>0.292394749284075</text:p>
              </table:table-cell>
              <table:table-cell office:value-type="float" office:value="0.29238927126904">
                <text:p>0.29238927126904</text:p>
              </table:table-cell>
              <table:table-cell office:value-type="float" office:value="0.292413603718543">
                <text:p>0.292413603718543</text:p>
              </table:table-cell>
              <table:table-cell office:value-type="float" office:value="0.292403070397339">
                <text:p>0.292403070397339</text:p>
              </table:table-cell>
              <table:table-cell office:value-type="float" office:value="0.292527065658611">
                <text:p>0.292527065658611</text:p>
              </table:table-cell>
              <table:table-cell office:value-type="float" office:value="0.292397627454431">
                <text:p>0.292397627454431</text:p>
              </table:table-cell>
              <table:table-cell office:value-type="float" office:value="0.292416021957115">
                <text:p>0.292416021957115</text:p>
              </table:table-cell>
              <table:table-cell office:value-type="float" office:value="0.292407164228832">
                <text:p>0.292407164228832</text:p>
              </table:table-cell>
              <table:table-cell office:value-type="float" office:value="0.292414425275613">
                <text:p>0.292414425275613</text:p>
              </table:table-cell>
              <table:table-cell office:value-type="float" office:value="0.292388836017681">
                <text:p>0.292388836017681</text:p>
              </table:table-cell>
              <table:table-cell office:value-type="float" office:value="0.292425088585377">
                <text:p>0.292425088585377</text:p>
              </table:table-cell>
              <table:table-cell office:value-type="float" office:value="0.292404978339101">
                <text:p>0.292404978339101</text:p>
              </table:table-cell>
              <table:table-cell office:value-type="float" office:value="0.29252021166706">
                <text:p>0.29252021166706</text:p>
              </table:table-cell>
              <table:table-cell office:value-type="float" office:value="0.292387805048749">
                <text:p>0.292387805048749</text:p>
              </table:table-cell>
              <table:table-cell office:value-type="float" office:value="0.292408416847234">
                <text:p>0.292408416847234</text:p>
              </table:table-cell>
              <table:table-cell office:value-type="float" office:value="0.292397730407565">
                <text:p>0.292397730407565</text:p>
              </table:table-cell>
              <table:table-cell office:value-type="float" office:value="0.292398899721016">
                <text:p>0.292398899721016</text:p>
              </table:table-cell>
              <table:table-cell office:value-type="float" office:value="0.292388407676035">
                <text:p>0.292388407676035</text:p>
              </table:table-cell>
              <table:table-cell office:value-type="float" office:value="0.292406911327596">
                <text:p>0.292406911327596</text:p>
              </table:table-cell>
              <table:table-cell office:value-type="float" office:value="0.292408427710984">
                <text:p>0.292408427710984</text:p>
              </table:table-cell>
              <table:table-cell office:value-type="float" office:value="0.292398471668004">
                <text:p>0.292398471668004</text:p>
              </table:table-cell>
              <table:table-cell office:value-type="float" office:value="0.292396816968579">
                <text:p>0.292396816968579</text:p>
              </table:table-cell>
              <table:table-cell office:value-type="float" office:value="0.292386744424776">
                <text:p>0.292386744424776</text:p>
              </table:table-cell>
              <table:table-cell office:value-type="float" office:value="0.292414847098498">
                <text:p>0.292414847098498</text:p>
              </table:table-cell>
              <table:table-cell office:value-type="float" office:value="0.292405434955885">
                <text:p>0.292405434955885</text:p>
              </table:table-cell>
              <table:table-cell office:value-type="float" office:value="0.292389282839843">
                <text:p>0.292389282839843</text:p>
              </table:table-cell>
              <table:table-cell office:value-type="float" office:value="0.2925056549786">
                <text:p>0.2925056549786</text:p>
              </table:table-cell>
              <table:table-cell office:value-type="float" office:value="0.292404116060828">
                <text:p>0.292404116060828</text:p>
              </table:table-cell>
              <table:table-cell office:value-type="float" office:value="0.292389315034272">
                <text:p>0.292389315034272</text:p>
              </table:table-cell>
              <table:table-cell office:value-type="float" office:value="0.292514514928225">
                <text:p>0.292514514928225</text:p>
              </table:table-cell>
              <table:table-cell office:value-type="float" office:value="0.292407438540725">
                <text:p>0.292407438540725</text:p>
              </table:table-cell>
              <table:table-cell office:value-type="float" office:value="0.29238650791012">
                <text:p>0.29238650791012</text:p>
              </table:table-cell>
              <table:table-cell office:value-type="float" office:value="0.292415790968208">
                <text:p>0.292415790968208</text:p>
              </table:table-cell>
              <table:table-cell office:value-type="float" office:value="0.292398495180108">
                <text:p>0.292398495180108</text:p>
              </table:table-cell>
            </table:table-row>
            <table:table-row>
              <table:table-cell office:value-type="string">
                <text:p>Potential diff</text:p>
                <draw:g>
                  <svg:desc>flatDgait3.A8:flatDgait3.A8</svg:desc>
                </draw:g>
              </table:table-cell>
              <table:table-cell office:value-type="float" office:value="0.00000703282770742053">
                <text:p>0.00000703282770742053</text:p>
                <draw:g>
                  <svg:desc>flatDgait3.B8:flatDgait3.KI8</svg:desc>
                </draw:g>
              </table:table-cell>
              <table:table-cell office:value-type="float" office:value="-0.00000467872256992852">
                <text:p>-0.00000467872256992852</text:p>
              </table:table-cell>
              <table:table-cell office:value-type="float" office:value="-0.0000109737254441744">
                <text:p>-0.0000109737254441744</text:p>
              </table:table-cell>
              <table:table-cell office:value-type="float" office:value="0.00000711561916827419">
                <text:p>0.00000711561916827419</text:p>
              </table:table-cell>
              <table:table-cell office:value-type="float" office:value="-0.00000126833516211899">
                <text:p>-0.00000126833516211899</text:p>
              </table:table-cell>
              <table:table-cell office:value-type="float" office:value="0.00000953111151125174">
                <text:p>0.00000953111151125174</text:p>
              </table:table-cell>
              <table:table-cell office:value-type="float" office:value="0.000000681554627957049">
                <text:p>0.000000681554627957049</text:p>
              </table:table-cell>
              <table:table-cell office:value-type="float" office:value="0.00000111959252041549">
                <text:p>0.00000111959252041549</text:p>
              </table:table-cell>
              <table:table-cell office:value-type="float" office:value="0.0000117233303123521">
                <text:p>0.0000117233303123521</text:p>
              </table:table-cell>
              <table:table-cell office:value-type="float" office:value="-0.00000930897461814961">
                <text:p>-0.00000930897461814961</text:p>
              </table:table-cell>
              <table:table-cell office:value-type="float" office:value="-0.0000126785866042534">
                <text:p>-0.0000126785866042534</text:p>
              </table:table-cell>
              <table:table-cell office:value-type="float" office:value="-0.0000048761874357206">
                <text:p>-0.0000048761874357206</text:p>
              </table:table-cell>
              <table:table-cell office:value-type="float" office:value="0.0000135458090618767">
                <text:p>0.0000135458090618767</text:p>
              </table:table-cell>
              <table:table-cell office:value-type="float" office:value="-0.0000122171899848422">
                <text:p>-0.0000122171899848422</text:p>
              </table:table-cell>
              <table:table-cell office:value-type="float" office:value="0.0000047803710691019">
                <text:p>0.0000047803710691019</text:p>
              </table:table-cell>
              <table:table-cell office:value-type="float" office:value="0.0000114035792917466">
                <text:p>0.0000114035792917466</text:p>
              </table:table-cell>
              <table:table-cell office:value-type="float" office:value="-0.00000874163707048625">
                <text:p>-0.00000874163707048625</text:p>
              </table:table-cell>
              <table:table-cell office:value-type="float" office:value="-0.00000161880503352085">
                <text:p>-0.00000161880503352085</text:p>
              </table:table-cell>
              <table:table-cell office:value-type="float" office:value="0.00000155416005892528">
                <text:p>0.00000155416005892528</text:p>
              </table:table-cell>
              <table:table-cell office:value-type="float" office:value="0.0000087886724972619">
                <text:p>0.0000087886724972619</text:p>
              </table:table-cell>
              <table:table-cell office:value-type="float" office:value="-0.00000373847198570365">
                <text:p>-0.00000373847198570365</text:p>
              </table:table-cell>
              <table:table-cell office:value-type="float" office:value="0.00000740630587081625">
                <text:p>0.00000740630587081625</text:p>
              </table:table-cell>
              <table:table-cell office:value-type="float" office:value="-0.0000231147048724845">
                <text:p>-0.0000231147048724845</text:p>
              </table:table-cell>
              <table:table-cell office:value-type="float" office:value="0.0000145012089478591">
                <text:p>0.0000145012089478591</text:p>
              </table:table-cell>
              <table:table-cell office:value-type="float" office:value="-0.00000247911953710211">
                <text:p>-0.00000247911953710211</text:p>
              </table:table-cell>
              <table:table-cell office:value-type="float" office:value="0.00000261985172334001">
                <text:p>0.00000261985172334001</text:p>
              </table:table-cell>
              <table:table-cell office:value-type="float" office:value="0.0000103065515097978">
                <text:p>0.0000103065515097978</text:p>
              </table:table-cell>
              <table:table-cell office:value-type="float" office:value="-0.00000144224447917729">
                <text:p>-0.00000144224447917729</text:p>
              </table:table-cell>
              <table:table-cell office:value-type="float" office:value="-0.0000114811130983439">
                <text:p>-0.0000114811130983439</text:p>
              </table:table-cell>
              <table:table-cell office:value-type="float" office:value="-0.00000312324850254564">
                <text:p>-0.00000312324850254564</text:p>
              </table:table-cell>
              <table:table-cell office:value-type="float" office:value="0.0000151213425077512">
                <text:p>0.0000151213425077512</text:p>
              </table:table-cell>
              <table:table-cell office:value-type="float" office:value="-0.0000103774899788966">
                <text:p>-0.0000103774899788966</text:p>
              </table:table-cell>
              <table:table-cell office:value-type="float" office:value="-0.00001006928360614">
                <text:p>-0.00001006928360614</text:p>
              </table:table-cell>
              <table:table-cell office:value-type="float" office:value="0.0000140435906712533">
                <text:p>0.0000140435906712533</text:p>
              </table:table-cell>
              <table:table-cell office:value-type="float" office:value="0.00000186625369430482">
                <text:p>0.00000186625369430482</text:p>
              </table:table-cell>
              <table:table-cell office:value-type="float" office:value="-0.0000235593264173439">
                <text:p>-0.0000235593264173439</text:p>
              </table:table-cell>
              <table:table-cell office:value-type="float" office:value="0.00000309004003462565">
                <text:p>0.00000309004003462565</text:p>
              </table:table-cell>
              <table:table-cell office:value-type="float" office:value="0.00000561015299921364">
                <text:p>0.00000561015299921364</text:p>
              </table:table-cell>
              <table:table-cell office:value-type="float" office:value="-0.00000316876656841769">
                <text:p>-0.00000316876656841769</text:p>
              </table:table-cell>
              <table:table-cell office:value-type="float" office:value="-0.000000952363342188178">
                <text:p>-0.000000952363342188178</text:p>
              </table:table-cell>
              <table:table-cell office:value-type="float" office:value="0.000000838585816287374">
                <text:p>0.000000838585816287374</text:p>
              </table:table-cell>
              <table:table-cell office:value-type="float" office:value="-0.0000270143270659218">
                <text:p>-0.0000270143270659218</text:p>
              </table:table-cell>
              <table:table-cell office:value-type="float" office:value="-0.00089713794123425">
                <text:p>-0.00089713794123425</text:p>
              </table:table-cell>
              <table:table-cell office:value-type="float" office:value="0.00000995763659494831">
                <text:p>0.00000995763659494831</text:p>
              </table:table-cell>
              <table:table-cell office:value-type="float" office:value="0.0000347718787072071">
                <text:p>0.0000347718787072071</text:p>
              </table:table-cell>
              <table:table-cell office:value-type="float" office:value="0.000168152413611788">
                <text:p>0.000168152413611788</text:p>
              </table:table-cell>
              <table:table-cell office:value-type="float" office:value="0.000229246588385745">
                <text:p>0.000229246588385745</text:p>
              </table:table-cell>
              <table:table-cell office:value-type="float" office:value="0.00000803799414222928">
                <text:p>0.00000803799414222928</text:p>
              </table:table-cell>
              <table:table-cell office:value-type="float" office:value="0.000794740818909734">
                <text:p>0.000794740818909734</text:p>
              </table:table-cell>
              <table:table-cell office:value-type="float" office:value="0.00126672819879725">
                <text:p>0.00126672819879725</text:p>
              </table:table-cell>
              <table:table-cell office:value-type="float" office:value="0.0028871112254269">
                <text:p>0.0028871112254269</text:p>
              </table:table-cell>
              <table:table-cell office:value-type="float" office:value="0.00579973365287262">
                <text:p>0.00579973365287262</text:p>
              </table:table-cell>
              <table:table-cell office:value-type="float" office:value="0.0117142572332383">
                <text:p>0.0117142572332383</text:p>
              </table:table-cell>
              <table:table-cell office:value-type="float" office:value="0.0051772204071478">
                <text:p>0.0051772204071478</text:p>
              </table:table-cell>
              <table:table-cell office:value-type="float" office:value="-0.00122050631241039">
                <text:p>-0.00122050631241039</text:p>
              </table:table-cell>
              <table:table-cell office:value-type="float" office:value="0.0109430630795694">
                <text:p>0.0109430630795694</text:p>
              </table:table-cell>
              <table:table-cell office:value-type="float" office:value="0.004937734073166">
                <text:p>0.004937734073166</text:p>
              </table:table-cell>
              <table:table-cell office:value-type="float" office:value="-0.000640430642854462">
                <text:p>-0.000640430642854462</text:p>
              </table:table-cell>
              <table:table-cell office:value-type="float" office:value="0.000293988721907168">
                <text:p>0.000293988721907168</text:p>
              </table:table-cell>
              <table:table-cell office:value-type="float" office:value="-0.00495614787933302">
                <text:p>-0.00495614787933302</text:p>
              </table:table-cell>
              <table:table-cell office:value-type="float" office:value="-0.0334071912527186">
                <text:p>-0.0334071912527186</text:p>
              </table:table-cell>
              <table:table-cell office:value-type="float" office:value="0.00138148716148195">
                <text:p>0.00138148716148195</text:p>
              </table:table-cell>
              <table:table-cell office:value-type="float" office:value="0.001615075780942">
                <text:p>0.001615075780942</text:p>
              </table:table-cell>
              <table:table-cell office:value-type="float" office:value="0.00338907170756059">
                <text:p>0.00338907170756059</text:p>
              </table:table-cell>
              <table:table-cell office:value-type="float" office:value="0.000922350085043877">
                <text:p>0.000922350085043877</text:p>
              </table:table-cell>
              <table:table-cell office:value-type="float" office:value="-0.000626756385759708">
                <text:p>-0.000626756385759708</text:p>
              </table:table-cell>
              <table:table-cell office:value-type="float" office:value="-0.015587748137977">
                <text:p>-0.015587748137977</text:p>
              </table:table-cell>
              <table:table-cell office:value-type="float" office:value="-0.00199572300094553">
                <text:p>-0.00199572300094553</text:p>
              </table:table-cell>
              <table:table-cell office:value-type="float" office:value="0.00822176825759663">
                <text:p>0.00822176825759663</text:p>
              </table:table-cell>
              <table:table-cell office:value-type="float" office:value="0.00377861958512199">
                <text:p>0.00377861958512199</text:p>
              </table:table-cell>
              <table:table-cell office:value-type="float" office:value="0.000967364842966112">
                <text:p>0.000967364842966112</text:p>
              </table:table-cell>
              <table:table-cell office:value-type="float" office:value="-0.0012757861422254">
                <text:p>-0.0012757861422254</text:p>
              </table:table-cell>
              <table:table-cell office:value-type="float" office:value="-0.00112506362978343">
                <text:p>-0.00112506362978343</text:p>
              </table:table-cell>
              <table:table-cell office:value-type="float" office:value="0.0000412631720959622">
                <text:p>0.0000412631720959622</text:p>
              </table:table-cell>
              <table:table-cell office:value-type="float" office:value="0.00200902654189389">
                <text:p>0.00200902654189389</text:p>
              </table:table-cell>
              <table:table-cell office:value-type="float" office:value="0.00557265337909585">
                <text:p>0.00557265337909585</text:p>
              </table:table-cell>
              <table:table-cell office:value-type="float" office:value="0.0139133316850984">
                <text:p>0.0139133316850984</text:p>
              </table:table-cell>
              <table:table-cell office:value-type="float" office:value="0.00730243857759977">
                <text:p>0.00730243857759977</text:p>
              </table:table-cell>
              <table:table-cell office:value-type="float" office:value="-0.00132978806075745">
                <text:p>-0.00132978806075745</text:p>
              </table:table-cell>
              <table:table-cell office:value-type="float" office:value="-0.00364647618261044">
                <text:p>-0.00364647618261044</text:p>
              </table:table-cell>
              <table:table-cell office:value-type="float" office:value="-0.0316808270529741">
                <text:p>-0.0316808270529741</text:p>
              </table:table-cell>
              <table:table-cell office:value-type="float" office:value="-0.00225436259007539">
                <text:p>-0.00225436259007539</text:p>
              </table:table-cell>
              <table:table-cell office:value-type="float" office:value="-0.0000336876269303454">
                <text:p>-0.0000336876269303454</text:p>
              </table:table-cell>
              <table:table-cell office:value-type="float" office:value="0.0267315567337141">
                <text:p>0.0267315567337141</text:p>
              </table:table-cell>
              <table:table-cell office:value-type="float" office:value="-0.0228758383545679">
                <text:p>-0.0228758383545679</text:p>
              </table:table-cell>
              <table:table-cell office:value-type="float" office:value="-0.00288887178205705">
                <text:p>-0.00288887178205705</text:p>
              </table:table-cell>
              <table:table-cell office:value-type="float" office:value="-0.000965588501217862">
                <text:p>-0.000965588501217862</text:p>
              </table:table-cell>
              <table:table-cell office:value-type="float" office:value="0.00814789496364493">
                <text:p>0.00814789496364493</text:p>
              </table:table-cell>
              <table:table-cell office:value-type="float" office:value="0.00529361891129171">
                <text:p>0.00529361891129171</text:p>
              </table:table-cell>
              <table:table-cell office:value-type="float" office:value="0.000586050822880824">
                <text:p>0.000586050822880824</text:p>
              </table:table-cell>
              <table:table-cell office:value-type="float" office:value="-0.000263751306985527">
                <text:p>-0.000263751306985527</text:p>
              </table:table-cell>
              <table:table-cell office:value-type="float" office:value="-0.00139978245017652">
                <text:p>-0.00139978245017652</text:p>
              </table:table-cell>
              <table:table-cell office:value-type="float" office:value="-0.000441914748193439">
                <text:p>-0.000441914748193439</text:p>
              </table:table-cell>
              <table:table-cell office:value-type="float" office:value="-0.00050634693985685">
                <text:p>-0.00050634693985685</text:p>
              </table:table-cell>
              <table:table-cell office:value-type="float" office:value="0.00150845327053101">
                <text:p>0.00150845327053101</text:p>
              </table:table-cell>
              <table:table-cell office:value-type="float" office:value="0.00462596279856814">
                <text:p>0.00462596279856814</text:p>
              </table:table-cell>
              <table:table-cell office:value-type="float" office:value="0.00530462976228829">
                <text:p>0.00530462976228829</text:p>
              </table:table-cell>
              <table:table-cell office:value-type="float" office:value="0.0223676483820712">
                <text:p>0.0223676483820712</text:p>
              </table:table-cell>
              <table:table-cell office:value-type="float" office:value="-0.00170539828779814">
                <text:p>-0.00170539828779814</text:p>
              </table:table-cell>
              <table:table-cell office:value-type="float" office:value="-0.00174967711103868">
                <text:p>-0.00174967711103868</text:p>
              </table:table-cell>
              <table:table-cell office:value-type="float" office:value="0.00373664928589307">
                <text:p>0.00373664928589307</text:p>
              </table:table-cell>
              <table:table-cell office:value-type="float" office:value="-0.000624121754580709">
                <text:p>-0.000624121754580709</text:p>
              </table:table-cell>
              <table:table-cell office:value-type="float" office:value="-0.00631144220974861">
                <text:p>-0.00631144220974861</text:p>
              </table:table-cell>
              <table:table-cell office:value-type="float" office:value="-0.0177642815583604">
                <text:p>-0.0177642815583604</text:p>
              </table:table-cell>
              <table:table-cell office:value-type="float" office:value="-0.00676970601469901">
                <text:p>-0.00676970601469901</text:p>
              </table:table-cell>
              <table:table-cell office:value-type="float" office:value="0.00094239936807694">
                <text:p>0.00094239936807694</text:p>
              </table:table-cell>
              <table:table-cell office:value-type="float" office:value="0.0031018133011142">
                <text:p>0.0031018133011142</text:p>
              </table:table-cell>
              <table:table-cell office:value-type="float" office:value="0.000287073315773712">
                <text:p>0.000287073315773712</text:p>
              </table:table-cell>
              <table:table-cell office:value-type="float" office:value="-0.00171827554206877">
                <text:p>-0.00171827554206877</text:p>
              </table:table-cell>
              <table:table-cell office:value-type="float" office:value="0.00139302475602687">
                <text:p>0.00139302475602687</text:p>
              </table:table-cell>
              <table:table-cell office:value-type="float" office:value="-0.0114625898085036">
                <text:p>-0.0114625898085036</text:p>
              </table:table-cell>
              <table:table-cell office:value-type="float" office:value="-0.000845500579593095">
                <text:p>-0.000845500579593095</text:p>
              </table:table-cell>
              <table:table-cell office:value-type="float" office:value="-0.00257914730345449">
                <text:p>-0.00257914730345449</text:p>
              </table:table-cell>
              <table:table-cell office:value-type="float" office:value="0.0018262831975655">
                <text:p>0.0018262831975655</text:p>
              </table:table-cell>
              <table:table-cell office:value-type="float" office:value="0.0028083966206906">
                <text:p>0.0028083966206906</text:p>
              </table:table-cell>
              <table:table-cell office:value-type="float" office:value="0.00388670851936185">
                <text:p>0.00388670851936185</text:p>
              </table:table-cell>
              <table:table-cell office:value-type="float" office:value="0.00178710737851723">
                <text:p>0.00178710737851723</text:p>
              </table:table-cell>
              <table:table-cell office:value-type="float" office:value="-0.000256264652724658">
                <text:p>-0.000256264652724658</text:p>
              </table:table-cell>
              <table:table-cell office:value-type="float" office:value="-0.000318434667359202">
                <text:p>-0.000318434667359202</text:p>
              </table:table-cell>
              <table:table-cell office:value-type="float" office:value="-0.00131936028115198">
                <text:p>-0.00131936028115198</text:p>
              </table:table-cell>
              <table:table-cell office:value-type="float" office:value="0.000294335384932176">
                <text:p>0.000294335384932176</text:p>
              </table:table-cell>
              <table:table-cell office:value-type="float" office:value="0.00307405666030647">
                <text:p>0.00307405666030647</text:p>
              </table:table-cell>
              <table:table-cell office:value-type="float" office:value="0.00618749396098711">
                <text:p>0.00618749396098711</text:p>
              </table:table-cell>
              <table:table-cell office:value-type="float" office:value="0.0235795084207305">
                <text:p>0.0235795084207305</text:p>
              </table:table-cell>
              <table:table-cell office:value-type="float" office:value="-0.00106564976992901">
                <text:p>-0.00106564976992901</text:p>
              </table:table-cell>
              <table:table-cell office:value-type="float" office:value="-0.000731230879813305">
                <text:p>-0.000731230879813305</text:p>
              </table:table-cell>
              <table:table-cell office:value-type="float" office:value="0.00106456614036965">
                <text:p>0.00106456614036965</text:p>
              </table:table-cell>
              <table:table-cell office:value-type="float" office:value="-0.00727087626707512">
                <text:p>-0.00727087626707512</text:p>
              </table:table-cell>
              <table:table-cell office:value-type="float" office:value="-0.0144005270095749">
                <text:p>-0.0144005270095749</text:p>
              </table:table-cell>
              <table:table-cell office:value-type="float" office:value="-0.0045560717283239">
                <text:p>-0.0045560717283239</text:p>
              </table:table-cell>
              <table:table-cell office:value-type="float" office:value="-0.00203373986821037">
                <text:p>-0.00203373986821037</text:p>
              </table:table-cell>
              <table:table-cell office:value-type="float" office:value="0.000978930285993718">
                <text:p>0.000978930285993718</text:p>
              </table:table-cell>
              <table:table-cell office:value-type="float" office:value="0.0017849437728949">
                <text:p>0.0017849437728949</text:p>
              </table:table-cell>
              <table:table-cell office:value-type="float" office:value="0.00289981045553134">
                <text:p>0.00289981045553134</text:p>
              </table:table-cell>
              <table:table-cell office:value-type="float" office:value="0.000711582381070164">
                <text:p>0.000711582381070164</text:p>
              </table:table-cell>
              <table:table-cell office:value-type="float" office:value="-0.00193617201617086">
                <text:p>-0.00193617201617086</text:p>
              </table:table-cell>
              <table:table-cell office:value-type="float" office:value="-0.00580104450258734">
                <text:p>-0.00580104450258734</text:p>
              </table:table-cell>
              <table:table-cell office:value-type="float" office:value="0.00204564226449">
                <text:p>0.00204564226449</text:p>
              </table:table-cell>
              <table:table-cell office:value-type="float" office:value="-0.0206421909007105">
                <text:p>-0.0206421909007105</text:p>
              </table:table-cell>
              <table:table-cell office:value-type="float" office:value="-0.00217223794971166">
                <text:p>-0.00217223794971166</text:p>
              </table:table-cell>
              <table:table-cell office:value-type="float" office:value="0.00117601036371467">
                <text:p>0.00117601036371467</text:p>
              </table:table-cell>
              <table:table-cell office:value-type="float" office:value="0.0129022924316793">
                <text:p>0.0129022924316793</text:p>
              </table:table-cell>
              <table:table-cell office:value-type="float" office:value="0.00216840294461246">
                <text:p>0.00216840294461246</text:p>
              </table:table-cell>
              <table:table-cell office:value-type="float" office:value="0.00265714723701171">
                <text:p>0.00265714723701171</text:p>
              </table:table-cell>
              <table:table-cell office:value-type="float" office:value="0.000432197952239366">
                <text:p>0.000432197952239366</text:p>
              </table:table-cell>
              <table:table-cell office:value-type="float" office:value="-0.00215995921879514">
                <text:p>-0.00215995921879514</text:p>
              </table:table-cell>
              <table:table-cell office:value-type="float" office:value="-0.00121882332741824">
                <text:p>-0.00121882332741824</text:p>
              </table:table-cell>
              <table:table-cell office:value-type="float" office:value="0.000473366343939519">
                <text:p>0.000473366343939519</text:p>
              </table:table-cell>
              <table:table-cell office:value-type="float" office:value="0.00307231842884892">
                <text:p>0.00307231842884892</text:p>
              </table:table-cell>
              <table:table-cell office:value-type="float" office:value="0.00211710741016924">
                <text:p>0.00211710741016924</text:p>
              </table:table-cell>
              <table:table-cell office:value-type="float" office:value="0.00206165912955253">
                <text:p>0.00206165912955253</text:p>
              </table:table-cell>
              <table:table-cell office:value-type="float" office:value="0.0048992054314233">
                <text:p>0.0048992054314233</text:p>
              </table:table-cell>
              <table:table-cell office:value-type="float" office:value="0.0120977278438318">
                <text:p>0.0120977278438318</text:p>
              </table:table-cell>
              <table:table-cell office:value-type="float" office:value="-0.00157886521121803">
                <text:p>-0.00157886521121803</text:p>
              </table:table-cell>
              <table:table-cell office:value-type="float" office:value="0.00332693832517261">
                <text:p>0.00332693832517261</text:p>
              </table:table-cell>
              <table:table-cell office:value-type="float" office:value="0.00824613252828776">
                <text:p>0.00824613252828776</text:p>
              </table:table-cell>
              <table:table-cell office:value-type="float" office:value="0.00127869256889734">
                <text:p>0.00127869256889734</text:p>
              </table:table-cell>
              <table:table-cell office:value-type="float" office:value="-0.00103717685840354">
                <text:p>-0.00103717685840354</text:p>
              </table:table-cell>
              <table:table-cell office:value-type="float" office:value="-0.00104688872212466">
                <text:p>-0.00104688872212466</text:p>
              </table:table-cell>
              <table:table-cell office:value-type="float" office:value="0.00215274589620917">
                <text:p>0.00215274589620917</text:p>
              </table:table-cell>
              <table:table-cell office:value-type="float" office:value="-0.00249542858945589">
                <text:p>-0.00249542858945589</text:p>
              </table:table-cell>
              <table:table-cell office:value-type="float" office:value="-0.0238715926697375">
                <text:p>-0.0238715926697375</text:p>
              </table:table-cell>
              <table:table-cell office:value-type="float" office:value="-0.00374628709603014">
                <text:p>-0.00374628709603014</text:p>
              </table:table-cell>
              <table:table-cell office:value-type="float" office:value="-0.00189561629505802">
                <text:p>-0.00189561629505802</text:p>
              </table:table-cell>
              <table:table-cell office:value-type="float" office:value="0.00165766170658044">
                <text:p>0.00165766170658044</text:p>
              </table:table-cell>
              <table:table-cell office:value-type="float" office:value="0.00268262684902199">
                <text:p>0.00268262684902199</text:p>
              </table:table-cell>
              <table:table-cell office:value-type="float" office:value="0.000178014207461996">
                <text:p>0.000178014207461996</text:p>
              </table:table-cell>
              <table:table-cell office:value-type="float" office:value="-0.00800200706063026">
                <text:p>-0.00800200706063026</text:p>
              </table:table-cell>
              <table:table-cell office:value-type="float" office:value="0.018746741537897">
                <text:p>0.018746741537897</text:p>
              </table:table-cell>
              <table:table-cell office:value-type="float" office:value="-0.0108702486914105">
                <text:p>-0.0108702486914105</text:p>
              </table:table-cell>
              <table:table-cell office:value-type="float" office:value="-0.0153817940490438">
                <text:p>-0.0153817940490438</text:p>
              </table:table-cell>
              <table:table-cell office:value-type="float" office:value="-0.00350491594339697">
                <text:p>-0.00350491594339697</text:p>
              </table:table-cell>
              <table:table-cell office:value-type="float" office:value="-0.00202062127771052">
                <text:p>-0.00202062127771052</text:p>
              </table:table-cell>
              <table:table-cell office:value-type="float" office:value="0.00243590336775712">
                <text:p>0.00243590336775712</text:p>
              </table:table-cell>
              <table:table-cell office:value-type="float" office:value="0.0094875352827487">
                <text:p>0.0094875352827487</text:p>
              </table:table-cell>
              <table:table-cell office:value-type="float" office:value="0.00272657665799647">
                <text:p>0.00272657665799647</text:p>
              </table:table-cell>
              <table:table-cell office:value-type="float" office:value="-0.000497228799023808">
                <text:p>-0.000497228799023808</text:p>
              </table:table-cell>
              <table:table-cell office:value-type="float" office:value="-0.00151452869276908">
                <text:p>-0.00151452869276908</text:p>
              </table:table-cell>
              <table:table-cell office:value-type="float" office:value="-0.000247948692245703">
                <text:p>-0.000247948692245703</text:p>
              </table:table-cell>
              <table:table-cell office:value-type="float" office:value="0.000366496467684108">
                <text:p>0.000366496467684108</text:p>
              </table:table-cell>
              <table:table-cell office:value-type="float" office:value="0.00335017652241265">
                <text:p>0.00335017652241265</text:p>
              </table:table-cell>
              <table:table-cell office:value-type="float" office:value="0.00326037227457382">
                <text:p>0.00326037227457382</text:p>
              </table:table-cell>
              <table:table-cell office:value-type="float" office:value="0.00444757349394287">
                <text:p>0.00444757349394287</text:p>
              </table:table-cell>
              <table:table-cell office:value-type="float" office:value="0.0126602622734069">
                <text:p>0.0126602622734069</text:p>
              </table:table-cell>
              <table:table-cell office:value-type="float" office:value="-0.0040449628791373">
                <text:p>-0.0040449628791373</text:p>
              </table:table-cell>
              <table:table-cell office:value-type="float" office:value="0.00965756246179234">
                <text:p>0.00965756246179234</text:p>
              </table:table-cell>
              <table:table-cell office:value-type="float" office:value="0.00399579665396571">
                <text:p>0.00399579665396571</text:p>
              </table:table-cell>
              <table:table-cell office:value-type="float" office:value="-0.00189741117082087">
                <text:p>-0.00189741117082087</text:p>
              </table:table-cell>
              <table:table-cell office:value-type="float" office:value="-0.0000238990780639936">
                <text:p>-0.0000238990780639936</text:p>
              </table:table-cell>
              <table:table-cell office:value-type="float" office:value="-0.00166938922678389">
                <text:p>-0.00166938922678389</text:p>
              </table:table-cell>
              <table:table-cell office:value-type="float" office:value="-0.0204777182603413">
                <text:p>-0.0204777182603413</text:p>
              </table:table-cell>
              <table:table-cell office:value-type="float" office:value="-0.00162610788061851">
                <text:p>-0.00162610788061851</text:p>
              </table:table-cell>
              <table:table-cell office:value-type="float" office:value="-0.000668529297604303">
                <text:p>-0.000668529297604303</text:p>
              </table:table-cell>
              <table:table-cell office:value-type="float" office:value="-0.000491320748650159">
                <text:p>-0.000491320748650159</text:p>
              </table:table-cell>
              <table:table-cell office:value-type="float" office:value="0.000275597775393599">
                <text:p>0.000275597775393599</text:p>
              </table:table-cell>
              <table:table-cell office:value-type="float" office:value="0.000690718548734648">
                <text:p>0.000690718548734648</text:p>
              </table:table-cell>
              <table:table-cell office:value-type="float" office:value="-0.00226503746088025">
                <text:p>-0.00226503746088025</text:p>
              </table:table-cell>
              <table:table-cell office:value-type="float" office:value="-0.0166707700068808">
                <text:p>-0.0166707700068808</text:p>
              </table:table-cell>
              <table:table-cell office:value-type="float" office:value="0.000177144528467676">
                <text:p>0.000177144528467676</text:p>
              </table:table-cell>
              <table:table-cell office:value-type="float" office:value="-0.000592737366290896">
                <text:p>-0.000592737366290896</text:p>
              </table:table-cell>
              <table:table-cell office:value-type="float" office:value="0.00613542263794431">
                <text:p>0.00613542263794431</text:p>
              </table:table-cell>
              <table:table-cell office:value-type="float" office:value="0.00503424347138881">
                <text:p>0.00503424347138881</text:p>
              </table:table-cell>
              <table:table-cell office:value-type="float" office:value="0.00332298989044688">
                <text:p>0.00332298989044688</text:p>
              </table:table-cell>
              <table:table-cell office:value-type="float" office:value="0.00198274314516445">
                <text:p>0.00198274314516445</text:p>
              </table:table-cell>
              <table:table-cell office:value-type="float" office:value="-0.000645828142652127">
                <text:p>-0.000645828142652127</text:p>
              </table:table-cell>
              <table:table-cell office:value-type="float" office:value="-0.000502426396785605">
                <text:p>-0.000502426396785605</text:p>
              </table:table-cell>
              <table:table-cell office:value-type="float" office:value="-0.000962171911991272">
                <text:p>-0.000962171911991272</text:p>
              </table:table-cell>
              <table:table-cell office:value-type="float" office:value="-0.00015105081380623">
                <text:p>-0.00015105081380623</text:p>
              </table:table-cell>
              <table:table-cell office:value-type="float" office:value="0.00234357089677284">
                <text:p>0.00234357089677284</text:p>
              </table:table-cell>
              <table:table-cell office:value-type="float" office:value="0.00302213813834656">
                <text:p>0.00302213813834656</text:p>
              </table:table-cell>
              <table:table-cell office:value-type="float" office:value="0.0022953259242624">
                <text:p>0.0022953259242624</text:p>
              </table:table-cell>
              <table:table-cell office:value-type="float" office:value="-0.00172589384211375">
                <text:p>-0.00172589384211375</text:p>
              </table:table-cell>
              <table:table-cell office:value-type="float" office:value="-0.00686732855724775">
                <text:p>-0.00686732855724775</text:p>
              </table:table-cell>
              <table:table-cell office:value-type="float" office:value="-0.00397275563469934">
                <text:p>-0.00397275563469934</text:p>
              </table:table-cell>
              <table:table-cell office:value-type="float" office:value="-0.000417321429173001">
                <text:p>-0.000417321429173001</text:p>
              </table:table-cell>
              <table:table-cell office:value-type="float" office:value="-0.000752811191794322">
                <text:p>-0.000752811191794322</text:p>
              </table:table-cell>
              <table:table-cell office:value-type="float" office:value="-0.000179846397716676">
                <text:p>-0.000179846397716676</text:p>
              </table:table-cell>
              <table:table-cell office:value-type="float" office:value="0.000695731137179689">
                <text:p>0.000695731137179689</text:p>
              </table:table-cell>
              <table:table-cell office:value-type="float" office:value="0.000334947335824121">
                <text:p>0.000334947335824121</text:p>
              </table:table-cell>
              <table:table-cell office:value-type="float" office:value="-0.0000660153759246551">
                <text:p>-0.0000660153759246551</text:p>
              </table:table-cell>
              <table:table-cell office:value-type="float" office:value="-0.000308045087244024">
                <text:p>-0.000308045087244024</text:p>
              </table:table-cell>
              <table:table-cell office:value-type="float" office:value="0.0000360362958049532">
                <text:p>0.0000360362958049532</text:p>
              </table:table-cell>
              <table:table-cell office:value-type="float" office:value="0.000131229166913993">
                <text:p>0.000131229166913993</text:p>
              </table:table-cell>
              <table:table-cell office:value-type="float" office:value="-0.0000766270224381582">
                <text:p>-0.0000766270224381582</text:p>
              </table:table-cell>
              <table:table-cell office:value-type="float" office:value="-0.0000039236533161402">
                <text:p>-0.0000039236533161402</text:p>
              </table:table-cell>
              <table:table-cell office:value-type="float" office:value="0.00011822155104535">
                <text:p>0.00011822155104535</text:p>
              </table:table-cell>
              <table:table-cell office:value-type="float" office:value="-0.0000886464920772379">
                <text:p>-0.0000886464920772379</text:p>
              </table:table-cell>
              <table:table-cell office:value-type="float" office:value="-0.00000717654861803752">
                <text:p>-0.00000717654861803752</text:p>
              </table:table-cell>
              <table:table-cell office:value-type="float" office:value="-0.00000888647648966678">
                <text:p>-0.00000888647648966678</text:p>
              </table:table-cell>
              <table:table-cell office:value-type="float" office:value="0.00000265818785655236">
                <text:p>0.00000265818785655236</text:p>
              </table:table-cell>
              <table:table-cell office:value-type="float" office:value="0.00000888804497645168">
                <text:p>0.00000888804497645168</text:p>
              </table:table-cell>
              <table:table-cell office:value-type="float" office:value="-0.00000358845607750791">
                <text:p>-0.00000358845607750791</text:p>
              </table:table-cell>
              <table:table-cell office:value-type="float" office:value="0.0000097293997468606">
                <text:p>0.0000097293997468606</text:p>
              </table:table-cell>
              <table:table-cell office:value-type="float" office:value="-0.0000183407080985298">
                <text:p>-0.0000183407080985298</text:p>
              </table:table-cell>
              <table:table-cell office:value-type="float" office:value="0.0000310214165580303">
                <text:p>0.0000310214165580303</text:p>
              </table:table-cell>
              <table:table-cell office:value-type="float" office:value="-0.0000332858610516129">
                <text:p>-0.0000332858610516129</text:p>
              </table:table-cell>
              <table:table-cell office:value-type="float" office:value="0.000155163278261594">
                <text:p>0.000155163278261594</text:p>
              </table:table-cell>
              <table:table-cell office:value-type="float" office:value="-0.000130356992934677">
                <text:p>-0.000130356992934677</text:p>
              </table:table-cell>
              <table:table-cell office:value-type="float" office:value="-0.0000109862815016459">
                <text:p>-0.0000109862815016459</text:p>
              </table:table-cell>
              <table:table-cell office:value-type="float" office:value="0.0000131610736255894">
                <text:p>0.0000131610736255894</text:p>
              </table:table-cell>
              <table:table-cell office:value-type="float" office:value="-0.00000139226517453794">
                <text:p>-0.00000139226517453794</text:p>
              </table:table-cell>
              <table:table-cell office:value-type="float" office:value="-0.00000245957215200265">
                <text:p>-0.00000245957215200265</text:p>
              </table:table-cell>
              <table:table-cell office:value-type="float" office:value="-0.0000110695264944893">
                <text:p>-0.0000110695264944893</text:p>
              </table:table-cell>
              <table:table-cell office:value-type="float" office:value="-0.00000894244251398169">
                <text:p>-0.00000894244251398169</text:p>
              </table:table-cell>
              <table:table-cell office:value-type="float" office:value="0.0000185256064097472">
                <text:p>0.0000185256064097472</text:p>
              </table:table-cell>
              <table:table-cell office:value-type="float" office:value="0.000108839554971429">
                <text:p>0.000108839554971429</text:p>
              </table:table-cell>
              <table:table-cell office:value-type="float" office:value="-0.000143076260097907">
                <text:p>-0.000143076260097907</text:p>
              </table:table-cell>
              <table:table-cell office:value-type="float" office:value="0.0000305697448714226">
                <text:p>0.0000305697448714226</text:p>
              </table:table-cell>
              <table:table-cell office:value-type="float" office:value="0.00000188236368570127">
                <text:p>0.00000188236368570127</text:p>
              </table:table-cell>
              <table:table-cell office:value-type="float" office:value="0.0000161759419733398">
                <text:p>0.0000161759419733398</text:p>
              </table:table-cell>
              <table:table-cell office:value-type="float" office:value="-0.0000251772552323226">
                <text:p>-0.0000251772552323226</text:p>
              </table:table-cell>
              <table:table-cell office:value-type="float" office:value="0.0000314838112698279">
                <text:p>0.0000314838112698279</text:p>
              </table:table-cell>
              <table:table-cell office:value-type="float" office:value="0.000100549740505662">
                <text:p>0.000100549740505662</text:p>
              </table:table-cell>
              <table:table-cell office:value-type="float" office:value="-0.000143998587223138">
                <text:p>-0.000143998587223138</text:p>
              </table:table-cell>
              <table:table-cell office:value-type="float" office:value="0.0000256869416696004">
                <text:p>0.0000256869416696004</text:p>
              </table:table-cell>
              <table:table-cell office:value-type="float" office:value="-0.00000509300491263742">
                <text:p>-0.00000509300491263742</text:p>
              </table:table-cell>
              <table:table-cell office:value-type="float" office:value="-0.0000107209862232893">
                <text:p>-0.0000107209862232893</text:p>
              </table:table-cell>
              <table:table-cell office:value-type="float" office:value="0.00000767230147796782">
                <text:p>0.00000767230147796782</text:p>
              </table:table-cell>
              <table:table-cell office:value-type="float" office:value="0.000000141010256471397">
                <text:p>0.000000141010256471397</text:p>
              </table:table-cell>
              <table:table-cell office:value-type="float" office:value="0.00000265080674505258">
                <text:p>0.00000265080674505258</text:p>
              </table:table-cell>
              <table:table-cell office:value-type="float" office:value="-0.0000100136512850013">
                <text:p>-0.0000100136512850013</text:p>
              </table:table-cell>
              <table:table-cell office:value-type="float" office:value="-0.00000547801503519851">
                <text:p>-0.00000547801503519851</text:p>
              </table:table-cell>
              <table:table-cell office:value-type="float" office:value="0.0000243324495027286">
                <text:p>0.0000243324495027286</text:p>
              </table:table-cell>
              <table:table-cell office:value-type="float" office:value="-0.0000105333212038761">
                <text:p>-0.0000105333212038761</text:p>
              </table:table-cell>
              <table:table-cell office:value-type="float" office:value="0.000123995261272269">
                <text:p>0.000123995261272269</text:p>
              </table:table-cell>
              <table:table-cell office:value-type="float" office:value="-0.00012943820418071">
                <text:p>-0.00012943820418071</text:p>
              </table:table-cell>
              <table:table-cell office:value-type="float" office:value="0.0000183945026845933">
                <text:p>0.0000183945026845933</text:p>
              </table:table-cell>
              <table:table-cell office:value-type="float" office:value="-0.00000885772828357334">
                <text:p>-0.00000885772828357334</text:p>
              </table:table-cell>
              <table:table-cell office:value-type="float" office:value="0.0000072610467817813">
                <text:p>0.0000072610467817813</text:p>
              </table:table-cell>
              <table:table-cell office:value-type="float" office:value="-0.0000255892579319461">
                <text:p>-0.0000255892579319461</text:p>
              </table:table-cell>
              <table:table-cell office:value-type="float" office:value="0.0000362525676951275">
                <text:p>0.0000362525676951275</text:p>
              </table:table-cell>
              <table:table-cell office:value-type="float" office:value="-0.0000201102462754621">
                <text:p>-0.0000201102462754621</text:p>
              </table:table-cell>
              <table:table-cell office:value-type="float" office:value="0.000115233327959041">
                <text:p>0.000115233327959041</text:p>
              </table:table-cell>
              <table:table-cell office:value-type="float" office:value="-0.000132406618311598">
                <text:p>-0.000132406618311598</text:p>
              </table:table-cell>
              <table:table-cell office:value-type="float" office:value="0.0000206117984852261">
                <text:p>0.0000206117984852261</text:p>
              </table:table-cell>
              <table:table-cell office:value-type="float" office:value="-0.0000106864396692274">
                <text:p>-0.0000106864396692274</text:p>
              </table:table-cell>
              <table:table-cell office:value-type="float" office:value="0.00000116931345112148">
                <text:p>0.00000116931345112148</text:p>
              </table:table-cell>
              <table:table-cell office:value-type="float" office:value="-0.0000104920449803814">
                <text:p>-0.0000104920449803814</text:p>
              </table:table-cell>
              <table:table-cell office:value-type="float" office:value="0.0000185036515610859">
                <text:p>0.0000185036515610859</text:p>
              </table:table-cell>
              <table:table-cell office:value-type="float" office:value="0.00000151638338724558">
                <text:p>0.00000151638338724558</text:p>
              </table:table-cell>
              <table:table-cell office:value-type="float" office:value="-0.00000995604297943098">
                <text:p>-0.00000995604297943098</text:p>
              </table:table-cell>
              <table:table-cell office:value-type="float" office:value="-0.00000165469942542407">
                <text:p>-0.00000165469942542407</text:p>
              </table:table-cell>
              <table:table-cell office:value-type="float" office:value="-0.0000100725438025862">
                <text:p>-0.0000100725438025862</text:p>
              </table:table-cell>
              <table:table-cell office:value-type="float" office:value="0.0000281026737217749">
                <text:p>0.0000281026737217749</text:p>
              </table:table-cell>
              <table:table-cell office:value-type="float" office:value="-0.00000941214261318546">
                <text:p>-0.00000941214261318546</text:p>
              </table:table-cell>
              <table:table-cell office:value-type="float" office:value="-0.0000161521160417233">
                <text:p>-0.0000161521160417233</text:p>
              </table:table-cell>
              <table:table-cell office:value-type="float" office:value="0.00011637213875737">
                <text:p>0.00011637213875737</text:p>
              </table:table-cell>
              <table:table-cell office:value-type="float" office:value="-0.000101538917772537">
                <text:p>-0.000101538917772537</text:p>
              </table:table-cell>
              <table:table-cell office:value-type="float" office:value="-0.0000148010265554888">
                <text:p>-0.0000148010265554888</text:p>
              </table:table-cell>
              <table:table-cell office:value-type="float" office:value="0.00012519989395221">
                <text:p>0.00012519989395221</text:p>
              </table:table-cell>
              <table:table-cell office:value-type="float" office:value="-0.000107076387499294">
                <text:p>-0.000107076387499294</text:p>
              </table:table-cell>
              <table:table-cell office:value-type="float" office:value="-0.0000209306306050427">
                <text:p>-0.0000209306306050427</text:p>
              </table:table-cell>
              <table:table-cell office:value-type="float" office:value="0.000029283058088081">
                <text:p>0.000029283058088081</text:p>
              </table:table-cell>
              <table:table-cell office:value-type="float" office:value="-0.00001729578810028">
                <text:p>-0.00001729578810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